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A2]+[.B2]" office:value-type="float" office:value="2" calcext:value-type="float">
            <text:p>2</text:p>
          </table:table-cell>
          <table:table-cell table:formula="of:=[.B2]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A3]+[.B3]" office:value-type="float" office:value="3" calcext:value-type="float">
            <text:p>3</text:p>
          </table:table-cell>
          <table:table-cell table:formula="of:=[.B3]+[.C3]" office:value-type="float" office:value="3" calcext:value-type="float">
            <text:p>3</text:p>
          </table:table-cell>
          <table:table-cell table:formula="of:=[.C3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A4]+[.B4]" office:value-type="float" office:value="4" calcext:value-type="float">
            <text:p>4</text:p>
          </table:table-cell>
          <table:table-cell table:formula="of:=[.B4]+[.C4]" office:value-type="float" office:value="6" calcext:value-type="float">
            <text:p>6</text:p>
          </table:table-cell>
          <table:table-cell table:formula="of:=[.C4]+[.D4]" office:value-type="float" office:value="4" calcext:value-type="float">
            <text:p>4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A5]+[.B5]" office:value-type="float" office:value="5" calcext:value-type="float">
            <text:p>5</text:p>
          </table:table-cell>
          <table:table-cell table:formula="of:=[.B5]+[.C5]" office:value-type="float" office:value="10" calcext:value-type="float">
            <text:p>10</text:p>
          </table:table-cell>
          <table:table-cell table:formula="of:=[.C5]+[.D5]" office:value-type="float" office:value="10" calcext:value-type="float">
            <text:p>10</text:p>
          </table:table-cell>
          <table:table-cell table:formula="of:=[.D5]+[.E5]" office:value-type="float" office:value="5" calcext:value-type="float">
            <text:p>5</text:p>
          </table:table-cell>
          <table:table-cell table:formula="of:=[.E5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A6]+[.B6]" office:value-type="float" office:value="6" calcext:value-type="float">
            <text:p>6</text:p>
          </table:table-cell>
          <table:table-cell table:formula="of:=[.B6]+[.C6]" office:value-type="float" office:value="15" calcext:value-type="float">
            <text:p>15</text:p>
          </table:table-cell>
          <table:table-cell table:formula="of:=[.C6]+[.D6]" office:value-type="float" office:value="20" calcext:value-type="float">
            <text:p>20</text:p>
          </table:table-cell>
          <table:table-cell table:formula="of:=[.D6]+[.E6]" office:value-type="float" office:value="15" calcext:value-type="float">
            <text:p>15</text:p>
          </table:table-cell>
          <table:table-cell table:formula="of:=[.E6]+[.F6]" office:value-type="float" office:value="6" calcext:value-type="float">
            <text:p>6</text:p>
          </table:table-cell>
          <table:table-cell table:formula="of:=[.F6]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formula="of:=[.A7]" office:value-type="float" office:value="1" calcext:value-type="float">
            <text:p>1</text:p>
          </table:table-cell>
          <table:table-cell table:formula="of:=[.A7]+[.B7]" office:value-type="float" office:value="7" calcext:value-type="float">
            <text:p>7</text:p>
          </table:table-cell>
          <table:table-cell table:formula="of:=[.B7]+[.C7]" office:value-type="float" office:value="21" calcext:value-type="float">
            <text:p>21</text:p>
          </table:table-cell>
          <table:table-cell table:formula="of:=[.C7]+[.D7]" office:value-type="float" office:value="35" calcext:value-type="float">
            <text:p>35</text:p>
          </table:table-cell>
          <table:table-cell table:formula="of:=[.D7]+[.E7]" office:value-type="float" office:value="35" calcext:value-type="float">
            <text:p>35</text:p>
          </table:table-cell>
          <table:table-cell table:formula="of:=[.E7]+[.F7]" office:value-type="float" office:value="21" calcext:value-type="float">
            <text:p>21</text:p>
          </table:table-cell>
          <table:table-cell table:formula="of:=[.F7]+[.G7]" office:value-type="float" office:value="7" calcext:value-type="float">
            <text:p>7</text:p>
          </table:table-cell>
          <table:table-cell table:formula="of:=[.G7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formula="of:=[.A8]+[.B8]" office:value-type="float" office:value="8" calcext:value-type="float">
            <text:p>8</text:p>
          </table:table-cell>
          <table:table-cell table:formula="of:=[.B8]+[.C8]" office:value-type="float" office:value="28" calcext:value-type="float">
            <text:p>28</text:p>
          </table:table-cell>
          <table:table-cell table:formula="of:=[.C8]+[.D8]" office:value-type="float" office:value="56" calcext:value-type="float">
            <text:p>56</text:p>
          </table:table-cell>
          <table:table-cell table:formula="of:=[.D8]+[.E8]" office:value-type="float" office:value="70" calcext:value-type="float">
            <text:p>70</text:p>
          </table:table-cell>
          <table:table-cell table:formula="of:=[.E8]+[.F8]" office:value-type="float" office:value="56" calcext:value-type="float">
            <text:p>56</text:p>
          </table:table-cell>
          <table:table-cell table:formula="of:=[.F8]+[.G8]" office:value-type="float" office:value="28" calcext:value-type="float">
            <text:p>28</text:p>
          </table:table-cell>
          <table:table-cell table:formula="of:=[.G8]+[.H8]" office:value-type="float" office:value="8" calcext:value-type="float">
            <text:p>8</text:p>
          </table:table-cell>
          <table:table-cell table:formula="of:=[.H8]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formula="of:=[.A9]" office:value-type="float" office:value="1" calcext:value-type="float">
            <text:p>1</text:p>
          </table:table-cell>
          <table:table-cell table:formula="of:=[.A9]+[.B9]" office:value-type="float" office:value="9" calcext:value-type="float">
            <text:p>9</text:p>
          </table:table-cell>
          <table:table-cell table:formula="of:=[.B9]+[.C9]" office:value-type="float" office:value="36" calcext:value-type="float">
            <text:p>36</text:p>
          </table:table-cell>
          <table:table-cell table:formula="of:=[.C9]+[.D9]" office:value-type="float" office:value="84" calcext:value-type="float">
            <text:p>84</text:p>
          </table:table-cell>
          <table:table-cell table:formula="of:=[.D9]+[.E9]" office:value-type="float" office:value="126" calcext:value-type="float">
            <text:p>126</text:p>
          </table:table-cell>
          <table:table-cell table:formula="of:=[.E9]+[.F9]" office:value-type="float" office:value="126" calcext:value-type="float">
            <text:p>126</text:p>
          </table:table-cell>
          <table:table-cell table:formula="of:=[.F9]+[.G9]" office:value-type="float" office:value="84" calcext:value-type="float">
            <text:p>84</text:p>
          </table:table-cell>
          <table:table-cell table:formula="of:=[.G9]+[.H9]" office:value-type="float" office:value="36" calcext:value-type="float">
            <text:p>36</text:p>
          </table:table-cell>
          <table:table-cell table:formula="of:=[.H9]+[.I9]" office:value-type="float" office:value="9" calcext:value-type="float">
            <text:p>9</text:p>
          </table:table-cell>
          <table:table-cell table:formula="of:=[.I9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formula="of:=[.A10]+[.B10]" office:value-type="float" office:value="10" calcext:value-type="float">
            <text:p>10</text:p>
          </table:table-cell>
          <table:table-cell table:formula="of:=[.B10]+[.C10]" office:value-type="float" office:value="45" calcext:value-type="float">
            <text:p>45</text:p>
          </table:table-cell>
          <table:table-cell table:formula="of:=[.C10]+[.D10]" office:value-type="float" office:value="120" calcext:value-type="float">
            <text:p>120</text:p>
          </table:table-cell>
          <table:table-cell table:formula="of:=[.D10]+[.E10]" office:value-type="float" office:value="210" calcext:value-type="float">
            <text:p>210</text:p>
          </table:table-cell>
          <table:table-cell table:formula="of:=[.E10]+[.F10]" office:value-type="float" office:value="252" calcext:value-type="float">
            <text:p>252</text:p>
          </table:table-cell>
          <table:table-cell table:formula="of:=[.F10]+[.G10]" office:value-type="float" office:value="210" calcext:value-type="float">
            <text:p>210</text:p>
          </table:table-cell>
          <table:table-cell table:formula="of:=[.G10]+[.H10]" office:value-type="float" office:value="120" calcext:value-type="float">
            <text:p>120</text:p>
          </table:table-cell>
          <table:table-cell table:formula="of:=[.H10]+[.I10]" office:value-type="float" office:value="45" calcext:value-type="float">
            <text:p>45</text:p>
          </table:table-cell>
          <table:table-cell table:formula="of:=[.I10]+[.J10]" office:value-type="float" office:value="10" calcext:value-type="float">
            <text:p>10</text:p>
          </table:table-cell>
          <table:table-cell table:formula="of:=[.J10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formula="of:=[.A11]+[.B11]" office:value-type="float" office:value="11" calcext:value-type="float">
            <text:p>11</text:p>
          </table:table-cell>
          <table:table-cell table:formula="of:=[.B11]+[.C11]" office:value-type="float" office:value="55" calcext:value-type="float">
            <text:p>55</text:p>
          </table:table-cell>
          <table:table-cell table:formula="of:=[.C11]+[.D11]" office:value-type="float" office:value="165" calcext:value-type="float">
            <text:p>165</text:p>
          </table:table-cell>
          <table:table-cell table:formula="of:=[.D11]+[.E11]" office:value-type="float" office:value="330" calcext:value-type="float">
            <text:p>330</text:p>
          </table:table-cell>
          <table:table-cell table:formula="of:=[.E11]+[.F11]" office:value-type="float" office:value="462" calcext:value-type="float">
            <text:p>462</text:p>
          </table:table-cell>
          <table:table-cell table:formula="of:=[.F11]+[.G11]" office:value-type="float" office:value="462" calcext:value-type="float">
            <text:p>462</text:p>
          </table:table-cell>
          <table:table-cell table:formula="of:=[.G11]+[.H11]" office:value-type="float" office:value="330" calcext:value-type="float">
            <text:p>330</text:p>
          </table:table-cell>
          <table:table-cell table:formula="of:=[.H11]+[.I11]" office:value-type="float" office:value="165" calcext:value-type="float">
            <text:p>165</text:p>
          </table:table-cell>
          <table:table-cell table:formula="of:=[.I11]+[.J11]" office:value-type="float" office:value="55" calcext:value-type="float">
            <text:p>55</text:p>
          </table:table-cell>
          <table:table-cell table:formula="of:=[.J11]+[.K11]" office:value-type="float" office:value="11" calcext:value-type="float">
            <text:p>11</text:p>
          </table:table-cell>
          <table:table-cell table:formula="of:=[.K11]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formula="of:=[.A12]" office:value-type="float" office:value="1" calcext:value-type="float">
            <text:p>1</text:p>
          </table:table-cell>
          <table:table-cell table:formula="of:=[.A12]+[.B12]" office:value-type="float" office:value="12" calcext:value-type="float">
            <text:p>12</text:p>
          </table:table-cell>
          <table:table-cell table:formula="of:=[.B12]+[.C12]" office:value-type="float" office:value="66" calcext:value-type="float">
            <text:p>66</text:p>
          </table:table-cell>
          <table:table-cell table:formula="of:=[.C12]+[.D12]" office:value-type="float" office:value="220" calcext:value-type="float">
            <text:p>220</text:p>
          </table:table-cell>
          <table:table-cell table:formula="of:=[.D12]+[.E12]" office:value-type="float" office:value="495" calcext:value-type="float">
            <text:p>495</text:p>
          </table:table-cell>
          <table:table-cell table:formula="of:=[.E12]+[.F12]" office:value-type="float" office:value="792" calcext:value-type="float">
            <text:p>792</text:p>
          </table:table-cell>
          <table:table-cell table:formula="of:=[.F12]+[.G12]" office:value-type="float" office:value="924" calcext:value-type="float">
            <text:p>924</text:p>
          </table:table-cell>
          <table:table-cell table:formula="of:=[.G12]+[.H12]" office:value-type="float" office:value="792" calcext:value-type="float">
            <text:p>792</text:p>
          </table:table-cell>
          <table:table-cell table:formula="of:=[.H12]+[.I12]" office:value-type="float" office:value="495" calcext:value-type="float">
            <text:p>495</text:p>
          </table:table-cell>
          <table:table-cell table:formula="of:=[.I12]+[.J12]" office:value-type="float" office:value="220" calcext:value-type="float">
            <text:p>220</text:p>
          </table:table-cell>
          <table:table-cell table:formula="of:=[.J12]+[.K12]" office:value-type="float" office:value="66" calcext:value-type="float">
            <text:p>66</text:p>
          </table:table-cell>
          <table:table-cell table:formula="of:=[.K12]+[.L12]" office:value-type="float" office:value="12" calcext:value-type="float">
            <text:p>12</text:p>
          </table:table-cell>
          <table:table-cell table:formula="of:=[.L12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formula="of:=[.A13]+[.B13]" office:value-type="float" office:value="13" calcext:value-type="float">
            <text:p>13</text:p>
          </table:table-cell>
          <table:table-cell table:formula="of:=[.B13]+[.C13]" office:value-type="float" office:value="78" calcext:value-type="float">
            <text:p>78</text:p>
          </table:table-cell>
          <table:table-cell table:formula="of:=[.C13]+[.D13]" office:value-type="float" office:value="286" calcext:value-type="float">
            <text:p>286</text:p>
          </table:table-cell>
          <table:table-cell table:formula="of:=[.D13]+[.E13]" office:value-type="float" office:value="715" calcext:value-type="float">
            <text:p>715</text:p>
          </table:table-cell>
          <table:table-cell table:formula="of:=[.E13]+[.F13]" office:value-type="float" office:value="1287" calcext:value-type="float">
            <text:p>1287</text:p>
          </table:table-cell>
          <table:table-cell table:formula="of:=[.F13]+[.G13]" office:value-type="float" office:value="1716" calcext:value-type="float">
            <text:p>1716</text:p>
          </table:table-cell>
          <table:table-cell table:formula="of:=[.G13]+[.H13]" office:value-type="float" office:value="1716" calcext:value-type="float">
            <text:p>1716</text:p>
          </table:table-cell>
          <table:table-cell table:formula="of:=[.H13]+[.I13]" office:value-type="float" office:value="1287" calcext:value-type="float">
            <text:p>1287</text:p>
          </table:table-cell>
          <table:table-cell table:formula="of:=[.I13]+[.J13]" office:value-type="float" office:value="715" calcext:value-type="float">
            <text:p>715</text:p>
          </table:table-cell>
          <table:table-cell table:formula="of:=[.J13]+[.K13]" office:value-type="float" office:value="286" calcext:value-type="float">
            <text:p>286</text:p>
          </table:table-cell>
          <table:table-cell table:formula="of:=[.K13]+[.L13]" office:value-type="float" office:value="78" calcext:value-type="float">
            <text:p>78</text:p>
          </table:table-cell>
          <table:table-cell table:formula="of:=[.L13]+[.M13]" office:value-type="float" office:value="13" calcext:value-type="float">
            <text:p>13</text:p>
          </table:table-cell>
          <table:table-cell table:formula="of:=[.M13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formula="of:=[.A14]+[.B14]" office:value-type="float" office:value="14" calcext:value-type="float">
            <text:p>14</text:p>
          </table:table-cell>
          <table:table-cell table:formula="of:=[.B14]+[.C14]" office:value-type="float" office:value="91" calcext:value-type="float">
            <text:p>91</text:p>
          </table:table-cell>
          <table:table-cell table:formula="of:=[.C14]+[.D14]" office:value-type="float" office:value="364" calcext:value-type="float">
            <text:p>364</text:p>
          </table:table-cell>
          <table:table-cell table:formula="of:=[.D14]+[.E14]" office:value-type="float" office:value="1001" calcext:value-type="float">
            <text:p>1001</text:p>
          </table:table-cell>
          <table:table-cell table:formula="of:=[.E14]+[.F14]" office:value-type="float" office:value="2002" calcext:value-type="float">
            <text:p>2002</text:p>
          </table:table-cell>
          <table:table-cell table:formula="of:=[.F14]+[.G14]" office:value-type="float" office:value="3003" calcext:value-type="float">
            <text:p>3003</text:p>
          </table:table-cell>
          <table:table-cell table:formula="of:=[.G14]+[.H14]" office:value-type="float" office:value="3432" calcext:value-type="float">
            <text:p>3432</text:p>
          </table:table-cell>
          <table:table-cell table:formula="of:=[.H14]+[.I14]" office:value-type="float" office:value="3003" calcext:value-type="float">
            <text:p>3003</text:p>
          </table:table-cell>
          <table:table-cell table:formula="of:=[.I14]+[.J14]" office:value-type="float" office:value="2002" calcext:value-type="float">
            <text:p>2002</text:p>
          </table:table-cell>
          <table:table-cell table:formula="of:=[.J14]+[.K14]" office:value-type="float" office:value="1001" calcext:value-type="float">
            <text:p>1001</text:p>
          </table:table-cell>
          <table:table-cell table:formula="of:=[.K14]+[.L14]" office:value-type="float" office:value="364" calcext:value-type="float">
            <text:p>364</text:p>
          </table:table-cell>
          <table:table-cell table:formula="of:=[.L14]+[.M14]" office:value-type="float" office:value="91" calcext:value-type="float">
            <text:p>91</text:p>
          </table:table-cell>
          <table:table-cell table:formula="of:=[.M14]+[.N14]" office:value-type="float" office:value="14" calcext:value-type="float">
            <text:p>14</text:p>
          </table:table-cell>
          <table:table-cell table:formula="of:=[.N14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formula="of:=[.A15]" office:value-type="float" office:value="1" calcext:value-type="float">
            <text:p>1</text:p>
          </table:table-cell>
          <table:table-cell table:formula="of:=[.A15]+[.B15]" office:value-type="float" office:value="15" calcext:value-type="float">
            <text:p>15</text:p>
          </table:table-cell>
          <table:table-cell table:formula="of:=[.B15]+[.C15]" office:value-type="float" office:value="105" calcext:value-type="float">
            <text:p>105</text:p>
          </table:table-cell>
          <table:table-cell table:formula="of:=[.C15]+[.D15]" office:value-type="float" office:value="455" calcext:value-type="float">
            <text:p>455</text:p>
          </table:table-cell>
          <table:table-cell table:formula="of:=[.D15]+[.E15]" office:value-type="float" office:value="1365" calcext:value-type="float">
            <text:p>1365</text:p>
          </table:table-cell>
          <table:table-cell table:formula="of:=[.E15]+[.F15]" office:value-type="float" office:value="3003" calcext:value-type="float">
            <text:p>3003</text:p>
          </table:table-cell>
          <table:table-cell table:formula="of:=[.F15]+[.G15]" office:value-type="float" office:value="5005" calcext:value-type="float">
            <text:p>5005</text:p>
          </table:table-cell>
          <table:table-cell table:formula="of:=[.G15]+[.H15]" office:value-type="float" office:value="6435" calcext:value-type="float">
            <text:p>6435</text:p>
          </table:table-cell>
          <table:table-cell table:formula="of:=[.H15]+[.I15]" office:value-type="float" office:value="6435" calcext:value-type="float">
            <text:p>6435</text:p>
          </table:table-cell>
          <table:table-cell table:formula="of:=[.I15]+[.J15]" office:value-type="float" office:value="5005" calcext:value-type="float">
            <text:p>5005</text:p>
          </table:table-cell>
          <table:table-cell table:formula="of:=[.J15]+[.K15]" office:value-type="float" office:value="3003" calcext:value-type="float">
            <text:p>3003</text:p>
          </table:table-cell>
          <table:table-cell table:formula="of:=[.K15]+[.L15]" office:value-type="float" office:value="1365" calcext:value-type="float">
            <text:p>1365</text:p>
          </table:table-cell>
          <table:table-cell table:formula="of:=[.L15]+[.M15]" office:value-type="float" office:value="455" calcext:value-type="float">
            <text:p>455</text:p>
          </table:table-cell>
          <table:table-cell table:formula="of:=[.M15]+[.N15]" office:value-type="float" office:value="105" calcext:value-type="float">
            <text:p>105</text:p>
          </table:table-cell>
          <table:table-cell table:formula="of:=[.N15]+[.O15]" office:value-type="float" office:value="15" calcext:value-type="float">
            <text:p>15</text:p>
          </table:table-cell>
          <table:table-cell table:formula="of:=[.O15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16]" office:value-type="float" office:value="1" calcext:value-type="float">
            <text:p>1</text:p>
          </table:table-cell>
          <table:table-cell table:formula="of:=[.A16]+[.B16]" office:value-type="float" office:value="16" calcext:value-type="float">
            <text:p>16</text:p>
          </table:table-cell>
          <table:table-cell table:formula="of:=[.B16]+[.C16]" office:value-type="float" office:value="120" calcext:value-type="float">
            <text:p>120</text:p>
          </table:table-cell>
          <table:table-cell table:formula="of:=[.C16]+[.D16]" office:value-type="float" office:value="560" calcext:value-type="float">
            <text:p>560</text:p>
          </table:table-cell>
          <table:table-cell table:formula="of:=[.D16]+[.E16]" office:value-type="float" office:value="1820" calcext:value-type="float">
            <text:p>1820</text:p>
          </table:table-cell>
          <table:table-cell table:formula="of:=[.E16]+[.F16]" office:value-type="float" office:value="4368" calcext:value-type="float">
            <text:p>4368</text:p>
          </table:table-cell>
          <table:table-cell table:formula="of:=[.F16]+[.G16]" office:value-type="float" office:value="8008" calcext:value-type="float">
            <text:p>8008</text:p>
          </table:table-cell>
          <table:table-cell table:formula="of:=[.G16]+[.H16]" office:value-type="float" office:value="11440" calcext:value-type="float">
            <text:p>11440</text:p>
          </table:table-cell>
          <table:table-cell table:formula="of:=[.H16]+[.I16]" office:value-type="float" office:value="12870" calcext:value-type="float">
            <text:p>12870</text:p>
          </table:table-cell>
          <table:table-cell table:formula="of:=[.I16]+[.J16]" office:value-type="float" office:value="11440" calcext:value-type="float">
            <text:p>11440</text:p>
          </table:table-cell>
          <table:table-cell table:formula="of:=[.J16]+[.K16]" office:value-type="float" office:value="8008" calcext:value-type="float">
            <text:p>8008</text:p>
          </table:table-cell>
          <table:table-cell table:formula="of:=[.K16]+[.L16]" office:value-type="float" office:value="4368" calcext:value-type="float">
            <text:p>4368</text:p>
          </table:table-cell>
          <table:table-cell table:formula="of:=[.L16]+[.M16]" office:value-type="float" office:value="1820" calcext:value-type="float">
            <text:p>1820</text:p>
          </table:table-cell>
          <table:table-cell table:formula="of:=[.M16]+[.N16]" office:value-type="float" office:value="560" calcext:value-type="float">
            <text:p>560</text:p>
          </table:table-cell>
          <table:table-cell table:formula="of:=[.N16]+[.O16]" office:value-type="float" office:value="120" calcext:value-type="float">
            <text:p>120</text:p>
          </table:table-cell>
          <table:table-cell table:formula="of:=[.O16]+[.P16]" office:value-type="float" office:value="16" calcext:value-type="float">
            <text:p>16</text:p>
          </table:table-cell>
          <table:table-cell table:formula="of:=[.P16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formula="of:=[.A17]" office:value-type="float" office:value="1" calcext:value-type="float">
            <text:p>1</text:p>
          </table:table-cell>
          <table:table-cell table:formula="of:=[.A17]+[.B17]" office:value-type="float" office:value="17" calcext:value-type="float">
            <text:p>17</text:p>
          </table:table-cell>
          <table:table-cell table:formula="of:=[.B17]+[.C17]" office:value-type="float" office:value="136" calcext:value-type="float">
            <text:p>136</text:p>
          </table:table-cell>
          <table:table-cell table:formula="of:=[.C17]+[.D17]" office:value-type="float" office:value="680" calcext:value-type="float">
            <text:p>680</text:p>
          </table:table-cell>
          <table:table-cell table:formula="of:=[.D17]+[.E17]" office:value-type="float" office:value="2380" calcext:value-type="float">
            <text:p>2380</text:p>
          </table:table-cell>
          <table:table-cell table:formula="of:=[.E17]+[.F17]" office:value-type="float" office:value="6188" calcext:value-type="float">
            <text:p>6188</text:p>
          </table:table-cell>
          <table:table-cell table:formula="of:=[.F17]+[.G17]" office:value-type="float" office:value="12376" calcext:value-type="float">
            <text:p>12376</text:p>
          </table:table-cell>
          <table:table-cell table:formula="of:=[.G17]+[.H17]" office:value-type="float" office:value="19448" calcext:value-type="float">
            <text:p>19448</text:p>
          </table:table-cell>
          <table:table-cell table:formula="of:=[.H17]+[.I17]" office:value-type="float" office:value="24310" calcext:value-type="float">
            <text:p>24310</text:p>
          </table:table-cell>
          <table:table-cell table:formula="of:=[.I17]+[.J17]" office:value-type="float" office:value="24310" calcext:value-type="float">
            <text:p>24310</text:p>
          </table:table-cell>
          <table:table-cell table:formula="of:=[.J17]+[.K17]" office:value-type="float" office:value="19448" calcext:value-type="float">
            <text:p>19448</text:p>
          </table:table-cell>
          <table:table-cell table:formula="of:=[.K17]+[.L17]" office:value-type="float" office:value="12376" calcext:value-type="float">
            <text:p>12376</text:p>
          </table:table-cell>
          <table:table-cell table:formula="of:=[.L17]+[.M17]" office:value-type="float" office:value="6188" calcext:value-type="float">
            <text:p>6188</text:p>
          </table:table-cell>
          <table:table-cell table:formula="of:=[.M17]+[.N17]" office:value-type="float" office:value="2380" calcext:value-type="float">
            <text:p>2380</text:p>
          </table:table-cell>
          <table:table-cell table:formula="of:=[.N17]+[.O17]" office:value-type="float" office:value="680" calcext:value-type="float">
            <text:p>680</text:p>
          </table:table-cell>
          <table:table-cell table:formula="of:=[.O17]+[.P17]" office:value-type="float" office:value="136" calcext:value-type="float">
            <text:p>136</text:p>
          </table:table-cell>
          <table:table-cell table:formula="of:=[.P17]+[.Q17]" office:value-type="float" office:value="17" calcext:value-type="float">
            <text:p>17</text:p>
          </table:table-cell>
          <table:table-cell table:formula="of:=[.Q17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18]" office:value-type="float" office:value="1" calcext:value-type="float">
            <text:p>1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B18]+[.C18]" office:value-type="float" office:value="153" calcext:value-type="float">
            <text:p>153</text:p>
          </table:table-cell>
          <table:table-cell table:formula="of:=[.C18]+[.D18]" office:value-type="float" office:value="816" calcext:value-type="float">
            <text:p>816</text:p>
          </table:table-cell>
          <table:table-cell table:formula="of:=[.D18]+[.E18]" office:value-type="float" office:value="3060" calcext:value-type="float">
            <text:p>3060</text:p>
          </table:table-cell>
          <table:table-cell table:formula="of:=[.E18]+[.F18]" office:value-type="float" office:value="8568" calcext:value-type="float">
            <text:p>8568</text:p>
          </table:table-cell>
          <table:table-cell table:formula="of:=[.F18]+[.G18]" office:value-type="float" office:value="18564" calcext:value-type="float">
            <text:p>18564</text:p>
          </table:table-cell>
          <table:table-cell table:formula="of:=[.G18]+[.H18]" office:value-type="float" office:value="31824" calcext:value-type="float">
            <text:p>31824</text:p>
          </table:table-cell>
          <table:table-cell table:formula="of:=[.H18]+[.I18]" office:value-type="float" office:value="43758" calcext:value-type="float">
            <text:p>43758</text:p>
          </table:table-cell>
          <table:table-cell table:formula="of:=[.I18]+[.J18]" office:value-type="float" office:value="48620" calcext:value-type="float">
            <text:p>48620</text:p>
          </table:table-cell>
          <table:table-cell table:formula="of:=[.J18]+[.K18]" office:value-type="float" office:value="43758" calcext:value-type="float">
            <text:p>43758</text:p>
          </table:table-cell>
          <table:table-cell table:formula="of:=[.K18]+[.L18]" office:value-type="float" office:value="31824" calcext:value-type="float">
            <text:p>31824</text:p>
          </table:table-cell>
          <table:table-cell table:formula="of:=[.L18]+[.M18]" office:value-type="float" office:value="18564" calcext:value-type="float">
            <text:p>18564</text:p>
          </table:table-cell>
          <table:table-cell table:formula="of:=[.M18]+[.N18]" office:value-type="float" office:value="8568" calcext:value-type="float">
            <text:p>8568</text:p>
          </table:table-cell>
          <table:table-cell table:formula="of:=[.N18]+[.O18]" office:value-type="float" office:value="3060" calcext:value-type="float">
            <text:p>3060</text:p>
          </table:table-cell>
          <table:table-cell table:formula="of:=[.O18]+[.P18]" office:value-type="float" office:value="816" calcext:value-type="float">
            <text:p>816</text:p>
          </table:table-cell>
          <table:table-cell table:formula="of:=[.P18]+[.Q18]" office:value-type="float" office:value="153" calcext:value-type="float">
            <text:p>153</text:p>
          </table:table-cell>
          <table:table-cell table:formula="of:=[.Q18]+[.R18]" office:value-type="float" office:value="18" calcext:value-type="float">
            <text:p>18</text:p>
          </table:table-cell>
          <table:table-cell table:formula="of:=[.R18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formula="of:=[.A19]" office:value-type="float" office:value="1" calcext:value-type="float">
            <text:p>1</text:p>
          </table:table-cell>
          <table:table-cell table:formula="of:=[.A19]+[.B19]" office:value-type="float" office:value="19" calcext:value-type="float">
            <text:p>19</text:p>
          </table:table-cell>
          <table:table-cell table:formula="of:=[.B19]+[.C19]" office:value-type="float" office:value="171" calcext:value-type="float">
            <text:p>171</text:p>
          </table:table-cell>
          <table:table-cell table:formula="of:=[.C19]+[.D19]" office:value-type="float" office:value="969" calcext:value-type="float">
            <text:p>969</text:p>
          </table:table-cell>
          <table:table-cell table:formula="of:=[.D19]+[.E19]" office:value-type="float" office:value="3876" calcext:value-type="float">
            <text:p>3876</text:p>
          </table:table-cell>
          <table:table-cell table:formula="of:=[.E19]+[.F19]" office:value-type="float" office:value="11628" calcext:value-type="float">
            <text:p>11628</text:p>
          </table:table-cell>
          <table:table-cell table:formula="of:=[.F19]+[.G19]" office:value-type="float" office:value="27132" calcext:value-type="float">
            <text:p>27132</text:p>
          </table:table-cell>
          <table:table-cell table:formula="of:=[.G19]+[.H19]" office:value-type="float" office:value="50388" calcext:value-type="float">
            <text:p>50388</text:p>
          </table:table-cell>
          <table:table-cell table:formula="of:=[.H19]+[.I19]" office:value-type="float" office:value="75582" calcext:value-type="float">
            <text:p>75582</text:p>
          </table:table-cell>
          <table:table-cell table:formula="of:=[.I19]+[.J19]" office:value-type="float" office:value="92378" calcext:value-type="float">
            <text:p>92378</text:p>
          </table:table-cell>
          <table:table-cell table:formula="of:=[.J19]+[.K19]" office:value-type="float" office:value="92378" calcext:value-type="float">
            <text:p>92378</text:p>
          </table:table-cell>
          <table:table-cell table:formula="of:=[.K19]+[.L19]" office:value-type="float" office:value="75582" calcext:value-type="float">
            <text:p>75582</text:p>
          </table:table-cell>
          <table:table-cell table:formula="of:=[.L19]+[.M19]" office:value-type="float" office:value="50388" calcext:value-type="float">
            <text:p>50388</text:p>
          </table:table-cell>
          <table:table-cell table:formula="of:=[.M19]+[.N19]" office:value-type="float" office:value="27132" calcext:value-type="float">
            <text:p>27132</text:p>
          </table:table-cell>
          <table:table-cell table:formula="of:=[.N19]+[.O19]" office:value-type="float" office:value="11628" calcext:value-type="float">
            <text:p>11628</text:p>
          </table:table-cell>
          <table:table-cell table:formula="of:=[.O19]+[.P19]" office:value-type="float" office:value="3876" calcext:value-type="float">
            <text:p>3876</text:p>
          </table:table-cell>
          <table:table-cell table:formula="of:=[.P19]+[.Q19]" office:value-type="float" office:value="969" calcext:value-type="float">
            <text:p>969</text:p>
          </table:table-cell>
          <table:table-cell table:formula="of:=[.Q19]+[.R19]" office:value-type="float" office:value="171" calcext:value-type="float">
            <text:p>171</text:p>
          </table:table-cell>
          <table:table-cell table:formula="of:=[.R19]+[.S19]" office:value-type="float" office:value="19" calcext:value-type="float">
            <text:p>19</text:p>
          </table:table-cell>
          <table:table-cell table:formula="of:=[.S19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[.A20]" office:value-type="float" office:value="1" calcext:value-type="float">
            <text:p>1</text:p>
          </table:table-cell>
          <table:table-cell table:formula="of:=[.A20]+[.B20]" office:value-type="float" office:value="20" calcext:value-type="float">
            <text:p>20</text:p>
          </table:table-cell>
          <table:table-cell table:formula="of:=[.B20]+[.C20]" office:value-type="float" office:value="190" calcext:value-type="float">
            <text:p>190</text:p>
          </table:table-cell>
          <table:table-cell table:formula="of:=[.C20]+[.D20]" office:value-type="float" office:value="1140" calcext:value-type="float">
            <text:p>1140</text:p>
          </table:table-cell>
          <table:table-cell table:formula="of:=[.D20]+[.E20]" office:value-type="float" office:value="4845" calcext:value-type="float">
            <text:p>4845</text:p>
          </table:table-cell>
          <table:table-cell table:formula="of:=[.E20]+[.F20]" office:value-type="float" office:value="15504" calcext:value-type="float">
            <text:p>15504</text:p>
          </table:table-cell>
          <table:table-cell table:formula="of:=[.F20]+[.G20]" office:value-type="float" office:value="38760" calcext:value-type="float">
            <text:p>38760</text:p>
          </table:table-cell>
          <table:table-cell table:formula="of:=[.G20]+[.H20]" office:value-type="float" office:value="77520" calcext:value-type="float">
            <text:p>77520</text:p>
          </table:table-cell>
          <table:table-cell table:formula="of:=[.H20]+[.I20]" office:value-type="float" office:value="125970" calcext:value-type="float">
            <text:p>125970</text:p>
          </table:table-cell>
          <table:table-cell table:formula="of:=[.I20]+[.J20]" office:value-type="float" office:value="167960" calcext:value-type="float">
            <text:p>167960</text:p>
          </table:table-cell>
          <table:table-cell table:formula="of:=[.J20]+[.K20]" office:value-type="float" office:value="184756" calcext:value-type="float">
            <text:p>184756</text:p>
          </table:table-cell>
          <table:table-cell table:formula="of:=[.K20]+[.L20]" office:value-type="float" office:value="167960" calcext:value-type="float">
            <text:p>167960</text:p>
          </table:table-cell>
          <table:table-cell table:formula="of:=[.L20]+[.M20]" office:value-type="float" office:value="125970" calcext:value-type="float">
            <text:p>125970</text:p>
          </table:table-cell>
          <table:table-cell table:formula="of:=[.M20]+[.N20]" office:value-type="float" office:value="77520" calcext:value-type="float">
            <text:p>77520</text:p>
          </table:table-cell>
          <table:table-cell table:formula="of:=[.N20]+[.O20]" office:value-type="float" office:value="38760" calcext:value-type="float">
            <text:p>38760</text:p>
          </table:table-cell>
          <table:table-cell table:formula="of:=[.O20]+[.P20]" office:value-type="float" office:value="15504" calcext:value-type="float">
            <text:p>15504</text:p>
          </table:table-cell>
          <table:table-cell table:formula="of:=[.P20]+[.Q20]" office:value-type="float" office:value="4845" calcext:value-type="float">
            <text:p>4845</text:p>
          </table:table-cell>
          <table:table-cell table:formula="of:=[.Q20]+[.R20]" office:value-type="float" office:value="1140" calcext:value-type="float">
            <text:p>1140</text:p>
          </table:table-cell>
          <table:table-cell table:formula="of:=[.R20]+[.S20]" office:value-type="float" office:value="190" calcext:value-type="float">
            <text:p>190</text:p>
          </table:table-cell>
          <table:table-cell table:formula="of:=[.S20]+[.T20]" office:value-type="float" office:value="20" calcext:value-type="float">
            <text:p>20</text:p>
          </table:table-cell>
          <table:table-cell table:formula="of:=[.T20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1]" office:value-type="float" office:value="1" calcext:value-type="float">
            <text:p>1</text:p>
          </table:table-cell>
          <table:table-cell table:formula="of:=[.A21]+[.B21]" office:value-type="float" office:value="21" calcext:value-type="float">
            <text:p>21</text:p>
          </table:table-cell>
          <table:table-cell table:formula="of:=[.B21]+[.C21]" office:value-type="float" office:value="210" calcext:value-type="float">
            <text:p>210</text:p>
          </table:table-cell>
          <table:table-cell table:formula="of:=[.C21]+[.D21]" office:value-type="float" office:value="1330" calcext:value-type="float">
            <text:p>1330</text:p>
          </table:table-cell>
          <table:table-cell table:formula="of:=[.D21]+[.E21]" office:value-type="float" office:value="5985" calcext:value-type="float">
            <text:p>5985</text:p>
          </table:table-cell>
          <table:table-cell table:formula="of:=[.E21]+[.F21]" office:value-type="float" office:value="20349" calcext:value-type="float">
            <text:p>20349</text:p>
          </table:table-cell>
          <table:table-cell table:formula="of:=[.F21]+[.G21]" office:value-type="float" office:value="54264" calcext:value-type="float">
            <text:p>54264</text:p>
          </table:table-cell>
          <table:table-cell table:formula="of:=[.G21]+[.H21]" office:value-type="float" office:value="116280" calcext:value-type="float">
            <text:p>116280</text:p>
          </table:table-cell>
          <table:table-cell table:formula="of:=[.H21]+[.I21]" office:value-type="float" office:value="203490" calcext:value-type="float">
            <text:p>203490</text:p>
          </table:table-cell>
          <table:table-cell table:formula="of:=[.I21]+[.J21]" office:value-type="float" office:value="293930" calcext:value-type="float">
            <text:p>293930</text:p>
          </table:table-cell>
          <table:table-cell table:formula="of:=[.J21]+[.K21]" office:value-type="float" office:value="352716" calcext:value-type="float">
            <text:p>352716</text:p>
          </table:table-cell>
          <table:table-cell table:formula="of:=[.K21]+[.L21]" office:value-type="float" office:value="352716" calcext:value-type="float">
            <text:p>352716</text:p>
          </table:table-cell>
          <table:table-cell table:formula="of:=[.L21]+[.M21]" office:value-type="float" office:value="293930" calcext:value-type="float">
            <text:p>293930</text:p>
          </table:table-cell>
          <table:table-cell table:formula="of:=[.M21]+[.N21]" office:value-type="float" office:value="203490" calcext:value-type="float">
            <text:p>203490</text:p>
          </table:table-cell>
          <table:table-cell table:formula="of:=[.N21]+[.O21]" office:value-type="float" office:value="116280" calcext:value-type="float">
            <text:p>116280</text:p>
          </table:table-cell>
          <table:table-cell table:formula="of:=[.O21]+[.P21]" office:value-type="float" office:value="54264" calcext:value-type="float">
            <text:p>54264</text:p>
          </table:table-cell>
          <table:table-cell table:formula="of:=[.P21]+[.Q21]" office:value-type="float" office:value="20349" calcext:value-type="float">
            <text:p>20349</text:p>
          </table:table-cell>
          <table:table-cell table:formula="of:=[.Q21]+[.R21]" office:value-type="float" office:value="5985" calcext:value-type="float">
            <text:p>5985</text:p>
          </table:table-cell>
          <table:table-cell table:formula="of:=[.R21]+[.S21]" office:value-type="float" office:value="1330" calcext:value-type="float">
            <text:p>1330</text:p>
          </table:table-cell>
          <table:table-cell table:formula="of:=[.S21]+[.T21]" office:value-type="float" office:value="210" calcext:value-type="float">
            <text:p>210</text:p>
          </table:table-cell>
          <table:table-cell table:formula="of:=[.T21]+[.U21]" office:value-type="float" office:value="21" calcext:value-type="float">
            <text:p>21</text:p>
          </table:table-cell>
          <table:table-cell table:formula="of:=[.U21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22]" office:value-type="float" office:value="1" calcext:value-type="float">
            <text:p>1</text:p>
          </table:table-cell>
          <table:table-cell table:formula="of:=[.A22]+[.B22]" office:value-type="float" office:value="22" calcext:value-type="float">
            <text:p>22</text:p>
          </table:table-cell>
          <table:table-cell table:formula="of:=[.B22]+[.C22]" office:value-type="float" office:value="231" calcext:value-type="float">
            <text:p>231</text:p>
          </table:table-cell>
          <table:table-cell table:formula="of:=[.C22]+[.D22]" office:value-type="float" office:value="1540" calcext:value-type="float">
            <text:p>1540</text:p>
          </table:table-cell>
          <table:table-cell table:formula="of:=[.D22]+[.E22]" office:value-type="float" office:value="7315" calcext:value-type="float">
            <text:p>7315</text:p>
          </table:table-cell>
          <table:table-cell table:formula="of:=[.E22]+[.F22]" office:value-type="float" office:value="26334" calcext:value-type="float">
            <text:p>26334</text:p>
          </table:table-cell>
          <table:table-cell table:formula="of:=[.F22]+[.G22]" office:value-type="float" office:value="74613" calcext:value-type="float">
            <text:p>74613</text:p>
          </table:table-cell>
          <table:table-cell table:formula="of:=[.G22]+[.H22]" office:value-type="float" office:value="170544" calcext:value-type="float">
            <text:p>170544</text:p>
          </table:table-cell>
          <table:table-cell table:formula="of:=[.H22]+[.I22]" office:value-type="float" office:value="319770" calcext:value-type="float">
            <text:p>319770</text:p>
          </table:table-cell>
          <table:table-cell table:formula="of:=[.I22]+[.J22]" office:value-type="float" office:value="497420" calcext:value-type="float">
            <text:p>497420</text:p>
          </table:table-cell>
          <table:table-cell table:formula="of:=[.J22]+[.K22]" office:value-type="float" office:value="646646" calcext:value-type="float">
            <text:p>646646</text:p>
          </table:table-cell>
          <table:table-cell table:formula="of:=[.K22]+[.L22]" office:value-type="float" office:value="705432" calcext:value-type="float">
            <text:p>705432</text:p>
          </table:table-cell>
          <table:table-cell table:formula="of:=[.L22]+[.M22]" office:value-type="float" office:value="646646" calcext:value-type="float">
            <text:p>646646</text:p>
          </table:table-cell>
          <table:table-cell table:formula="of:=[.M22]+[.N22]" office:value-type="float" office:value="497420" calcext:value-type="float">
            <text:p>497420</text:p>
          </table:table-cell>
          <table:table-cell table:formula="of:=[.N22]+[.O22]" office:value-type="float" office:value="319770" calcext:value-type="float">
            <text:p>319770</text:p>
          </table:table-cell>
          <table:table-cell table:formula="of:=[.O22]+[.P22]" office:value-type="float" office:value="170544" calcext:value-type="float">
            <text:p>170544</text:p>
          </table:table-cell>
          <table:table-cell table:formula="of:=[.P22]+[.Q22]" office:value-type="float" office:value="74613" calcext:value-type="float">
            <text:p>74613</text:p>
          </table:table-cell>
          <table:table-cell table:formula="of:=[.Q22]+[.R22]" office:value-type="float" office:value="26334" calcext:value-type="float">
            <text:p>26334</text:p>
          </table:table-cell>
          <table:table-cell table:formula="of:=[.R22]+[.S22]" office:value-type="float" office:value="7315" calcext:value-type="float">
            <text:p>7315</text:p>
          </table:table-cell>
          <table:table-cell table:formula="of:=[.S22]+[.T22]" office:value-type="float" office:value="1540" calcext:value-type="float">
            <text:p>1540</text:p>
          </table:table-cell>
          <table:table-cell table:formula="of:=[.T22]+[.U22]" office:value-type="float" office:value="231" calcext:value-type="float">
            <text:p>231</text:p>
          </table:table-cell>
          <table:table-cell table:formula="of:=[.U22]+[.V22]" office:value-type="float" office:value="22" calcext:value-type="float">
            <text:p>22</text:p>
          </table:table-cell>
          <table:table-cell table:formula="of:=[.V22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formula="of:=[.A23]" office:value-type="float" office:value="1" calcext:value-type="float">
            <text:p>1</text:p>
          </table:table-cell>
          <table:table-cell table:formula="of:=[.A23]+[.B23]" office:value-type="float" office:value="23" calcext:value-type="float">
            <text:p>23</text:p>
          </table:table-cell>
          <table:table-cell table:formula="of:=[.B23]+[.C23]" office:value-type="float" office:value="253" calcext:value-type="float">
            <text:p>253</text:p>
          </table:table-cell>
          <table:table-cell table:formula="of:=[.C23]+[.D23]" office:value-type="float" office:value="1771" calcext:value-type="float">
            <text:p>1771</text:p>
          </table:table-cell>
          <table:table-cell table:formula="of:=[.D23]+[.E23]" office:value-type="float" office:value="8855" calcext:value-type="float">
            <text:p>8855</text:p>
          </table:table-cell>
          <table:table-cell table:formula="of:=[.E23]+[.F23]" office:value-type="float" office:value="33649" calcext:value-type="float">
            <text:p>33649</text:p>
          </table:table-cell>
          <table:table-cell table:formula="of:=[.F23]+[.G23]" office:value-type="float" office:value="100947" calcext:value-type="float">
            <text:p>100947</text:p>
          </table:table-cell>
          <table:table-cell table:formula="of:=[.G23]+[.H23]" office:value-type="float" office:value="245157" calcext:value-type="float">
            <text:p>245157</text:p>
          </table:table-cell>
          <table:table-cell table:formula="of:=[.H23]+[.I23]" office:value-type="float" office:value="490314" calcext:value-type="float">
            <text:p>490314</text:p>
          </table:table-cell>
          <table:table-cell table:formula="of:=[.I23]+[.J23]" office:value-type="float" office:value="817190" calcext:value-type="float">
            <text:p>817190</text:p>
          </table:table-cell>
          <table:table-cell table:formula="of:=[.J23]+[.K23]" office:value-type="float" office:value="1144066" calcext:value-type="float">
            <text:p>1144066</text:p>
          </table:table-cell>
          <table:table-cell table:formula="of:=[.K23]+[.L23]" office:value-type="float" office:value="1352078" calcext:value-type="float">
            <text:p>1352078</text:p>
          </table:table-cell>
          <table:table-cell table:formula="of:=[.L23]+[.M23]" office:value-type="float" office:value="1352078" calcext:value-type="float">
            <text:p>1352078</text:p>
          </table:table-cell>
          <table:table-cell table:formula="of:=[.M23]+[.N23]" office:value-type="float" office:value="1144066" calcext:value-type="float">
            <text:p>1144066</text:p>
          </table:table-cell>
          <table:table-cell table:formula="of:=[.N23]+[.O23]" office:value-type="float" office:value="817190" calcext:value-type="float">
            <text:p>817190</text:p>
          </table:table-cell>
          <table:table-cell table:formula="of:=[.O23]+[.P23]" office:value-type="float" office:value="490314" calcext:value-type="float">
            <text:p>490314</text:p>
          </table:table-cell>
          <table:table-cell table:formula="of:=[.P23]+[.Q23]" office:value-type="float" office:value="245157" calcext:value-type="float">
            <text:p>245157</text:p>
          </table:table-cell>
          <table:table-cell table:formula="of:=[.Q23]+[.R23]" office:value-type="float" office:value="100947" calcext:value-type="float">
            <text:p>100947</text:p>
          </table:table-cell>
          <table:table-cell table:formula="of:=[.R23]+[.S23]" office:value-type="float" office:value="33649" calcext:value-type="float">
            <text:p>33649</text:p>
          </table:table-cell>
          <table:table-cell table:formula="of:=[.S23]+[.T23]" office:value-type="float" office:value="8855" calcext:value-type="float">
            <text:p>8855</text:p>
          </table:table-cell>
          <table:table-cell table:formula="of:=[.T23]+[.U23]" office:value-type="float" office:value="1771" calcext:value-type="float">
            <text:p>1771</text:p>
          </table:table-cell>
          <table:table-cell table:formula="of:=[.U23]+[.V23]" office:value-type="float" office:value="253" calcext:value-type="float">
            <text:p>253</text:p>
          </table:table-cell>
          <table:table-cell table:formula="of:=[.V23]+[.W23]" office:value-type="float" office:value="23" calcext:value-type="float">
            <text:p>23</text:p>
          </table:table-cell>
          <table:table-cell table:formula="of:=[.W2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4]" office:value-type="float" office:value="1" calcext:value-type="float">
            <text:p>1</text:p>
          </table:table-cell>
          <table:table-cell table:formula="of:=[.A24]+[.B24]" office:value-type="float" office:value="24" calcext:value-type="float">
            <text:p>24</text:p>
          </table:table-cell>
          <table:table-cell table:formula="of:=[.B24]+[.C24]" office:value-type="float" office:value="276" calcext:value-type="float">
            <text:p>276</text:p>
          </table:table-cell>
          <table:table-cell table:formula="of:=[.C24]+[.D24]" office:value-type="float" office:value="2024" calcext:value-type="float">
            <text:p>2024</text:p>
          </table:table-cell>
          <table:table-cell table:formula="of:=[.D24]+[.E24]" office:value-type="float" office:value="10626" calcext:value-type="float">
            <text:p>10626</text:p>
          </table:table-cell>
          <table:table-cell table:formula="of:=[.E24]+[.F24]" office:value-type="float" office:value="42504" calcext:value-type="float">
            <text:p>42504</text:p>
          </table:table-cell>
          <table:table-cell table:formula="of:=[.F24]+[.G24]" office:value-type="float" office:value="134596" calcext:value-type="float">
            <text:p>134596</text:p>
          </table:table-cell>
          <table:table-cell table:formula="of:=[.G24]+[.H24]" office:value-type="float" office:value="346104" calcext:value-type="float">
            <text:p>346104</text:p>
          </table:table-cell>
          <table:table-cell table:formula="of:=[.H24]+[.I24]" office:value-type="float" office:value="735471" calcext:value-type="float">
            <text:p>735471</text:p>
          </table:table-cell>
          <table:table-cell table:formula="of:=[.I24]+[.J24]" office:value-type="float" office:value="1307504" calcext:value-type="float">
            <text:p>1307504</text:p>
          </table:table-cell>
          <table:table-cell table:formula="of:=[.J24]+[.K24]" office:value-type="float" office:value="1961256" calcext:value-type="float">
            <text:p>1961256</text:p>
          </table:table-cell>
          <table:table-cell table:formula="of:=[.K24]+[.L24]" office:value-type="float" office:value="2496144" calcext:value-type="float">
            <text:p>2496144</text:p>
          </table:table-cell>
          <table:table-cell table:formula="of:=[.L24]+[.M24]" office:value-type="float" office:value="2704156" calcext:value-type="float">
            <text:p>2704156</text:p>
          </table:table-cell>
          <table:table-cell table:formula="of:=[.M24]+[.N24]" office:value-type="float" office:value="2496144" calcext:value-type="float">
            <text:p>2496144</text:p>
          </table:table-cell>
          <table:table-cell table:formula="of:=[.N24]+[.O24]" office:value-type="float" office:value="1961256" calcext:value-type="float">
            <text:p>1961256</text:p>
          </table:table-cell>
          <table:table-cell table:formula="of:=[.O24]+[.P24]" office:value-type="float" office:value="1307504" calcext:value-type="float">
            <text:p>1307504</text:p>
          </table:table-cell>
          <table:table-cell table:formula="of:=[.P24]+[.Q24]" office:value-type="float" office:value="735471" calcext:value-type="float">
            <text:p>735471</text:p>
          </table:table-cell>
          <table:table-cell table:formula="of:=[.Q24]+[.R24]" office:value-type="float" office:value="346104" calcext:value-type="float">
            <text:p>346104</text:p>
          </table:table-cell>
          <table:table-cell table:formula="of:=[.R24]+[.S24]" office:value-type="float" office:value="134596" calcext:value-type="float">
            <text:p>134596</text:p>
          </table:table-cell>
          <table:table-cell table:formula="of:=[.S24]+[.T24]" office:value-type="float" office:value="42504" calcext:value-type="float">
            <text:p>42504</text:p>
          </table:table-cell>
          <table:table-cell table:formula="of:=[.T24]+[.U24]" office:value-type="float" office:value="10626" calcext:value-type="float">
            <text:p>10626</text:p>
          </table:table-cell>
          <table:table-cell table:formula="of:=[.U24]+[.V24]" office:value-type="float" office:value="2024" calcext:value-type="float">
            <text:p>2024</text:p>
          </table:table-cell>
          <table:table-cell table:formula="of:=[.V24]+[.W24]" office:value-type="float" office:value="276" calcext:value-type="float">
            <text:p>276</text:p>
          </table:table-cell>
          <table:table-cell table:formula="of:=[.W24]+[.X24]" office:value-type="float" office:value="24" calcext:value-type="float">
            <text:p>24</text:p>
          </table:table-cell>
          <table:table-cell table:formula="of:=[.X2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5]" office:value-type="float" office:value="1" calcext:value-type="float">
            <text:p>1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B25]+[.C25]" office:value-type="float" office:value="300" calcext:value-type="float">
            <text:p>300</text:p>
          </table:table-cell>
          <table:table-cell table:formula="of:=[.C25]+[.D25]" office:value-type="float" office:value="2300" calcext:value-type="float">
            <text:p>2300</text:p>
          </table:table-cell>
          <table:table-cell table:formula="of:=[.D25]+[.E25]" office:value-type="float" office:value="12650" calcext:value-type="float">
            <text:p>12650</text:p>
          </table:table-cell>
          <table:table-cell table:formula="of:=[.E25]+[.F25]" office:value-type="float" office:value="53130" calcext:value-type="float">
            <text:p>53130</text:p>
          </table:table-cell>
          <table:table-cell table:formula="of:=[.F25]+[.G25]" office:value-type="float" office:value="177100" calcext:value-type="float">
            <text:p>177100</text:p>
          </table:table-cell>
          <table:table-cell table:formula="of:=[.G25]+[.H25]" office:value-type="float" office:value="480700" calcext:value-type="float">
            <text:p>480700</text:p>
          </table:table-cell>
          <table:table-cell table:formula="of:=[.H25]+[.I25]" office:value-type="float" office:value="1081575" calcext:value-type="float">
            <text:p>1081575</text:p>
          </table:table-cell>
          <table:table-cell table:formula="of:=[.I25]+[.J25]" office:value-type="float" office:value="2042975" calcext:value-type="float">
            <text:p>2042975</text:p>
          </table:table-cell>
          <table:table-cell table:formula="of:=[.J25]+[.K25]" office:value-type="float" office:value="3268760" calcext:value-type="float">
            <text:p>3268760</text:p>
          </table:table-cell>
          <table:table-cell table:formula="of:=[.K25]+[.L25]" office:value-type="float" office:value="4457400" calcext:value-type="float">
            <text:p>4457400</text:p>
          </table:table-cell>
          <table:table-cell table:formula="of:=[.L25]+[.M25]" office:value-type="float" office:value="5200300" calcext:value-type="float">
            <text:p>5200300</text:p>
          </table:table-cell>
          <table:table-cell table:formula="of:=[.M25]+[.N25]" office:value-type="float" office:value="5200300" calcext:value-type="float">
            <text:p>5200300</text:p>
          </table:table-cell>
          <table:table-cell table:formula="of:=[.N25]+[.O25]" office:value-type="float" office:value="4457400" calcext:value-type="float">
            <text:p>4457400</text:p>
          </table:table-cell>
          <table:table-cell table:formula="of:=[.O25]+[.P25]" office:value-type="float" office:value="3268760" calcext:value-type="float">
            <text:p>3268760</text:p>
          </table:table-cell>
          <table:table-cell table:formula="of:=[.P25]+[.Q25]" office:value-type="float" office:value="2042975" calcext:value-type="float">
            <text:p>2042975</text:p>
          </table:table-cell>
          <table:table-cell table:formula="of:=[.Q25]+[.R25]" office:value-type="float" office:value="1081575" calcext:value-type="float">
            <text:p>1081575</text:p>
          </table:table-cell>
          <table:table-cell table:formula="of:=[.R25]+[.S25]" office:value-type="float" office:value="480700" calcext:value-type="float">
            <text:p>480700</text:p>
          </table:table-cell>
          <table:table-cell table:formula="of:=[.S25]+[.T25]" office:value-type="float" office:value="177100" calcext:value-type="float">
            <text:p>177100</text:p>
          </table:table-cell>
          <table:table-cell table:formula="of:=[.T25]+[.U25]" office:value-type="float" office:value="53130" calcext:value-type="float">
            <text:p>53130</text:p>
          </table:table-cell>
          <table:table-cell table:formula="of:=[.U25]+[.V25]" office:value-type="float" office:value="12650" calcext:value-type="float">
            <text:p>12650</text:p>
          </table:table-cell>
          <table:table-cell table:formula="of:=[.V25]+[.W25]" office:value-type="float" office:value="2300" calcext:value-type="float">
            <text:p>2300</text:p>
          </table:table-cell>
          <table:table-cell table:formula="of:=[.W25]+[.X25]" office:value-type="float" office:value="300" calcext:value-type="float">
            <text:p>300</text:p>
          </table:table-cell>
          <table:table-cell table:formula="of:=[.X25]+[.Y25]" office:value-type="float" office:value="25" calcext:value-type="float">
            <text:p>25</text:p>
          </table:table-cell>
          <table:table-cell table:formula="of:=[.Y2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6]+[.B26]" office:value-type="float" office:value="26" calcext:value-type="float">
            <text:p>26</text:p>
          </table:table-cell>
          <table:table-cell table:formula="of:=[.B26]+[.C26]" office:value-type="float" office:value="325" calcext:value-type="float">
            <text:p>325</text:p>
          </table:table-cell>
          <table:table-cell table:formula="of:=[.C26]+[.D26]" office:value-type="float" office:value="2600" calcext:value-type="float">
            <text:p>2600</text:p>
          </table:table-cell>
          <table:table-cell table:formula="of:=[.D26]+[.E26]" office:value-type="float" office:value="14950" calcext:value-type="float">
            <text:p>14950</text:p>
          </table:table-cell>
          <table:table-cell table:formula="of:=[.E26]+[.F26]" office:value-type="float" office:value="65780" calcext:value-type="float">
            <text:p>65780</text:p>
          </table:table-cell>
          <table:table-cell table:formula="of:=[.F26]+[.G26]" office:value-type="float" office:value="230230" calcext:value-type="float">
            <text:p>230230</text:p>
          </table:table-cell>
          <table:table-cell table:formula="of:=[.G26]+[.H26]" office:value-type="float" office:value="657800" calcext:value-type="float">
            <text:p>657800</text:p>
          </table:table-cell>
          <table:table-cell table:formula="of:=[.H26]+[.I26]" office:value-type="float" office:value="1562275" calcext:value-type="float">
            <text:p>1562275</text:p>
          </table:table-cell>
          <table:table-cell table:formula="of:=[.I26]+[.J26]" office:value-type="float" office:value="3124550" calcext:value-type="float">
            <text:p>3124550</text:p>
          </table:table-cell>
          <table:table-cell table:formula="of:=[.J26]+[.K26]" office:value-type="float" office:value="5311735" calcext:value-type="float">
            <text:p>5311735</text:p>
          </table:table-cell>
          <table:table-cell table:formula="of:=[.K26]+[.L26]" office:value-type="float" office:value="7726160" calcext:value-type="float">
            <text:p>7726160</text:p>
          </table:table-cell>
          <table:table-cell table:formula="of:=[.L26]+[.M26]" office:value-type="float" office:value="9657700" calcext:value-type="float">
            <text:p>9657700</text:p>
          </table:table-cell>
          <table:table-cell table:formula="of:=[.M26]+[.N26]" office:value-type="float" office:value="10400600" calcext:value-type="float">
            <text:p>10400600</text:p>
          </table:table-cell>
          <table:table-cell table:formula="of:=[.N26]+[.O26]" office:value-type="float" office:value="9657700" calcext:value-type="float">
            <text:p>9657700</text:p>
          </table:table-cell>
          <table:table-cell table:formula="of:=[.O26]+[.P26]" office:value-type="float" office:value="7726160" calcext:value-type="float">
            <text:p>7726160</text:p>
          </table:table-cell>
          <table:table-cell table:formula="of:=[.P26]+[.Q26]" office:value-type="float" office:value="5311735" calcext:value-type="float">
            <text:p>5311735</text:p>
          </table:table-cell>
          <table:table-cell table:formula="of:=[.Q26]+[.R26]" office:value-type="float" office:value="3124550" calcext:value-type="float">
            <text:p>3124550</text:p>
          </table:table-cell>
          <table:table-cell table:formula="of:=[.R26]+[.S26]" office:value-type="float" office:value="1562275" calcext:value-type="float">
            <text:p>1562275</text:p>
          </table:table-cell>
          <table:table-cell table:formula="of:=[.S26]+[.T26]" office:value-type="float" office:value="657800" calcext:value-type="float">
            <text:p>657800</text:p>
          </table:table-cell>
          <table:table-cell table:formula="of:=[.T26]+[.U26]" office:value-type="float" office:value="230230" calcext:value-type="float">
            <text:p>230230</text:p>
          </table:table-cell>
          <table:table-cell table:formula="of:=[.U26]+[.V26]" office:value-type="float" office:value="65780" calcext:value-type="float">
            <text:p>65780</text:p>
          </table:table-cell>
          <table:table-cell table:formula="of:=[.V26]+[.W26]" office:value-type="float" office:value="14950" calcext:value-type="float">
            <text:p>14950</text:p>
          </table:table-cell>
          <table:table-cell table:formula="of:=[.W26]+[.X26]" office:value-type="float" office:value="2600" calcext:value-type="float">
            <text:p>2600</text:p>
          </table:table-cell>
          <table:table-cell table:formula="of:=[.X26]+[.Y26]" office:value-type="float" office:value="325" calcext:value-type="float">
            <text:p>325</text:p>
          </table:table-cell>
          <table:table-cell table:formula="of:=[.Y26]+[.Z26]" office:value-type="float" office:value="26" calcext:value-type="float">
            <text:p>26</text:p>
          </table:table-cell>
          <table:table-cell table:formula="of:=[.Z2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A27]" office:value-type="float" office:value="1" calcext:value-type="float">
            <text:p>1</text:p>
          </table:table-cell>
          <table:table-cell table:formula="of:=[.A27]+[.B27]" office:value-type="float" office:value="27" calcext:value-type="float">
            <text:p>27</text:p>
          </table:table-cell>
          <table:table-cell table:formula="of:=[.B27]+[.C27]" office:value-type="float" office:value="351" calcext:value-type="float">
            <text:p>351</text:p>
          </table:table-cell>
          <table:table-cell table:formula="of:=[.C27]+[.D27]" office:value-type="float" office:value="2925" calcext:value-type="float">
            <text:p>2925</text:p>
          </table:table-cell>
          <table:table-cell table:formula="of:=[.D27]+[.E27]" office:value-type="float" office:value="17550" calcext:value-type="float">
            <text:p>17550</text:p>
          </table:table-cell>
          <table:table-cell table:formula="of:=[.E27]+[.F27]" office:value-type="float" office:value="80730" calcext:value-type="float">
            <text:p>80730</text:p>
          </table:table-cell>
          <table:table-cell table:formula="of:=[.F27]+[.G27]" office:value-type="float" office:value="296010" calcext:value-type="float">
            <text:p>296010</text:p>
          </table:table-cell>
          <table:table-cell table:formula="of:=[.G27]+[.H27]" office:value-type="float" office:value="888030" calcext:value-type="float">
            <text:p>888030</text:p>
          </table:table-cell>
          <table:table-cell table:formula="of:=[.H27]+[.I27]" office:value-type="float" office:value="2220075" calcext:value-type="float">
            <text:p>2220075</text:p>
          </table:table-cell>
          <table:table-cell table:formula="of:=[.I27]+[.J27]" office:value-type="float" office:value="4686825" calcext:value-type="float">
            <text:p>4686825</text:p>
          </table:table-cell>
          <table:table-cell table:formula="of:=[.J27]+[.K27]" office:value-type="float" office:value="8436285" calcext:value-type="float">
            <text:p>8436285</text:p>
          </table:table-cell>
          <table:table-cell table:formula="of:=[.K27]+[.L27]" office:value-type="float" office:value="13037895" calcext:value-type="float">
            <text:p>13037895</text:p>
          </table:table-cell>
          <table:table-cell table:formula="of:=[.L27]+[.M27]" office:value-type="float" office:value="17383860" calcext:value-type="float">
            <text:p>17383860</text:p>
          </table:table-cell>
          <table:table-cell table:formula="of:=[.M27]+[.N27]" office:value-type="float" office:value="20058300" calcext:value-type="float">
            <text:p>20058300</text:p>
          </table:table-cell>
          <table:table-cell table:formula="of:=[.N27]+[.O27]" office:value-type="float" office:value="20058300" calcext:value-type="float">
            <text:p>20058300</text:p>
          </table:table-cell>
          <table:table-cell table:formula="of:=[.O27]+[.P27]" office:value-type="float" office:value="17383860" calcext:value-type="float">
            <text:p>17383860</text:p>
          </table:table-cell>
          <table:table-cell table:formula="of:=[.P27]+[.Q27]" office:value-type="float" office:value="13037895" calcext:value-type="float">
            <text:p>13037895</text:p>
          </table:table-cell>
          <table:table-cell table:formula="of:=[.Q27]+[.R27]" office:value-type="float" office:value="8436285" calcext:value-type="float">
            <text:p>8436285</text:p>
          </table:table-cell>
          <table:table-cell table:formula="of:=[.R27]+[.S27]" office:value-type="float" office:value="4686825" calcext:value-type="float">
            <text:p>4686825</text:p>
          </table:table-cell>
          <table:table-cell table:formula="of:=[.S27]+[.T27]" office:value-type="float" office:value="2220075" calcext:value-type="float">
            <text:p>2220075</text:p>
          </table:table-cell>
          <table:table-cell table:formula="of:=[.T27]+[.U27]" office:value-type="float" office:value="888030" calcext:value-type="float">
            <text:p>888030</text:p>
          </table:table-cell>
          <table:table-cell table:formula="of:=[.U27]+[.V27]" office:value-type="float" office:value="296010" calcext:value-type="float">
            <text:p>296010</text:p>
          </table:table-cell>
          <table:table-cell table:formula="of:=[.V27]+[.W27]" office:value-type="float" office:value="80730" calcext:value-type="float">
            <text:p>80730</text:p>
          </table:table-cell>
          <table:table-cell table:formula="of:=[.W27]+[.X27]" office:value-type="float" office:value="17550" calcext:value-type="float">
            <text:p>17550</text:p>
          </table:table-cell>
          <table:table-cell table:formula="of:=[.X27]+[.Y27]" office:value-type="float" office:value="2925" calcext:value-type="float">
            <text:p>2925</text:p>
          </table:table-cell>
          <table:table-cell table:formula="of:=[.Y27]+[.Z27]" office:value-type="float" office:value="351" calcext:value-type="float">
            <text:p>351</text:p>
          </table:table-cell>
          <table:table-cell table:formula="of:=[.Z27]+[.AA27]" office:value-type="float" office:value="27" calcext:value-type="float">
            <text:p>27</text:p>
          </table:table-cell>
          <table:table-cell table:formula="of:=[.AA2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[.A28]" office:value-type="float" office:value="1" calcext:value-type="float">
            <text:p>1</text:p>
          </table:table-cell>
          <table:table-cell table:formula="of:=[.A28]+[.B28]" office:value-type="float" office:value="28" calcext:value-type="float">
            <text:p>28</text:p>
          </table:table-cell>
          <table:table-cell table:formula="of:=[.B28]+[.C28]" office:value-type="float" office:value="378" calcext:value-type="float">
            <text:p>378</text:p>
          </table:table-cell>
          <table:table-cell table:formula="of:=[.C28]+[.D28]" office:value-type="float" office:value="3276" calcext:value-type="float">
            <text:p>3276</text:p>
          </table:table-cell>
          <table:table-cell table:formula="of:=[.D28]+[.E28]" office:value-type="float" office:value="20475" calcext:value-type="float">
            <text:p>20475</text:p>
          </table:table-cell>
          <table:table-cell table:formula="of:=[.E28]+[.F28]" office:value-type="float" office:value="98280" calcext:value-type="float">
            <text:p>98280</text:p>
          </table:table-cell>
          <table:table-cell table:formula="of:=[.F28]+[.G28]" office:value-type="float" office:value="376740" calcext:value-type="float">
            <text:p>376740</text:p>
          </table:table-cell>
          <table:table-cell table:formula="of:=[.G28]+[.H28]" office:value-type="float" office:value="1184040" calcext:value-type="float">
            <text:p>1184040</text:p>
          </table:table-cell>
          <table:table-cell table:formula="of:=[.H28]+[.I28]" office:value-type="float" office:value="3108105" calcext:value-type="float">
            <text:p>3108105</text:p>
          </table:table-cell>
          <table:table-cell table:formula="of:=[.I28]+[.J28]" office:value-type="float" office:value="6906900" calcext:value-type="float">
            <text:p>6906900</text:p>
          </table:table-cell>
          <table:table-cell table:formula="of:=[.J28]+[.K28]" office:value-type="float" office:value="13123110" calcext:value-type="float">
            <text:p>13123110</text:p>
          </table:table-cell>
          <table:table-cell table:formula="of:=[.K28]+[.L28]" office:value-type="float" office:value="21474180" calcext:value-type="float">
            <text:p>21474180</text:p>
          </table:table-cell>
          <table:table-cell table:formula="of:=[.L28]+[.M28]" office:value-type="float" office:value="30421755" calcext:value-type="float">
            <text:p>30421755</text:p>
          </table:table-cell>
          <table:table-cell table:formula="of:=[.M28]+[.N28]" office:value-type="float" office:value="37442160" calcext:value-type="float">
            <text:p>37442160</text:p>
          </table:table-cell>
          <table:table-cell table:formula="of:=[.N28]+[.O28]" office:value-type="float" office:value="40116600" calcext:value-type="float">
            <text:p>40116600</text:p>
          </table:table-cell>
          <table:table-cell table:formula="of:=[.O28]+[.P28]" office:value-type="float" office:value="37442160" calcext:value-type="float">
            <text:p>37442160</text:p>
          </table:table-cell>
          <table:table-cell table:formula="of:=[.P28]+[.Q28]" office:value-type="float" office:value="30421755" calcext:value-type="float">
            <text:p>30421755</text:p>
          </table:table-cell>
          <table:table-cell table:formula="of:=[.Q28]+[.R28]" office:value-type="float" office:value="21474180" calcext:value-type="float">
            <text:p>21474180</text:p>
          </table:table-cell>
          <table:table-cell table:formula="of:=[.R28]+[.S28]" office:value-type="float" office:value="13123110" calcext:value-type="float">
            <text:p>13123110</text:p>
          </table:table-cell>
          <table:table-cell table:formula="of:=[.S28]+[.T28]" office:value-type="float" office:value="6906900" calcext:value-type="float">
            <text:p>6906900</text:p>
          </table:table-cell>
          <table:table-cell table:formula="of:=[.T28]+[.U28]" office:value-type="float" office:value="3108105" calcext:value-type="float">
            <text:p>3108105</text:p>
          </table:table-cell>
          <table:table-cell table:formula="of:=[.U28]+[.V28]" office:value-type="float" office:value="1184040" calcext:value-type="float">
            <text:p>1184040</text:p>
          </table:table-cell>
          <table:table-cell table:formula="of:=[.V28]+[.W28]" office:value-type="float" office:value="376740" calcext:value-type="float">
            <text:p>376740</text:p>
          </table:table-cell>
          <table:table-cell table:formula="of:=[.W28]+[.X28]" office:value-type="float" office:value="98280" calcext:value-type="float">
            <text:p>98280</text:p>
          </table:table-cell>
          <table:table-cell table:formula="of:=[.X28]+[.Y28]" office:value-type="float" office:value="20475" calcext:value-type="float">
            <text:p>20475</text:p>
          </table:table-cell>
          <table:table-cell table:formula="of:=[.Y28]+[.Z28]" office:value-type="float" office:value="3276" calcext:value-type="float">
            <text:p>3276</text:p>
          </table:table-cell>
          <table:table-cell table:formula="of:=[.Z28]+[.AA28]" office:value-type="float" office:value="378" calcext:value-type="float">
            <text:p>378</text:p>
          </table:table-cell>
          <table:table-cell table:formula="of:=[.AA28]+[.AB28]" office:value-type="float" office:value="28" calcext:value-type="float">
            <text:p>28</text:p>
          </table:table-cell>
          <table:table-cell table:formula="of:=[.AB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9]" office:value-type="float" office:value="1" calcext:value-type="float">
            <text:p>1</text:p>
          </table:table-cell>
          <table:table-cell table:formula="of:=[.A29]+[.B29]" office:value-type="float" office:value="29" calcext:value-type="float">
            <text:p>29</text:p>
          </table:table-cell>
          <table:table-cell table:formula="of:=[.B29]+[.C29]" office:value-type="float" office:value="406" calcext:value-type="float">
            <text:p>406</text:p>
          </table:table-cell>
          <table:table-cell table:formula="of:=[.C29]+[.D29]" office:value-type="float" office:value="3654" calcext:value-type="float">
            <text:p>3654</text:p>
          </table:table-cell>
          <table:table-cell table:formula="of:=[.D29]+[.E29]" office:value-type="float" office:value="23751" calcext:value-type="float">
            <text:p>23751</text:p>
          </table:table-cell>
          <table:table-cell table:formula="of:=[.E29]+[.F29]" office:value-type="float" office:value="118755" calcext:value-type="float">
            <text:p>118755</text:p>
          </table:table-cell>
          <table:table-cell table:formula="of:=[.F29]+[.G29]" office:value-type="float" office:value="475020" calcext:value-type="float">
            <text:p>475020</text:p>
          </table:table-cell>
          <table:table-cell table:formula="of:=[.G29]+[.H29]" office:value-type="float" office:value="1560780" calcext:value-type="float">
            <text:p>1560780</text:p>
          </table:table-cell>
          <table:table-cell table:formula="of:=[.H29]+[.I29]" office:value-type="float" office:value="4292145" calcext:value-type="float">
            <text:p>4292145</text:p>
          </table:table-cell>
          <table:table-cell table:formula="of:=[.I29]+[.J29]" office:value-type="float" office:value="10015005" calcext:value-type="float">
            <text:p>10015005</text:p>
          </table:table-cell>
          <table:table-cell table:formula="of:=[.J29]+[.K29]" office:value-type="float" office:value="20030010" calcext:value-type="float">
            <text:p>20030010</text:p>
          </table:table-cell>
          <table:table-cell table:formula="of:=[.K29]+[.L29]" office:value-type="float" office:value="34597290" calcext:value-type="float">
            <text:p>34597290</text:p>
          </table:table-cell>
          <table:table-cell table:formula="of:=[.L29]+[.M29]" office:value-type="float" office:value="51895935" calcext:value-type="float">
            <text:p>51895935</text:p>
          </table:table-cell>
          <table:table-cell table:formula="of:=[.M29]+[.N29]" office:value-type="float" office:value="67863915" calcext:value-type="float">
            <text:p>67863915</text:p>
          </table:table-cell>
          <table:table-cell table:formula="of:=[.N29]+[.O29]" office:value-type="float" office:value="77558760" calcext:value-type="float">
            <text:p>77558760</text:p>
          </table:table-cell>
          <table:table-cell table:formula="of:=[.O29]+[.P29]" office:value-type="float" office:value="77558760" calcext:value-type="float">
            <text:p>77558760</text:p>
          </table:table-cell>
          <table:table-cell table:formula="of:=[.P29]+[.Q29]" office:value-type="float" office:value="67863915" calcext:value-type="float">
            <text:p>67863915</text:p>
          </table:table-cell>
          <table:table-cell table:formula="of:=[.Q29]+[.R29]" office:value-type="float" office:value="51895935" calcext:value-type="float">
            <text:p>51895935</text:p>
          </table:table-cell>
          <table:table-cell table:formula="of:=[.R29]+[.S29]" office:value-type="float" office:value="34597290" calcext:value-type="float">
            <text:p>34597290</text:p>
          </table:table-cell>
          <table:table-cell table:formula="of:=[.S29]+[.T29]" office:value-type="float" office:value="20030010" calcext:value-type="float">
            <text:p>20030010</text:p>
          </table:table-cell>
          <table:table-cell table:formula="of:=[.T29]+[.U29]" office:value-type="float" office:value="10015005" calcext:value-type="float">
            <text:p>10015005</text:p>
          </table:table-cell>
          <table:table-cell table:formula="of:=[.U29]+[.V29]" office:value-type="float" office:value="4292145" calcext:value-type="float">
            <text:p>4292145</text:p>
          </table:table-cell>
          <table:table-cell table:formula="of:=[.V29]+[.W29]" office:value-type="float" office:value="1560780" calcext:value-type="float">
            <text:p>1560780</text:p>
          </table:table-cell>
          <table:table-cell table:formula="of:=[.W29]+[.X29]" office:value-type="float" office:value="475020" calcext:value-type="float">
            <text:p>475020</text:p>
          </table:table-cell>
          <table:table-cell table:formula="of:=[.X29]+[.Y29]" office:value-type="float" office:value="118755" calcext:value-type="float">
            <text:p>118755</text:p>
          </table:table-cell>
          <table:table-cell table:formula="of:=[.Y29]+[.Z29]" office:value-type="float" office:value="23751" calcext:value-type="float">
            <text:p>23751</text:p>
          </table:table-cell>
          <table:table-cell table:formula="of:=[.Z29]+[.AA29]" office:value-type="float" office:value="3654" calcext:value-type="float">
            <text:p>3654</text:p>
          </table:table-cell>
          <table:table-cell table:formula="of:=[.AA29]+[.AB29]" office:value-type="float" office:value="406" calcext:value-type="float">
            <text:p>406</text:p>
          </table:table-cell>
          <table:table-cell table:formula="of:=[.AB29]+[.AC29]" office:value-type="float" office:value="29" calcext:value-type="float">
            <text:p>29</text:p>
          </table:table-cell>
          <table:table-cell table:formula="of:=[.AC2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30]" office:value-type="float" office:value="1" calcext:value-type="float">
            <text:p>1</text:p>
          </table:table-cell>
          <table:table-cell table:formula="of:=[.A30]+[.B30]" office:value-type="float" office:value="30" calcext:value-type="float">
            <text:p>30</text:p>
          </table:table-cell>
          <table:table-cell table:formula="of:=[.B30]+[.C30]" office:value-type="float" office:value="435" calcext:value-type="float">
            <text:p>435</text:p>
          </table:table-cell>
          <table:table-cell table:formula="of:=[.C30]+[.D30]" office:value-type="float" office:value="4060" calcext:value-type="float">
            <text:p>4060</text:p>
          </table:table-cell>
          <table:table-cell table:formula="of:=[.D30]+[.E30]" office:value-type="float" office:value="27405" calcext:value-type="float">
            <text:p>27405</text:p>
          </table:table-cell>
          <table:table-cell table:formula="of:=[.E30]+[.F30]" office:value-type="float" office:value="142506" calcext:value-type="float">
            <text:p>142506</text:p>
          </table:table-cell>
          <table:table-cell table:formula="of:=[.F30]+[.G30]" office:value-type="float" office:value="593775" calcext:value-type="float">
            <text:p>593775</text:p>
          </table:table-cell>
          <table:table-cell table:formula="of:=[.G30]+[.H30]" office:value-type="float" office:value="2035800" calcext:value-type="float">
            <text:p>2035800</text:p>
          </table:table-cell>
          <table:table-cell table:formula="of:=[.H30]+[.I30]" office:value-type="float" office:value="5852925" calcext:value-type="float">
            <text:p>5852925</text:p>
          </table:table-cell>
          <table:table-cell table:formula="of:=[.I30]+[.J30]" office:value-type="float" office:value="14307150" calcext:value-type="float">
            <text:p>14307150</text:p>
          </table:table-cell>
          <table:table-cell table:formula="of:=[.J30]+[.K30]" office:value-type="float" office:value="30045015" calcext:value-type="float">
            <text:p>30045015</text:p>
          </table:table-cell>
          <table:table-cell table:formula="of:=[.K30]+[.L30]" office:value-type="float" office:value="54627300" calcext:value-type="float">
            <text:p>54627300</text:p>
          </table:table-cell>
          <table:table-cell table:formula="of:=[.L30]+[.M30]" office:value-type="float" office:value="86493225" calcext:value-type="float">
            <text:p>86493225</text:p>
          </table:table-cell>
          <table:table-cell table:formula="of:=[.M30]+[.N30]" office:value-type="float" office:value="119759850" calcext:value-type="float">
            <text:p>119759850</text:p>
          </table:table-cell>
          <table:table-cell table:formula="of:=[.N30]+[.O30]" office:value-type="float" office:value="145422675" calcext:value-type="float">
            <text:p>145422675</text:p>
          </table:table-cell>
          <table:table-cell table:formula="of:=[.O30]+[.P30]" office:value-type="float" office:value="155117520" calcext:value-type="float">
            <text:p>155117520</text:p>
          </table:table-cell>
          <table:table-cell table:formula="of:=[.P30]+[.Q30]" office:value-type="float" office:value="145422675" calcext:value-type="float">
            <text:p>145422675</text:p>
          </table:table-cell>
          <table:table-cell table:formula="of:=[.Q30]+[.R30]" office:value-type="float" office:value="119759850" calcext:value-type="float">
            <text:p>119759850</text:p>
          </table:table-cell>
          <table:table-cell table:formula="of:=[.R30]+[.S30]" office:value-type="float" office:value="86493225" calcext:value-type="float">
            <text:p>86493225</text:p>
          </table:table-cell>
          <table:table-cell table:formula="of:=[.S30]+[.T30]" office:value-type="float" office:value="54627300" calcext:value-type="float">
            <text:p>54627300</text:p>
          </table:table-cell>
          <table:table-cell table:formula="of:=[.T30]+[.U30]" office:value-type="float" office:value="30045015" calcext:value-type="float">
            <text:p>30045015</text:p>
          </table:table-cell>
          <table:table-cell table:formula="of:=[.U30]+[.V30]" office:value-type="float" office:value="14307150" calcext:value-type="float">
            <text:p>14307150</text:p>
          </table:table-cell>
          <table:table-cell table:formula="of:=[.V30]+[.W30]" office:value-type="float" office:value="5852925" calcext:value-type="float">
            <text:p>5852925</text:p>
          </table:table-cell>
          <table:table-cell table:formula="of:=[.W30]+[.X30]" office:value-type="float" office:value="2035800" calcext:value-type="float">
            <text:p>2035800</text:p>
          </table:table-cell>
          <table:table-cell table:formula="of:=[.X30]+[.Y30]" office:value-type="float" office:value="593775" calcext:value-type="float">
            <text:p>593775</text:p>
          </table:table-cell>
          <table:table-cell table:formula="of:=[.Y30]+[.Z30]" office:value-type="float" office:value="142506" calcext:value-type="float">
            <text:p>142506</text:p>
          </table:table-cell>
          <table:table-cell table:formula="of:=[.Z30]+[.AA30]" office:value-type="float" office:value="27405" calcext:value-type="float">
            <text:p>27405</text:p>
          </table:table-cell>
          <table:table-cell table:formula="of:=[.AA30]+[.AB30]" office:value-type="float" office:value="4060" calcext:value-type="float">
            <text:p>4060</text:p>
          </table:table-cell>
          <table:table-cell table:formula="of:=[.AB30]+[.AC30]" office:value-type="float" office:value="435" calcext:value-type="float">
            <text:p>435</text:p>
          </table:table-cell>
          <table:table-cell table:formula="of:=[.AC30]+[.AD30]" office:value-type="float" office:value="30" calcext:value-type="float">
            <text:p>30</text:p>
          </table:table-cell>
          <table:table-cell table:formula="of:=[.AD3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1]" office:value-type="float" office:value="1" calcext:value-type="float">
            <text:p>1</text:p>
          </table:table-cell>
          <table:table-cell table:formula="of:=[.A31]+[.B31]" office:value-type="float" office:value="31" calcext:value-type="float">
            <text:p>31</text:p>
          </table:table-cell>
          <table:table-cell table:formula="of:=[.B31]+[.C31]" office:value-type="float" office:value="465" calcext:value-type="float">
            <text:p>465</text:p>
          </table:table-cell>
          <table:table-cell table:formula="of:=[.C31]+[.D31]" office:value-type="float" office:value="4495" calcext:value-type="float">
            <text:p>4495</text:p>
          </table:table-cell>
          <table:table-cell table:formula="of:=[.D31]+[.E31]" office:value-type="float" office:value="31465" calcext:value-type="float">
            <text:p>31465</text:p>
          </table:table-cell>
          <table:table-cell table:formula="of:=[.E31]+[.F31]" office:value-type="float" office:value="169911" calcext:value-type="float">
            <text:p>169911</text:p>
          </table:table-cell>
          <table:table-cell table:formula="of:=[.F31]+[.G31]" office:value-type="float" office:value="736281" calcext:value-type="float">
            <text:p>736281</text:p>
          </table:table-cell>
          <table:table-cell table:formula="of:=[.G31]+[.H31]" office:value-type="float" office:value="2629575" calcext:value-type="float">
            <text:p>2629575</text:p>
          </table:table-cell>
          <table:table-cell table:formula="of:=[.H31]+[.I31]" office:value-type="float" office:value="7888725" calcext:value-type="float">
            <text:p>7888725</text:p>
          </table:table-cell>
          <table:table-cell table:formula="of:=[.I31]+[.J31]" office:value-type="float" office:value="20160075" calcext:value-type="float">
            <text:p>20160075</text:p>
          </table:table-cell>
          <table:table-cell table:formula="of:=[.J31]+[.K31]" office:value-type="float" office:value="44352165" calcext:value-type="float">
            <text:p>44352165</text:p>
          </table:table-cell>
          <table:table-cell table:formula="of:=[.K31]+[.L31]" office:value-type="float" office:value="84672315" calcext:value-type="float">
            <text:p>84672315</text:p>
          </table:table-cell>
          <table:table-cell table:formula="of:=[.L31]+[.M31]" office:value-type="float" office:value="141120525" calcext:value-type="float">
            <text:p>141120525</text:p>
          </table:table-cell>
          <table:table-cell table:formula="of:=[.M31]+[.N31]" office:value-type="float" office:value="206253075" calcext:value-type="float">
            <text:p>206253075</text:p>
          </table:table-cell>
          <table:table-cell table:formula="of:=[.N31]+[.O31]" office:value-type="float" office:value="265182525" calcext:value-type="float">
            <text:p>265182525</text:p>
          </table:table-cell>
          <table:table-cell table:formula="of:=[.O31]+[.P31]" office:value-type="float" office:value="300540195" calcext:value-type="float">
            <text:p>300540195</text:p>
          </table:table-cell>
          <table:table-cell table:formula="of:=[.P31]+[.Q31]" office:value-type="float" office:value="300540195" calcext:value-type="float">
            <text:p>300540195</text:p>
          </table:table-cell>
          <table:table-cell table:formula="of:=[.Q31]+[.R31]" office:value-type="float" office:value="265182525" calcext:value-type="float">
            <text:p>265182525</text:p>
          </table:table-cell>
          <table:table-cell table:formula="of:=[.R31]+[.S31]" office:value-type="float" office:value="206253075" calcext:value-type="float">
            <text:p>206253075</text:p>
          </table:table-cell>
          <table:table-cell table:formula="of:=[.S31]+[.T31]" office:value-type="float" office:value="141120525" calcext:value-type="float">
            <text:p>141120525</text:p>
          </table:table-cell>
          <table:table-cell table:formula="of:=[.T31]+[.U31]" office:value-type="float" office:value="84672315" calcext:value-type="float">
            <text:p>84672315</text:p>
          </table:table-cell>
          <table:table-cell table:formula="of:=[.U31]+[.V31]" office:value-type="float" office:value="44352165" calcext:value-type="float">
            <text:p>44352165</text:p>
          </table:table-cell>
          <table:table-cell table:formula="of:=[.V31]+[.W31]" office:value-type="float" office:value="20160075" calcext:value-type="float">
            <text:p>20160075</text:p>
          </table:table-cell>
          <table:table-cell table:formula="of:=[.W31]+[.X31]" office:value-type="float" office:value="7888725" calcext:value-type="float">
            <text:p>7888725</text:p>
          </table:table-cell>
          <table:table-cell table:formula="of:=[.X31]+[.Y31]" office:value-type="float" office:value="2629575" calcext:value-type="float">
            <text:p>2629575</text:p>
          </table:table-cell>
          <table:table-cell table:formula="of:=[.Y31]+[.Z31]" office:value-type="float" office:value="736281" calcext:value-type="float">
            <text:p>736281</text:p>
          </table:table-cell>
          <table:table-cell table:formula="of:=[.Z31]+[.AA31]" office:value-type="float" office:value="169911" calcext:value-type="float">
            <text:p>169911</text:p>
          </table:table-cell>
          <table:table-cell table:formula="of:=[.AA31]+[.AB31]" office:value-type="float" office:value="31465" calcext:value-type="float">
            <text:p>31465</text:p>
          </table:table-cell>
          <table:table-cell table:formula="of:=[.AB31]+[.AC31]" office:value-type="float" office:value="4495" calcext:value-type="float">
            <text:p>4495</text:p>
          </table:table-cell>
          <table:table-cell table:formula="of:=[.AC31]+[.AD31]" office:value-type="float" office:value="465" calcext:value-type="float">
            <text:p>465</text:p>
          </table:table-cell>
          <table:table-cell table:formula="of:=[.AD31]+[.AE31]" office:value-type="float" office:value="31" calcext:value-type="float">
            <text:p>31</text:p>
          </table:table-cell>
          <table:table-cell table:formula="of:=[.AE3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2]" office:value-type="float" office:value="1" calcext:value-type="float">
            <text:p>1</text:p>
          </table:table-cell>
          <table:table-cell table:formula="of:=[.A32]+[.B32]" office:value-type="float" office:value="32" calcext:value-type="float">
            <text:p>32</text:p>
          </table:table-cell>
          <table:table-cell table:formula="of:=[.B32]+[.C32]" office:value-type="float" office:value="496" calcext:value-type="float">
            <text:p>496</text:p>
          </table:table-cell>
          <table:table-cell table:formula="of:=[.C32]+[.D32]" office:value-type="float" office:value="4960" calcext:value-type="float">
            <text:p>4960</text:p>
          </table:table-cell>
          <table:table-cell table:formula="of:=[.D32]+[.E32]" office:value-type="float" office:value="35960" calcext:value-type="float">
            <text:p>35960</text:p>
          </table:table-cell>
          <table:table-cell table:formula="of:=[.E32]+[.F32]" office:value-type="float" office:value="201376" calcext:value-type="float">
            <text:p>201376</text:p>
          </table:table-cell>
          <table:table-cell table:formula="of:=[.F32]+[.G32]" office:value-type="float" office:value="906192" calcext:value-type="float">
            <text:p>906192</text:p>
          </table:table-cell>
          <table:table-cell table:formula="of:=[.G32]+[.H32]" office:value-type="float" office:value="3365856" calcext:value-type="float">
            <text:p>3365856</text:p>
          </table:table-cell>
          <table:table-cell table:formula="of:=[.H32]+[.I32]" office:value-type="float" office:value="10518300" calcext:value-type="float">
            <text:p>10518300</text:p>
          </table:table-cell>
          <table:table-cell table:formula="of:=[.I32]+[.J32]" office:value-type="float" office:value="28048800" calcext:value-type="float">
            <text:p>28048800</text:p>
          </table:table-cell>
          <table:table-cell table:formula="of:=[.J32]+[.K32]" office:value-type="float" office:value="64512240" calcext:value-type="float">
            <text:p>64512240</text:p>
          </table:table-cell>
          <table:table-cell table:formula="of:=[.K32]+[.L32]" office:value-type="float" office:value="129024480" calcext:value-type="float">
            <text:p>129024480</text:p>
          </table:table-cell>
          <table:table-cell table:formula="of:=[.L32]+[.M32]" office:value-type="float" office:value="225792840" calcext:value-type="float">
            <text:p>225792840</text:p>
          </table:table-cell>
          <table:table-cell table:formula="of:=[.M32]+[.N32]" office:value-type="float" office:value="347373600" calcext:value-type="float">
            <text:p>347373600</text:p>
          </table:table-cell>
          <table:table-cell table:formula="of:=[.N32]+[.O32]" office:value-type="float" office:value="471435600" calcext:value-type="float">
            <text:p>471435600</text:p>
          </table:table-cell>
          <table:table-cell table:formula="of:=[.O32]+[.P32]" office:value-type="float" office:value="565722720" calcext:value-type="float">
            <text:p>565722720</text:p>
          </table:table-cell>
          <table:table-cell table:formula="of:=[.P32]+[.Q32]" office:value-type="float" office:value="601080390" calcext:value-type="float">
            <text:p>601080390</text:p>
          </table:table-cell>
          <table:table-cell table:formula="of:=[.Q32]+[.R32]" office:value-type="float" office:value="565722720" calcext:value-type="float">
            <text:p>565722720</text:p>
          </table:table-cell>
          <table:table-cell table:formula="of:=[.R32]+[.S32]" office:value-type="float" office:value="471435600" calcext:value-type="float">
            <text:p>471435600</text:p>
          </table:table-cell>
          <table:table-cell table:formula="of:=[.S32]+[.T32]" office:value-type="float" office:value="347373600" calcext:value-type="float">
            <text:p>347373600</text:p>
          </table:table-cell>
          <table:table-cell table:formula="of:=[.T32]+[.U32]" office:value-type="float" office:value="225792840" calcext:value-type="float">
            <text:p>225792840</text:p>
          </table:table-cell>
          <table:table-cell table:formula="of:=[.U32]+[.V32]" office:value-type="float" office:value="129024480" calcext:value-type="float">
            <text:p>129024480</text:p>
          </table:table-cell>
          <table:table-cell table:formula="of:=[.V32]+[.W32]" office:value-type="float" office:value="64512240" calcext:value-type="float">
            <text:p>64512240</text:p>
          </table:table-cell>
          <table:table-cell table:formula="of:=[.W32]+[.X32]" office:value-type="float" office:value="28048800" calcext:value-type="float">
            <text:p>28048800</text:p>
          </table:table-cell>
          <table:table-cell table:formula="of:=[.X32]+[.Y32]" office:value-type="float" office:value="10518300" calcext:value-type="float">
            <text:p>10518300</text:p>
          </table:table-cell>
          <table:table-cell table:formula="of:=[.Y32]+[.Z32]" office:value-type="float" office:value="3365856" calcext:value-type="float">
            <text:p>3365856</text:p>
          </table:table-cell>
          <table:table-cell table:formula="of:=[.Z32]+[.AA32]" office:value-type="float" office:value="906192" calcext:value-type="float">
            <text:p>906192</text:p>
          </table:table-cell>
          <table:table-cell table:formula="of:=[.AA32]+[.AB32]" office:value-type="float" office:value="201376" calcext:value-type="float">
            <text:p>201376</text:p>
          </table:table-cell>
          <table:table-cell table:formula="of:=[.AB32]+[.AC32]" office:value-type="float" office:value="35960" calcext:value-type="float">
            <text:p>35960</text:p>
          </table:table-cell>
          <table:table-cell table:formula="of:=[.AC32]+[.AD32]" office:value-type="float" office:value="4960" calcext:value-type="float">
            <text:p>4960</text:p>
          </table:table-cell>
          <table:table-cell table:formula="of:=[.AD32]+[.AE32]" office:value-type="float" office:value="496" calcext:value-type="float">
            <text:p>496</text:p>
          </table:table-cell>
          <table:table-cell table:formula="of:=[.AE32]+[.AF32]" office:value-type="float" office:value="32" calcext:value-type="float">
            <text:p>32</text:p>
          </table:table-cell>
          <table:table-cell table:formula="of:=[.AF32]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41" table:default-cell-style-name="Default"/>
        <table:table-row table:style-name="ro1">
          <table:table-cell table:formula="of:=IF([Sheet1.A1]&gt;0;IF(MOD([Sheet1.A1];7)=0;&quot;DDD&quot;;&quot;i&quot;);&quot;.&quot;)" office:value-type="string" office:string-value="i" calcext:value-type="string">
            <text:p>i</text:p>
          </table:table-cell>
          <table:table-cell table:formula="of:=IF([Sheet1.B1]&gt;0;IF(MOD([Sheet1.B1];7)=0;&quot;DDD&quot;;&quot;i&quot;);&quot;.&quot;)" office:value-type="string" office:string-value="." calcext:value-type="string">
            <text:p>.</text:p>
          </table:table-cell>
          <table:table-cell table:formula="of:=IF([Sheet1.C1]&gt;0;IF(MOD([Sheet1.C1];7)=0;&quot;DDD&quot;;&quot;i&quot;);&quot;.&quot;)" office:value-type="string" office:string-value="." calcext:value-type="string">
            <text:p>.</text:p>
          </table:table-cell>
          <table:table-cell table:formula="of:=IF([Sheet1.D1]&gt;0;IF(MOD([Sheet1.D1];7)=0;&quot;DDD&quot;;&quot;i&quot;);&quot;.&quot;)" office:value-type="string" office:string-value="." calcext:value-type="string">
            <text:p>.</text:p>
          </table:table-cell>
          <table:table-cell table:formula="of:=IF([Sheet1.E1]&gt;0;IF(MOD([Sheet1.E1];7)=0;&quot;DDD&quot;;&quot;i&quot;);&quot;.&quot;)" office:value-type="string" office:string-value="." calcext:value-type="string">
            <text:p>.</text:p>
          </table:table-cell>
          <table:table-cell table:formula="of:=IF([Sheet1.F1]&gt;0;IF(MOD([Sheet1.F1];7)=0;&quot;DDD&quot;;&quot;i&quot;);&quot;.&quot;)" office:value-type="string" office:string-value="." calcext:value-type="string">
            <text:p>.</text:p>
          </table:table-cell>
          <table:table-cell table:formula="of:=IF([Sheet1.G1]&gt;0;IF(MOD([Sheet1.G1];7)=0;&quot;DDD&quot;;&quot;i&quot;);&quot;.&quot;)" office:value-type="string" office:string-value="." calcext:value-type="string">
            <text:p>.</text:p>
          </table:table-cell>
          <table:table-cell table:formula="of:=IF([Sheet1.H1]&gt;0;IF(MOD([Sheet1.H1];7)=0;&quot;DDD&quot;;&quot;i&quot;);&quot;.&quot;)" office:value-type="string" office:string-value="." calcext:value-type="string">
            <text:p>.</text:p>
          </table:table-cell>
          <table:table-cell table:formula="of:=IF([Sheet1.I1]&gt;0;IF(MOD([Sheet1.I1];7)=0;&quot;DDD&quot;;&quot;i&quot;);&quot;.&quot;)" office:value-type="string" office:string-value="." calcext:value-type="string">
            <text:p>.</text:p>
          </table:table-cell>
          <table:table-cell table:formula="of:=IF([Sheet1.J1]&gt;0;IF(MOD([Sheet1.J1];7)=0;&quot;DDD&quot;;&quot;i&quot;);&quot;.&quot;)" office:value-type="string" office:string-value="." calcext:value-type="string">
            <text:p>.</text:p>
          </table:table-cell>
          <table:table-cell table:formula="of:=IF([Sheet1.K1]&gt;0;IF(MOD([Sheet1.K1];7)=0;&quot;DDD&quot;;&quot;i&quot;);&quot;.&quot;)" office:value-type="string" office:string-value="." calcext:value-type="string">
            <text:p>.</text:p>
          </table:table-cell>
          <table:table-cell table:formula="of:=IF([Sheet1.L1]&gt;0;IF(MOD([Sheet1.L1];7)=0;&quot;DDD&quot;;&quot;i&quot;);&quot;.&quot;)" office:value-type="string" office:string-value="." calcext:value-type="string">
            <text:p>.</text:p>
          </table:table-cell>
          <table:table-cell table:formula="of:=IF([Sheet1.M1]&gt;0;IF(MOD([Sheet1.M1];7)=0;&quot;DDD&quot;;&quot;i&quot;);&quot;.&quot;)" office:value-type="string" office:string-value="." calcext:value-type="string">
            <text:p>.</text:p>
          </table:table-cell>
          <table:table-cell table:formula="of:=IF([Sheet1.N1]&gt;0;IF(MOD([Sheet1.N1];7)=0;&quot;DDD&quot;;&quot;i&quot;);&quot;.&quot;)" office:value-type="string" office:string-value="." calcext:value-type="string">
            <text:p>.</text:p>
          </table:table-cell>
          <table:table-cell table:formula="of:=IF([Sheet1.O1]&gt;0;IF(MOD([Sheet1.O1];7)=0;&quot;DDD&quot;;&quot;i&quot;);&quot;.&quot;)" office:value-type="string" office:string-value="." calcext:value-type="string">
            <text:p>.</text:p>
          </table:table-cell>
          <table:table-cell table:formula="of:=IF([Sheet1.P1]&gt;0;IF(MOD([Sheet1.P1];7)=0;&quot;DDD&quot;;&quot;i&quot;);&quot;.&quot;)" office:value-type="string" office:string-value="." calcext:value-type="string">
            <text:p>.</text:p>
          </table:table-cell>
          <table:table-cell table:formula="of:=IF([Sheet1.Q1]&gt;0;IF(MOD([Sheet1.Q1];7)=0;&quot;DDD&quot;;&quot;i&quot;);&quot;.&quot;)" office:value-type="string" office:string-value="." calcext:value-type="string">
            <text:p>.</text:p>
          </table:table-cell>
          <table:table-cell table:formula="of:=IF([Sheet1.R1]&gt;0;IF(MOD([Sheet1.R1];7)=0;&quot;DDD&quot;;&quot;i&quot;);&quot;.&quot;)" office:value-type="string" office:string-value="." calcext:value-type="string">
            <text:p>.</text:p>
          </table:table-cell>
          <table:table-cell table:formula="of:=IF([Sheet1.S1]&gt;0;IF(MOD([Sheet1.S1];7)=0;&quot;DDD&quot;;&quot;i&quot;);&quot;.&quot;)" office:value-type="string" office:string-value="." calcext:value-type="string">
            <text:p>.</text:p>
          </table:table-cell>
          <table:table-cell table:formula="of:=IF([Sheet1.T1]&gt;0;IF(MOD([Sheet1.T1];7)=0;&quot;DDD&quot;;&quot;i&quot;);&quot;.&quot;)" office:value-type="string" office:string-value="." calcext:value-type="string">
            <text:p>.</text:p>
          </table:table-cell>
          <table:table-cell table:formula="of:=IF([Sheet1.U1]&gt;0;IF(MOD([Sheet1.U1];7)=0;&quot;DDD&quot;;&quot;i&quot;);&quot;.&quot;)" office:value-type="string" office:string-value="." calcext:value-type="string">
            <text:p>.</text:p>
          </table:table-cell>
          <table:table-cell table:formula="of:=IF([Sheet1.V1]&gt;0;IF(MOD([Sheet1.V1];7)=0;&quot;DDD&quot;;&quot;i&quot;);&quot;.&quot;)" office:value-type="string" office:string-value="." calcext:value-type="string">
            <text:p>.</text:p>
          </table:table-cell>
          <table:table-cell table:formula="of:=IF([Sheet1.W1]&gt;0;IF(MOD([Sheet1.W1];7)=0;&quot;DDD&quot;;&quot;i&quot;);&quot;.&quot;)" office:value-type="string" office:string-value="." calcext:value-type="string">
            <text:p>.</text:p>
          </table:table-cell>
          <table:table-cell table:formula="of:=IF([Sheet1.X1]&gt;0;IF(MOD([Sheet1.X1];7)=0;&quot;DDD&quot;;&quot;i&quot;);&quot;.&quot;)" office:value-type="string" office:string-value="." calcext:value-type="string">
            <text:p>.</text:p>
          </table:table-cell>
          <table:table-cell table:formula="of:=IF([Sheet1.Y1]&gt;0;IF(MOD([Sheet1.Y1];7)=0;&quot;DDD&quot;;&quot;i&quot;);&quot;.&quot;)" office:value-type="string" office:string-value="." calcext:value-type="string">
            <text:p>.</text:p>
          </table:table-cell>
          <table:table-cell table:formula="of:=IF([Sheet1.Z1]&gt;0;IF(MOD([Sheet1.Z1];7)=0;&quot;DDD&quot;;&quot;i&quot;);&quot;.&quot;)" office:value-type="string" office:string-value="." calcext:value-type="string">
            <text:p>.</text:p>
          </table:table-cell>
          <table:table-cell table:formula="of:=IF([Sheet1.AA1]&gt;0;IF(MOD([Sheet1.AA1];7)=0;&quot;DDD&quot;;&quot;i&quot;);&quot;.&quot;)" office:value-type="string" office:string-value="." calcext:value-type="string">
            <text:p>.</text:p>
          </table:table-cell>
          <table:table-cell table:formula="of:=IF([Sheet1.AB1]&gt;0;IF(MOD([Sheet1.AB1];7)=0;&quot;DDD&quot;;&quot;i&quot;);&quot;.&quot;)" office:value-type="string" office:string-value="." calcext:value-type="string">
            <text:p>.</text:p>
          </table:table-cell>
          <table:table-cell table:formula="of:=IF([Sheet1.AC1]&gt;0;IF(MOD([Sheet1.AC1];7)=0;&quot;DDD&quot;;&quot;i&quot;);&quot;.&quot;)" office:value-type="string" office:string-value="." calcext:value-type="string">
            <text:p>.</text:p>
          </table:table-cell>
          <table:table-cell table:formula="of:=IF([Sheet1.AD1]&gt;0;IF(MOD([Sheet1.AD1];7)=0;&quot;DDD&quot;;&quot;i&quot;);&quot;.&quot;)" office:value-type="string" office:string-value="." calcext:value-type="string">
            <text:p>.</text:p>
          </table:table-cell>
          <table:table-cell table:formula="of:=IF([Sheet1.AE1]&gt;0;IF(MOD([Sheet1.AE1];7)=0;&quot;DDD&quot;;&quot;i&quot;);&quot;.&quot;)" office:value-type="string" office:string-value="." calcext:value-type="string">
            <text:p>.</text:p>
          </table:table-cell>
          <table:table-cell table:formula="of:=IF([Sheet1.AF1]&gt;0;IF(MOD([Sheet1.AF1];7)=0;&quot;DDD&quot;;&quot;i&quot;);&quot;.&quot;)" office:value-type="string" office:string-value="." calcext:value-type="string">
            <text:p>.</text:p>
          </table:table-cell>
          <table:table-cell table:formula="of:=IF([Sheet1.AG1]&gt;0;IF(MOD([Sheet1.AG1];7)=0;&quot;DDD&quot;;&quot;i&quot;);&quot;.&quot;)" office:value-type="string" office:string-value="." calcext:value-type="string">
            <text:p>.</text:p>
          </table:table-cell>
          <table:table-cell table:formula="of:=IF([Sheet1.AH1]&gt;0;IF(MOD([Sheet1.AH1];7)=0;&quot;DDD&quot;;&quot;i&quot;);&quot;.&quot;)" office:value-type="string" office:string-value="." calcext:value-type="string">
            <text:p>.</text:p>
          </table:table-cell>
          <table:table-cell table:formula="of:=IF([Sheet1.AI1]&gt;0;IF(MOD([Sheet1.AI1];7)=0;&quot;DDD&quot;;&quot;i&quot;);&quot;.&quot;)" office:value-type="string" office:string-value="." calcext:value-type="string">
            <text:p>.</text:p>
          </table:table-cell>
          <table:table-cell table:formula="of:=IF([Sheet1.AJ1]&gt;0;IF(MOD([Sheet1.AJ1];7)=0;&quot;DDD&quot;;&quot;i&quot;);&quot;.&quot;)" office:value-type="string" office:string-value="." calcext:value-type="string">
            <text:p>.</text:p>
          </table:table-cell>
          <table:table-cell table:formula="of:=IF([Sheet1.AK1]&gt;0;IF(MOD([Sheet1.AK1];7)=0;&quot;DDD&quot;;&quot;i&quot;);&quot;.&quot;)" office:value-type="string" office:string-value="." calcext:value-type="string">
            <text:p>.</text:p>
          </table:table-cell>
          <table:table-cell table:formula="of:=IF([Sheet1.AL1]&gt;0;IF(MOD([Sheet1.AL1];7)=0;&quot;DDD&quot;;&quot;i&quot;);&quot;.&quot;)" office:value-type="string" office:string-value="." calcext:value-type="string">
            <text:p>.</text:p>
          </table:table-cell>
          <table:table-cell table:formula="of:=IF([Sheet1.AM1]&gt;0;IF(MOD([Sheet1.AM1];7)=0;&quot;DDD&quot;;&quot;i&quot;);&quot;.&quot;)" office:value-type="string" office:string-value="." calcext:value-type="string">
            <text:p>.</text:p>
          </table:table-cell>
          <table:table-cell table:formula="of:=IF([Sheet1.AN1]&gt;0;IF(MOD([Sheet1.AN1];7)=0;&quot;DDD&quot;;&quot;i&quot;);&quot;.&quot;)" office:value-type="string" office:string-value="." calcext:value-type="string">
            <text:p>.</text:p>
          </table:table-cell>
          <table:table-cell table:formula="of:=IF([Sheet1.AO1]&gt;0;IF(MOD([Sheet1.AO1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]&gt;0;IF(MOD([Sheet1.A2];7)=0;&quot;DDD&quot;;&quot;i&quot;);&quot;.&quot;)" office:value-type="string" office:string-value="i" calcext:value-type="string">
            <text:p>i</text:p>
          </table:table-cell>
          <table:table-cell table:formula="of:=IF([Sheet1.B2]&gt;0;IF(MOD([Sheet1.B2];7)=0;&quot;DDD&quot;;&quot;i&quot;);&quot;.&quot;)" office:value-type="string" office:string-value="i" calcext:value-type="string">
            <text:p>i</text:p>
          </table:table-cell>
          <table:table-cell table:formula="of:=IF([Sheet1.C2]&gt;0;IF(MOD([Sheet1.C2];7)=0;&quot;DDD&quot;;&quot;i&quot;);&quot;.&quot;)" office:value-type="string" office:string-value="." calcext:value-type="string">
            <text:p>.</text:p>
          </table:table-cell>
          <table:table-cell table:formula="of:=IF([Sheet1.D2]&gt;0;IF(MOD([Sheet1.D2];7)=0;&quot;DDD&quot;;&quot;i&quot;);&quot;.&quot;)" office:value-type="string" office:string-value="." calcext:value-type="string">
            <text:p>.</text:p>
          </table:table-cell>
          <table:table-cell table:formula="of:=IF([Sheet1.E2]&gt;0;IF(MOD([Sheet1.E2];7)=0;&quot;DDD&quot;;&quot;i&quot;);&quot;.&quot;)" office:value-type="string" office:string-value="." calcext:value-type="string">
            <text:p>.</text:p>
          </table:table-cell>
          <table:table-cell table:formula="of:=IF([Sheet1.F2]&gt;0;IF(MOD([Sheet1.F2];7)=0;&quot;DDD&quot;;&quot;i&quot;);&quot;.&quot;)" office:value-type="string" office:string-value="." calcext:value-type="string">
            <text:p>.</text:p>
          </table:table-cell>
          <table:table-cell table:formula="of:=IF([Sheet1.G2]&gt;0;IF(MOD([Sheet1.G2];7)=0;&quot;DDD&quot;;&quot;i&quot;);&quot;.&quot;)" office:value-type="string" office:string-value="." calcext:value-type="string">
            <text:p>.</text:p>
          </table:table-cell>
          <table:table-cell table:formula="of:=IF([Sheet1.H2]&gt;0;IF(MOD([Sheet1.H2];7)=0;&quot;DDD&quot;;&quot;i&quot;);&quot;.&quot;)" office:value-type="string" office:string-value="." calcext:value-type="string">
            <text:p>.</text:p>
          </table:table-cell>
          <table:table-cell table:formula="of:=IF([Sheet1.I2]&gt;0;IF(MOD([Sheet1.I2];7)=0;&quot;DDD&quot;;&quot;i&quot;);&quot;.&quot;)" office:value-type="string" office:string-value="." calcext:value-type="string">
            <text:p>.</text:p>
          </table:table-cell>
          <table:table-cell table:formula="of:=IF([Sheet1.J2]&gt;0;IF(MOD([Sheet1.J2];7)=0;&quot;DDD&quot;;&quot;i&quot;);&quot;.&quot;)" office:value-type="string" office:string-value="." calcext:value-type="string">
            <text:p>.</text:p>
          </table:table-cell>
          <table:table-cell table:formula="of:=IF([Sheet1.K2]&gt;0;IF(MOD([Sheet1.K2];7)=0;&quot;DDD&quot;;&quot;i&quot;);&quot;.&quot;)" office:value-type="string" office:string-value="." calcext:value-type="string">
            <text:p>.</text:p>
          </table:table-cell>
          <table:table-cell table:formula="of:=IF([Sheet1.L2]&gt;0;IF(MOD([Sheet1.L2];7)=0;&quot;DDD&quot;;&quot;i&quot;);&quot;.&quot;)" office:value-type="string" office:string-value="." calcext:value-type="string">
            <text:p>.</text:p>
          </table:table-cell>
          <table:table-cell table:formula="of:=IF([Sheet1.M2]&gt;0;IF(MOD([Sheet1.M2];7)=0;&quot;DDD&quot;;&quot;i&quot;);&quot;.&quot;)" office:value-type="string" office:string-value="." calcext:value-type="string">
            <text:p>.</text:p>
          </table:table-cell>
          <table:table-cell table:formula="of:=IF([Sheet1.N2]&gt;0;IF(MOD([Sheet1.N2];7)=0;&quot;DDD&quot;;&quot;i&quot;);&quot;.&quot;)" office:value-type="string" office:string-value="." calcext:value-type="string">
            <text:p>.</text:p>
          </table:table-cell>
          <table:table-cell table:formula="of:=IF([Sheet1.O2]&gt;0;IF(MOD([Sheet1.O2];7)=0;&quot;DDD&quot;;&quot;i&quot;);&quot;.&quot;)" office:value-type="string" office:string-value="." calcext:value-type="string">
            <text:p>.</text:p>
          </table:table-cell>
          <table:table-cell table:formula="of:=IF([Sheet1.P2]&gt;0;IF(MOD([Sheet1.P2];7)=0;&quot;DDD&quot;;&quot;i&quot;);&quot;.&quot;)" office:value-type="string" office:string-value="." calcext:value-type="string">
            <text:p>.</text:p>
          </table:table-cell>
          <table:table-cell table:formula="of:=IF([Sheet1.Q2]&gt;0;IF(MOD([Sheet1.Q2];7)=0;&quot;DDD&quot;;&quot;i&quot;);&quot;.&quot;)" office:value-type="string" office:string-value="." calcext:value-type="string">
            <text:p>.</text:p>
          </table:table-cell>
          <table:table-cell table:formula="of:=IF([Sheet1.R2]&gt;0;IF(MOD([Sheet1.R2];7)=0;&quot;DDD&quot;;&quot;i&quot;);&quot;.&quot;)" office:value-type="string" office:string-value="." calcext:value-type="string">
            <text:p>.</text:p>
          </table:table-cell>
          <table:table-cell table:formula="of:=IF([Sheet1.S2]&gt;0;IF(MOD([Sheet1.S2];7)=0;&quot;DDD&quot;;&quot;i&quot;);&quot;.&quot;)" office:value-type="string" office:string-value="." calcext:value-type="string">
            <text:p>.</text:p>
          </table:table-cell>
          <table:table-cell table:formula="of:=IF([Sheet1.T2]&gt;0;IF(MOD([Sheet1.T2];7)=0;&quot;DDD&quot;;&quot;i&quot;);&quot;.&quot;)" office:value-type="string" office:string-value="." calcext:value-type="string">
            <text:p>.</text:p>
          </table:table-cell>
          <table:table-cell table:formula="of:=IF([Sheet1.U2]&gt;0;IF(MOD([Sheet1.U2];7)=0;&quot;DDD&quot;;&quot;i&quot;);&quot;.&quot;)" office:value-type="string" office:string-value="." calcext:value-type="string">
            <text:p>.</text:p>
          </table:table-cell>
          <table:table-cell table:formula="of:=IF([Sheet1.V2]&gt;0;IF(MOD([Sheet1.V2];7)=0;&quot;DDD&quot;;&quot;i&quot;);&quot;.&quot;)" office:value-type="string" office:string-value="." calcext:value-type="string">
            <text:p>.</text:p>
          </table:table-cell>
          <table:table-cell table:formula="of:=IF([Sheet1.W2]&gt;0;IF(MOD([Sheet1.W2];7)=0;&quot;DDD&quot;;&quot;i&quot;);&quot;.&quot;)" office:value-type="string" office:string-value="." calcext:value-type="string">
            <text:p>.</text:p>
          </table:table-cell>
          <table:table-cell table:formula="of:=IF([Sheet1.X2]&gt;0;IF(MOD([Sheet1.X2];7)=0;&quot;DDD&quot;;&quot;i&quot;);&quot;.&quot;)" office:value-type="string" office:string-value="." calcext:value-type="string">
            <text:p>.</text:p>
          </table:table-cell>
          <table:table-cell table:formula="of:=IF([Sheet1.Y2]&gt;0;IF(MOD([Sheet1.Y2];7)=0;&quot;DDD&quot;;&quot;i&quot;);&quot;.&quot;)" office:value-type="string" office:string-value="." calcext:value-type="string">
            <text:p>.</text:p>
          </table:table-cell>
          <table:table-cell table:formula="of:=IF([Sheet1.Z2]&gt;0;IF(MOD([Sheet1.Z2];7)=0;&quot;DDD&quot;;&quot;i&quot;);&quot;.&quot;)" office:value-type="string" office:string-value="." calcext:value-type="string">
            <text:p>.</text:p>
          </table:table-cell>
          <table:table-cell table:formula="of:=IF([Sheet1.AA2]&gt;0;IF(MOD([Sheet1.AA2];7)=0;&quot;DDD&quot;;&quot;i&quot;);&quot;.&quot;)" office:value-type="string" office:string-value="." calcext:value-type="string">
            <text:p>.</text:p>
          </table:table-cell>
          <table:table-cell table:formula="of:=IF([Sheet1.AB2]&gt;0;IF(MOD([Sheet1.AB2];7)=0;&quot;DDD&quot;;&quot;i&quot;);&quot;.&quot;)" office:value-type="string" office:string-value="." calcext:value-type="string">
            <text:p>.</text:p>
          </table:table-cell>
          <table:table-cell table:formula="of:=IF([Sheet1.AC2]&gt;0;IF(MOD([Sheet1.AC2];7)=0;&quot;DDD&quot;;&quot;i&quot;);&quot;.&quot;)" office:value-type="string" office:string-value="." calcext:value-type="string">
            <text:p>.</text:p>
          </table:table-cell>
          <table:table-cell table:formula="of:=IF([Sheet1.AD2]&gt;0;IF(MOD([Sheet1.AD2];7)=0;&quot;DDD&quot;;&quot;i&quot;);&quot;.&quot;)" office:value-type="string" office:string-value="." calcext:value-type="string">
            <text:p>.</text:p>
          </table:table-cell>
          <table:table-cell table:formula="of:=IF([Sheet1.AE2]&gt;0;IF(MOD([Sheet1.AE2];7)=0;&quot;DDD&quot;;&quot;i&quot;);&quot;.&quot;)" office:value-type="string" office:string-value="." calcext:value-type="string">
            <text:p>.</text:p>
          </table:table-cell>
          <table:table-cell table:formula="of:=IF([Sheet1.AF2]&gt;0;IF(MOD([Sheet1.AF2];7)=0;&quot;DDD&quot;;&quot;i&quot;);&quot;.&quot;)" office:value-type="string" office:string-value="." calcext:value-type="string">
            <text:p>.</text:p>
          </table:table-cell>
          <table:table-cell table:formula="of:=IF([Sheet1.AG2]&gt;0;IF(MOD([Sheet1.AG2];7)=0;&quot;DDD&quot;;&quot;i&quot;);&quot;.&quot;)" office:value-type="string" office:string-value="." calcext:value-type="string">
            <text:p>.</text:p>
          </table:table-cell>
          <table:table-cell table:formula="of:=IF([Sheet1.AH2]&gt;0;IF(MOD([Sheet1.AH2];7)=0;&quot;DDD&quot;;&quot;i&quot;);&quot;.&quot;)" office:value-type="string" office:string-value="." calcext:value-type="string">
            <text:p>.</text:p>
          </table:table-cell>
          <table:table-cell table:formula="of:=IF([Sheet1.AI2]&gt;0;IF(MOD([Sheet1.AI2];7)=0;&quot;DDD&quot;;&quot;i&quot;);&quot;.&quot;)" office:value-type="string" office:string-value="." calcext:value-type="string">
            <text:p>.</text:p>
          </table:table-cell>
          <table:table-cell table:formula="of:=IF([Sheet1.AJ2]&gt;0;IF(MOD([Sheet1.AJ2];7)=0;&quot;DDD&quot;;&quot;i&quot;);&quot;.&quot;)" office:value-type="string" office:string-value="." calcext:value-type="string">
            <text:p>.</text:p>
          </table:table-cell>
          <table:table-cell table:formula="of:=IF([Sheet1.AK2]&gt;0;IF(MOD([Sheet1.AK2];7)=0;&quot;DDD&quot;;&quot;i&quot;);&quot;.&quot;)" office:value-type="string" office:string-value="." calcext:value-type="string">
            <text:p>.</text:p>
          </table:table-cell>
          <table:table-cell table:formula="of:=IF([Sheet1.AL2]&gt;0;IF(MOD([Sheet1.AL2];7)=0;&quot;DDD&quot;;&quot;i&quot;);&quot;.&quot;)" office:value-type="string" office:string-value="." calcext:value-type="string">
            <text:p>.</text:p>
          </table:table-cell>
          <table:table-cell table:formula="of:=IF([Sheet1.AM2]&gt;0;IF(MOD([Sheet1.AM2];7)=0;&quot;DDD&quot;;&quot;i&quot;);&quot;.&quot;)" office:value-type="string" office:string-value="." calcext:value-type="string">
            <text:p>.</text:p>
          </table:table-cell>
          <table:table-cell table:formula="of:=IF([Sheet1.AN2]&gt;0;IF(MOD([Sheet1.AN2];7)=0;&quot;DDD&quot;;&quot;i&quot;);&quot;.&quot;)" office:value-type="string" office:string-value="." calcext:value-type="string">
            <text:p>.</text:p>
          </table:table-cell>
          <table:table-cell table:formula="of:=IF([Sheet1.AO2]&gt;0;IF(MOD([Sheet1.AO2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3]&gt;0;IF(MOD([Sheet1.A3];7)=0;&quot;DDD&quot;;&quot;i&quot;);&quot;.&quot;)" office:value-type="string" office:string-value="i" calcext:value-type="string">
            <text:p>i</text:p>
          </table:table-cell>
          <table:table-cell table:formula="of:=IF([Sheet1.B3]&gt;0;IF(MOD([Sheet1.B3];7)=0;&quot;DDD&quot;;&quot;i&quot;);&quot;.&quot;)" office:value-type="string" office:string-value="i" calcext:value-type="string">
            <text:p>i</text:p>
          </table:table-cell>
          <table:table-cell table:formula="of:=IF([Sheet1.C3]&gt;0;IF(MOD([Sheet1.C3];7)=0;&quot;DDD&quot;;&quot;i&quot;);&quot;.&quot;)" office:value-type="string" office:string-value="i" calcext:value-type="string">
            <text:p>i</text:p>
          </table:table-cell>
          <table:table-cell table:formula="of:=IF([Sheet1.D3]&gt;0;IF(MOD([Sheet1.D3];7)=0;&quot;DDD&quot;;&quot;i&quot;);&quot;.&quot;)" office:value-type="string" office:string-value="." calcext:value-type="string">
            <text:p>.</text:p>
          </table:table-cell>
          <table:table-cell table:formula="of:=IF([Sheet1.E3]&gt;0;IF(MOD([Sheet1.E3];7)=0;&quot;DDD&quot;;&quot;i&quot;);&quot;.&quot;)" office:value-type="string" office:string-value="." calcext:value-type="string">
            <text:p>.</text:p>
          </table:table-cell>
          <table:table-cell table:formula="of:=IF([Sheet1.F3]&gt;0;IF(MOD([Sheet1.F3];7)=0;&quot;DDD&quot;;&quot;i&quot;);&quot;.&quot;)" office:value-type="string" office:string-value="." calcext:value-type="string">
            <text:p>.</text:p>
          </table:table-cell>
          <table:table-cell table:formula="of:=IF([Sheet1.G3]&gt;0;IF(MOD([Sheet1.G3];7)=0;&quot;DDD&quot;;&quot;i&quot;);&quot;.&quot;)" office:value-type="string" office:string-value="." calcext:value-type="string">
            <text:p>.</text:p>
          </table:table-cell>
          <table:table-cell table:formula="of:=IF([Sheet1.H3]&gt;0;IF(MOD([Sheet1.H3];7)=0;&quot;DDD&quot;;&quot;i&quot;);&quot;.&quot;)" office:value-type="string" office:string-value="." calcext:value-type="string">
            <text:p>.</text:p>
          </table:table-cell>
          <table:table-cell table:formula="of:=IF([Sheet1.I3]&gt;0;IF(MOD([Sheet1.I3];7)=0;&quot;DDD&quot;;&quot;i&quot;);&quot;.&quot;)" office:value-type="string" office:string-value="." calcext:value-type="string">
            <text:p>.</text:p>
          </table:table-cell>
          <table:table-cell table:formula="of:=IF([Sheet1.J3]&gt;0;IF(MOD([Sheet1.J3];7)=0;&quot;DDD&quot;;&quot;i&quot;);&quot;.&quot;)" office:value-type="string" office:string-value="." calcext:value-type="string">
            <text:p>.</text:p>
          </table:table-cell>
          <table:table-cell table:formula="of:=IF([Sheet1.K3]&gt;0;IF(MOD([Sheet1.K3];7)=0;&quot;DDD&quot;;&quot;i&quot;);&quot;.&quot;)" office:value-type="string" office:string-value="." calcext:value-type="string">
            <text:p>.</text:p>
          </table:table-cell>
          <table:table-cell table:formula="of:=IF([Sheet1.L3]&gt;0;IF(MOD([Sheet1.L3];7)=0;&quot;DDD&quot;;&quot;i&quot;);&quot;.&quot;)" office:value-type="string" office:string-value="." calcext:value-type="string">
            <text:p>.</text:p>
          </table:table-cell>
          <table:table-cell table:formula="of:=IF([Sheet1.M3]&gt;0;IF(MOD([Sheet1.M3];7)=0;&quot;DDD&quot;;&quot;i&quot;);&quot;.&quot;)" office:value-type="string" office:string-value="." calcext:value-type="string">
            <text:p>.</text:p>
          </table:table-cell>
          <table:table-cell table:formula="of:=IF([Sheet1.N3]&gt;0;IF(MOD([Sheet1.N3];7)=0;&quot;DDD&quot;;&quot;i&quot;);&quot;.&quot;)" office:value-type="string" office:string-value="." calcext:value-type="string">
            <text:p>.</text:p>
          </table:table-cell>
          <table:table-cell table:formula="of:=IF([Sheet1.O3]&gt;0;IF(MOD([Sheet1.O3];7)=0;&quot;DDD&quot;;&quot;i&quot;);&quot;.&quot;)" office:value-type="string" office:string-value="." calcext:value-type="string">
            <text:p>.</text:p>
          </table:table-cell>
          <table:table-cell table:formula="of:=IF([Sheet1.P3]&gt;0;IF(MOD([Sheet1.P3];7)=0;&quot;DDD&quot;;&quot;i&quot;);&quot;.&quot;)" office:value-type="string" office:string-value="." calcext:value-type="string">
            <text:p>.</text:p>
          </table:table-cell>
          <table:table-cell table:formula="of:=IF([Sheet1.Q3]&gt;0;IF(MOD([Sheet1.Q3];7)=0;&quot;DDD&quot;;&quot;i&quot;);&quot;.&quot;)" office:value-type="string" office:string-value="." calcext:value-type="string">
            <text:p>.</text:p>
          </table:table-cell>
          <table:table-cell table:formula="of:=IF([Sheet1.R3]&gt;0;IF(MOD([Sheet1.R3];7)=0;&quot;DDD&quot;;&quot;i&quot;);&quot;.&quot;)" office:value-type="string" office:string-value="." calcext:value-type="string">
            <text:p>.</text:p>
          </table:table-cell>
          <table:table-cell table:formula="of:=IF([Sheet1.S3]&gt;0;IF(MOD([Sheet1.S3];7)=0;&quot;DDD&quot;;&quot;i&quot;);&quot;.&quot;)" office:value-type="string" office:string-value="." calcext:value-type="string">
            <text:p>.</text:p>
          </table:table-cell>
          <table:table-cell table:formula="of:=IF([Sheet1.T3]&gt;0;IF(MOD([Sheet1.T3];7)=0;&quot;DDD&quot;;&quot;i&quot;);&quot;.&quot;)" office:value-type="string" office:string-value="." calcext:value-type="string">
            <text:p>.</text:p>
          </table:table-cell>
          <table:table-cell table:formula="of:=IF([Sheet1.U3]&gt;0;IF(MOD([Sheet1.U3];7)=0;&quot;DDD&quot;;&quot;i&quot;);&quot;.&quot;)" office:value-type="string" office:string-value="." calcext:value-type="string">
            <text:p>.</text:p>
          </table:table-cell>
          <table:table-cell table:formula="of:=IF([Sheet1.V3]&gt;0;IF(MOD([Sheet1.V3];7)=0;&quot;DDD&quot;;&quot;i&quot;);&quot;.&quot;)" office:value-type="string" office:string-value="." calcext:value-type="string">
            <text:p>.</text:p>
          </table:table-cell>
          <table:table-cell table:formula="of:=IF([Sheet1.W3]&gt;0;IF(MOD([Sheet1.W3];7)=0;&quot;DDD&quot;;&quot;i&quot;);&quot;.&quot;)" office:value-type="string" office:string-value="." calcext:value-type="string">
            <text:p>.</text:p>
          </table:table-cell>
          <table:table-cell table:formula="of:=IF([Sheet1.X3]&gt;0;IF(MOD([Sheet1.X3];7)=0;&quot;DDD&quot;;&quot;i&quot;);&quot;.&quot;)" office:value-type="string" office:string-value="." calcext:value-type="string">
            <text:p>.</text:p>
          </table:table-cell>
          <table:table-cell table:formula="of:=IF([Sheet1.Y3]&gt;0;IF(MOD([Sheet1.Y3];7)=0;&quot;DDD&quot;;&quot;i&quot;);&quot;.&quot;)" office:value-type="string" office:string-value="." calcext:value-type="string">
            <text:p>.</text:p>
          </table:table-cell>
          <table:table-cell table:formula="of:=IF([Sheet1.Z3]&gt;0;IF(MOD([Sheet1.Z3];7)=0;&quot;DDD&quot;;&quot;i&quot;);&quot;.&quot;)" office:value-type="string" office:string-value="." calcext:value-type="string">
            <text:p>.</text:p>
          </table:table-cell>
          <table:table-cell table:formula="of:=IF([Sheet1.AA3]&gt;0;IF(MOD([Sheet1.AA3];7)=0;&quot;DDD&quot;;&quot;i&quot;);&quot;.&quot;)" office:value-type="string" office:string-value="." calcext:value-type="string">
            <text:p>.</text:p>
          </table:table-cell>
          <table:table-cell table:formula="of:=IF([Sheet1.AB3]&gt;0;IF(MOD([Sheet1.AB3];7)=0;&quot;DDD&quot;;&quot;i&quot;);&quot;.&quot;)" office:value-type="string" office:string-value="." calcext:value-type="string">
            <text:p>.</text:p>
          </table:table-cell>
          <table:table-cell table:formula="of:=IF([Sheet1.AC3]&gt;0;IF(MOD([Sheet1.AC3];7)=0;&quot;DDD&quot;;&quot;i&quot;);&quot;.&quot;)" office:value-type="string" office:string-value="." calcext:value-type="string">
            <text:p>.</text:p>
          </table:table-cell>
          <table:table-cell table:formula="of:=IF([Sheet1.AD3]&gt;0;IF(MOD([Sheet1.AD3];7)=0;&quot;DDD&quot;;&quot;i&quot;);&quot;.&quot;)" office:value-type="string" office:string-value="." calcext:value-type="string">
            <text:p>.</text:p>
          </table:table-cell>
          <table:table-cell table:formula="of:=IF([Sheet1.AE3]&gt;0;IF(MOD([Sheet1.AE3];7)=0;&quot;DDD&quot;;&quot;i&quot;);&quot;.&quot;)" office:value-type="string" office:string-value="." calcext:value-type="string">
            <text:p>.</text:p>
          </table:table-cell>
          <table:table-cell table:formula="of:=IF([Sheet1.AF3]&gt;0;IF(MOD([Sheet1.AF3];7)=0;&quot;DDD&quot;;&quot;i&quot;);&quot;.&quot;)" office:value-type="string" office:string-value="." calcext:value-type="string">
            <text:p>.</text:p>
          </table:table-cell>
          <table:table-cell table:formula="of:=IF([Sheet1.AG3]&gt;0;IF(MOD([Sheet1.AG3];7)=0;&quot;DDD&quot;;&quot;i&quot;);&quot;.&quot;)" office:value-type="string" office:string-value="." calcext:value-type="string">
            <text:p>.</text:p>
          </table:table-cell>
          <table:table-cell table:formula="of:=IF([Sheet1.AH3]&gt;0;IF(MOD([Sheet1.AH3];7)=0;&quot;DDD&quot;;&quot;i&quot;);&quot;.&quot;)" office:value-type="string" office:string-value="." calcext:value-type="string">
            <text:p>.</text:p>
          </table:table-cell>
          <table:table-cell table:formula="of:=IF([Sheet1.AI3]&gt;0;IF(MOD([Sheet1.AI3];7)=0;&quot;DDD&quot;;&quot;i&quot;);&quot;.&quot;)" office:value-type="string" office:string-value="." calcext:value-type="string">
            <text:p>.</text:p>
          </table:table-cell>
          <table:table-cell table:formula="of:=IF([Sheet1.AJ3]&gt;0;IF(MOD([Sheet1.AJ3];7)=0;&quot;DDD&quot;;&quot;i&quot;);&quot;.&quot;)" office:value-type="string" office:string-value="." calcext:value-type="string">
            <text:p>.</text:p>
          </table:table-cell>
          <table:table-cell table:formula="of:=IF([Sheet1.AK3]&gt;0;IF(MOD([Sheet1.AK3];7)=0;&quot;DDD&quot;;&quot;i&quot;);&quot;.&quot;)" office:value-type="string" office:string-value="." calcext:value-type="string">
            <text:p>.</text:p>
          </table:table-cell>
          <table:table-cell table:formula="of:=IF([Sheet1.AL3]&gt;0;IF(MOD([Sheet1.AL3];7)=0;&quot;DDD&quot;;&quot;i&quot;);&quot;.&quot;)" office:value-type="string" office:string-value="." calcext:value-type="string">
            <text:p>.</text:p>
          </table:table-cell>
          <table:table-cell table:formula="of:=IF([Sheet1.AM3]&gt;0;IF(MOD([Sheet1.AM3];7)=0;&quot;DDD&quot;;&quot;i&quot;);&quot;.&quot;)" office:value-type="string" office:string-value="." calcext:value-type="string">
            <text:p>.</text:p>
          </table:table-cell>
          <table:table-cell table:formula="of:=IF([Sheet1.AN3]&gt;0;IF(MOD([Sheet1.AN3];7)=0;&quot;DDD&quot;;&quot;i&quot;);&quot;.&quot;)" office:value-type="string" office:string-value="." calcext:value-type="string">
            <text:p>.</text:p>
          </table:table-cell>
          <table:table-cell table:formula="of:=IF([Sheet1.AO3]&gt;0;IF(MOD([Sheet1.AO3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4]&gt;0;IF(MOD([Sheet1.A4];7)=0;&quot;DDD&quot;;&quot;i&quot;);&quot;.&quot;)" office:value-type="string" office:string-value="i" calcext:value-type="string">
            <text:p>i</text:p>
          </table:table-cell>
          <table:table-cell table:formula="of:=IF([Sheet1.B4]&gt;0;IF(MOD([Sheet1.B4];7)=0;&quot;DDD&quot;;&quot;i&quot;);&quot;.&quot;)" office:value-type="string" office:string-value="i" calcext:value-type="string">
            <text:p>i</text:p>
          </table:table-cell>
          <table:table-cell table:formula="of:=IF([Sheet1.C4]&gt;0;IF(MOD([Sheet1.C4];7)=0;&quot;DDD&quot;;&quot;i&quot;);&quot;.&quot;)" office:value-type="string" office:string-value="i" calcext:value-type="string">
            <text:p>i</text:p>
          </table:table-cell>
          <table:table-cell table:formula="of:=IF([Sheet1.D4]&gt;0;IF(MOD([Sheet1.D4];7)=0;&quot;DDD&quot;;&quot;i&quot;);&quot;.&quot;)" office:value-type="string" office:string-value="i" calcext:value-type="string">
            <text:p>i</text:p>
          </table:table-cell>
          <table:table-cell table:formula="of:=IF([Sheet1.E4]&gt;0;IF(MOD([Sheet1.E4];7)=0;&quot;DDD&quot;;&quot;i&quot;);&quot;.&quot;)" office:value-type="string" office:string-value="." calcext:value-type="string">
            <text:p>.</text:p>
          </table:table-cell>
          <table:table-cell table:formula="of:=IF([Sheet1.F4]&gt;0;IF(MOD([Sheet1.F4];7)=0;&quot;DDD&quot;;&quot;i&quot;);&quot;.&quot;)" office:value-type="string" office:string-value="." calcext:value-type="string">
            <text:p>.</text:p>
          </table:table-cell>
          <table:table-cell table:formula="of:=IF([Sheet1.G4]&gt;0;IF(MOD([Sheet1.G4];7)=0;&quot;DDD&quot;;&quot;i&quot;);&quot;.&quot;)" office:value-type="string" office:string-value="." calcext:value-type="string">
            <text:p>.</text:p>
          </table:table-cell>
          <table:table-cell table:formula="of:=IF([Sheet1.H4]&gt;0;IF(MOD([Sheet1.H4];7)=0;&quot;DDD&quot;;&quot;i&quot;);&quot;.&quot;)" office:value-type="string" office:string-value="." calcext:value-type="string">
            <text:p>.</text:p>
          </table:table-cell>
          <table:table-cell table:formula="of:=IF([Sheet1.I4]&gt;0;IF(MOD([Sheet1.I4];7)=0;&quot;DDD&quot;;&quot;i&quot;);&quot;.&quot;)" office:value-type="string" office:string-value="." calcext:value-type="string">
            <text:p>.</text:p>
          </table:table-cell>
          <table:table-cell table:formula="of:=IF([Sheet1.J4]&gt;0;IF(MOD([Sheet1.J4];7)=0;&quot;DDD&quot;;&quot;i&quot;);&quot;.&quot;)" office:value-type="string" office:string-value="." calcext:value-type="string">
            <text:p>.</text:p>
          </table:table-cell>
          <table:table-cell table:formula="of:=IF([Sheet1.K4]&gt;0;IF(MOD([Sheet1.K4];7)=0;&quot;DDD&quot;;&quot;i&quot;);&quot;.&quot;)" office:value-type="string" office:string-value="." calcext:value-type="string">
            <text:p>.</text:p>
          </table:table-cell>
          <table:table-cell table:formula="of:=IF([Sheet1.L4]&gt;0;IF(MOD([Sheet1.L4];7)=0;&quot;DDD&quot;;&quot;i&quot;);&quot;.&quot;)" office:value-type="string" office:string-value="." calcext:value-type="string">
            <text:p>.</text:p>
          </table:table-cell>
          <table:table-cell table:formula="of:=IF([Sheet1.M4]&gt;0;IF(MOD([Sheet1.M4];7)=0;&quot;DDD&quot;;&quot;i&quot;);&quot;.&quot;)" office:value-type="string" office:string-value="." calcext:value-type="string">
            <text:p>.</text:p>
          </table:table-cell>
          <table:table-cell table:formula="of:=IF([Sheet1.N4]&gt;0;IF(MOD([Sheet1.N4];7)=0;&quot;DDD&quot;;&quot;i&quot;);&quot;.&quot;)" office:value-type="string" office:string-value="." calcext:value-type="string">
            <text:p>.</text:p>
          </table:table-cell>
          <table:table-cell table:formula="of:=IF([Sheet1.O4]&gt;0;IF(MOD([Sheet1.O4];7)=0;&quot;DDD&quot;;&quot;i&quot;);&quot;.&quot;)" office:value-type="string" office:string-value="." calcext:value-type="string">
            <text:p>.</text:p>
          </table:table-cell>
          <table:table-cell table:formula="of:=IF([Sheet1.P4]&gt;0;IF(MOD([Sheet1.P4];7)=0;&quot;DDD&quot;;&quot;i&quot;);&quot;.&quot;)" office:value-type="string" office:string-value="." calcext:value-type="string">
            <text:p>.</text:p>
          </table:table-cell>
          <table:table-cell table:formula="of:=IF([Sheet1.Q4]&gt;0;IF(MOD([Sheet1.Q4];7)=0;&quot;DDD&quot;;&quot;i&quot;);&quot;.&quot;)" office:value-type="string" office:string-value="." calcext:value-type="string">
            <text:p>.</text:p>
          </table:table-cell>
          <table:table-cell table:formula="of:=IF([Sheet1.R4]&gt;0;IF(MOD([Sheet1.R4];7)=0;&quot;DDD&quot;;&quot;i&quot;);&quot;.&quot;)" office:value-type="string" office:string-value="." calcext:value-type="string">
            <text:p>.</text:p>
          </table:table-cell>
          <table:table-cell table:formula="of:=IF([Sheet1.S4]&gt;0;IF(MOD([Sheet1.S4];7)=0;&quot;DDD&quot;;&quot;i&quot;);&quot;.&quot;)" office:value-type="string" office:string-value="." calcext:value-type="string">
            <text:p>.</text:p>
          </table:table-cell>
          <table:table-cell table:formula="of:=IF([Sheet1.T4]&gt;0;IF(MOD([Sheet1.T4];7)=0;&quot;DDD&quot;;&quot;i&quot;);&quot;.&quot;)" office:value-type="string" office:string-value="." calcext:value-type="string">
            <text:p>.</text:p>
          </table:table-cell>
          <table:table-cell table:formula="of:=IF([Sheet1.U4]&gt;0;IF(MOD([Sheet1.U4];7)=0;&quot;DDD&quot;;&quot;i&quot;);&quot;.&quot;)" office:value-type="string" office:string-value="." calcext:value-type="string">
            <text:p>.</text:p>
          </table:table-cell>
          <table:table-cell table:formula="of:=IF([Sheet1.V4]&gt;0;IF(MOD([Sheet1.V4];7)=0;&quot;DDD&quot;;&quot;i&quot;);&quot;.&quot;)" office:value-type="string" office:string-value="." calcext:value-type="string">
            <text:p>.</text:p>
          </table:table-cell>
          <table:table-cell table:formula="of:=IF([Sheet1.W4]&gt;0;IF(MOD([Sheet1.W4];7)=0;&quot;DDD&quot;;&quot;i&quot;);&quot;.&quot;)" office:value-type="string" office:string-value="." calcext:value-type="string">
            <text:p>.</text:p>
          </table:table-cell>
          <table:table-cell table:formula="of:=IF([Sheet1.X4]&gt;0;IF(MOD([Sheet1.X4];7)=0;&quot;DDD&quot;;&quot;i&quot;);&quot;.&quot;)" office:value-type="string" office:string-value="." calcext:value-type="string">
            <text:p>.</text:p>
          </table:table-cell>
          <table:table-cell table:formula="of:=IF([Sheet1.Y4]&gt;0;IF(MOD([Sheet1.Y4];7)=0;&quot;DDD&quot;;&quot;i&quot;);&quot;.&quot;)" office:value-type="string" office:string-value="." calcext:value-type="string">
            <text:p>.</text:p>
          </table:table-cell>
          <table:table-cell table:formula="of:=IF([Sheet1.Z4]&gt;0;IF(MOD([Sheet1.Z4];7)=0;&quot;DDD&quot;;&quot;i&quot;);&quot;.&quot;)" office:value-type="string" office:string-value="." calcext:value-type="string">
            <text:p>.</text:p>
          </table:table-cell>
          <table:table-cell table:formula="of:=IF([Sheet1.AA4]&gt;0;IF(MOD([Sheet1.AA4];7)=0;&quot;DDD&quot;;&quot;i&quot;);&quot;.&quot;)" office:value-type="string" office:string-value="." calcext:value-type="string">
            <text:p>.</text:p>
          </table:table-cell>
          <table:table-cell table:formula="of:=IF([Sheet1.AB4]&gt;0;IF(MOD([Sheet1.AB4];7)=0;&quot;DDD&quot;;&quot;i&quot;);&quot;.&quot;)" office:value-type="string" office:string-value="." calcext:value-type="string">
            <text:p>.</text:p>
          </table:table-cell>
          <table:table-cell table:formula="of:=IF([Sheet1.AC4]&gt;0;IF(MOD([Sheet1.AC4];7)=0;&quot;DDD&quot;;&quot;i&quot;);&quot;.&quot;)" office:value-type="string" office:string-value="." calcext:value-type="string">
            <text:p>.</text:p>
          </table:table-cell>
          <table:table-cell table:formula="of:=IF([Sheet1.AD4]&gt;0;IF(MOD([Sheet1.AD4];7)=0;&quot;DDD&quot;;&quot;i&quot;);&quot;.&quot;)" office:value-type="string" office:string-value="." calcext:value-type="string">
            <text:p>.</text:p>
          </table:table-cell>
          <table:table-cell table:formula="of:=IF([Sheet1.AE4]&gt;0;IF(MOD([Sheet1.AE4];7)=0;&quot;DDD&quot;;&quot;i&quot;);&quot;.&quot;)" office:value-type="string" office:string-value="." calcext:value-type="string">
            <text:p>.</text:p>
          </table:table-cell>
          <table:table-cell table:formula="of:=IF([Sheet1.AF4]&gt;0;IF(MOD([Sheet1.AF4];7)=0;&quot;DDD&quot;;&quot;i&quot;);&quot;.&quot;)" office:value-type="string" office:string-value="." calcext:value-type="string">
            <text:p>.</text:p>
          </table:table-cell>
          <table:table-cell table:formula="of:=IF([Sheet1.AG4]&gt;0;IF(MOD([Sheet1.AG4];7)=0;&quot;DDD&quot;;&quot;i&quot;);&quot;.&quot;)" office:value-type="string" office:string-value="." calcext:value-type="string">
            <text:p>.</text:p>
          </table:table-cell>
          <table:table-cell table:formula="of:=IF([Sheet1.AH4]&gt;0;IF(MOD([Sheet1.AH4];7)=0;&quot;DDD&quot;;&quot;i&quot;);&quot;.&quot;)" office:value-type="string" office:string-value="." calcext:value-type="string">
            <text:p>.</text:p>
          </table:table-cell>
          <table:table-cell table:formula="of:=IF([Sheet1.AI4]&gt;0;IF(MOD([Sheet1.AI4];7)=0;&quot;DDD&quot;;&quot;i&quot;);&quot;.&quot;)" office:value-type="string" office:string-value="." calcext:value-type="string">
            <text:p>.</text:p>
          </table:table-cell>
          <table:table-cell table:formula="of:=IF([Sheet1.AJ4]&gt;0;IF(MOD([Sheet1.AJ4];7)=0;&quot;DDD&quot;;&quot;i&quot;);&quot;.&quot;)" office:value-type="string" office:string-value="." calcext:value-type="string">
            <text:p>.</text:p>
          </table:table-cell>
          <table:table-cell table:formula="of:=IF([Sheet1.AK4]&gt;0;IF(MOD([Sheet1.AK4];7)=0;&quot;DDD&quot;;&quot;i&quot;);&quot;.&quot;)" office:value-type="string" office:string-value="." calcext:value-type="string">
            <text:p>.</text:p>
          </table:table-cell>
          <table:table-cell table:formula="of:=IF([Sheet1.AL4]&gt;0;IF(MOD([Sheet1.AL4];7)=0;&quot;DDD&quot;;&quot;i&quot;);&quot;.&quot;)" office:value-type="string" office:string-value="." calcext:value-type="string">
            <text:p>.</text:p>
          </table:table-cell>
          <table:table-cell table:formula="of:=IF([Sheet1.AM4]&gt;0;IF(MOD([Sheet1.AM4];7)=0;&quot;DDD&quot;;&quot;i&quot;);&quot;.&quot;)" office:value-type="string" office:string-value="." calcext:value-type="string">
            <text:p>.</text:p>
          </table:table-cell>
          <table:table-cell table:formula="of:=IF([Sheet1.AN4]&gt;0;IF(MOD([Sheet1.AN4];7)=0;&quot;DDD&quot;;&quot;i&quot;);&quot;.&quot;)" office:value-type="string" office:string-value="." calcext:value-type="string">
            <text:p>.</text:p>
          </table:table-cell>
          <table:table-cell table:formula="of:=IF([Sheet1.AO4]&gt;0;IF(MOD([Sheet1.AO4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5]&gt;0;IF(MOD([Sheet1.A5];7)=0;&quot;DDD&quot;;&quot;i&quot;);&quot;.&quot;)" office:value-type="string" office:string-value="i" calcext:value-type="string">
            <text:p>i</text:p>
          </table:table-cell>
          <table:table-cell table:formula="of:=IF([Sheet1.B5]&gt;0;IF(MOD([Sheet1.B5];7)=0;&quot;DDD&quot;;&quot;i&quot;);&quot;.&quot;)" office:value-type="string" office:string-value="i" calcext:value-type="string">
            <text:p>i</text:p>
          </table:table-cell>
          <table:table-cell table:formula="of:=IF([Sheet1.C5]&gt;0;IF(MOD([Sheet1.C5];7)=0;&quot;DDD&quot;;&quot;i&quot;);&quot;.&quot;)" office:value-type="string" office:string-value="i" calcext:value-type="string">
            <text:p>i</text:p>
          </table:table-cell>
          <table:table-cell table:formula="of:=IF([Sheet1.D5]&gt;0;IF(MOD([Sheet1.D5];7)=0;&quot;DDD&quot;;&quot;i&quot;);&quot;.&quot;)" office:value-type="string" office:string-value="i" calcext:value-type="string">
            <text:p>i</text:p>
          </table:table-cell>
          <table:table-cell table:formula="of:=IF([Sheet1.E5]&gt;0;IF(MOD([Sheet1.E5];7)=0;&quot;DDD&quot;;&quot;i&quot;);&quot;.&quot;)" office:value-type="string" office:string-value="i" calcext:value-type="string">
            <text:p>i</text:p>
          </table:table-cell>
          <table:table-cell table:formula="of:=IF([Sheet1.F5]&gt;0;IF(MOD([Sheet1.F5];7)=0;&quot;DDD&quot;;&quot;i&quot;);&quot;.&quot;)" office:value-type="string" office:string-value="." calcext:value-type="string">
            <text:p>.</text:p>
          </table:table-cell>
          <table:table-cell table:formula="of:=IF([Sheet1.G5]&gt;0;IF(MOD([Sheet1.G5];7)=0;&quot;DDD&quot;;&quot;i&quot;);&quot;.&quot;)" office:value-type="string" office:string-value="." calcext:value-type="string">
            <text:p>.</text:p>
          </table:table-cell>
          <table:table-cell table:formula="of:=IF([Sheet1.H5]&gt;0;IF(MOD([Sheet1.H5];7)=0;&quot;DDD&quot;;&quot;i&quot;);&quot;.&quot;)" office:value-type="string" office:string-value="." calcext:value-type="string">
            <text:p>.</text:p>
          </table:table-cell>
          <table:table-cell table:formula="of:=IF([Sheet1.I5]&gt;0;IF(MOD([Sheet1.I5];7)=0;&quot;DDD&quot;;&quot;i&quot;);&quot;.&quot;)" office:value-type="string" office:string-value="." calcext:value-type="string">
            <text:p>.</text:p>
          </table:table-cell>
          <table:table-cell table:formula="of:=IF([Sheet1.J5]&gt;0;IF(MOD([Sheet1.J5];7)=0;&quot;DDD&quot;;&quot;i&quot;);&quot;.&quot;)" office:value-type="string" office:string-value="." calcext:value-type="string">
            <text:p>.</text:p>
          </table:table-cell>
          <table:table-cell table:formula="of:=IF([Sheet1.K5]&gt;0;IF(MOD([Sheet1.K5];7)=0;&quot;DDD&quot;;&quot;i&quot;);&quot;.&quot;)" office:value-type="string" office:string-value="." calcext:value-type="string">
            <text:p>.</text:p>
          </table:table-cell>
          <table:table-cell table:formula="of:=IF([Sheet1.L5]&gt;0;IF(MOD([Sheet1.L5];7)=0;&quot;DDD&quot;;&quot;i&quot;);&quot;.&quot;)" office:value-type="string" office:string-value="." calcext:value-type="string">
            <text:p>.</text:p>
          </table:table-cell>
          <table:table-cell table:formula="of:=IF([Sheet1.M5]&gt;0;IF(MOD([Sheet1.M5];7)=0;&quot;DDD&quot;;&quot;i&quot;);&quot;.&quot;)" office:value-type="string" office:string-value="." calcext:value-type="string">
            <text:p>.</text:p>
          </table:table-cell>
          <table:table-cell table:formula="of:=IF([Sheet1.N5]&gt;0;IF(MOD([Sheet1.N5];7)=0;&quot;DDD&quot;;&quot;i&quot;);&quot;.&quot;)" office:value-type="string" office:string-value="." calcext:value-type="string">
            <text:p>.</text:p>
          </table:table-cell>
          <table:table-cell table:formula="of:=IF([Sheet1.O5]&gt;0;IF(MOD([Sheet1.O5];7)=0;&quot;DDD&quot;;&quot;i&quot;);&quot;.&quot;)" office:value-type="string" office:string-value="." calcext:value-type="string">
            <text:p>.</text:p>
          </table:table-cell>
          <table:table-cell table:formula="of:=IF([Sheet1.P5]&gt;0;IF(MOD([Sheet1.P5];7)=0;&quot;DDD&quot;;&quot;i&quot;);&quot;.&quot;)" office:value-type="string" office:string-value="." calcext:value-type="string">
            <text:p>.</text:p>
          </table:table-cell>
          <table:table-cell table:formula="of:=IF([Sheet1.Q5]&gt;0;IF(MOD([Sheet1.Q5];7)=0;&quot;DDD&quot;;&quot;i&quot;);&quot;.&quot;)" office:value-type="string" office:string-value="." calcext:value-type="string">
            <text:p>.</text:p>
          </table:table-cell>
          <table:table-cell table:formula="of:=IF([Sheet1.R5]&gt;0;IF(MOD([Sheet1.R5];7)=0;&quot;DDD&quot;;&quot;i&quot;);&quot;.&quot;)" office:value-type="string" office:string-value="." calcext:value-type="string">
            <text:p>.</text:p>
          </table:table-cell>
          <table:table-cell table:formula="of:=IF([Sheet1.S5]&gt;0;IF(MOD([Sheet1.S5];7)=0;&quot;DDD&quot;;&quot;i&quot;);&quot;.&quot;)" office:value-type="string" office:string-value="." calcext:value-type="string">
            <text:p>.</text:p>
          </table:table-cell>
          <table:table-cell table:formula="of:=IF([Sheet1.T5]&gt;0;IF(MOD([Sheet1.T5];7)=0;&quot;DDD&quot;;&quot;i&quot;);&quot;.&quot;)" office:value-type="string" office:string-value="." calcext:value-type="string">
            <text:p>.</text:p>
          </table:table-cell>
          <table:table-cell table:formula="of:=IF([Sheet1.U5]&gt;0;IF(MOD([Sheet1.U5];7)=0;&quot;DDD&quot;;&quot;i&quot;);&quot;.&quot;)" office:value-type="string" office:string-value="." calcext:value-type="string">
            <text:p>.</text:p>
          </table:table-cell>
          <table:table-cell table:formula="of:=IF([Sheet1.V5]&gt;0;IF(MOD([Sheet1.V5];7)=0;&quot;DDD&quot;;&quot;i&quot;);&quot;.&quot;)" office:value-type="string" office:string-value="." calcext:value-type="string">
            <text:p>.</text:p>
          </table:table-cell>
          <table:table-cell table:formula="of:=IF([Sheet1.W5]&gt;0;IF(MOD([Sheet1.W5];7)=0;&quot;DDD&quot;;&quot;i&quot;);&quot;.&quot;)" office:value-type="string" office:string-value="." calcext:value-type="string">
            <text:p>.</text:p>
          </table:table-cell>
          <table:table-cell table:formula="of:=IF([Sheet1.X5]&gt;0;IF(MOD([Sheet1.X5];7)=0;&quot;DDD&quot;;&quot;i&quot;);&quot;.&quot;)" office:value-type="string" office:string-value="." calcext:value-type="string">
            <text:p>.</text:p>
          </table:table-cell>
          <table:table-cell table:formula="of:=IF([Sheet1.Y5]&gt;0;IF(MOD([Sheet1.Y5];7)=0;&quot;DDD&quot;;&quot;i&quot;);&quot;.&quot;)" office:value-type="string" office:string-value="." calcext:value-type="string">
            <text:p>.</text:p>
          </table:table-cell>
          <table:table-cell table:formula="of:=IF([Sheet1.Z5]&gt;0;IF(MOD([Sheet1.Z5];7)=0;&quot;DDD&quot;;&quot;i&quot;);&quot;.&quot;)" office:value-type="string" office:string-value="." calcext:value-type="string">
            <text:p>.</text:p>
          </table:table-cell>
          <table:table-cell table:formula="of:=IF([Sheet1.AA5]&gt;0;IF(MOD([Sheet1.AA5];7)=0;&quot;DDD&quot;;&quot;i&quot;);&quot;.&quot;)" office:value-type="string" office:string-value="." calcext:value-type="string">
            <text:p>.</text:p>
          </table:table-cell>
          <table:table-cell table:formula="of:=IF([Sheet1.AB5]&gt;0;IF(MOD([Sheet1.AB5];7)=0;&quot;DDD&quot;;&quot;i&quot;);&quot;.&quot;)" office:value-type="string" office:string-value="." calcext:value-type="string">
            <text:p>.</text:p>
          </table:table-cell>
          <table:table-cell table:formula="of:=IF([Sheet1.AC5]&gt;0;IF(MOD([Sheet1.AC5];7)=0;&quot;DDD&quot;;&quot;i&quot;);&quot;.&quot;)" office:value-type="string" office:string-value="." calcext:value-type="string">
            <text:p>.</text:p>
          </table:table-cell>
          <table:table-cell table:formula="of:=IF([Sheet1.AD5]&gt;0;IF(MOD([Sheet1.AD5];7)=0;&quot;DDD&quot;;&quot;i&quot;);&quot;.&quot;)" office:value-type="string" office:string-value="." calcext:value-type="string">
            <text:p>.</text:p>
          </table:table-cell>
          <table:table-cell table:formula="of:=IF([Sheet1.AE5]&gt;0;IF(MOD([Sheet1.AE5];7)=0;&quot;DDD&quot;;&quot;i&quot;);&quot;.&quot;)" office:value-type="string" office:string-value="." calcext:value-type="string">
            <text:p>.</text:p>
          </table:table-cell>
          <table:table-cell table:formula="of:=IF([Sheet1.AF5]&gt;0;IF(MOD([Sheet1.AF5];7)=0;&quot;DDD&quot;;&quot;i&quot;);&quot;.&quot;)" office:value-type="string" office:string-value="." calcext:value-type="string">
            <text:p>.</text:p>
          </table:table-cell>
          <table:table-cell table:formula="of:=IF([Sheet1.AG5]&gt;0;IF(MOD([Sheet1.AG5];7)=0;&quot;DDD&quot;;&quot;i&quot;);&quot;.&quot;)" office:value-type="string" office:string-value="." calcext:value-type="string">
            <text:p>.</text:p>
          </table:table-cell>
          <table:table-cell table:formula="of:=IF([Sheet1.AH5]&gt;0;IF(MOD([Sheet1.AH5];7)=0;&quot;DDD&quot;;&quot;i&quot;);&quot;.&quot;)" office:value-type="string" office:string-value="." calcext:value-type="string">
            <text:p>.</text:p>
          </table:table-cell>
          <table:table-cell table:formula="of:=IF([Sheet1.AI5]&gt;0;IF(MOD([Sheet1.AI5];7)=0;&quot;DDD&quot;;&quot;i&quot;);&quot;.&quot;)" office:value-type="string" office:string-value="." calcext:value-type="string">
            <text:p>.</text:p>
          </table:table-cell>
          <table:table-cell table:formula="of:=IF([Sheet1.AJ5]&gt;0;IF(MOD([Sheet1.AJ5];7)=0;&quot;DDD&quot;;&quot;i&quot;);&quot;.&quot;)" office:value-type="string" office:string-value="." calcext:value-type="string">
            <text:p>.</text:p>
          </table:table-cell>
          <table:table-cell table:formula="of:=IF([Sheet1.AK5]&gt;0;IF(MOD([Sheet1.AK5];7)=0;&quot;DDD&quot;;&quot;i&quot;);&quot;.&quot;)" office:value-type="string" office:string-value="." calcext:value-type="string">
            <text:p>.</text:p>
          </table:table-cell>
          <table:table-cell table:formula="of:=IF([Sheet1.AL5]&gt;0;IF(MOD([Sheet1.AL5];7)=0;&quot;DDD&quot;;&quot;i&quot;);&quot;.&quot;)" office:value-type="string" office:string-value="." calcext:value-type="string">
            <text:p>.</text:p>
          </table:table-cell>
          <table:table-cell table:formula="of:=IF([Sheet1.AM5]&gt;0;IF(MOD([Sheet1.AM5];7)=0;&quot;DDD&quot;;&quot;i&quot;);&quot;.&quot;)" office:value-type="string" office:string-value="." calcext:value-type="string">
            <text:p>.</text:p>
          </table:table-cell>
          <table:table-cell table:formula="of:=IF([Sheet1.AN5]&gt;0;IF(MOD([Sheet1.AN5];7)=0;&quot;DDD&quot;;&quot;i&quot;);&quot;.&quot;)" office:value-type="string" office:string-value="." calcext:value-type="string">
            <text:p>.</text:p>
          </table:table-cell>
          <table:table-cell table:formula="of:=IF([Sheet1.AO5]&gt;0;IF(MOD([Sheet1.AO5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6]&gt;0;IF(MOD([Sheet1.A6];7)=0;&quot;DDD&quot;;&quot;i&quot;);&quot;.&quot;)" office:value-type="string" office:string-value="i" calcext:value-type="string">
            <text:p>i</text:p>
          </table:table-cell>
          <table:table-cell table:formula="of:=IF([Sheet1.B6]&gt;0;IF(MOD([Sheet1.B6];7)=0;&quot;DDD&quot;;&quot;i&quot;);&quot;.&quot;)" office:value-type="string" office:string-value="i" calcext:value-type="string">
            <text:p>i</text:p>
          </table:table-cell>
          <table:table-cell table:formula="of:=IF([Sheet1.C6]&gt;0;IF(MOD([Sheet1.C6];7)=0;&quot;DDD&quot;;&quot;i&quot;);&quot;.&quot;)" office:value-type="string" office:string-value="i" calcext:value-type="string">
            <text:p>i</text:p>
          </table:table-cell>
          <table:table-cell table:formula="of:=IF([Sheet1.D6]&gt;0;IF(MOD([Sheet1.D6];7)=0;&quot;DDD&quot;;&quot;i&quot;);&quot;.&quot;)" office:value-type="string" office:string-value="i" calcext:value-type="string">
            <text:p>i</text:p>
          </table:table-cell>
          <table:table-cell table:formula="of:=IF([Sheet1.E6]&gt;0;IF(MOD([Sheet1.E6];7)=0;&quot;DDD&quot;;&quot;i&quot;);&quot;.&quot;)" office:value-type="string" office:string-value="i" calcext:value-type="string">
            <text:p>i</text:p>
          </table:table-cell>
          <table:table-cell table:formula="of:=IF([Sheet1.F6]&gt;0;IF(MOD([Sheet1.F6];7)=0;&quot;DDD&quot;;&quot;i&quot;);&quot;.&quot;)" office:value-type="string" office:string-value="i" calcext:value-type="string">
            <text:p>i</text:p>
          </table:table-cell>
          <table:table-cell table:formula="of:=IF([Sheet1.G6]&gt;0;IF(MOD([Sheet1.G6];7)=0;&quot;DDD&quot;;&quot;i&quot;);&quot;.&quot;)" office:value-type="string" office:string-value="." calcext:value-type="string">
            <text:p>.</text:p>
          </table:table-cell>
          <table:table-cell table:formula="of:=IF([Sheet1.H6]&gt;0;IF(MOD([Sheet1.H6];7)=0;&quot;DDD&quot;;&quot;i&quot;);&quot;.&quot;)" office:value-type="string" office:string-value="." calcext:value-type="string">
            <text:p>.</text:p>
          </table:table-cell>
          <table:table-cell table:formula="of:=IF([Sheet1.I6]&gt;0;IF(MOD([Sheet1.I6];7)=0;&quot;DDD&quot;;&quot;i&quot;);&quot;.&quot;)" office:value-type="string" office:string-value="." calcext:value-type="string">
            <text:p>.</text:p>
          </table:table-cell>
          <table:table-cell table:formula="of:=IF([Sheet1.J6]&gt;0;IF(MOD([Sheet1.J6];7)=0;&quot;DDD&quot;;&quot;i&quot;);&quot;.&quot;)" office:value-type="string" office:string-value="." calcext:value-type="string">
            <text:p>.</text:p>
          </table:table-cell>
          <table:table-cell table:formula="of:=IF([Sheet1.K6]&gt;0;IF(MOD([Sheet1.K6];7)=0;&quot;DDD&quot;;&quot;i&quot;);&quot;.&quot;)" office:value-type="string" office:string-value="." calcext:value-type="string">
            <text:p>.</text:p>
          </table:table-cell>
          <table:table-cell table:formula="of:=IF([Sheet1.L6]&gt;0;IF(MOD([Sheet1.L6];7)=0;&quot;DDD&quot;;&quot;i&quot;);&quot;.&quot;)" office:value-type="string" office:string-value="." calcext:value-type="string">
            <text:p>.</text:p>
          </table:table-cell>
          <table:table-cell table:formula="of:=IF([Sheet1.M6]&gt;0;IF(MOD([Sheet1.M6];7)=0;&quot;DDD&quot;;&quot;i&quot;);&quot;.&quot;)" office:value-type="string" office:string-value="." calcext:value-type="string">
            <text:p>.</text:p>
          </table:table-cell>
          <table:table-cell table:formula="of:=IF([Sheet1.N6]&gt;0;IF(MOD([Sheet1.N6];7)=0;&quot;DDD&quot;;&quot;i&quot;);&quot;.&quot;)" office:value-type="string" office:string-value="." calcext:value-type="string">
            <text:p>.</text:p>
          </table:table-cell>
          <table:table-cell table:formula="of:=IF([Sheet1.O6]&gt;0;IF(MOD([Sheet1.O6];7)=0;&quot;DDD&quot;;&quot;i&quot;);&quot;.&quot;)" office:value-type="string" office:string-value="." calcext:value-type="string">
            <text:p>.</text:p>
          </table:table-cell>
          <table:table-cell table:formula="of:=IF([Sheet1.P6]&gt;0;IF(MOD([Sheet1.P6];7)=0;&quot;DDD&quot;;&quot;i&quot;);&quot;.&quot;)" office:value-type="string" office:string-value="." calcext:value-type="string">
            <text:p>.</text:p>
          </table:table-cell>
          <table:table-cell table:formula="of:=IF([Sheet1.Q6]&gt;0;IF(MOD([Sheet1.Q6];7)=0;&quot;DDD&quot;;&quot;i&quot;);&quot;.&quot;)" office:value-type="string" office:string-value="." calcext:value-type="string">
            <text:p>.</text:p>
          </table:table-cell>
          <table:table-cell table:formula="of:=IF([Sheet1.R6]&gt;0;IF(MOD([Sheet1.R6];7)=0;&quot;DDD&quot;;&quot;i&quot;);&quot;.&quot;)" office:value-type="string" office:string-value="." calcext:value-type="string">
            <text:p>.</text:p>
          </table:table-cell>
          <table:table-cell table:formula="of:=IF([Sheet1.S6]&gt;0;IF(MOD([Sheet1.S6];7)=0;&quot;DDD&quot;;&quot;i&quot;);&quot;.&quot;)" office:value-type="string" office:string-value="." calcext:value-type="string">
            <text:p>.</text:p>
          </table:table-cell>
          <table:table-cell table:formula="of:=IF([Sheet1.T6]&gt;0;IF(MOD([Sheet1.T6];7)=0;&quot;DDD&quot;;&quot;i&quot;);&quot;.&quot;)" office:value-type="string" office:string-value="." calcext:value-type="string">
            <text:p>.</text:p>
          </table:table-cell>
          <table:table-cell table:formula="of:=IF([Sheet1.U6]&gt;0;IF(MOD([Sheet1.U6];7)=0;&quot;DDD&quot;;&quot;i&quot;);&quot;.&quot;)" office:value-type="string" office:string-value="." calcext:value-type="string">
            <text:p>.</text:p>
          </table:table-cell>
          <table:table-cell table:formula="of:=IF([Sheet1.V6]&gt;0;IF(MOD([Sheet1.V6];7)=0;&quot;DDD&quot;;&quot;i&quot;);&quot;.&quot;)" office:value-type="string" office:string-value="." calcext:value-type="string">
            <text:p>.</text:p>
          </table:table-cell>
          <table:table-cell table:formula="of:=IF([Sheet1.W6]&gt;0;IF(MOD([Sheet1.W6];7)=0;&quot;DDD&quot;;&quot;i&quot;);&quot;.&quot;)" office:value-type="string" office:string-value="." calcext:value-type="string">
            <text:p>.</text:p>
          </table:table-cell>
          <table:table-cell table:formula="of:=IF([Sheet1.X6]&gt;0;IF(MOD([Sheet1.X6];7)=0;&quot;DDD&quot;;&quot;i&quot;);&quot;.&quot;)" office:value-type="string" office:string-value="." calcext:value-type="string">
            <text:p>.</text:p>
          </table:table-cell>
          <table:table-cell table:formula="of:=IF([Sheet1.Y6]&gt;0;IF(MOD([Sheet1.Y6];7)=0;&quot;DDD&quot;;&quot;i&quot;);&quot;.&quot;)" office:value-type="string" office:string-value="." calcext:value-type="string">
            <text:p>.</text:p>
          </table:table-cell>
          <table:table-cell table:formula="of:=IF([Sheet1.Z6]&gt;0;IF(MOD([Sheet1.Z6];7)=0;&quot;DDD&quot;;&quot;i&quot;);&quot;.&quot;)" office:value-type="string" office:string-value="." calcext:value-type="string">
            <text:p>.</text:p>
          </table:table-cell>
          <table:table-cell table:formula="of:=IF([Sheet1.AA6]&gt;0;IF(MOD([Sheet1.AA6];7)=0;&quot;DDD&quot;;&quot;i&quot;);&quot;.&quot;)" office:value-type="string" office:string-value="." calcext:value-type="string">
            <text:p>.</text:p>
          </table:table-cell>
          <table:table-cell table:formula="of:=IF([Sheet1.AB6]&gt;0;IF(MOD([Sheet1.AB6];7)=0;&quot;DDD&quot;;&quot;i&quot;);&quot;.&quot;)" office:value-type="string" office:string-value="." calcext:value-type="string">
            <text:p>.</text:p>
          </table:table-cell>
          <table:table-cell table:formula="of:=IF([Sheet1.AC6]&gt;0;IF(MOD([Sheet1.AC6];7)=0;&quot;DDD&quot;;&quot;i&quot;);&quot;.&quot;)" office:value-type="string" office:string-value="." calcext:value-type="string">
            <text:p>.</text:p>
          </table:table-cell>
          <table:table-cell table:formula="of:=IF([Sheet1.AD6]&gt;0;IF(MOD([Sheet1.AD6];7)=0;&quot;DDD&quot;;&quot;i&quot;);&quot;.&quot;)" office:value-type="string" office:string-value="." calcext:value-type="string">
            <text:p>.</text:p>
          </table:table-cell>
          <table:table-cell table:formula="of:=IF([Sheet1.AE6]&gt;0;IF(MOD([Sheet1.AE6];7)=0;&quot;DDD&quot;;&quot;i&quot;);&quot;.&quot;)" office:value-type="string" office:string-value="." calcext:value-type="string">
            <text:p>.</text:p>
          </table:table-cell>
          <table:table-cell table:formula="of:=IF([Sheet1.AF6]&gt;0;IF(MOD([Sheet1.AF6];7)=0;&quot;DDD&quot;;&quot;i&quot;);&quot;.&quot;)" office:value-type="string" office:string-value="." calcext:value-type="string">
            <text:p>.</text:p>
          </table:table-cell>
          <table:table-cell table:formula="of:=IF([Sheet1.AG6]&gt;0;IF(MOD([Sheet1.AG6];7)=0;&quot;DDD&quot;;&quot;i&quot;);&quot;.&quot;)" office:value-type="string" office:string-value="." calcext:value-type="string">
            <text:p>.</text:p>
          </table:table-cell>
          <table:table-cell table:formula="of:=IF([Sheet1.AH6]&gt;0;IF(MOD([Sheet1.AH6];7)=0;&quot;DDD&quot;;&quot;i&quot;);&quot;.&quot;)" office:value-type="string" office:string-value="." calcext:value-type="string">
            <text:p>.</text:p>
          </table:table-cell>
          <table:table-cell table:formula="of:=IF([Sheet1.AI6]&gt;0;IF(MOD([Sheet1.AI6];7)=0;&quot;DDD&quot;;&quot;i&quot;);&quot;.&quot;)" office:value-type="string" office:string-value="." calcext:value-type="string">
            <text:p>.</text:p>
          </table:table-cell>
          <table:table-cell table:formula="of:=IF([Sheet1.AJ6]&gt;0;IF(MOD([Sheet1.AJ6];7)=0;&quot;DDD&quot;;&quot;i&quot;);&quot;.&quot;)" office:value-type="string" office:string-value="." calcext:value-type="string">
            <text:p>.</text:p>
          </table:table-cell>
          <table:table-cell table:formula="of:=IF([Sheet1.AK6]&gt;0;IF(MOD([Sheet1.AK6];7)=0;&quot;DDD&quot;;&quot;i&quot;);&quot;.&quot;)" office:value-type="string" office:string-value="." calcext:value-type="string">
            <text:p>.</text:p>
          </table:table-cell>
          <table:table-cell table:formula="of:=IF([Sheet1.AL6]&gt;0;IF(MOD([Sheet1.AL6];7)=0;&quot;DDD&quot;;&quot;i&quot;);&quot;.&quot;)" office:value-type="string" office:string-value="." calcext:value-type="string">
            <text:p>.</text:p>
          </table:table-cell>
          <table:table-cell table:formula="of:=IF([Sheet1.AM6]&gt;0;IF(MOD([Sheet1.AM6];7)=0;&quot;DDD&quot;;&quot;i&quot;);&quot;.&quot;)" office:value-type="string" office:string-value="." calcext:value-type="string">
            <text:p>.</text:p>
          </table:table-cell>
          <table:table-cell table:formula="of:=IF([Sheet1.AN6]&gt;0;IF(MOD([Sheet1.AN6];7)=0;&quot;DDD&quot;;&quot;i&quot;);&quot;.&quot;)" office:value-type="string" office:string-value="." calcext:value-type="string">
            <text:p>.</text:p>
          </table:table-cell>
          <table:table-cell table:formula="of:=IF([Sheet1.AO6]&gt;0;IF(MOD([Sheet1.AO6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7]&gt;0;IF(MOD([Sheet1.A7];7)=0;&quot;DDD&quot;;&quot;i&quot;);&quot;.&quot;)" office:value-type="string" office:string-value="i" calcext:value-type="string">
            <text:p>i</text:p>
          </table:table-cell>
          <table:table-cell table:formula="of:=IF([Sheet1.B7]&gt;0;IF(MOD([Sheet1.B7];7)=0;&quot;DDD&quot;;&quot;i&quot;);&quot;.&quot;)" office:value-type="string" office:string-value="i" calcext:value-type="string">
            <text:p>i</text:p>
          </table:table-cell>
          <table:table-cell table:formula="of:=IF([Sheet1.C7]&gt;0;IF(MOD([Sheet1.C7];7)=0;&quot;DDD&quot;;&quot;i&quot;);&quot;.&quot;)" office:value-type="string" office:string-value="i" calcext:value-type="string">
            <text:p>i</text:p>
          </table:table-cell>
          <table:table-cell table:formula="of:=IF([Sheet1.D7]&gt;0;IF(MOD([Sheet1.D7];7)=0;&quot;DDD&quot;;&quot;i&quot;);&quot;.&quot;)" office:value-type="string" office:string-value="i" calcext:value-type="string">
            <text:p>i</text:p>
          </table:table-cell>
          <table:table-cell table:formula="of:=IF([Sheet1.E7]&gt;0;IF(MOD([Sheet1.E7];7)=0;&quot;DDD&quot;;&quot;i&quot;);&quot;.&quot;)" office:value-type="string" office:string-value="i" calcext:value-type="string">
            <text:p>i</text:p>
          </table:table-cell>
          <table:table-cell table:formula="of:=IF([Sheet1.F7]&gt;0;IF(MOD([Sheet1.F7];7)=0;&quot;DDD&quot;;&quot;i&quot;);&quot;.&quot;)" office:value-type="string" office:string-value="i" calcext:value-type="string">
            <text:p>i</text:p>
          </table:table-cell>
          <table:table-cell table:formula="of:=IF([Sheet1.G7]&gt;0;IF(MOD([Sheet1.G7];7)=0;&quot;DDD&quot;;&quot;i&quot;);&quot;.&quot;)" office:value-type="string" office:string-value="i" calcext:value-type="string">
            <text:p>i</text:p>
          </table:table-cell>
          <table:table-cell table:formula="of:=IF([Sheet1.H7]&gt;0;IF(MOD([Sheet1.H7];7)=0;&quot;DDD&quot;;&quot;i&quot;);&quot;.&quot;)" office:value-type="string" office:string-value="." calcext:value-type="string">
            <text:p>.</text:p>
          </table:table-cell>
          <table:table-cell table:formula="of:=IF([Sheet1.I7]&gt;0;IF(MOD([Sheet1.I7];7)=0;&quot;DDD&quot;;&quot;i&quot;);&quot;.&quot;)" office:value-type="string" office:string-value="." calcext:value-type="string">
            <text:p>.</text:p>
          </table:table-cell>
          <table:table-cell table:formula="of:=IF([Sheet1.J7]&gt;0;IF(MOD([Sheet1.J7];7)=0;&quot;DDD&quot;;&quot;i&quot;);&quot;.&quot;)" office:value-type="string" office:string-value="." calcext:value-type="string">
            <text:p>.</text:p>
          </table:table-cell>
          <table:table-cell table:formula="of:=IF([Sheet1.K7]&gt;0;IF(MOD([Sheet1.K7];7)=0;&quot;DDD&quot;;&quot;i&quot;);&quot;.&quot;)" office:value-type="string" office:string-value="." calcext:value-type="string">
            <text:p>.</text:p>
          </table:table-cell>
          <table:table-cell table:formula="of:=IF([Sheet1.L7]&gt;0;IF(MOD([Sheet1.L7];7)=0;&quot;DDD&quot;;&quot;i&quot;);&quot;.&quot;)" office:value-type="string" office:string-value="." calcext:value-type="string">
            <text:p>.</text:p>
          </table:table-cell>
          <table:table-cell table:formula="of:=IF([Sheet1.M7]&gt;0;IF(MOD([Sheet1.M7];7)=0;&quot;DDD&quot;;&quot;i&quot;);&quot;.&quot;)" office:value-type="string" office:string-value="." calcext:value-type="string">
            <text:p>.</text:p>
          </table:table-cell>
          <table:table-cell table:formula="of:=IF([Sheet1.N7]&gt;0;IF(MOD([Sheet1.N7];7)=0;&quot;DDD&quot;;&quot;i&quot;);&quot;.&quot;)" office:value-type="string" office:string-value="." calcext:value-type="string">
            <text:p>.</text:p>
          </table:table-cell>
          <table:table-cell table:formula="of:=IF([Sheet1.O7]&gt;0;IF(MOD([Sheet1.O7];7)=0;&quot;DDD&quot;;&quot;i&quot;);&quot;.&quot;)" office:value-type="string" office:string-value="." calcext:value-type="string">
            <text:p>.</text:p>
          </table:table-cell>
          <table:table-cell table:formula="of:=IF([Sheet1.P7]&gt;0;IF(MOD([Sheet1.P7];7)=0;&quot;DDD&quot;;&quot;i&quot;);&quot;.&quot;)" office:value-type="string" office:string-value="." calcext:value-type="string">
            <text:p>.</text:p>
          </table:table-cell>
          <table:table-cell table:formula="of:=IF([Sheet1.Q7]&gt;0;IF(MOD([Sheet1.Q7];7)=0;&quot;DDD&quot;;&quot;i&quot;);&quot;.&quot;)" office:value-type="string" office:string-value="." calcext:value-type="string">
            <text:p>.</text:p>
          </table:table-cell>
          <table:table-cell table:formula="of:=IF([Sheet1.R7]&gt;0;IF(MOD([Sheet1.R7];7)=0;&quot;DDD&quot;;&quot;i&quot;);&quot;.&quot;)" office:value-type="string" office:string-value="." calcext:value-type="string">
            <text:p>.</text:p>
          </table:table-cell>
          <table:table-cell table:formula="of:=IF([Sheet1.S7]&gt;0;IF(MOD([Sheet1.S7];7)=0;&quot;DDD&quot;;&quot;i&quot;);&quot;.&quot;)" office:value-type="string" office:string-value="." calcext:value-type="string">
            <text:p>.</text:p>
          </table:table-cell>
          <table:table-cell table:formula="of:=IF([Sheet1.T7]&gt;0;IF(MOD([Sheet1.T7];7)=0;&quot;DDD&quot;;&quot;i&quot;);&quot;.&quot;)" office:value-type="string" office:string-value="." calcext:value-type="string">
            <text:p>.</text:p>
          </table:table-cell>
          <table:table-cell table:formula="of:=IF([Sheet1.U7]&gt;0;IF(MOD([Sheet1.U7];7)=0;&quot;DDD&quot;;&quot;i&quot;);&quot;.&quot;)" office:value-type="string" office:string-value="." calcext:value-type="string">
            <text:p>.</text:p>
          </table:table-cell>
          <table:table-cell table:formula="of:=IF([Sheet1.V7]&gt;0;IF(MOD([Sheet1.V7];7)=0;&quot;DDD&quot;;&quot;i&quot;);&quot;.&quot;)" office:value-type="string" office:string-value="." calcext:value-type="string">
            <text:p>.</text:p>
          </table:table-cell>
          <table:table-cell table:formula="of:=IF([Sheet1.W7]&gt;0;IF(MOD([Sheet1.W7];7)=0;&quot;DDD&quot;;&quot;i&quot;);&quot;.&quot;)" office:value-type="string" office:string-value="." calcext:value-type="string">
            <text:p>.</text:p>
          </table:table-cell>
          <table:table-cell table:formula="of:=IF([Sheet1.X7]&gt;0;IF(MOD([Sheet1.X7];7)=0;&quot;DDD&quot;;&quot;i&quot;);&quot;.&quot;)" office:value-type="string" office:string-value="." calcext:value-type="string">
            <text:p>.</text:p>
          </table:table-cell>
          <table:table-cell table:formula="of:=IF([Sheet1.Y7]&gt;0;IF(MOD([Sheet1.Y7];7)=0;&quot;DDD&quot;;&quot;i&quot;);&quot;.&quot;)" office:value-type="string" office:string-value="." calcext:value-type="string">
            <text:p>.</text:p>
          </table:table-cell>
          <table:table-cell table:formula="of:=IF([Sheet1.Z7]&gt;0;IF(MOD([Sheet1.Z7];7)=0;&quot;DDD&quot;;&quot;i&quot;);&quot;.&quot;)" office:value-type="string" office:string-value="." calcext:value-type="string">
            <text:p>.</text:p>
          </table:table-cell>
          <table:table-cell table:formula="of:=IF([Sheet1.AA7]&gt;0;IF(MOD([Sheet1.AA7];7)=0;&quot;DDD&quot;;&quot;i&quot;);&quot;.&quot;)" office:value-type="string" office:string-value="." calcext:value-type="string">
            <text:p>.</text:p>
          </table:table-cell>
          <table:table-cell table:formula="of:=IF([Sheet1.AB7]&gt;0;IF(MOD([Sheet1.AB7];7)=0;&quot;DDD&quot;;&quot;i&quot;);&quot;.&quot;)" office:value-type="string" office:string-value="." calcext:value-type="string">
            <text:p>.</text:p>
          </table:table-cell>
          <table:table-cell table:formula="of:=IF([Sheet1.AC7]&gt;0;IF(MOD([Sheet1.AC7];7)=0;&quot;DDD&quot;;&quot;i&quot;);&quot;.&quot;)" office:value-type="string" office:string-value="." calcext:value-type="string">
            <text:p>.</text:p>
          </table:table-cell>
          <table:table-cell table:formula="of:=IF([Sheet1.AD7]&gt;0;IF(MOD([Sheet1.AD7];7)=0;&quot;DDD&quot;;&quot;i&quot;);&quot;.&quot;)" office:value-type="string" office:string-value="." calcext:value-type="string">
            <text:p>.</text:p>
          </table:table-cell>
          <table:table-cell table:formula="of:=IF([Sheet1.AE7]&gt;0;IF(MOD([Sheet1.AE7];7)=0;&quot;DDD&quot;;&quot;i&quot;);&quot;.&quot;)" office:value-type="string" office:string-value="." calcext:value-type="string">
            <text:p>.</text:p>
          </table:table-cell>
          <table:table-cell table:formula="of:=IF([Sheet1.AF7]&gt;0;IF(MOD([Sheet1.AF7];7)=0;&quot;DDD&quot;;&quot;i&quot;);&quot;.&quot;)" office:value-type="string" office:string-value="." calcext:value-type="string">
            <text:p>.</text:p>
          </table:table-cell>
          <table:table-cell table:formula="of:=IF([Sheet1.AG7]&gt;0;IF(MOD([Sheet1.AG7];7)=0;&quot;DDD&quot;;&quot;i&quot;);&quot;.&quot;)" office:value-type="string" office:string-value="." calcext:value-type="string">
            <text:p>.</text:p>
          </table:table-cell>
          <table:table-cell table:formula="of:=IF([Sheet1.AH7]&gt;0;IF(MOD([Sheet1.AH7];7)=0;&quot;DDD&quot;;&quot;i&quot;);&quot;.&quot;)" office:value-type="string" office:string-value="." calcext:value-type="string">
            <text:p>.</text:p>
          </table:table-cell>
          <table:table-cell table:formula="of:=IF([Sheet1.AI7]&gt;0;IF(MOD([Sheet1.AI7];7)=0;&quot;DDD&quot;;&quot;i&quot;);&quot;.&quot;)" office:value-type="string" office:string-value="." calcext:value-type="string">
            <text:p>.</text:p>
          </table:table-cell>
          <table:table-cell table:formula="of:=IF([Sheet1.AJ7]&gt;0;IF(MOD([Sheet1.AJ7];7)=0;&quot;DDD&quot;;&quot;i&quot;);&quot;.&quot;)" office:value-type="string" office:string-value="." calcext:value-type="string">
            <text:p>.</text:p>
          </table:table-cell>
          <table:table-cell table:formula="of:=IF([Sheet1.AK7]&gt;0;IF(MOD([Sheet1.AK7];7)=0;&quot;DDD&quot;;&quot;i&quot;);&quot;.&quot;)" office:value-type="string" office:string-value="." calcext:value-type="string">
            <text:p>.</text:p>
          </table:table-cell>
          <table:table-cell table:formula="of:=IF([Sheet1.AL7]&gt;0;IF(MOD([Sheet1.AL7];7)=0;&quot;DDD&quot;;&quot;i&quot;);&quot;.&quot;)" office:value-type="string" office:string-value="." calcext:value-type="string">
            <text:p>.</text:p>
          </table:table-cell>
          <table:table-cell table:formula="of:=IF([Sheet1.AM7]&gt;0;IF(MOD([Sheet1.AM7];7)=0;&quot;DDD&quot;;&quot;i&quot;);&quot;.&quot;)" office:value-type="string" office:string-value="." calcext:value-type="string">
            <text:p>.</text:p>
          </table:table-cell>
          <table:table-cell table:formula="of:=IF([Sheet1.AN7]&gt;0;IF(MOD([Sheet1.AN7];7)=0;&quot;DDD&quot;;&quot;i&quot;);&quot;.&quot;)" office:value-type="string" office:string-value="." calcext:value-type="string">
            <text:p>.</text:p>
          </table:table-cell>
          <table:table-cell table:formula="of:=IF([Sheet1.AO7]&gt;0;IF(MOD([Sheet1.AO7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8]&gt;0;IF(MOD([Sheet1.A8];7)=0;&quot;DDD&quot;;&quot;i&quot;);&quot;.&quot;)" office:value-type="string" office:string-value="i" calcext:value-type="string">
            <text:p>i</text:p>
          </table:table-cell>
          <table:table-cell table:formula="of:=IF([Sheet1.B8]&gt;0;IF(MOD([Sheet1.B8];7)=0;&quot;DDD&quot;;&quot;i&quot;);&quot;.&quot;)" office:value-type="string" office:string-value="DDD" calcext:value-type="string">
            <text:p>DDD</text:p>
          </table:table-cell>
          <table:table-cell table:formula="of:=IF([Sheet1.C8]&gt;0;IF(MOD([Sheet1.C8];7)=0;&quot;DDD&quot;;&quot;i&quot;);&quot;.&quot;)" office:value-type="string" office:string-value="DDD" calcext:value-type="string">
            <text:p>DDD</text:p>
          </table:table-cell>
          <table:table-cell table:formula="of:=IF([Sheet1.D8]&gt;0;IF(MOD([Sheet1.D8];7)=0;&quot;DDD&quot;;&quot;i&quot;);&quot;.&quot;)" office:value-type="string" office:string-value="DDD" calcext:value-type="string">
            <text:p>DDD</text:p>
          </table:table-cell>
          <table:table-cell table:formula="of:=IF([Sheet1.E8]&gt;0;IF(MOD([Sheet1.E8];7)=0;&quot;DDD&quot;;&quot;i&quot;);&quot;.&quot;)" office:value-type="string" office:string-value="DDD" calcext:value-type="string">
            <text:p>DDD</text:p>
          </table:table-cell>
          <table:table-cell table:formula="of:=IF([Sheet1.F8]&gt;0;IF(MOD([Sheet1.F8];7)=0;&quot;DDD&quot;;&quot;i&quot;);&quot;.&quot;)" office:value-type="string" office:string-value="DDD" calcext:value-type="string">
            <text:p>DDD</text:p>
          </table:table-cell>
          <table:table-cell table:formula="of:=IF([Sheet1.G8]&gt;0;IF(MOD([Sheet1.G8];7)=0;&quot;DDD&quot;;&quot;i&quot;);&quot;.&quot;)" office:value-type="string" office:string-value="DDD" calcext:value-type="string">
            <text:p>DDD</text:p>
          </table:table-cell>
          <table:table-cell table:formula="of:=IF([Sheet1.H8]&gt;0;IF(MOD([Sheet1.H8];7)=0;&quot;DDD&quot;;&quot;i&quot;);&quot;.&quot;)" office:value-type="string" office:string-value="i" calcext:value-type="string">
            <text:p>i</text:p>
          </table:table-cell>
          <table:table-cell table:formula="of:=IF([Sheet1.I8]&gt;0;IF(MOD([Sheet1.I8];7)=0;&quot;DDD&quot;;&quot;i&quot;);&quot;.&quot;)" office:value-type="string" office:string-value="." calcext:value-type="string">
            <text:p>.</text:p>
          </table:table-cell>
          <table:table-cell table:formula="of:=IF([Sheet1.J8]&gt;0;IF(MOD([Sheet1.J8];7)=0;&quot;DDD&quot;;&quot;i&quot;);&quot;.&quot;)" office:value-type="string" office:string-value="." calcext:value-type="string">
            <text:p>.</text:p>
          </table:table-cell>
          <table:table-cell table:formula="of:=IF([Sheet1.K8]&gt;0;IF(MOD([Sheet1.K8];7)=0;&quot;DDD&quot;;&quot;i&quot;);&quot;.&quot;)" office:value-type="string" office:string-value="." calcext:value-type="string">
            <text:p>.</text:p>
          </table:table-cell>
          <table:table-cell table:formula="of:=IF([Sheet1.L8]&gt;0;IF(MOD([Sheet1.L8];7)=0;&quot;DDD&quot;;&quot;i&quot;);&quot;.&quot;)" office:value-type="string" office:string-value="." calcext:value-type="string">
            <text:p>.</text:p>
          </table:table-cell>
          <table:table-cell table:formula="of:=IF([Sheet1.M8]&gt;0;IF(MOD([Sheet1.M8];7)=0;&quot;DDD&quot;;&quot;i&quot;);&quot;.&quot;)" office:value-type="string" office:string-value="." calcext:value-type="string">
            <text:p>.</text:p>
          </table:table-cell>
          <table:table-cell table:formula="of:=IF([Sheet1.N8]&gt;0;IF(MOD([Sheet1.N8];7)=0;&quot;DDD&quot;;&quot;i&quot;);&quot;.&quot;)" office:value-type="string" office:string-value="." calcext:value-type="string">
            <text:p>.</text:p>
          </table:table-cell>
          <table:table-cell table:formula="of:=IF([Sheet1.O8]&gt;0;IF(MOD([Sheet1.O8];7)=0;&quot;DDD&quot;;&quot;i&quot;);&quot;.&quot;)" office:value-type="string" office:string-value="." calcext:value-type="string">
            <text:p>.</text:p>
          </table:table-cell>
          <table:table-cell table:formula="of:=IF([Sheet1.P8]&gt;0;IF(MOD([Sheet1.P8];7)=0;&quot;DDD&quot;;&quot;i&quot;);&quot;.&quot;)" office:value-type="string" office:string-value="." calcext:value-type="string">
            <text:p>.</text:p>
          </table:table-cell>
          <table:table-cell table:formula="of:=IF([Sheet1.Q8]&gt;0;IF(MOD([Sheet1.Q8];7)=0;&quot;DDD&quot;;&quot;i&quot;);&quot;.&quot;)" office:value-type="string" office:string-value="." calcext:value-type="string">
            <text:p>.</text:p>
          </table:table-cell>
          <table:table-cell table:formula="of:=IF([Sheet1.R8]&gt;0;IF(MOD([Sheet1.R8];7)=0;&quot;DDD&quot;;&quot;i&quot;);&quot;.&quot;)" office:value-type="string" office:string-value="." calcext:value-type="string">
            <text:p>.</text:p>
          </table:table-cell>
          <table:table-cell table:formula="of:=IF([Sheet1.S8]&gt;0;IF(MOD([Sheet1.S8];7)=0;&quot;DDD&quot;;&quot;i&quot;);&quot;.&quot;)" office:value-type="string" office:string-value="." calcext:value-type="string">
            <text:p>.</text:p>
          </table:table-cell>
          <table:table-cell table:formula="of:=IF([Sheet1.T8]&gt;0;IF(MOD([Sheet1.T8];7)=0;&quot;DDD&quot;;&quot;i&quot;);&quot;.&quot;)" office:value-type="string" office:string-value="." calcext:value-type="string">
            <text:p>.</text:p>
          </table:table-cell>
          <table:table-cell table:formula="of:=IF([Sheet1.U8]&gt;0;IF(MOD([Sheet1.U8];7)=0;&quot;DDD&quot;;&quot;i&quot;);&quot;.&quot;)" office:value-type="string" office:string-value="." calcext:value-type="string">
            <text:p>.</text:p>
          </table:table-cell>
          <table:table-cell table:formula="of:=IF([Sheet1.V8]&gt;0;IF(MOD([Sheet1.V8];7)=0;&quot;DDD&quot;;&quot;i&quot;);&quot;.&quot;)" office:value-type="string" office:string-value="." calcext:value-type="string">
            <text:p>.</text:p>
          </table:table-cell>
          <table:table-cell table:formula="of:=IF([Sheet1.W8]&gt;0;IF(MOD([Sheet1.W8];7)=0;&quot;DDD&quot;;&quot;i&quot;);&quot;.&quot;)" office:value-type="string" office:string-value="." calcext:value-type="string">
            <text:p>.</text:p>
          </table:table-cell>
          <table:table-cell table:formula="of:=IF([Sheet1.X8]&gt;0;IF(MOD([Sheet1.X8];7)=0;&quot;DDD&quot;;&quot;i&quot;);&quot;.&quot;)" office:value-type="string" office:string-value="." calcext:value-type="string">
            <text:p>.</text:p>
          </table:table-cell>
          <table:table-cell table:formula="of:=IF([Sheet1.Y8]&gt;0;IF(MOD([Sheet1.Y8];7)=0;&quot;DDD&quot;;&quot;i&quot;);&quot;.&quot;)" office:value-type="string" office:string-value="." calcext:value-type="string">
            <text:p>.</text:p>
          </table:table-cell>
          <table:table-cell table:formula="of:=IF([Sheet1.Z8]&gt;0;IF(MOD([Sheet1.Z8];7)=0;&quot;DDD&quot;;&quot;i&quot;);&quot;.&quot;)" office:value-type="string" office:string-value="." calcext:value-type="string">
            <text:p>.</text:p>
          </table:table-cell>
          <table:table-cell table:formula="of:=IF([Sheet1.AA8]&gt;0;IF(MOD([Sheet1.AA8];7)=0;&quot;DDD&quot;;&quot;i&quot;);&quot;.&quot;)" office:value-type="string" office:string-value="." calcext:value-type="string">
            <text:p>.</text:p>
          </table:table-cell>
          <table:table-cell table:formula="of:=IF([Sheet1.AB8]&gt;0;IF(MOD([Sheet1.AB8];7)=0;&quot;DDD&quot;;&quot;i&quot;);&quot;.&quot;)" office:value-type="string" office:string-value="." calcext:value-type="string">
            <text:p>.</text:p>
          </table:table-cell>
          <table:table-cell table:formula="of:=IF([Sheet1.AC8]&gt;0;IF(MOD([Sheet1.AC8];7)=0;&quot;DDD&quot;;&quot;i&quot;);&quot;.&quot;)" office:value-type="string" office:string-value="." calcext:value-type="string">
            <text:p>.</text:p>
          </table:table-cell>
          <table:table-cell table:formula="of:=IF([Sheet1.AD8]&gt;0;IF(MOD([Sheet1.AD8];7)=0;&quot;DDD&quot;;&quot;i&quot;);&quot;.&quot;)" office:value-type="string" office:string-value="." calcext:value-type="string">
            <text:p>.</text:p>
          </table:table-cell>
          <table:table-cell table:formula="of:=IF([Sheet1.AE8]&gt;0;IF(MOD([Sheet1.AE8];7)=0;&quot;DDD&quot;;&quot;i&quot;);&quot;.&quot;)" office:value-type="string" office:string-value="." calcext:value-type="string">
            <text:p>.</text:p>
          </table:table-cell>
          <table:table-cell table:formula="of:=IF([Sheet1.AF8]&gt;0;IF(MOD([Sheet1.AF8];7)=0;&quot;DDD&quot;;&quot;i&quot;);&quot;.&quot;)" office:value-type="string" office:string-value="." calcext:value-type="string">
            <text:p>.</text:p>
          </table:table-cell>
          <table:table-cell table:formula="of:=IF([Sheet1.AG8]&gt;0;IF(MOD([Sheet1.AG8];7)=0;&quot;DDD&quot;;&quot;i&quot;);&quot;.&quot;)" office:value-type="string" office:string-value="." calcext:value-type="string">
            <text:p>.</text:p>
          </table:table-cell>
          <table:table-cell table:formula="of:=IF([Sheet1.AH8]&gt;0;IF(MOD([Sheet1.AH8];7)=0;&quot;DDD&quot;;&quot;i&quot;);&quot;.&quot;)" office:value-type="string" office:string-value="." calcext:value-type="string">
            <text:p>.</text:p>
          </table:table-cell>
          <table:table-cell table:formula="of:=IF([Sheet1.AI8]&gt;0;IF(MOD([Sheet1.AI8];7)=0;&quot;DDD&quot;;&quot;i&quot;);&quot;.&quot;)" office:value-type="string" office:string-value="." calcext:value-type="string">
            <text:p>.</text:p>
          </table:table-cell>
          <table:table-cell table:formula="of:=IF([Sheet1.AJ8]&gt;0;IF(MOD([Sheet1.AJ8];7)=0;&quot;DDD&quot;;&quot;i&quot;);&quot;.&quot;)" office:value-type="string" office:string-value="." calcext:value-type="string">
            <text:p>.</text:p>
          </table:table-cell>
          <table:table-cell table:formula="of:=IF([Sheet1.AK8]&gt;0;IF(MOD([Sheet1.AK8];7)=0;&quot;DDD&quot;;&quot;i&quot;);&quot;.&quot;)" office:value-type="string" office:string-value="." calcext:value-type="string">
            <text:p>.</text:p>
          </table:table-cell>
          <table:table-cell table:formula="of:=IF([Sheet1.AL8]&gt;0;IF(MOD([Sheet1.AL8];7)=0;&quot;DDD&quot;;&quot;i&quot;);&quot;.&quot;)" office:value-type="string" office:string-value="." calcext:value-type="string">
            <text:p>.</text:p>
          </table:table-cell>
          <table:table-cell table:formula="of:=IF([Sheet1.AM8]&gt;0;IF(MOD([Sheet1.AM8];7)=0;&quot;DDD&quot;;&quot;i&quot;);&quot;.&quot;)" office:value-type="string" office:string-value="." calcext:value-type="string">
            <text:p>.</text:p>
          </table:table-cell>
          <table:table-cell table:formula="of:=IF([Sheet1.AN8]&gt;0;IF(MOD([Sheet1.AN8];7)=0;&quot;DDD&quot;;&quot;i&quot;);&quot;.&quot;)" office:value-type="string" office:string-value="." calcext:value-type="string">
            <text:p>.</text:p>
          </table:table-cell>
          <table:table-cell table:formula="of:=IF([Sheet1.AO8]&gt;0;IF(MOD([Sheet1.AO8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9]&gt;0;IF(MOD([Sheet1.A9];7)=0;&quot;DDD&quot;;&quot;i&quot;);&quot;.&quot;)" office:value-type="string" office:string-value="i" calcext:value-type="string">
            <text:p>i</text:p>
          </table:table-cell>
          <table:table-cell table:formula="of:=IF([Sheet1.B9]&gt;0;IF(MOD([Sheet1.B9];7)=0;&quot;DDD&quot;;&quot;i&quot;);&quot;.&quot;)" office:value-type="string" office:string-value="i" calcext:value-type="string">
            <text:p>i</text:p>
          </table:table-cell>
          <table:table-cell table:formula="of:=IF([Sheet1.C9]&gt;0;IF(MOD([Sheet1.C9];7)=0;&quot;DDD&quot;;&quot;i&quot;);&quot;.&quot;)" office:value-type="string" office:string-value="DDD" calcext:value-type="string">
            <text:p>DDD</text:p>
          </table:table-cell>
          <table:table-cell table:formula="of:=IF([Sheet1.D9]&gt;0;IF(MOD([Sheet1.D9];7)=0;&quot;DDD&quot;;&quot;i&quot;);&quot;.&quot;)" office:value-type="string" office:string-value="DDD" calcext:value-type="string">
            <text:p>DDD</text:p>
          </table:table-cell>
          <table:table-cell table:formula="of:=IF([Sheet1.E9]&gt;0;IF(MOD([Sheet1.E9];7)=0;&quot;DDD&quot;;&quot;i&quot;);&quot;.&quot;)" office:value-type="string" office:string-value="DDD" calcext:value-type="string">
            <text:p>DDD</text:p>
          </table:table-cell>
          <table:table-cell table:formula="of:=IF([Sheet1.F9]&gt;0;IF(MOD([Sheet1.F9];7)=0;&quot;DDD&quot;;&quot;i&quot;);&quot;.&quot;)" office:value-type="string" office:string-value="DDD" calcext:value-type="string">
            <text:p>DDD</text:p>
          </table:table-cell>
          <table:table-cell table:formula="of:=IF([Sheet1.G9]&gt;0;IF(MOD([Sheet1.G9];7)=0;&quot;DDD&quot;;&quot;i&quot;);&quot;.&quot;)" office:value-type="string" office:string-value="DDD" calcext:value-type="string">
            <text:p>DDD</text:p>
          </table:table-cell>
          <table:table-cell table:formula="of:=IF([Sheet1.H9]&gt;0;IF(MOD([Sheet1.H9];7)=0;&quot;DDD&quot;;&quot;i&quot;);&quot;.&quot;)" office:value-type="string" office:string-value="i" calcext:value-type="string">
            <text:p>i</text:p>
          </table:table-cell>
          <table:table-cell table:formula="of:=IF([Sheet1.I9]&gt;0;IF(MOD([Sheet1.I9];7)=0;&quot;DDD&quot;;&quot;i&quot;);&quot;.&quot;)" office:value-type="string" office:string-value="i" calcext:value-type="string">
            <text:p>i</text:p>
          </table:table-cell>
          <table:table-cell table:formula="of:=IF([Sheet1.J9]&gt;0;IF(MOD([Sheet1.J9];7)=0;&quot;DDD&quot;;&quot;i&quot;);&quot;.&quot;)" office:value-type="string" office:string-value="." calcext:value-type="string">
            <text:p>.</text:p>
          </table:table-cell>
          <table:table-cell table:formula="of:=IF([Sheet1.K9]&gt;0;IF(MOD([Sheet1.K9];7)=0;&quot;DDD&quot;;&quot;i&quot;);&quot;.&quot;)" office:value-type="string" office:string-value="." calcext:value-type="string">
            <text:p>.</text:p>
          </table:table-cell>
          <table:table-cell table:formula="of:=IF([Sheet1.L9]&gt;0;IF(MOD([Sheet1.L9];7)=0;&quot;DDD&quot;;&quot;i&quot;);&quot;.&quot;)" office:value-type="string" office:string-value="." calcext:value-type="string">
            <text:p>.</text:p>
          </table:table-cell>
          <table:table-cell table:formula="of:=IF([Sheet1.M9]&gt;0;IF(MOD([Sheet1.M9];7)=0;&quot;DDD&quot;;&quot;i&quot;);&quot;.&quot;)" office:value-type="string" office:string-value="." calcext:value-type="string">
            <text:p>.</text:p>
          </table:table-cell>
          <table:table-cell table:formula="of:=IF([Sheet1.N9]&gt;0;IF(MOD([Sheet1.N9];7)=0;&quot;DDD&quot;;&quot;i&quot;);&quot;.&quot;)" office:value-type="string" office:string-value="." calcext:value-type="string">
            <text:p>.</text:p>
          </table:table-cell>
          <table:table-cell table:formula="of:=IF([Sheet1.O9]&gt;0;IF(MOD([Sheet1.O9];7)=0;&quot;DDD&quot;;&quot;i&quot;);&quot;.&quot;)" office:value-type="string" office:string-value="." calcext:value-type="string">
            <text:p>.</text:p>
          </table:table-cell>
          <table:table-cell table:formula="of:=IF([Sheet1.P9]&gt;0;IF(MOD([Sheet1.P9];7)=0;&quot;DDD&quot;;&quot;i&quot;);&quot;.&quot;)" office:value-type="string" office:string-value="." calcext:value-type="string">
            <text:p>.</text:p>
          </table:table-cell>
          <table:table-cell table:formula="of:=IF([Sheet1.Q9]&gt;0;IF(MOD([Sheet1.Q9];7)=0;&quot;DDD&quot;;&quot;i&quot;);&quot;.&quot;)" office:value-type="string" office:string-value="." calcext:value-type="string">
            <text:p>.</text:p>
          </table:table-cell>
          <table:table-cell table:formula="of:=IF([Sheet1.R9]&gt;0;IF(MOD([Sheet1.R9];7)=0;&quot;DDD&quot;;&quot;i&quot;);&quot;.&quot;)" office:value-type="string" office:string-value="." calcext:value-type="string">
            <text:p>.</text:p>
          </table:table-cell>
          <table:table-cell table:formula="of:=IF([Sheet1.S9]&gt;0;IF(MOD([Sheet1.S9];7)=0;&quot;DDD&quot;;&quot;i&quot;);&quot;.&quot;)" office:value-type="string" office:string-value="." calcext:value-type="string">
            <text:p>.</text:p>
          </table:table-cell>
          <table:table-cell table:formula="of:=IF([Sheet1.T9]&gt;0;IF(MOD([Sheet1.T9];7)=0;&quot;DDD&quot;;&quot;i&quot;);&quot;.&quot;)" office:value-type="string" office:string-value="." calcext:value-type="string">
            <text:p>.</text:p>
          </table:table-cell>
          <table:table-cell table:formula="of:=IF([Sheet1.U9]&gt;0;IF(MOD([Sheet1.U9];7)=0;&quot;DDD&quot;;&quot;i&quot;);&quot;.&quot;)" office:value-type="string" office:string-value="." calcext:value-type="string">
            <text:p>.</text:p>
          </table:table-cell>
          <table:table-cell table:formula="of:=IF([Sheet1.V9]&gt;0;IF(MOD([Sheet1.V9];7)=0;&quot;DDD&quot;;&quot;i&quot;);&quot;.&quot;)" office:value-type="string" office:string-value="." calcext:value-type="string">
            <text:p>.</text:p>
          </table:table-cell>
          <table:table-cell table:formula="of:=IF([Sheet1.W9]&gt;0;IF(MOD([Sheet1.W9];7)=0;&quot;DDD&quot;;&quot;i&quot;);&quot;.&quot;)" office:value-type="string" office:string-value="." calcext:value-type="string">
            <text:p>.</text:p>
          </table:table-cell>
          <table:table-cell table:formula="of:=IF([Sheet1.X9]&gt;0;IF(MOD([Sheet1.X9];7)=0;&quot;DDD&quot;;&quot;i&quot;);&quot;.&quot;)" office:value-type="string" office:string-value="." calcext:value-type="string">
            <text:p>.</text:p>
          </table:table-cell>
          <table:table-cell table:formula="of:=IF([Sheet1.Y9]&gt;0;IF(MOD([Sheet1.Y9];7)=0;&quot;DDD&quot;;&quot;i&quot;);&quot;.&quot;)" office:value-type="string" office:string-value="." calcext:value-type="string">
            <text:p>.</text:p>
          </table:table-cell>
          <table:table-cell table:formula="of:=IF([Sheet1.Z9]&gt;0;IF(MOD([Sheet1.Z9];7)=0;&quot;DDD&quot;;&quot;i&quot;);&quot;.&quot;)" office:value-type="string" office:string-value="." calcext:value-type="string">
            <text:p>.</text:p>
          </table:table-cell>
          <table:table-cell table:formula="of:=IF([Sheet1.AA9]&gt;0;IF(MOD([Sheet1.AA9];7)=0;&quot;DDD&quot;;&quot;i&quot;);&quot;.&quot;)" office:value-type="string" office:string-value="." calcext:value-type="string">
            <text:p>.</text:p>
          </table:table-cell>
          <table:table-cell table:formula="of:=IF([Sheet1.AB9]&gt;0;IF(MOD([Sheet1.AB9];7)=0;&quot;DDD&quot;;&quot;i&quot;);&quot;.&quot;)" office:value-type="string" office:string-value="." calcext:value-type="string">
            <text:p>.</text:p>
          </table:table-cell>
          <table:table-cell table:formula="of:=IF([Sheet1.AC9]&gt;0;IF(MOD([Sheet1.AC9];7)=0;&quot;DDD&quot;;&quot;i&quot;);&quot;.&quot;)" office:value-type="string" office:string-value="." calcext:value-type="string">
            <text:p>.</text:p>
          </table:table-cell>
          <table:table-cell table:formula="of:=IF([Sheet1.AD9]&gt;0;IF(MOD([Sheet1.AD9];7)=0;&quot;DDD&quot;;&quot;i&quot;);&quot;.&quot;)" office:value-type="string" office:string-value="." calcext:value-type="string">
            <text:p>.</text:p>
          </table:table-cell>
          <table:table-cell table:formula="of:=IF([Sheet1.AE9]&gt;0;IF(MOD([Sheet1.AE9];7)=0;&quot;DDD&quot;;&quot;i&quot;);&quot;.&quot;)" office:value-type="string" office:string-value="." calcext:value-type="string">
            <text:p>.</text:p>
          </table:table-cell>
          <table:table-cell table:formula="of:=IF([Sheet1.AF9]&gt;0;IF(MOD([Sheet1.AF9];7)=0;&quot;DDD&quot;;&quot;i&quot;);&quot;.&quot;)" office:value-type="string" office:string-value="." calcext:value-type="string">
            <text:p>.</text:p>
          </table:table-cell>
          <table:table-cell table:formula="of:=IF([Sheet1.AG9]&gt;0;IF(MOD([Sheet1.AG9];7)=0;&quot;DDD&quot;;&quot;i&quot;);&quot;.&quot;)" office:value-type="string" office:string-value="." calcext:value-type="string">
            <text:p>.</text:p>
          </table:table-cell>
          <table:table-cell table:formula="of:=IF([Sheet1.AH9]&gt;0;IF(MOD([Sheet1.AH9];7)=0;&quot;DDD&quot;;&quot;i&quot;);&quot;.&quot;)" office:value-type="string" office:string-value="." calcext:value-type="string">
            <text:p>.</text:p>
          </table:table-cell>
          <table:table-cell table:formula="of:=IF([Sheet1.AI9]&gt;0;IF(MOD([Sheet1.AI9];7)=0;&quot;DDD&quot;;&quot;i&quot;);&quot;.&quot;)" office:value-type="string" office:string-value="." calcext:value-type="string">
            <text:p>.</text:p>
          </table:table-cell>
          <table:table-cell table:formula="of:=IF([Sheet1.AJ9]&gt;0;IF(MOD([Sheet1.AJ9];7)=0;&quot;DDD&quot;;&quot;i&quot;);&quot;.&quot;)" office:value-type="string" office:string-value="." calcext:value-type="string">
            <text:p>.</text:p>
          </table:table-cell>
          <table:table-cell table:formula="of:=IF([Sheet1.AK9]&gt;0;IF(MOD([Sheet1.AK9];7)=0;&quot;DDD&quot;;&quot;i&quot;);&quot;.&quot;)" office:value-type="string" office:string-value="." calcext:value-type="string">
            <text:p>.</text:p>
          </table:table-cell>
          <table:table-cell table:formula="of:=IF([Sheet1.AL9]&gt;0;IF(MOD([Sheet1.AL9];7)=0;&quot;DDD&quot;;&quot;i&quot;);&quot;.&quot;)" office:value-type="string" office:string-value="." calcext:value-type="string">
            <text:p>.</text:p>
          </table:table-cell>
          <table:table-cell table:formula="of:=IF([Sheet1.AM9]&gt;0;IF(MOD([Sheet1.AM9];7)=0;&quot;DDD&quot;;&quot;i&quot;);&quot;.&quot;)" office:value-type="string" office:string-value="." calcext:value-type="string">
            <text:p>.</text:p>
          </table:table-cell>
          <table:table-cell table:formula="of:=IF([Sheet1.AN9]&gt;0;IF(MOD([Sheet1.AN9];7)=0;&quot;DDD&quot;;&quot;i&quot;);&quot;.&quot;)" office:value-type="string" office:string-value="." calcext:value-type="string">
            <text:p>.</text:p>
          </table:table-cell>
          <table:table-cell table:formula="of:=IF([Sheet1.AO9]&gt;0;IF(MOD([Sheet1.AO9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0]&gt;0;IF(MOD([Sheet1.A10];7)=0;&quot;DDD&quot;;&quot;i&quot;);&quot;.&quot;)" office:value-type="string" office:string-value="i" calcext:value-type="string">
            <text:p>i</text:p>
          </table:table-cell>
          <table:table-cell table:formula="of:=IF([Sheet1.B10]&gt;0;IF(MOD([Sheet1.B10];7)=0;&quot;DDD&quot;;&quot;i&quot;);&quot;.&quot;)" office:value-type="string" office:string-value="i" calcext:value-type="string">
            <text:p>i</text:p>
          </table:table-cell>
          <table:table-cell table:formula="of:=IF([Sheet1.C10]&gt;0;IF(MOD([Sheet1.C10];7)=0;&quot;DDD&quot;;&quot;i&quot;);&quot;.&quot;)" office:value-type="string" office:string-value="i" calcext:value-type="string">
            <text:p>i</text:p>
          </table:table-cell>
          <table:table-cell table:formula="of:=IF([Sheet1.D10]&gt;0;IF(MOD([Sheet1.D10];7)=0;&quot;DDD&quot;;&quot;i&quot;);&quot;.&quot;)" office:value-type="string" office:string-value="DDD" calcext:value-type="string">
            <text:p>DDD</text:p>
          </table:table-cell>
          <table:table-cell table:formula="of:=IF([Sheet1.E10]&gt;0;IF(MOD([Sheet1.E10];7)=0;&quot;DDD&quot;;&quot;i&quot;);&quot;.&quot;)" office:value-type="string" office:string-value="DDD" calcext:value-type="string">
            <text:p>DDD</text:p>
          </table:table-cell>
          <table:table-cell table:formula="of:=IF([Sheet1.F10]&gt;0;IF(MOD([Sheet1.F10];7)=0;&quot;DDD&quot;;&quot;i&quot;);&quot;.&quot;)" office:value-type="string" office:string-value="DDD" calcext:value-type="string">
            <text:p>DDD</text:p>
          </table:table-cell>
          <table:table-cell table:formula="of:=IF([Sheet1.G10]&gt;0;IF(MOD([Sheet1.G10];7)=0;&quot;DDD&quot;;&quot;i&quot;);&quot;.&quot;)" office:value-type="string" office:string-value="DDD" calcext:value-type="string">
            <text:p>DDD</text:p>
          </table:table-cell>
          <table:table-cell table:formula="of:=IF([Sheet1.H10]&gt;0;IF(MOD([Sheet1.H10];7)=0;&quot;DDD&quot;;&quot;i&quot;);&quot;.&quot;)" office:value-type="string" office:string-value="i" calcext:value-type="string">
            <text:p>i</text:p>
          </table:table-cell>
          <table:table-cell table:formula="of:=IF([Sheet1.I10]&gt;0;IF(MOD([Sheet1.I10];7)=0;&quot;DDD&quot;;&quot;i&quot;);&quot;.&quot;)" office:value-type="string" office:string-value="i" calcext:value-type="string">
            <text:p>i</text:p>
          </table:table-cell>
          <table:table-cell table:formula="of:=IF([Sheet1.J10]&gt;0;IF(MOD([Sheet1.J10];7)=0;&quot;DDD&quot;;&quot;i&quot;);&quot;.&quot;)" office:value-type="string" office:string-value="i" calcext:value-type="string">
            <text:p>i</text:p>
          </table:table-cell>
          <table:table-cell table:formula="of:=IF([Sheet1.K10]&gt;0;IF(MOD([Sheet1.K10];7)=0;&quot;DDD&quot;;&quot;i&quot;);&quot;.&quot;)" office:value-type="string" office:string-value="." calcext:value-type="string">
            <text:p>.</text:p>
          </table:table-cell>
          <table:table-cell table:formula="of:=IF([Sheet1.L10]&gt;0;IF(MOD([Sheet1.L10];7)=0;&quot;DDD&quot;;&quot;i&quot;);&quot;.&quot;)" office:value-type="string" office:string-value="." calcext:value-type="string">
            <text:p>.</text:p>
          </table:table-cell>
          <table:table-cell table:formula="of:=IF([Sheet1.M10]&gt;0;IF(MOD([Sheet1.M10];7)=0;&quot;DDD&quot;;&quot;i&quot;);&quot;.&quot;)" office:value-type="string" office:string-value="." calcext:value-type="string">
            <text:p>.</text:p>
          </table:table-cell>
          <table:table-cell table:formula="of:=IF([Sheet1.N10]&gt;0;IF(MOD([Sheet1.N10];7)=0;&quot;DDD&quot;;&quot;i&quot;);&quot;.&quot;)" office:value-type="string" office:string-value="." calcext:value-type="string">
            <text:p>.</text:p>
          </table:table-cell>
          <table:table-cell table:formula="of:=IF([Sheet1.O10]&gt;0;IF(MOD([Sheet1.O10];7)=0;&quot;DDD&quot;;&quot;i&quot;);&quot;.&quot;)" office:value-type="string" office:string-value="." calcext:value-type="string">
            <text:p>.</text:p>
          </table:table-cell>
          <table:table-cell table:formula="of:=IF([Sheet1.P10]&gt;0;IF(MOD([Sheet1.P10];7)=0;&quot;DDD&quot;;&quot;i&quot;);&quot;.&quot;)" office:value-type="string" office:string-value="." calcext:value-type="string">
            <text:p>.</text:p>
          </table:table-cell>
          <table:table-cell table:formula="of:=IF([Sheet1.Q10]&gt;0;IF(MOD([Sheet1.Q10];7)=0;&quot;DDD&quot;;&quot;i&quot;);&quot;.&quot;)" office:value-type="string" office:string-value="." calcext:value-type="string">
            <text:p>.</text:p>
          </table:table-cell>
          <table:table-cell table:formula="of:=IF([Sheet1.R10]&gt;0;IF(MOD([Sheet1.R10];7)=0;&quot;DDD&quot;;&quot;i&quot;);&quot;.&quot;)" office:value-type="string" office:string-value="." calcext:value-type="string">
            <text:p>.</text:p>
          </table:table-cell>
          <table:table-cell table:formula="of:=IF([Sheet1.S10]&gt;0;IF(MOD([Sheet1.S10];7)=0;&quot;DDD&quot;;&quot;i&quot;);&quot;.&quot;)" office:value-type="string" office:string-value="." calcext:value-type="string">
            <text:p>.</text:p>
          </table:table-cell>
          <table:table-cell table:formula="of:=IF([Sheet1.T10]&gt;0;IF(MOD([Sheet1.T10];7)=0;&quot;DDD&quot;;&quot;i&quot;);&quot;.&quot;)" office:value-type="string" office:string-value="." calcext:value-type="string">
            <text:p>.</text:p>
          </table:table-cell>
          <table:table-cell table:formula="of:=IF([Sheet1.U10]&gt;0;IF(MOD([Sheet1.U10];7)=0;&quot;DDD&quot;;&quot;i&quot;);&quot;.&quot;)" office:value-type="string" office:string-value="." calcext:value-type="string">
            <text:p>.</text:p>
          </table:table-cell>
          <table:table-cell table:formula="of:=IF([Sheet1.V10]&gt;0;IF(MOD([Sheet1.V10];7)=0;&quot;DDD&quot;;&quot;i&quot;);&quot;.&quot;)" office:value-type="string" office:string-value="." calcext:value-type="string">
            <text:p>.</text:p>
          </table:table-cell>
          <table:table-cell table:formula="of:=IF([Sheet1.W10]&gt;0;IF(MOD([Sheet1.W10];7)=0;&quot;DDD&quot;;&quot;i&quot;);&quot;.&quot;)" office:value-type="string" office:string-value="." calcext:value-type="string">
            <text:p>.</text:p>
          </table:table-cell>
          <table:table-cell table:formula="of:=IF([Sheet1.X10]&gt;0;IF(MOD([Sheet1.X10];7)=0;&quot;DDD&quot;;&quot;i&quot;);&quot;.&quot;)" office:value-type="string" office:string-value="." calcext:value-type="string">
            <text:p>.</text:p>
          </table:table-cell>
          <table:table-cell table:formula="of:=IF([Sheet1.Y10]&gt;0;IF(MOD([Sheet1.Y10];7)=0;&quot;DDD&quot;;&quot;i&quot;);&quot;.&quot;)" office:value-type="string" office:string-value="." calcext:value-type="string">
            <text:p>.</text:p>
          </table:table-cell>
          <table:table-cell table:formula="of:=IF([Sheet1.Z10]&gt;0;IF(MOD([Sheet1.Z10];7)=0;&quot;DDD&quot;;&quot;i&quot;);&quot;.&quot;)" office:value-type="string" office:string-value="." calcext:value-type="string">
            <text:p>.</text:p>
          </table:table-cell>
          <table:table-cell table:formula="of:=IF([Sheet1.AA10]&gt;0;IF(MOD([Sheet1.AA10];7)=0;&quot;DDD&quot;;&quot;i&quot;);&quot;.&quot;)" office:value-type="string" office:string-value="." calcext:value-type="string">
            <text:p>.</text:p>
          </table:table-cell>
          <table:table-cell table:formula="of:=IF([Sheet1.AB10]&gt;0;IF(MOD([Sheet1.AB10];7)=0;&quot;DDD&quot;;&quot;i&quot;);&quot;.&quot;)" office:value-type="string" office:string-value="." calcext:value-type="string">
            <text:p>.</text:p>
          </table:table-cell>
          <table:table-cell table:formula="of:=IF([Sheet1.AC10]&gt;0;IF(MOD([Sheet1.AC10];7)=0;&quot;DDD&quot;;&quot;i&quot;);&quot;.&quot;)" office:value-type="string" office:string-value="." calcext:value-type="string">
            <text:p>.</text:p>
          </table:table-cell>
          <table:table-cell table:formula="of:=IF([Sheet1.AD10]&gt;0;IF(MOD([Sheet1.AD10];7)=0;&quot;DDD&quot;;&quot;i&quot;);&quot;.&quot;)" office:value-type="string" office:string-value="." calcext:value-type="string">
            <text:p>.</text:p>
          </table:table-cell>
          <table:table-cell table:formula="of:=IF([Sheet1.AE10]&gt;0;IF(MOD([Sheet1.AE10];7)=0;&quot;DDD&quot;;&quot;i&quot;);&quot;.&quot;)" office:value-type="string" office:string-value="." calcext:value-type="string">
            <text:p>.</text:p>
          </table:table-cell>
          <table:table-cell table:formula="of:=IF([Sheet1.AF10]&gt;0;IF(MOD([Sheet1.AF10];7)=0;&quot;DDD&quot;;&quot;i&quot;);&quot;.&quot;)" office:value-type="string" office:string-value="." calcext:value-type="string">
            <text:p>.</text:p>
          </table:table-cell>
          <table:table-cell table:formula="of:=IF([Sheet1.AG10]&gt;0;IF(MOD([Sheet1.AG10];7)=0;&quot;DDD&quot;;&quot;i&quot;);&quot;.&quot;)" office:value-type="string" office:string-value="." calcext:value-type="string">
            <text:p>.</text:p>
          </table:table-cell>
          <table:table-cell table:formula="of:=IF([Sheet1.AH10]&gt;0;IF(MOD([Sheet1.AH10];7)=0;&quot;DDD&quot;;&quot;i&quot;);&quot;.&quot;)" office:value-type="string" office:string-value="." calcext:value-type="string">
            <text:p>.</text:p>
          </table:table-cell>
          <table:table-cell table:formula="of:=IF([Sheet1.AI10]&gt;0;IF(MOD([Sheet1.AI10];7)=0;&quot;DDD&quot;;&quot;i&quot;);&quot;.&quot;)" office:value-type="string" office:string-value="." calcext:value-type="string">
            <text:p>.</text:p>
          </table:table-cell>
          <table:table-cell table:formula="of:=IF([Sheet1.AJ10]&gt;0;IF(MOD([Sheet1.AJ10];7)=0;&quot;DDD&quot;;&quot;i&quot;);&quot;.&quot;)" office:value-type="string" office:string-value="." calcext:value-type="string">
            <text:p>.</text:p>
          </table:table-cell>
          <table:table-cell table:formula="of:=IF([Sheet1.AK10]&gt;0;IF(MOD([Sheet1.AK10];7)=0;&quot;DDD&quot;;&quot;i&quot;);&quot;.&quot;)" office:value-type="string" office:string-value="." calcext:value-type="string">
            <text:p>.</text:p>
          </table:table-cell>
          <table:table-cell table:formula="of:=IF([Sheet1.AL10]&gt;0;IF(MOD([Sheet1.AL10];7)=0;&quot;DDD&quot;;&quot;i&quot;);&quot;.&quot;)" office:value-type="string" office:string-value="." calcext:value-type="string">
            <text:p>.</text:p>
          </table:table-cell>
          <table:table-cell table:formula="of:=IF([Sheet1.AM10]&gt;0;IF(MOD([Sheet1.AM10];7)=0;&quot;DDD&quot;;&quot;i&quot;);&quot;.&quot;)" office:value-type="string" office:string-value="." calcext:value-type="string">
            <text:p>.</text:p>
          </table:table-cell>
          <table:table-cell table:formula="of:=IF([Sheet1.AN10]&gt;0;IF(MOD([Sheet1.AN10];7)=0;&quot;DDD&quot;;&quot;i&quot;);&quot;.&quot;)" office:value-type="string" office:string-value="." calcext:value-type="string">
            <text:p>.</text:p>
          </table:table-cell>
          <table:table-cell table:formula="of:=IF([Sheet1.AO10]&gt;0;IF(MOD([Sheet1.AO10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1]&gt;0;IF(MOD([Sheet1.A11];7)=0;&quot;DDD&quot;;&quot;i&quot;);&quot;.&quot;)" office:value-type="string" office:string-value="i" calcext:value-type="string">
            <text:p>i</text:p>
          </table:table-cell>
          <table:table-cell table:formula="of:=IF([Sheet1.B11]&gt;0;IF(MOD([Sheet1.B11];7)=0;&quot;DDD&quot;;&quot;i&quot;);&quot;.&quot;)" office:value-type="string" office:string-value="i" calcext:value-type="string">
            <text:p>i</text:p>
          </table:table-cell>
          <table:table-cell table:formula="of:=IF([Sheet1.C11]&gt;0;IF(MOD([Sheet1.C11];7)=0;&quot;DDD&quot;;&quot;i&quot;);&quot;.&quot;)" office:value-type="string" office:string-value="i" calcext:value-type="string">
            <text:p>i</text:p>
          </table:table-cell>
          <table:table-cell table:formula="of:=IF([Sheet1.D11]&gt;0;IF(MOD([Sheet1.D11];7)=0;&quot;DDD&quot;;&quot;i&quot;);&quot;.&quot;)" office:value-type="string" office:string-value="i" calcext:value-type="string">
            <text:p>i</text:p>
          </table:table-cell>
          <table:table-cell table:formula="of:=IF([Sheet1.E11]&gt;0;IF(MOD([Sheet1.E11];7)=0;&quot;DDD&quot;;&quot;i&quot;);&quot;.&quot;)" office:value-type="string" office:string-value="DDD" calcext:value-type="string">
            <text:p>DDD</text:p>
          </table:table-cell>
          <table:table-cell table:formula="of:=IF([Sheet1.F11]&gt;0;IF(MOD([Sheet1.F11];7)=0;&quot;DDD&quot;;&quot;i&quot;);&quot;.&quot;)" office:value-type="string" office:string-value="DDD" calcext:value-type="string">
            <text:p>DDD</text:p>
          </table:table-cell>
          <table:table-cell table:formula="of:=IF([Sheet1.G11]&gt;0;IF(MOD([Sheet1.G11];7)=0;&quot;DDD&quot;;&quot;i&quot;);&quot;.&quot;)" office:value-type="string" office:string-value="DDD" calcext:value-type="string">
            <text:p>DDD</text:p>
          </table:table-cell>
          <table:table-cell table:formula="of:=IF([Sheet1.H11]&gt;0;IF(MOD([Sheet1.H11];7)=0;&quot;DDD&quot;;&quot;i&quot;);&quot;.&quot;)" office:value-type="string" office:string-value="i" calcext:value-type="string">
            <text:p>i</text:p>
          </table:table-cell>
          <table:table-cell table:formula="of:=IF([Sheet1.I11]&gt;0;IF(MOD([Sheet1.I11];7)=0;&quot;DDD&quot;;&quot;i&quot;);&quot;.&quot;)" office:value-type="string" office:string-value="i" calcext:value-type="string">
            <text:p>i</text:p>
          </table:table-cell>
          <table:table-cell table:formula="of:=IF([Sheet1.J11]&gt;0;IF(MOD([Sheet1.J11];7)=0;&quot;DDD&quot;;&quot;i&quot;);&quot;.&quot;)" office:value-type="string" office:string-value="i" calcext:value-type="string">
            <text:p>i</text:p>
          </table:table-cell>
          <table:table-cell table:formula="of:=IF([Sheet1.K11]&gt;0;IF(MOD([Sheet1.K11];7)=0;&quot;DDD&quot;;&quot;i&quot;);&quot;.&quot;)" office:value-type="string" office:string-value="i" calcext:value-type="string">
            <text:p>i</text:p>
          </table:table-cell>
          <table:table-cell table:formula="of:=IF([Sheet1.L11]&gt;0;IF(MOD([Sheet1.L11];7)=0;&quot;DDD&quot;;&quot;i&quot;);&quot;.&quot;)" office:value-type="string" office:string-value="." calcext:value-type="string">
            <text:p>.</text:p>
          </table:table-cell>
          <table:table-cell table:formula="of:=IF([Sheet1.M11]&gt;0;IF(MOD([Sheet1.M11];7)=0;&quot;DDD&quot;;&quot;i&quot;);&quot;.&quot;)" office:value-type="string" office:string-value="." calcext:value-type="string">
            <text:p>.</text:p>
          </table:table-cell>
          <table:table-cell table:formula="of:=IF([Sheet1.N11]&gt;0;IF(MOD([Sheet1.N11];7)=0;&quot;DDD&quot;;&quot;i&quot;);&quot;.&quot;)" office:value-type="string" office:string-value="." calcext:value-type="string">
            <text:p>.</text:p>
          </table:table-cell>
          <table:table-cell table:formula="of:=IF([Sheet1.O11]&gt;0;IF(MOD([Sheet1.O11];7)=0;&quot;DDD&quot;;&quot;i&quot;);&quot;.&quot;)" office:value-type="string" office:string-value="." calcext:value-type="string">
            <text:p>.</text:p>
          </table:table-cell>
          <table:table-cell table:formula="of:=IF([Sheet1.P11]&gt;0;IF(MOD([Sheet1.P11];7)=0;&quot;DDD&quot;;&quot;i&quot;);&quot;.&quot;)" office:value-type="string" office:string-value="." calcext:value-type="string">
            <text:p>.</text:p>
          </table:table-cell>
          <table:table-cell table:formula="of:=IF([Sheet1.Q11]&gt;0;IF(MOD([Sheet1.Q11];7)=0;&quot;DDD&quot;;&quot;i&quot;);&quot;.&quot;)" office:value-type="string" office:string-value="." calcext:value-type="string">
            <text:p>.</text:p>
          </table:table-cell>
          <table:table-cell table:formula="of:=IF([Sheet1.R11]&gt;0;IF(MOD([Sheet1.R11];7)=0;&quot;DDD&quot;;&quot;i&quot;);&quot;.&quot;)" office:value-type="string" office:string-value="." calcext:value-type="string">
            <text:p>.</text:p>
          </table:table-cell>
          <table:table-cell table:formula="of:=IF([Sheet1.S11]&gt;0;IF(MOD([Sheet1.S11];7)=0;&quot;DDD&quot;;&quot;i&quot;);&quot;.&quot;)" office:value-type="string" office:string-value="." calcext:value-type="string">
            <text:p>.</text:p>
          </table:table-cell>
          <table:table-cell table:formula="of:=IF([Sheet1.T11]&gt;0;IF(MOD([Sheet1.T11];7)=0;&quot;DDD&quot;;&quot;i&quot;);&quot;.&quot;)" office:value-type="string" office:string-value="." calcext:value-type="string">
            <text:p>.</text:p>
          </table:table-cell>
          <table:table-cell table:formula="of:=IF([Sheet1.U11]&gt;0;IF(MOD([Sheet1.U11];7)=0;&quot;DDD&quot;;&quot;i&quot;);&quot;.&quot;)" office:value-type="string" office:string-value="." calcext:value-type="string">
            <text:p>.</text:p>
          </table:table-cell>
          <table:table-cell table:formula="of:=IF([Sheet1.V11]&gt;0;IF(MOD([Sheet1.V11];7)=0;&quot;DDD&quot;;&quot;i&quot;);&quot;.&quot;)" office:value-type="string" office:string-value="." calcext:value-type="string">
            <text:p>.</text:p>
          </table:table-cell>
          <table:table-cell table:formula="of:=IF([Sheet1.W11]&gt;0;IF(MOD([Sheet1.W11];7)=0;&quot;DDD&quot;;&quot;i&quot;);&quot;.&quot;)" office:value-type="string" office:string-value="." calcext:value-type="string">
            <text:p>.</text:p>
          </table:table-cell>
          <table:table-cell table:formula="of:=IF([Sheet1.X11]&gt;0;IF(MOD([Sheet1.X11];7)=0;&quot;DDD&quot;;&quot;i&quot;);&quot;.&quot;)" office:value-type="string" office:string-value="." calcext:value-type="string">
            <text:p>.</text:p>
          </table:table-cell>
          <table:table-cell table:formula="of:=IF([Sheet1.Y11]&gt;0;IF(MOD([Sheet1.Y11];7)=0;&quot;DDD&quot;;&quot;i&quot;);&quot;.&quot;)" office:value-type="string" office:string-value="." calcext:value-type="string">
            <text:p>.</text:p>
          </table:table-cell>
          <table:table-cell table:formula="of:=IF([Sheet1.Z11]&gt;0;IF(MOD([Sheet1.Z11];7)=0;&quot;DDD&quot;;&quot;i&quot;);&quot;.&quot;)" office:value-type="string" office:string-value="." calcext:value-type="string">
            <text:p>.</text:p>
          </table:table-cell>
          <table:table-cell table:formula="of:=IF([Sheet1.AA11]&gt;0;IF(MOD([Sheet1.AA11];7)=0;&quot;DDD&quot;;&quot;i&quot;);&quot;.&quot;)" office:value-type="string" office:string-value="." calcext:value-type="string">
            <text:p>.</text:p>
          </table:table-cell>
          <table:table-cell table:formula="of:=IF([Sheet1.AB11]&gt;0;IF(MOD([Sheet1.AB11];7)=0;&quot;DDD&quot;;&quot;i&quot;);&quot;.&quot;)" office:value-type="string" office:string-value="." calcext:value-type="string">
            <text:p>.</text:p>
          </table:table-cell>
          <table:table-cell table:formula="of:=IF([Sheet1.AC11]&gt;0;IF(MOD([Sheet1.AC11];7)=0;&quot;DDD&quot;;&quot;i&quot;);&quot;.&quot;)" office:value-type="string" office:string-value="." calcext:value-type="string">
            <text:p>.</text:p>
          </table:table-cell>
          <table:table-cell table:formula="of:=IF([Sheet1.AD11]&gt;0;IF(MOD([Sheet1.AD11];7)=0;&quot;DDD&quot;;&quot;i&quot;);&quot;.&quot;)" office:value-type="string" office:string-value="." calcext:value-type="string">
            <text:p>.</text:p>
          </table:table-cell>
          <table:table-cell table:formula="of:=IF([Sheet1.AE11]&gt;0;IF(MOD([Sheet1.AE11];7)=0;&quot;DDD&quot;;&quot;i&quot;);&quot;.&quot;)" office:value-type="string" office:string-value="." calcext:value-type="string">
            <text:p>.</text:p>
          </table:table-cell>
          <table:table-cell table:formula="of:=IF([Sheet1.AF11]&gt;0;IF(MOD([Sheet1.AF11];7)=0;&quot;DDD&quot;;&quot;i&quot;);&quot;.&quot;)" office:value-type="string" office:string-value="." calcext:value-type="string">
            <text:p>.</text:p>
          </table:table-cell>
          <table:table-cell table:formula="of:=IF([Sheet1.AG11]&gt;0;IF(MOD([Sheet1.AG11];7)=0;&quot;DDD&quot;;&quot;i&quot;);&quot;.&quot;)" office:value-type="string" office:string-value="." calcext:value-type="string">
            <text:p>.</text:p>
          </table:table-cell>
          <table:table-cell table:formula="of:=IF([Sheet1.AH11]&gt;0;IF(MOD([Sheet1.AH11];7)=0;&quot;DDD&quot;;&quot;i&quot;);&quot;.&quot;)" office:value-type="string" office:string-value="." calcext:value-type="string">
            <text:p>.</text:p>
          </table:table-cell>
          <table:table-cell table:formula="of:=IF([Sheet1.AI11]&gt;0;IF(MOD([Sheet1.AI11];7)=0;&quot;DDD&quot;;&quot;i&quot;);&quot;.&quot;)" office:value-type="string" office:string-value="." calcext:value-type="string">
            <text:p>.</text:p>
          </table:table-cell>
          <table:table-cell table:formula="of:=IF([Sheet1.AJ11]&gt;0;IF(MOD([Sheet1.AJ11];7)=0;&quot;DDD&quot;;&quot;i&quot;);&quot;.&quot;)" office:value-type="string" office:string-value="." calcext:value-type="string">
            <text:p>.</text:p>
          </table:table-cell>
          <table:table-cell table:formula="of:=IF([Sheet1.AK11]&gt;0;IF(MOD([Sheet1.AK11];7)=0;&quot;DDD&quot;;&quot;i&quot;);&quot;.&quot;)" office:value-type="string" office:string-value="." calcext:value-type="string">
            <text:p>.</text:p>
          </table:table-cell>
          <table:table-cell table:formula="of:=IF([Sheet1.AL11]&gt;0;IF(MOD([Sheet1.AL11];7)=0;&quot;DDD&quot;;&quot;i&quot;);&quot;.&quot;)" office:value-type="string" office:string-value="." calcext:value-type="string">
            <text:p>.</text:p>
          </table:table-cell>
          <table:table-cell table:formula="of:=IF([Sheet1.AM11]&gt;0;IF(MOD([Sheet1.AM11];7)=0;&quot;DDD&quot;;&quot;i&quot;);&quot;.&quot;)" office:value-type="string" office:string-value="." calcext:value-type="string">
            <text:p>.</text:p>
          </table:table-cell>
          <table:table-cell table:formula="of:=IF([Sheet1.AN11]&gt;0;IF(MOD([Sheet1.AN11];7)=0;&quot;DDD&quot;;&quot;i&quot;);&quot;.&quot;)" office:value-type="string" office:string-value="." calcext:value-type="string">
            <text:p>.</text:p>
          </table:table-cell>
          <table:table-cell table:formula="of:=IF([Sheet1.AO11]&gt;0;IF(MOD([Sheet1.AO11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2]&gt;0;IF(MOD([Sheet1.A12];7)=0;&quot;DDD&quot;;&quot;i&quot;);&quot;.&quot;)" office:value-type="string" office:string-value="i" calcext:value-type="string">
            <text:p>i</text:p>
          </table:table-cell>
          <table:table-cell table:formula="of:=IF([Sheet1.B12]&gt;0;IF(MOD([Sheet1.B12];7)=0;&quot;DDD&quot;;&quot;i&quot;);&quot;.&quot;)" office:value-type="string" office:string-value="i" calcext:value-type="string">
            <text:p>i</text:p>
          </table:table-cell>
          <table:table-cell table:formula="of:=IF([Sheet1.C12]&gt;0;IF(MOD([Sheet1.C12];7)=0;&quot;DDD&quot;;&quot;i&quot;);&quot;.&quot;)" office:value-type="string" office:string-value="i" calcext:value-type="string">
            <text:p>i</text:p>
          </table:table-cell>
          <table:table-cell table:formula="of:=IF([Sheet1.D12]&gt;0;IF(MOD([Sheet1.D12];7)=0;&quot;DDD&quot;;&quot;i&quot;);&quot;.&quot;)" office:value-type="string" office:string-value="i" calcext:value-type="string">
            <text:p>i</text:p>
          </table:table-cell>
          <table:table-cell table:formula="of:=IF([Sheet1.E12]&gt;0;IF(MOD([Sheet1.E12];7)=0;&quot;DDD&quot;;&quot;i&quot;);&quot;.&quot;)" office:value-type="string" office:string-value="i" calcext:value-type="string">
            <text:p>i</text:p>
          </table:table-cell>
          <table:table-cell table:formula="of:=IF([Sheet1.F12]&gt;0;IF(MOD([Sheet1.F12];7)=0;&quot;DDD&quot;;&quot;i&quot;);&quot;.&quot;)" office:value-type="string" office:string-value="DDD" calcext:value-type="string">
            <text:p>DDD</text:p>
          </table:table-cell>
          <table:table-cell table:formula="of:=IF([Sheet1.G12]&gt;0;IF(MOD([Sheet1.G12];7)=0;&quot;DDD&quot;;&quot;i&quot;);&quot;.&quot;)" office:value-type="string" office:string-value="DDD" calcext:value-type="string">
            <text:p>DDD</text:p>
          </table:table-cell>
          <table:table-cell table:formula="of:=IF([Sheet1.H12]&gt;0;IF(MOD([Sheet1.H12];7)=0;&quot;DDD&quot;;&quot;i&quot;);&quot;.&quot;)" office:value-type="string" office:string-value="i" calcext:value-type="string">
            <text:p>i</text:p>
          </table:table-cell>
          <table:table-cell table:formula="of:=IF([Sheet1.I12]&gt;0;IF(MOD([Sheet1.I12];7)=0;&quot;DDD&quot;;&quot;i&quot;);&quot;.&quot;)" office:value-type="string" office:string-value="i" calcext:value-type="string">
            <text:p>i</text:p>
          </table:table-cell>
          <table:table-cell table:formula="of:=IF([Sheet1.J12]&gt;0;IF(MOD([Sheet1.J12];7)=0;&quot;DDD&quot;;&quot;i&quot;);&quot;.&quot;)" office:value-type="string" office:string-value="i" calcext:value-type="string">
            <text:p>i</text:p>
          </table:table-cell>
          <table:table-cell table:formula="of:=IF([Sheet1.K12]&gt;0;IF(MOD([Sheet1.K12];7)=0;&quot;DDD&quot;;&quot;i&quot;);&quot;.&quot;)" office:value-type="string" office:string-value="i" calcext:value-type="string">
            <text:p>i</text:p>
          </table:table-cell>
          <table:table-cell table:formula="of:=IF([Sheet1.L12]&gt;0;IF(MOD([Sheet1.L12];7)=0;&quot;DDD&quot;;&quot;i&quot;);&quot;.&quot;)" office:value-type="string" office:string-value="i" calcext:value-type="string">
            <text:p>i</text:p>
          </table:table-cell>
          <table:table-cell table:formula="of:=IF([Sheet1.M12]&gt;0;IF(MOD([Sheet1.M12];7)=0;&quot;DDD&quot;;&quot;i&quot;);&quot;.&quot;)" office:value-type="string" office:string-value="." calcext:value-type="string">
            <text:p>.</text:p>
          </table:table-cell>
          <table:table-cell table:formula="of:=IF([Sheet1.N12]&gt;0;IF(MOD([Sheet1.N12];7)=0;&quot;DDD&quot;;&quot;i&quot;);&quot;.&quot;)" office:value-type="string" office:string-value="." calcext:value-type="string">
            <text:p>.</text:p>
          </table:table-cell>
          <table:table-cell table:formula="of:=IF([Sheet1.O12]&gt;0;IF(MOD([Sheet1.O12];7)=0;&quot;DDD&quot;;&quot;i&quot;);&quot;.&quot;)" office:value-type="string" office:string-value="." calcext:value-type="string">
            <text:p>.</text:p>
          </table:table-cell>
          <table:table-cell table:formula="of:=IF([Sheet1.P12]&gt;0;IF(MOD([Sheet1.P12];7)=0;&quot;DDD&quot;;&quot;i&quot;);&quot;.&quot;)" office:value-type="string" office:string-value="." calcext:value-type="string">
            <text:p>.</text:p>
          </table:table-cell>
          <table:table-cell table:formula="of:=IF([Sheet1.Q12]&gt;0;IF(MOD([Sheet1.Q12];7)=0;&quot;DDD&quot;;&quot;i&quot;);&quot;.&quot;)" office:value-type="string" office:string-value="." calcext:value-type="string">
            <text:p>.</text:p>
          </table:table-cell>
          <table:table-cell table:formula="of:=IF([Sheet1.R12]&gt;0;IF(MOD([Sheet1.R12];7)=0;&quot;DDD&quot;;&quot;i&quot;);&quot;.&quot;)" office:value-type="string" office:string-value="." calcext:value-type="string">
            <text:p>.</text:p>
          </table:table-cell>
          <table:table-cell table:formula="of:=IF([Sheet1.S12]&gt;0;IF(MOD([Sheet1.S12];7)=0;&quot;DDD&quot;;&quot;i&quot;);&quot;.&quot;)" office:value-type="string" office:string-value="." calcext:value-type="string">
            <text:p>.</text:p>
          </table:table-cell>
          <table:table-cell table:formula="of:=IF([Sheet1.T12]&gt;0;IF(MOD([Sheet1.T12];7)=0;&quot;DDD&quot;;&quot;i&quot;);&quot;.&quot;)" office:value-type="string" office:string-value="." calcext:value-type="string">
            <text:p>.</text:p>
          </table:table-cell>
          <table:table-cell table:formula="of:=IF([Sheet1.U12]&gt;0;IF(MOD([Sheet1.U12];7)=0;&quot;DDD&quot;;&quot;i&quot;);&quot;.&quot;)" office:value-type="string" office:string-value="." calcext:value-type="string">
            <text:p>.</text:p>
          </table:table-cell>
          <table:table-cell table:formula="of:=IF([Sheet1.V12]&gt;0;IF(MOD([Sheet1.V12];7)=0;&quot;DDD&quot;;&quot;i&quot;);&quot;.&quot;)" office:value-type="string" office:string-value="." calcext:value-type="string">
            <text:p>.</text:p>
          </table:table-cell>
          <table:table-cell table:formula="of:=IF([Sheet1.W12]&gt;0;IF(MOD([Sheet1.W12];7)=0;&quot;DDD&quot;;&quot;i&quot;);&quot;.&quot;)" office:value-type="string" office:string-value="." calcext:value-type="string">
            <text:p>.</text:p>
          </table:table-cell>
          <table:table-cell table:formula="of:=IF([Sheet1.X12]&gt;0;IF(MOD([Sheet1.X12];7)=0;&quot;DDD&quot;;&quot;i&quot;);&quot;.&quot;)" office:value-type="string" office:string-value="." calcext:value-type="string">
            <text:p>.</text:p>
          </table:table-cell>
          <table:table-cell table:formula="of:=IF([Sheet1.Y12]&gt;0;IF(MOD([Sheet1.Y12];7)=0;&quot;DDD&quot;;&quot;i&quot;);&quot;.&quot;)" office:value-type="string" office:string-value="." calcext:value-type="string">
            <text:p>.</text:p>
          </table:table-cell>
          <table:table-cell table:formula="of:=IF([Sheet1.Z12]&gt;0;IF(MOD([Sheet1.Z12];7)=0;&quot;DDD&quot;;&quot;i&quot;);&quot;.&quot;)" office:value-type="string" office:string-value="." calcext:value-type="string">
            <text:p>.</text:p>
          </table:table-cell>
          <table:table-cell table:formula="of:=IF([Sheet1.AA12]&gt;0;IF(MOD([Sheet1.AA12];7)=0;&quot;DDD&quot;;&quot;i&quot;);&quot;.&quot;)" office:value-type="string" office:string-value="." calcext:value-type="string">
            <text:p>.</text:p>
          </table:table-cell>
          <table:table-cell table:formula="of:=IF([Sheet1.AB12]&gt;0;IF(MOD([Sheet1.AB12];7)=0;&quot;DDD&quot;;&quot;i&quot;);&quot;.&quot;)" office:value-type="string" office:string-value="." calcext:value-type="string">
            <text:p>.</text:p>
          </table:table-cell>
          <table:table-cell table:formula="of:=IF([Sheet1.AC12]&gt;0;IF(MOD([Sheet1.AC12];7)=0;&quot;DDD&quot;;&quot;i&quot;);&quot;.&quot;)" office:value-type="string" office:string-value="." calcext:value-type="string">
            <text:p>.</text:p>
          </table:table-cell>
          <table:table-cell table:formula="of:=IF([Sheet1.AD12]&gt;0;IF(MOD([Sheet1.AD12];7)=0;&quot;DDD&quot;;&quot;i&quot;);&quot;.&quot;)" office:value-type="string" office:string-value="." calcext:value-type="string">
            <text:p>.</text:p>
          </table:table-cell>
          <table:table-cell table:formula="of:=IF([Sheet1.AE12]&gt;0;IF(MOD([Sheet1.AE12];7)=0;&quot;DDD&quot;;&quot;i&quot;);&quot;.&quot;)" office:value-type="string" office:string-value="." calcext:value-type="string">
            <text:p>.</text:p>
          </table:table-cell>
          <table:table-cell table:formula="of:=IF([Sheet1.AF12]&gt;0;IF(MOD([Sheet1.AF12];7)=0;&quot;DDD&quot;;&quot;i&quot;);&quot;.&quot;)" office:value-type="string" office:string-value="." calcext:value-type="string">
            <text:p>.</text:p>
          </table:table-cell>
          <table:table-cell table:formula="of:=IF([Sheet1.AG12]&gt;0;IF(MOD([Sheet1.AG12];7)=0;&quot;DDD&quot;;&quot;i&quot;);&quot;.&quot;)" office:value-type="string" office:string-value="." calcext:value-type="string">
            <text:p>.</text:p>
          </table:table-cell>
          <table:table-cell table:formula="of:=IF([Sheet1.AH12]&gt;0;IF(MOD([Sheet1.AH12];7)=0;&quot;DDD&quot;;&quot;i&quot;);&quot;.&quot;)" office:value-type="string" office:string-value="." calcext:value-type="string">
            <text:p>.</text:p>
          </table:table-cell>
          <table:table-cell table:formula="of:=IF([Sheet1.AI12]&gt;0;IF(MOD([Sheet1.AI12];7)=0;&quot;DDD&quot;;&quot;i&quot;);&quot;.&quot;)" office:value-type="string" office:string-value="." calcext:value-type="string">
            <text:p>.</text:p>
          </table:table-cell>
          <table:table-cell table:formula="of:=IF([Sheet1.AJ12]&gt;0;IF(MOD([Sheet1.AJ12];7)=0;&quot;DDD&quot;;&quot;i&quot;);&quot;.&quot;)" office:value-type="string" office:string-value="." calcext:value-type="string">
            <text:p>.</text:p>
          </table:table-cell>
          <table:table-cell table:formula="of:=IF([Sheet1.AK12]&gt;0;IF(MOD([Sheet1.AK12];7)=0;&quot;DDD&quot;;&quot;i&quot;);&quot;.&quot;)" office:value-type="string" office:string-value="." calcext:value-type="string">
            <text:p>.</text:p>
          </table:table-cell>
          <table:table-cell table:formula="of:=IF([Sheet1.AL12]&gt;0;IF(MOD([Sheet1.AL12];7)=0;&quot;DDD&quot;;&quot;i&quot;);&quot;.&quot;)" office:value-type="string" office:string-value="." calcext:value-type="string">
            <text:p>.</text:p>
          </table:table-cell>
          <table:table-cell table:formula="of:=IF([Sheet1.AM12]&gt;0;IF(MOD([Sheet1.AM12];7)=0;&quot;DDD&quot;;&quot;i&quot;);&quot;.&quot;)" office:value-type="string" office:string-value="." calcext:value-type="string">
            <text:p>.</text:p>
          </table:table-cell>
          <table:table-cell table:formula="of:=IF([Sheet1.AN12]&gt;0;IF(MOD([Sheet1.AN12];7)=0;&quot;DDD&quot;;&quot;i&quot;);&quot;.&quot;)" office:value-type="string" office:string-value="." calcext:value-type="string">
            <text:p>.</text:p>
          </table:table-cell>
          <table:table-cell table:formula="of:=IF([Sheet1.AO12]&gt;0;IF(MOD([Sheet1.AO12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3]&gt;0;IF(MOD([Sheet1.A13];7)=0;&quot;DDD&quot;;&quot;i&quot;);&quot;.&quot;)" office:value-type="string" office:string-value="i" calcext:value-type="string">
            <text:p>i</text:p>
          </table:table-cell>
          <table:table-cell table:formula="of:=IF([Sheet1.B13]&gt;0;IF(MOD([Sheet1.B13];7)=0;&quot;DDD&quot;;&quot;i&quot;);&quot;.&quot;)" office:value-type="string" office:string-value="i" calcext:value-type="string">
            <text:p>i</text:p>
          </table:table-cell>
          <table:table-cell table:formula="of:=IF([Sheet1.C13]&gt;0;IF(MOD([Sheet1.C13];7)=0;&quot;DDD&quot;;&quot;i&quot;);&quot;.&quot;)" office:value-type="string" office:string-value="i" calcext:value-type="string">
            <text:p>i</text:p>
          </table:table-cell>
          <table:table-cell table:formula="of:=IF([Sheet1.D13]&gt;0;IF(MOD([Sheet1.D13];7)=0;&quot;DDD&quot;;&quot;i&quot;);&quot;.&quot;)" office:value-type="string" office:string-value="i" calcext:value-type="string">
            <text:p>i</text:p>
          </table:table-cell>
          <table:table-cell table:formula="of:=IF([Sheet1.E13]&gt;0;IF(MOD([Sheet1.E13];7)=0;&quot;DDD&quot;;&quot;i&quot;);&quot;.&quot;)" office:value-type="string" office:string-value="i" calcext:value-type="string">
            <text:p>i</text:p>
          </table:table-cell>
          <table:table-cell table:formula="of:=IF([Sheet1.F13]&gt;0;IF(MOD([Sheet1.F13];7)=0;&quot;DDD&quot;;&quot;i&quot;);&quot;.&quot;)" office:value-type="string" office:string-value="i" calcext:value-type="string">
            <text:p>i</text:p>
          </table:table-cell>
          <table:table-cell table:formula="of:=IF([Sheet1.G13]&gt;0;IF(MOD([Sheet1.G13];7)=0;&quot;DDD&quot;;&quot;i&quot;);&quot;.&quot;)" office:value-type="string" office:string-value="DDD" calcext:value-type="string">
            <text:p>DDD</text:p>
          </table:table-cell>
          <table:table-cell table:formula="of:=IF([Sheet1.H13]&gt;0;IF(MOD([Sheet1.H13];7)=0;&quot;DDD&quot;;&quot;i&quot;);&quot;.&quot;)" office:value-type="string" office:string-value="i" calcext:value-type="string">
            <text:p>i</text:p>
          </table:table-cell>
          <table:table-cell table:formula="of:=IF([Sheet1.I13]&gt;0;IF(MOD([Sheet1.I13];7)=0;&quot;DDD&quot;;&quot;i&quot;);&quot;.&quot;)" office:value-type="string" office:string-value="i" calcext:value-type="string">
            <text:p>i</text:p>
          </table:table-cell>
          <table:table-cell table:formula="of:=IF([Sheet1.J13]&gt;0;IF(MOD([Sheet1.J13];7)=0;&quot;DDD&quot;;&quot;i&quot;);&quot;.&quot;)" office:value-type="string" office:string-value="i" calcext:value-type="string">
            <text:p>i</text:p>
          </table:table-cell>
          <table:table-cell table:formula="of:=IF([Sheet1.K13]&gt;0;IF(MOD([Sheet1.K13];7)=0;&quot;DDD&quot;;&quot;i&quot;);&quot;.&quot;)" office:value-type="string" office:string-value="i" calcext:value-type="string">
            <text:p>i</text:p>
          </table:table-cell>
          <table:table-cell table:formula="of:=IF([Sheet1.L13]&gt;0;IF(MOD([Sheet1.L13];7)=0;&quot;DDD&quot;;&quot;i&quot;);&quot;.&quot;)" office:value-type="string" office:string-value="i" calcext:value-type="string">
            <text:p>i</text:p>
          </table:table-cell>
          <table:table-cell table:formula="of:=IF([Sheet1.M13]&gt;0;IF(MOD([Sheet1.M13];7)=0;&quot;DDD&quot;;&quot;i&quot;);&quot;.&quot;)" office:value-type="string" office:string-value="i" calcext:value-type="string">
            <text:p>i</text:p>
          </table:table-cell>
          <table:table-cell table:formula="of:=IF([Sheet1.N13]&gt;0;IF(MOD([Sheet1.N13];7)=0;&quot;DDD&quot;;&quot;i&quot;);&quot;.&quot;)" office:value-type="string" office:string-value="." calcext:value-type="string">
            <text:p>.</text:p>
          </table:table-cell>
          <table:table-cell table:formula="of:=IF([Sheet1.O13]&gt;0;IF(MOD([Sheet1.O13];7)=0;&quot;DDD&quot;;&quot;i&quot;);&quot;.&quot;)" office:value-type="string" office:string-value="." calcext:value-type="string">
            <text:p>.</text:p>
          </table:table-cell>
          <table:table-cell table:formula="of:=IF([Sheet1.P13]&gt;0;IF(MOD([Sheet1.P13];7)=0;&quot;DDD&quot;;&quot;i&quot;);&quot;.&quot;)" office:value-type="string" office:string-value="." calcext:value-type="string">
            <text:p>.</text:p>
          </table:table-cell>
          <table:table-cell table:formula="of:=IF([Sheet1.Q13]&gt;0;IF(MOD([Sheet1.Q13];7)=0;&quot;DDD&quot;;&quot;i&quot;);&quot;.&quot;)" office:value-type="string" office:string-value="." calcext:value-type="string">
            <text:p>.</text:p>
          </table:table-cell>
          <table:table-cell table:formula="of:=IF([Sheet1.R13]&gt;0;IF(MOD([Sheet1.R13];7)=0;&quot;DDD&quot;;&quot;i&quot;);&quot;.&quot;)" office:value-type="string" office:string-value="." calcext:value-type="string">
            <text:p>.</text:p>
          </table:table-cell>
          <table:table-cell table:formula="of:=IF([Sheet1.S13]&gt;0;IF(MOD([Sheet1.S13];7)=0;&quot;DDD&quot;;&quot;i&quot;);&quot;.&quot;)" office:value-type="string" office:string-value="." calcext:value-type="string">
            <text:p>.</text:p>
          </table:table-cell>
          <table:table-cell table:formula="of:=IF([Sheet1.T13]&gt;0;IF(MOD([Sheet1.T13];7)=0;&quot;DDD&quot;;&quot;i&quot;);&quot;.&quot;)" office:value-type="string" office:string-value="." calcext:value-type="string">
            <text:p>.</text:p>
          </table:table-cell>
          <table:table-cell table:formula="of:=IF([Sheet1.U13]&gt;0;IF(MOD([Sheet1.U13];7)=0;&quot;DDD&quot;;&quot;i&quot;);&quot;.&quot;)" office:value-type="string" office:string-value="." calcext:value-type="string">
            <text:p>.</text:p>
          </table:table-cell>
          <table:table-cell table:formula="of:=IF([Sheet1.V13]&gt;0;IF(MOD([Sheet1.V13];7)=0;&quot;DDD&quot;;&quot;i&quot;);&quot;.&quot;)" office:value-type="string" office:string-value="." calcext:value-type="string">
            <text:p>.</text:p>
          </table:table-cell>
          <table:table-cell table:formula="of:=IF([Sheet1.W13]&gt;0;IF(MOD([Sheet1.W13];7)=0;&quot;DDD&quot;;&quot;i&quot;);&quot;.&quot;)" office:value-type="string" office:string-value="." calcext:value-type="string">
            <text:p>.</text:p>
          </table:table-cell>
          <table:table-cell table:formula="of:=IF([Sheet1.X13]&gt;0;IF(MOD([Sheet1.X13];7)=0;&quot;DDD&quot;;&quot;i&quot;);&quot;.&quot;)" office:value-type="string" office:string-value="." calcext:value-type="string">
            <text:p>.</text:p>
          </table:table-cell>
          <table:table-cell table:formula="of:=IF([Sheet1.Y13]&gt;0;IF(MOD([Sheet1.Y13];7)=0;&quot;DDD&quot;;&quot;i&quot;);&quot;.&quot;)" office:value-type="string" office:string-value="." calcext:value-type="string">
            <text:p>.</text:p>
          </table:table-cell>
          <table:table-cell table:formula="of:=IF([Sheet1.Z13]&gt;0;IF(MOD([Sheet1.Z13];7)=0;&quot;DDD&quot;;&quot;i&quot;);&quot;.&quot;)" office:value-type="string" office:string-value="." calcext:value-type="string">
            <text:p>.</text:p>
          </table:table-cell>
          <table:table-cell table:formula="of:=IF([Sheet1.AA13]&gt;0;IF(MOD([Sheet1.AA13];7)=0;&quot;DDD&quot;;&quot;i&quot;);&quot;.&quot;)" office:value-type="string" office:string-value="." calcext:value-type="string">
            <text:p>.</text:p>
          </table:table-cell>
          <table:table-cell table:formula="of:=IF([Sheet1.AB13]&gt;0;IF(MOD([Sheet1.AB13];7)=0;&quot;DDD&quot;;&quot;i&quot;);&quot;.&quot;)" office:value-type="string" office:string-value="." calcext:value-type="string">
            <text:p>.</text:p>
          </table:table-cell>
          <table:table-cell table:formula="of:=IF([Sheet1.AC13]&gt;0;IF(MOD([Sheet1.AC13];7)=0;&quot;DDD&quot;;&quot;i&quot;);&quot;.&quot;)" office:value-type="string" office:string-value="." calcext:value-type="string">
            <text:p>.</text:p>
          </table:table-cell>
          <table:table-cell table:formula="of:=IF([Sheet1.AD13]&gt;0;IF(MOD([Sheet1.AD13];7)=0;&quot;DDD&quot;;&quot;i&quot;);&quot;.&quot;)" office:value-type="string" office:string-value="." calcext:value-type="string">
            <text:p>.</text:p>
          </table:table-cell>
          <table:table-cell table:formula="of:=IF([Sheet1.AE13]&gt;0;IF(MOD([Sheet1.AE13];7)=0;&quot;DDD&quot;;&quot;i&quot;);&quot;.&quot;)" office:value-type="string" office:string-value="." calcext:value-type="string">
            <text:p>.</text:p>
          </table:table-cell>
          <table:table-cell table:formula="of:=IF([Sheet1.AF13]&gt;0;IF(MOD([Sheet1.AF13];7)=0;&quot;DDD&quot;;&quot;i&quot;);&quot;.&quot;)" office:value-type="string" office:string-value="." calcext:value-type="string">
            <text:p>.</text:p>
          </table:table-cell>
          <table:table-cell table:formula="of:=IF([Sheet1.AG13]&gt;0;IF(MOD([Sheet1.AG13];7)=0;&quot;DDD&quot;;&quot;i&quot;);&quot;.&quot;)" office:value-type="string" office:string-value="." calcext:value-type="string">
            <text:p>.</text:p>
          </table:table-cell>
          <table:table-cell table:formula="of:=IF([Sheet1.AH13]&gt;0;IF(MOD([Sheet1.AH13];7)=0;&quot;DDD&quot;;&quot;i&quot;);&quot;.&quot;)" office:value-type="string" office:string-value="." calcext:value-type="string">
            <text:p>.</text:p>
          </table:table-cell>
          <table:table-cell table:formula="of:=IF([Sheet1.AI13]&gt;0;IF(MOD([Sheet1.AI13];7)=0;&quot;DDD&quot;;&quot;i&quot;);&quot;.&quot;)" office:value-type="string" office:string-value="." calcext:value-type="string">
            <text:p>.</text:p>
          </table:table-cell>
          <table:table-cell table:formula="of:=IF([Sheet1.AJ13]&gt;0;IF(MOD([Sheet1.AJ13];7)=0;&quot;DDD&quot;;&quot;i&quot;);&quot;.&quot;)" office:value-type="string" office:string-value="." calcext:value-type="string">
            <text:p>.</text:p>
          </table:table-cell>
          <table:table-cell table:formula="of:=IF([Sheet1.AK13]&gt;0;IF(MOD([Sheet1.AK13];7)=0;&quot;DDD&quot;;&quot;i&quot;);&quot;.&quot;)" office:value-type="string" office:string-value="." calcext:value-type="string">
            <text:p>.</text:p>
          </table:table-cell>
          <table:table-cell table:formula="of:=IF([Sheet1.AL13]&gt;0;IF(MOD([Sheet1.AL13];7)=0;&quot;DDD&quot;;&quot;i&quot;);&quot;.&quot;)" office:value-type="string" office:string-value="." calcext:value-type="string">
            <text:p>.</text:p>
          </table:table-cell>
          <table:table-cell table:formula="of:=IF([Sheet1.AM13]&gt;0;IF(MOD([Sheet1.AM13];7)=0;&quot;DDD&quot;;&quot;i&quot;);&quot;.&quot;)" office:value-type="string" office:string-value="." calcext:value-type="string">
            <text:p>.</text:p>
          </table:table-cell>
          <table:table-cell table:formula="of:=IF([Sheet1.AN13]&gt;0;IF(MOD([Sheet1.AN13];7)=0;&quot;DDD&quot;;&quot;i&quot;);&quot;.&quot;)" office:value-type="string" office:string-value="." calcext:value-type="string">
            <text:p>.</text:p>
          </table:table-cell>
          <table:table-cell table:formula="of:=IF([Sheet1.AO13]&gt;0;IF(MOD([Sheet1.AO13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4]&gt;0;IF(MOD([Sheet1.A14];7)=0;&quot;DDD&quot;;&quot;i&quot;);&quot;.&quot;)" office:value-type="string" office:string-value="i" calcext:value-type="string">
            <text:p>i</text:p>
          </table:table-cell>
          <table:table-cell table:formula="of:=IF([Sheet1.B14]&gt;0;IF(MOD([Sheet1.B14];7)=0;&quot;DDD&quot;;&quot;i&quot;);&quot;.&quot;)" office:value-type="string" office:string-value="i" calcext:value-type="string">
            <text:p>i</text:p>
          </table:table-cell>
          <table:table-cell table:formula="of:=IF([Sheet1.C14]&gt;0;IF(MOD([Sheet1.C14];7)=0;&quot;DDD&quot;;&quot;i&quot;);&quot;.&quot;)" office:value-type="string" office:string-value="i" calcext:value-type="string">
            <text:p>i</text:p>
          </table:table-cell>
          <table:table-cell table:formula="of:=IF([Sheet1.D14]&gt;0;IF(MOD([Sheet1.D14];7)=0;&quot;DDD&quot;;&quot;i&quot;);&quot;.&quot;)" office:value-type="string" office:string-value="i" calcext:value-type="string">
            <text:p>i</text:p>
          </table:table-cell>
          <table:table-cell table:formula="of:=IF([Sheet1.E14]&gt;0;IF(MOD([Sheet1.E14];7)=0;&quot;DDD&quot;;&quot;i&quot;);&quot;.&quot;)" office:value-type="string" office:string-value="i" calcext:value-type="string">
            <text:p>i</text:p>
          </table:table-cell>
          <table:table-cell table:formula="of:=IF([Sheet1.F14]&gt;0;IF(MOD([Sheet1.F14];7)=0;&quot;DDD&quot;;&quot;i&quot;);&quot;.&quot;)" office:value-type="string" office:string-value="i" calcext:value-type="string">
            <text:p>i</text:p>
          </table:table-cell>
          <table:table-cell table:formula="of:=IF([Sheet1.G14]&gt;0;IF(MOD([Sheet1.G14];7)=0;&quot;DDD&quot;;&quot;i&quot;);&quot;.&quot;)" office:value-type="string" office:string-value="i" calcext:value-type="string">
            <text:p>i</text:p>
          </table:table-cell>
          <table:table-cell table:formula="of:=IF([Sheet1.H14]&gt;0;IF(MOD([Sheet1.H14];7)=0;&quot;DDD&quot;;&quot;i&quot;);&quot;.&quot;)" office:value-type="string" office:string-value="i" calcext:value-type="string">
            <text:p>i</text:p>
          </table:table-cell>
          <table:table-cell table:formula="of:=IF([Sheet1.I14]&gt;0;IF(MOD([Sheet1.I14];7)=0;&quot;DDD&quot;;&quot;i&quot;);&quot;.&quot;)" office:value-type="string" office:string-value="i" calcext:value-type="string">
            <text:p>i</text:p>
          </table:table-cell>
          <table:table-cell table:formula="of:=IF([Sheet1.J14]&gt;0;IF(MOD([Sheet1.J14];7)=0;&quot;DDD&quot;;&quot;i&quot;);&quot;.&quot;)" office:value-type="string" office:string-value="i" calcext:value-type="string">
            <text:p>i</text:p>
          </table:table-cell>
          <table:table-cell table:formula="of:=IF([Sheet1.K14]&gt;0;IF(MOD([Sheet1.K14];7)=0;&quot;DDD&quot;;&quot;i&quot;);&quot;.&quot;)" office:value-type="string" office:string-value="i" calcext:value-type="string">
            <text:p>i</text:p>
          </table:table-cell>
          <table:table-cell table:formula="of:=IF([Sheet1.L14]&gt;0;IF(MOD([Sheet1.L14];7)=0;&quot;DDD&quot;;&quot;i&quot;);&quot;.&quot;)" office:value-type="string" office:string-value="i" calcext:value-type="string">
            <text:p>i</text:p>
          </table:table-cell>
          <table:table-cell table:formula="of:=IF([Sheet1.M14]&gt;0;IF(MOD([Sheet1.M14];7)=0;&quot;DDD&quot;;&quot;i&quot;);&quot;.&quot;)" office:value-type="string" office:string-value="i" calcext:value-type="string">
            <text:p>i</text:p>
          </table:table-cell>
          <table:table-cell table:formula="of:=IF([Sheet1.N14]&gt;0;IF(MOD([Sheet1.N14];7)=0;&quot;DDD&quot;;&quot;i&quot;);&quot;.&quot;)" office:value-type="string" office:string-value="i" calcext:value-type="string">
            <text:p>i</text:p>
          </table:table-cell>
          <table:table-cell table:formula="of:=IF([Sheet1.O14]&gt;0;IF(MOD([Sheet1.O14];7)=0;&quot;DDD&quot;;&quot;i&quot;);&quot;.&quot;)" office:value-type="string" office:string-value="." calcext:value-type="string">
            <text:p>.</text:p>
          </table:table-cell>
          <table:table-cell table:formula="of:=IF([Sheet1.P14]&gt;0;IF(MOD([Sheet1.P14];7)=0;&quot;DDD&quot;;&quot;i&quot;);&quot;.&quot;)" office:value-type="string" office:string-value="." calcext:value-type="string">
            <text:p>.</text:p>
          </table:table-cell>
          <table:table-cell table:formula="of:=IF([Sheet1.Q14]&gt;0;IF(MOD([Sheet1.Q14];7)=0;&quot;DDD&quot;;&quot;i&quot;);&quot;.&quot;)" office:value-type="string" office:string-value="." calcext:value-type="string">
            <text:p>.</text:p>
          </table:table-cell>
          <table:table-cell table:formula="of:=IF([Sheet1.R14]&gt;0;IF(MOD([Sheet1.R14];7)=0;&quot;DDD&quot;;&quot;i&quot;);&quot;.&quot;)" office:value-type="string" office:string-value="." calcext:value-type="string">
            <text:p>.</text:p>
          </table:table-cell>
          <table:table-cell table:formula="of:=IF([Sheet1.S14]&gt;0;IF(MOD([Sheet1.S14];7)=0;&quot;DDD&quot;;&quot;i&quot;);&quot;.&quot;)" office:value-type="string" office:string-value="." calcext:value-type="string">
            <text:p>.</text:p>
          </table:table-cell>
          <table:table-cell table:formula="of:=IF([Sheet1.T14]&gt;0;IF(MOD([Sheet1.T14];7)=0;&quot;DDD&quot;;&quot;i&quot;);&quot;.&quot;)" office:value-type="string" office:string-value="." calcext:value-type="string">
            <text:p>.</text:p>
          </table:table-cell>
          <table:table-cell table:formula="of:=IF([Sheet1.U14]&gt;0;IF(MOD([Sheet1.U14];7)=0;&quot;DDD&quot;;&quot;i&quot;);&quot;.&quot;)" office:value-type="string" office:string-value="." calcext:value-type="string">
            <text:p>.</text:p>
          </table:table-cell>
          <table:table-cell table:formula="of:=IF([Sheet1.V14]&gt;0;IF(MOD([Sheet1.V14];7)=0;&quot;DDD&quot;;&quot;i&quot;);&quot;.&quot;)" office:value-type="string" office:string-value="." calcext:value-type="string">
            <text:p>.</text:p>
          </table:table-cell>
          <table:table-cell table:formula="of:=IF([Sheet1.W14]&gt;0;IF(MOD([Sheet1.W14];7)=0;&quot;DDD&quot;;&quot;i&quot;);&quot;.&quot;)" office:value-type="string" office:string-value="." calcext:value-type="string">
            <text:p>.</text:p>
          </table:table-cell>
          <table:table-cell table:formula="of:=IF([Sheet1.X14]&gt;0;IF(MOD([Sheet1.X14];7)=0;&quot;DDD&quot;;&quot;i&quot;);&quot;.&quot;)" office:value-type="string" office:string-value="." calcext:value-type="string">
            <text:p>.</text:p>
          </table:table-cell>
          <table:table-cell table:formula="of:=IF([Sheet1.Y14]&gt;0;IF(MOD([Sheet1.Y14];7)=0;&quot;DDD&quot;;&quot;i&quot;);&quot;.&quot;)" office:value-type="string" office:string-value="." calcext:value-type="string">
            <text:p>.</text:p>
          </table:table-cell>
          <table:table-cell table:formula="of:=IF([Sheet1.Z14]&gt;0;IF(MOD([Sheet1.Z14];7)=0;&quot;DDD&quot;;&quot;i&quot;);&quot;.&quot;)" office:value-type="string" office:string-value="." calcext:value-type="string">
            <text:p>.</text:p>
          </table:table-cell>
          <table:table-cell table:formula="of:=IF([Sheet1.AA14]&gt;0;IF(MOD([Sheet1.AA14];7)=0;&quot;DDD&quot;;&quot;i&quot;);&quot;.&quot;)" office:value-type="string" office:string-value="." calcext:value-type="string">
            <text:p>.</text:p>
          </table:table-cell>
          <table:table-cell table:formula="of:=IF([Sheet1.AB14]&gt;0;IF(MOD([Sheet1.AB14];7)=0;&quot;DDD&quot;;&quot;i&quot;);&quot;.&quot;)" office:value-type="string" office:string-value="." calcext:value-type="string">
            <text:p>.</text:p>
          </table:table-cell>
          <table:table-cell table:formula="of:=IF([Sheet1.AC14]&gt;0;IF(MOD([Sheet1.AC14];7)=0;&quot;DDD&quot;;&quot;i&quot;);&quot;.&quot;)" office:value-type="string" office:string-value="." calcext:value-type="string">
            <text:p>.</text:p>
          </table:table-cell>
          <table:table-cell table:formula="of:=IF([Sheet1.AD14]&gt;0;IF(MOD([Sheet1.AD14];7)=0;&quot;DDD&quot;;&quot;i&quot;);&quot;.&quot;)" office:value-type="string" office:string-value="." calcext:value-type="string">
            <text:p>.</text:p>
          </table:table-cell>
          <table:table-cell table:formula="of:=IF([Sheet1.AE14]&gt;0;IF(MOD([Sheet1.AE14];7)=0;&quot;DDD&quot;;&quot;i&quot;);&quot;.&quot;)" office:value-type="string" office:string-value="." calcext:value-type="string">
            <text:p>.</text:p>
          </table:table-cell>
          <table:table-cell table:formula="of:=IF([Sheet1.AF14]&gt;0;IF(MOD([Sheet1.AF14];7)=0;&quot;DDD&quot;;&quot;i&quot;);&quot;.&quot;)" office:value-type="string" office:string-value="." calcext:value-type="string">
            <text:p>.</text:p>
          </table:table-cell>
          <table:table-cell table:formula="of:=IF([Sheet1.AG14]&gt;0;IF(MOD([Sheet1.AG14];7)=0;&quot;DDD&quot;;&quot;i&quot;);&quot;.&quot;)" office:value-type="string" office:string-value="." calcext:value-type="string">
            <text:p>.</text:p>
          </table:table-cell>
          <table:table-cell table:formula="of:=IF([Sheet1.AH14]&gt;0;IF(MOD([Sheet1.AH14];7)=0;&quot;DDD&quot;;&quot;i&quot;);&quot;.&quot;)" office:value-type="string" office:string-value="." calcext:value-type="string">
            <text:p>.</text:p>
          </table:table-cell>
          <table:table-cell table:formula="of:=IF([Sheet1.AI14]&gt;0;IF(MOD([Sheet1.AI14];7)=0;&quot;DDD&quot;;&quot;i&quot;);&quot;.&quot;)" office:value-type="string" office:string-value="." calcext:value-type="string">
            <text:p>.</text:p>
          </table:table-cell>
          <table:table-cell table:formula="of:=IF([Sheet1.AJ14]&gt;0;IF(MOD([Sheet1.AJ14];7)=0;&quot;DDD&quot;;&quot;i&quot;);&quot;.&quot;)" office:value-type="string" office:string-value="." calcext:value-type="string">
            <text:p>.</text:p>
          </table:table-cell>
          <table:table-cell table:formula="of:=IF([Sheet1.AK14]&gt;0;IF(MOD([Sheet1.AK14];7)=0;&quot;DDD&quot;;&quot;i&quot;);&quot;.&quot;)" office:value-type="string" office:string-value="." calcext:value-type="string">
            <text:p>.</text:p>
          </table:table-cell>
          <table:table-cell table:formula="of:=IF([Sheet1.AL14]&gt;0;IF(MOD([Sheet1.AL14];7)=0;&quot;DDD&quot;;&quot;i&quot;);&quot;.&quot;)" office:value-type="string" office:string-value="." calcext:value-type="string">
            <text:p>.</text:p>
          </table:table-cell>
          <table:table-cell table:formula="of:=IF([Sheet1.AM14]&gt;0;IF(MOD([Sheet1.AM14];7)=0;&quot;DDD&quot;;&quot;i&quot;);&quot;.&quot;)" office:value-type="string" office:string-value="." calcext:value-type="string">
            <text:p>.</text:p>
          </table:table-cell>
          <table:table-cell table:formula="of:=IF([Sheet1.AN14]&gt;0;IF(MOD([Sheet1.AN14];7)=0;&quot;DDD&quot;;&quot;i&quot;);&quot;.&quot;)" office:value-type="string" office:string-value="." calcext:value-type="string">
            <text:p>.</text:p>
          </table:table-cell>
          <table:table-cell table:formula="of:=IF([Sheet1.AO14]&gt;0;IF(MOD([Sheet1.AO14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5]&gt;0;IF(MOD([Sheet1.A15];7)=0;&quot;DDD&quot;;&quot;i&quot;);&quot;.&quot;)" office:value-type="string" office:string-value="i" calcext:value-type="string">
            <text:p>i</text:p>
          </table:table-cell>
          <table:table-cell table:formula="of:=IF([Sheet1.B15]&gt;0;IF(MOD([Sheet1.B15];7)=0;&quot;DDD&quot;;&quot;i&quot;);&quot;.&quot;)" office:value-type="string" office:string-value="DDD" calcext:value-type="string">
            <text:p>DDD</text:p>
          </table:table-cell>
          <table:table-cell table:formula="of:=IF([Sheet1.C15]&gt;0;IF(MOD([Sheet1.C15];7)=0;&quot;DDD&quot;;&quot;i&quot;);&quot;.&quot;)" office:value-type="string" office:string-value="DDD" calcext:value-type="string">
            <text:p>DDD</text:p>
          </table:table-cell>
          <table:table-cell table:formula="of:=IF([Sheet1.D15]&gt;0;IF(MOD([Sheet1.D15];7)=0;&quot;DDD&quot;;&quot;i&quot;);&quot;.&quot;)" office:value-type="string" office:string-value="DDD" calcext:value-type="string">
            <text:p>DDD</text:p>
          </table:table-cell>
          <table:table-cell table:formula="of:=IF([Sheet1.E15]&gt;0;IF(MOD([Sheet1.E15];7)=0;&quot;DDD&quot;;&quot;i&quot;);&quot;.&quot;)" office:value-type="string" office:string-value="DDD" calcext:value-type="string">
            <text:p>DDD</text:p>
          </table:table-cell>
          <table:table-cell table:formula="of:=IF([Sheet1.F15]&gt;0;IF(MOD([Sheet1.F15];7)=0;&quot;DDD&quot;;&quot;i&quot;);&quot;.&quot;)" office:value-type="string" office:string-value="DDD" calcext:value-type="string">
            <text:p>DDD</text:p>
          </table:table-cell>
          <table:table-cell table:formula="of:=IF([Sheet1.G15]&gt;0;IF(MOD([Sheet1.G15];7)=0;&quot;DDD&quot;;&quot;i&quot;);&quot;.&quot;)" office:value-type="string" office:string-value="DDD" calcext:value-type="string">
            <text:p>DDD</text:p>
          </table:table-cell>
          <table:table-cell table:formula="of:=IF([Sheet1.H15]&gt;0;IF(MOD([Sheet1.H15];7)=0;&quot;DDD&quot;;&quot;i&quot;);&quot;.&quot;)" office:value-type="string" office:string-value="i" calcext:value-type="string">
            <text:p>i</text:p>
          </table:table-cell>
          <table:table-cell table:formula="of:=IF([Sheet1.I15]&gt;0;IF(MOD([Sheet1.I15];7)=0;&quot;DDD&quot;;&quot;i&quot;);&quot;.&quot;)" office:value-type="string" office:string-value="DDD" calcext:value-type="string">
            <text:p>DDD</text:p>
          </table:table-cell>
          <table:table-cell table:formula="of:=IF([Sheet1.J15]&gt;0;IF(MOD([Sheet1.J15];7)=0;&quot;DDD&quot;;&quot;i&quot;);&quot;.&quot;)" office:value-type="string" office:string-value="DDD" calcext:value-type="string">
            <text:p>DDD</text:p>
          </table:table-cell>
          <table:table-cell table:formula="of:=IF([Sheet1.K15]&gt;0;IF(MOD([Sheet1.K15];7)=0;&quot;DDD&quot;;&quot;i&quot;);&quot;.&quot;)" office:value-type="string" office:string-value="DDD" calcext:value-type="string">
            <text:p>DDD</text:p>
          </table:table-cell>
          <table:table-cell table:formula="of:=IF([Sheet1.L15]&gt;0;IF(MOD([Sheet1.L15];7)=0;&quot;DDD&quot;;&quot;i&quot;);&quot;.&quot;)" office:value-type="string" office:string-value="DDD" calcext:value-type="string">
            <text:p>DDD</text:p>
          </table:table-cell>
          <table:table-cell table:formula="of:=IF([Sheet1.M15]&gt;0;IF(MOD([Sheet1.M15];7)=0;&quot;DDD&quot;;&quot;i&quot;);&quot;.&quot;)" office:value-type="string" office:string-value="DDD" calcext:value-type="string">
            <text:p>DDD</text:p>
          </table:table-cell>
          <table:table-cell table:formula="of:=IF([Sheet1.N15]&gt;0;IF(MOD([Sheet1.N15];7)=0;&quot;DDD&quot;;&quot;i&quot;);&quot;.&quot;)" office:value-type="string" office:string-value="DDD" calcext:value-type="string">
            <text:p>DDD</text:p>
          </table:table-cell>
          <table:table-cell table:formula="of:=IF([Sheet1.O15]&gt;0;IF(MOD([Sheet1.O15];7)=0;&quot;DDD&quot;;&quot;i&quot;);&quot;.&quot;)" office:value-type="string" office:string-value="i" calcext:value-type="string">
            <text:p>i</text:p>
          </table:table-cell>
          <table:table-cell table:formula="of:=IF([Sheet1.P15]&gt;0;IF(MOD([Sheet1.P15];7)=0;&quot;DDD&quot;;&quot;i&quot;);&quot;.&quot;)" office:value-type="string" office:string-value="." calcext:value-type="string">
            <text:p>.</text:p>
          </table:table-cell>
          <table:table-cell table:formula="of:=IF([Sheet1.Q15]&gt;0;IF(MOD([Sheet1.Q15];7)=0;&quot;DDD&quot;;&quot;i&quot;);&quot;.&quot;)" office:value-type="string" office:string-value="." calcext:value-type="string">
            <text:p>.</text:p>
          </table:table-cell>
          <table:table-cell table:formula="of:=IF([Sheet1.R15]&gt;0;IF(MOD([Sheet1.R15];7)=0;&quot;DDD&quot;;&quot;i&quot;);&quot;.&quot;)" office:value-type="string" office:string-value="." calcext:value-type="string">
            <text:p>.</text:p>
          </table:table-cell>
          <table:table-cell table:formula="of:=IF([Sheet1.S15]&gt;0;IF(MOD([Sheet1.S15];7)=0;&quot;DDD&quot;;&quot;i&quot;);&quot;.&quot;)" office:value-type="string" office:string-value="." calcext:value-type="string">
            <text:p>.</text:p>
          </table:table-cell>
          <table:table-cell table:formula="of:=IF([Sheet1.T15]&gt;0;IF(MOD([Sheet1.T15];7)=0;&quot;DDD&quot;;&quot;i&quot;);&quot;.&quot;)" office:value-type="string" office:string-value="." calcext:value-type="string">
            <text:p>.</text:p>
          </table:table-cell>
          <table:table-cell table:formula="of:=IF([Sheet1.U15]&gt;0;IF(MOD([Sheet1.U15];7)=0;&quot;DDD&quot;;&quot;i&quot;);&quot;.&quot;)" office:value-type="string" office:string-value="." calcext:value-type="string">
            <text:p>.</text:p>
          </table:table-cell>
          <table:table-cell table:formula="of:=IF([Sheet1.V15]&gt;0;IF(MOD([Sheet1.V15];7)=0;&quot;DDD&quot;;&quot;i&quot;);&quot;.&quot;)" office:value-type="string" office:string-value="." calcext:value-type="string">
            <text:p>.</text:p>
          </table:table-cell>
          <table:table-cell table:formula="of:=IF([Sheet1.W15]&gt;0;IF(MOD([Sheet1.W15];7)=0;&quot;DDD&quot;;&quot;i&quot;);&quot;.&quot;)" office:value-type="string" office:string-value="." calcext:value-type="string">
            <text:p>.</text:p>
          </table:table-cell>
          <table:table-cell table:formula="of:=IF([Sheet1.X15]&gt;0;IF(MOD([Sheet1.X15];7)=0;&quot;DDD&quot;;&quot;i&quot;);&quot;.&quot;)" office:value-type="string" office:string-value="." calcext:value-type="string">
            <text:p>.</text:p>
          </table:table-cell>
          <table:table-cell table:formula="of:=IF([Sheet1.Y15]&gt;0;IF(MOD([Sheet1.Y15];7)=0;&quot;DDD&quot;;&quot;i&quot;);&quot;.&quot;)" office:value-type="string" office:string-value="." calcext:value-type="string">
            <text:p>.</text:p>
          </table:table-cell>
          <table:table-cell table:formula="of:=IF([Sheet1.Z15]&gt;0;IF(MOD([Sheet1.Z15];7)=0;&quot;DDD&quot;;&quot;i&quot;);&quot;.&quot;)" office:value-type="string" office:string-value="." calcext:value-type="string">
            <text:p>.</text:p>
          </table:table-cell>
          <table:table-cell table:formula="of:=IF([Sheet1.AA15]&gt;0;IF(MOD([Sheet1.AA15];7)=0;&quot;DDD&quot;;&quot;i&quot;);&quot;.&quot;)" office:value-type="string" office:string-value="." calcext:value-type="string">
            <text:p>.</text:p>
          </table:table-cell>
          <table:table-cell table:formula="of:=IF([Sheet1.AB15]&gt;0;IF(MOD([Sheet1.AB15];7)=0;&quot;DDD&quot;;&quot;i&quot;);&quot;.&quot;)" office:value-type="string" office:string-value="." calcext:value-type="string">
            <text:p>.</text:p>
          </table:table-cell>
          <table:table-cell table:formula="of:=IF([Sheet1.AC15]&gt;0;IF(MOD([Sheet1.AC15];7)=0;&quot;DDD&quot;;&quot;i&quot;);&quot;.&quot;)" office:value-type="string" office:string-value="." calcext:value-type="string">
            <text:p>.</text:p>
          </table:table-cell>
          <table:table-cell table:formula="of:=IF([Sheet1.AD15]&gt;0;IF(MOD([Sheet1.AD15];7)=0;&quot;DDD&quot;;&quot;i&quot;);&quot;.&quot;)" office:value-type="string" office:string-value="." calcext:value-type="string">
            <text:p>.</text:p>
          </table:table-cell>
          <table:table-cell table:formula="of:=IF([Sheet1.AE15]&gt;0;IF(MOD([Sheet1.AE15];7)=0;&quot;DDD&quot;;&quot;i&quot;);&quot;.&quot;)" office:value-type="string" office:string-value="." calcext:value-type="string">
            <text:p>.</text:p>
          </table:table-cell>
          <table:table-cell table:formula="of:=IF([Sheet1.AF15]&gt;0;IF(MOD([Sheet1.AF15];7)=0;&quot;DDD&quot;;&quot;i&quot;);&quot;.&quot;)" office:value-type="string" office:string-value="." calcext:value-type="string">
            <text:p>.</text:p>
          </table:table-cell>
          <table:table-cell table:formula="of:=IF([Sheet1.AG15]&gt;0;IF(MOD([Sheet1.AG15];7)=0;&quot;DDD&quot;;&quot;i&quot;);&quot;.&quot;)" office:value-type="string" office:string-value="." calcext:value-type="string">
            <text:p>.</text:p>
          </table:table-cell>
          <table:table-cell table:formula="of:=IF([Sheet1.AH15]&gt;0;IF(MOD([Sheet1.AH15];7)=0;&quot;DDD&quot;;&quot;i&quot;);&quot;.&quot;)" office:value-type="string" office:string-value="." calcext:value-type="string">
            <text:p>.</text:p>
          </table:table-cell>
          <table:table-cell table:formula="of:=IF([Sheet1.AI15]&gt;0;IF(MOD([Sheet1.AI15];7)=0;&quot;DDD&quot;;&quot;i&quot;);&quot;.&quot;)" office:value-type="string" office:string-value="." calcext:value-type="string">
            <text:p>.</text:p>
          </table:table-cell>
          <table:table-cell table:formula="of:=IF([Sheet1.AJ15]&gt;0;IF(MOD([Sheet1.AJ15];7)=0;&quot;DDD&quot;;&quot;i&quot;);&quot;.&quot;)" office:value-type="string" office:string-value="." calcext:value-type="string">
            <text:p>.</text:p>
          </table:table-cell>
          <table:table-cell table:formula="of:=IF([Sheet1.AK15]&gt;0;IF(MOD([Sheet1.AK15];7)=0;&quot;DDD&quot;;&quot;i&quot;);&quot;.&quot;)" office:value-type="string" office:string-value="." calcext:value-type="string">
            <text:p>.</text:p>
          </table:table-cell>
          <table:table-cell table:formula="of:=IF([Sheet1.AL15]&gt;0;IF(MOD([Sheet1.AL15];7)=0;&quot;DDD&quot;;&quot;i&quot;);&quot;.&quot;)" office:value-type="string" office:string-value="." calcext:value-type="string">
            <text:p>.</text:p>
          </table:table-cell>
          <table:table-cell table:formula="of:=IF([Sheet1.AM15]&gt;0;IF(MOD([Sheet1.AM15];7)=0;&quot;DDD&quot;;&quot;i&quot;);&quot;.&quot;)" office:value-type="string" office:string-value="." calcext:value-type="string">
            <text:p>.</text:p>
          </table:table-cell>
          <table:table-cell table:formula="of:=IF([Sheet1.AN15]&gt;0;IF(MOD([Sheet1.AN15];7)=0;&quot;DDD&quot;;&quot;i&quot;);&quot;.&quot;)" office:value-type="string" office:string-value="." calcext:value-type="string">
            <text:p>.</text:p>
          </table:table-cell>
          <table:table-cell table:formula="of:=IF([Sheet1.AO15]&gt;0;IF(MOD([Sheet1.AO15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6]&gt;0;IF(MOD([Sheet1.A16];7)=0;&quot;DDD&quot;;&quot;i&quot;);&quot;.&quot;)" office:value-type="string" office:string-value="i" calcext:value-type="string">
            <text:p>i</text:p>
          </table:table-cell>
          <table:table-cell table:formula="of:=IF([Sheet1.B16]&gt;0;IF(MOD([Sheet1.B16];7)=0;&quot;DDD&quot;;&quot;i&quot;);&quot;.&quot;)" office:value-type="string" office:string-value="i" calcext:value-type="string">
            <text:p>i</text:p>
          </table:table-cell>
          <table:table-cell table:formula="of:=IF([Sheet1.C16]&gt;0;IF(MOD([Sheet1.C16];7)=0;&quot;DDD&quot;;&quot;i&quot;);&quot;.&quot;)" office:value-type="string" office:string-value="DDD" calcext:value-type="string">
            <text:p>DDD</text:p>
          </table:table-cell>
          <table:table-cell table:formula="of:=IF([Sheet1.D16]&gt;0;IF(MOD([Sheet1.D16];7)=0;&quot;DDD&quot;;&quot;i&quot;);&quot;.&quot;)" office:value-type="string" office:string-value="DDD" calcext:value-type="string">
            <text:p>DDD</text:p>
          </table:table-cell>
          <table:table-cell table:formula="of:=IF([Sheet1.E16]&gt;0;IF(MOD([Sheet1.E16];7)=0;&quot;DDD&quot;;&quot;i&quot;);&quot;.&quot;)" office:value-type="string" office:string-value="DDD" calcext:value-type="string">
            <text:p>DDD</text:p>
          </table:table-cell>
          <table:table-cell table:formula="of:=IF([Sheet1.F16]&gt;0;IF(MOD([Sheet1.F16];7)=0;&quot;DDD&quot;;&quot;i&quot;);&quot;.&quot;)" office:value-type="string" office:string-value="DDD" calcext:value-type="string">
            <text:p>DDD</text:p>
          </table:table-cell>
          <table:table-cell table:formula="of:=IF([Sheet1.G16]&gt;0;IF(MOD([Sheet1.G16];7)=0;&quot;DDD&quot;;&quot;i&quot;);&quot;.&quot;)" office:value-type="string" office:string-value="DDD" calcext:value-type="string">
            <text:p>DDD</text:p>
          </table:table-cell>
          <table:table-cell table:formula="of:=IF([Sheet1.H16]&gt;0;IF(MOD([Sheet1.H16];7)=0;&quot;DDD&quot;;&quot;i&quot;);&quot;.&quot;)" office:value-type="string" office:string-value="i" calcext:value-type="string">
            <text:p>i</text:p>
          </table:table-cell>
          <table:table-cell table:formula="of:=IF([Sheet1.I16]&gt;0;IF(MOD([Sheet1.I16];7)=0;&quot;DDD&quot;;&quot;i&quot;);&quot;.&quot;)" office:value-type="string" office:string-value="i" calcext:value-type="string">
            <text:p>i</text:p>
          </table:table-cell>
          <table:table-cell table:formula="of:=IF([Sheet1.J16]&gt;0;IF(MOD([Sheet1.J16];7)=0;&quot;DDD&quot;;&quot;i&quot;);&quot;.&quot;)" office:value-type="string" office:string-value="DDD" calcext:value-type="string">
            <text:p>DDD</text:p>
          </table:table-cell>
          <table:table-cell table:formula="of:=IF([Sheet1.K16]&gt;0;IF(MOD([Sheet1.K16];7)=0;&quot;DDD&quot;;&quot;i&quot;);&quot;.&quot;)" office:value-type="string" office:string-value="DDD" calcext:value-type="string">
            <text:p>DDD</text:p>
          </table:table-cell>
          <table:table-cell table:formula="of:=IF([Sheet1.L16]&gt;0;IF(MOD([Sheet1.L16];7)=0;&quot;DDD&quot;;&quot;i&quot;);&quot;.&quot;)" office:value-type="string" office:string-value="DDD" calcext:value-type="string">
            <text:p>DDD</text:p>
          </table:table-cell>
          <table:table-cell table:formula="of:=IF([Sheet1.M16]&gt;0;IF(MOD([Sheet1.M16];7)=0;&quot;DDD&quot;;&quot;i&quot;);&quot;.&quot;)" office:value-type="string" office:string-value="DDD" calcext:value-type="string">
            <text:p>DDD</text:p>
          </table:table-cell>
          <table:table-cell table:formula="of:=IF([Sheet1.N16]&gt;0;IF(MOD([Sheet1.N16];7)=0;&quot;DDD&quot;;&quot;i&quot;);&quot;.&quot;)" office:value-type="string" office:string-value="DDD" calcext:value-type="string">
            <text:p>DDD</text:p>
          </table:table-cell>
          <table:table-cell table:formula="of:=IF([Sheet1.O16]&gt;0;IF(MOD([Sheet1.O16];7)=0;&quot;DDD&quot;;&quot;i&quot;);&quot;.&quot;)" office:value-type="string" office:string-value="i" calcext:value-type="string">
            <text:p>i</text:p>
          </table:table-cell>
          <table:table-cell table:formula="of:=IF([Sheet1.P16]&gt;0;IF(MOD([Sheet1.P16];7)=0;&quot;DDD&quot;;&quot;i&quot;);&quot;.&quot;)" office:value-type="string" office:string-value="i" calcext:value-type="string">
            <text:p>i</text:p>
          </table:table-cell>
          <table:table-cell table:formula="of:=IF([Sheet1.Q16]&gt;0;IF(MOD([Sheet1.Q16];7)=0;&quot;DDD&quot;;&quot;i&quot;);&quot;.&quot;)" office:value-type="string" office:string-value="." calcext:value-type="string">
            <text:p>.</text:p>
          </table:table-cell>
          <table:table-cell table:formula="of:=IF([Sheet1.R16]&gt;0;IF(MOD([Sheet1.R16];7)=0;&quot;DDD&quot;;&quot;i&quot;);&quot;.&quot;)" office:value-type="string" office:string-value="." calcext:value-type="string">
            <text:p>.</text:p>
          </table:table-cell>
          <table:table-cell table:formula="of:=IF([Sheet1.S16]&gt;0;IF(MOD([Sheet1.S16];7)=0;&quot;DDD&quot;;&quot;i&quot;);&quot;.&quot;)" office:value-type="string" office:string-value="." calcext:value-type="string">
            <text:p>.</text:p>
          </table:table-cell>
          <table:table-cell table:formula="of:=IF([Sheet1.T16]&gt;0;IF(MOD([Sheet1.T16];7)=0;&quot;DDD&quot;;&quot;i&quot;);&quot;.&quot;)" office:value-type="string" office:string-value="." calcext:value-type="string">
            <text:p>.</text:p>
          </table:table-cell>
          <table:table-cell table:formula="of:=IF([Sheet1.U16]&gt;0;IF(MOD([Sheet1.U16];7)=0;&quot;DDD&quot;;&quot;i&quot;);&quot;.&quot;)" office:value-type="string" office:string-value="." calcext:value-type="string">
            <text:p>.</text:p>
          </table:table-cell>
          <table:table-cell table:formula="of:=IF([Sheet1.V16]&gt;0;IF(MOD([Sheet1.V16];7)=0;&quot;DDD&quot;;&quot;i&quot;);&quot;.&quot;)" office:value-type="string" office:string-value="." calcext:value-type="string">
            <text:p>.</text:p>
          </table:table-cell>
          <table:table-cell table:formula="of:=IF([Sheet1.W16]&gt;0;IF(MOD([Sheet1.W16];7)=0;&quot;DDD&quot;;&quot;i&quot;);&quot;.&quot;)" office:value-type="string" office:string-value="." calcext:value-type="string">
            <text:p>.</text:p>
          </table:table-cell>
          <table:table-cell table:formula="of:=IF([Sheet1.X16]&gt;0;IF(MOD([Sheet1.X16];7)=0;&quot;DDD&quot;;&quot;i&quot;);&quot;.&quot;)" office:value-type="string" office:string-value="." calcext:value-type="string">
            <text:p>.</text:p>
          </table:table-cell>
          <table:table-cell table:formula="of:=IF([Sheet1.Y16]&gt;0;IF(MOD([Sheet1.Y16];7)=0;&quot;DDD&quot;;&quot;i&quot;);&quot;.&quot;)" office:value-type="string" office:string-value="." calcext:value-type="string">
            <text:p>.</text:p>
          </table:table-cell>
          <table:table-cell table:formula="of:=IF([Sheet1.Z16]&gt;0;IF(MOD([Sheet1.Z16];7)=0;&quot;DDD&quot;;&quot;i&quot;);&quot;.&quot;)" office:value-type="string" office:string-value="." calcext:value-type="string">
            <text:p>.</text:p>
          </table:table-cell>
          <table:table-cell table:formula="of:=IF([Sheet1.AA16]&gt;0;IF(MOD([Sheet1.AA16];7)=0;&quot;DDD&quot;;&quot;i&quot;);&quot;.&quot;)" office:value-type="string" office:string-value="." calcext:value-type="string">
            <text:p>.</text:p>
          </table:table-cell>
          <table:table-cell table:formula="of:=IF([Sheet1.AB16]&gt;0;IF(MOD([Sheet1.AB16];7)=0;&quot;DDD&quot;;&quot;i&quot;);&quot;.&quot;)" office:value-type="string" office:string-value="." calcext:value-type="string">
            <text:p>.</text:p>
          </table:table-cell>
          <table:table-cell table:formula="of:=IF([Sheet1.AC16]&gt;0;IF(MOD([Sheet1.AC16];7)=0;&quot;DDD&quot;;&quot;i&quot;);&quot;.&quot;)" office:value-type="string" office:string-value="." calcext:value-type="string">
            <text:p>.</text:p>
          </table:table-cell>
          <table:table-cell table:formula="of:=IF([Sheet1.AD16]&gt;0;IF(MOD([Sheet1.AD16];7)=0;&quot;DDD&quot;;&quot;i&quot;);&quot;.&quot;)" office:value-type="string" office:string-value="." calcext:value-type="string">
            <text:p>.</text:p>
          </table:table-cell>
          <table:table-cell table:formula="of:=IF([Sheet1.AE16]&gt;0;IF(MOD([Sheet1.AE16];7)=0;&quot;DDD&quot;;&quot;i&quot;);&quot;.&quot;)" office:value-type="string" office:string-value="." calcext:value-type="string">
            <text:p>.</text:p>
          </table:table-cell>
          <table:table-cell table:formula="of:=IF([Sheet1.AF16]&gt;0;IF(MOD([Sheet1.AF16];7)=0;&quot;DDD&quot;;&quot;i&quot;);&quot;.&quot;)" office:value-type="string" office:string-value="." calcext:value-type="string">
            <text:p>.</text:p>
          </table:table-cell>
          <table:table-cell table:formula="of:=IF([Sheet1.AG16]&gt;0;IF(MOD([Sheet1.AG16];7)=0;&quot;DDD&quot;;&quot;i&quot;);&quot;.&quot;)" office:value-type="string" office:string-value="." calcext:value-type="string">
            <text:p>.</text:p>
          </table:table-cell>
          <table:table-cell table:formula="of:=IF([Sheet1.AH16]&gt;0;IF(MOD([Sheet1.AH16];7)=0;&quot;DDD&quot;;&quot;i&quot;);&quot;.&quot;)" office:value-type="string" office:string-value="." calcext:value-type="string">
            <text:p>.</text:p>
          </table:table-cell>
          <table:table-cell table:formula="of:=IF([Sheet1.AI16]&gt;0;IF(MOD([Sheet1.AI16];7)=0;&quot;DDD&quot;;&quot;i&quot;);&quot;.&quot;)" office:value-type="string" office:string-value="." calcext:value-type="string">
            <text:p>.</text:p>
          </table:table-cell>
          <table:table-cell table:formula="of:=IF([Sheet1.AJ16]&gt;0;IF(MOD([Sheet1.AJ16];7)=0;&quot;DDD&quot;;&quot;i&quot;);&quot;.&quot;)" office:value-type="string" office:string-value="." calcext:value-type="string">
            <text:p>.</text:p>
          </table:table-cell>
          <table:table-cell table:formula="of:=IF([Sheet1.AK16]&gt;0;IF(MOD([Sheet1.AK16];7)=0;&quot;DDD&quot;;&quot;i&quot;);&quot;.&quot;)" office:value-type="string" office:string-value="." calcext:value-type="string">
            <text:p>.</text:p>
          </table:table-cell>
          <table:table-cell table:formula="of:=IF([Sheet1.AL16]&gt;0;IF(MOD([Sheet1.AL16];7)=0;&quot;DDD&quot;;&quot;i&quot;);&quot;.&quot;)" office:value-type="string" office:string-value="." calcext:value-type="string">
            <text:p>.</text:p>
          </table:table-cell>
          <table:table-cell table:formula="of:=IF([Sheet1.AM16]&gt;0;IF(MOD([Sheet1.AM16];7)=0;&quot;DDD&quot;;&quot;i&quot;);&quot;.&quot;)" office:value-type="string" office:string-value="." calcext:value-type="string">
            <text:p>.</text:p>
          </table:table-cell>
          <table:table-cell table:formula="of:=IF([Sheet1.AN16]&gt;0;IF(MOD([Sheet1.AN16];7)=0;&quot;DDD&quot;;&quot;i&quot;);&quot;.&quot;)" office:value-type="string" office:string-value="." calcext:value-type="string">
            <text:p>.</text:p>
          </table:table-cell>
          <table:table-cell table:formula="of:=IF([Sheet1.AO16]&gt;0;IF(MOD([Sheet1.AO16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7]&gt;0;IF(MOD([Sheet1.A17];7)=0;&quot;DDD&quot;;&quot;i&quot;);&quot;.&quot;)" office:value-type="string" office:string-value="i" calcext:value-type="string">
            <text:p>i</text:p>
          </table:table-cell>
          <table:table-cell table:formula="of:=IF([Sheet1.B17]&gt;0;IF(MOD([Sheet1.B17];7)=0;&quot;DDD&quot;;&quot;i&quot;);&quot;.&quot;)" office:value-type="string" office:string-value="i" calcext:value-type="string">
            <text:p>i</text:p>
          </table:table-cell>
          <table:table-cell table:formula="of:=IF([Sheet1.C17]&gt;0;IF(MOD([Sheet1.C17];7)=0;&quot;DDD&quot;;&quot;i&quot;);&quot;.&quot;)" office:value-type="string" office:string-value="i" calcext:value-type="string">
            <text:p>i</text:p>
          </table:table-cell>
          <table:table-cell table:formula="of:=IF([Sheet1.D17]&gt;0;IF(MOD([Sheet1.D17];7)=0;&quot;DDD&quot;;&quot;i&quot;);&quot;.&quot;)" office:value-type="string" office:string-value="DDD" calcext:value-type="string">
            <text:p>DDD</text:p>
          </table:table-cell>
          <table:table-cell table:formula="of:=IF([Sheet1.E17]&gt;0;IF(MOD([Sheet1.E17];7)=0;&quot;DDD&quot;;&quot;i&quot;);&quot;.&quot;)" office:value-type="string" office:string-value="DDD" calcext:value-type="string">
            <text:p>DDD</text:p>
          </table:table-cell>
          <table:table-cell table:formula="of:=IF([Sheet1.F17]&gt;0;IF(MOD([Sheet1.F17];7)=0;&quot;DDD&quot;;&quot;i&quot;);&quot;.&quot;)" office:value-type="string" office:string-value="DDD" calcext:value-type="string">
            <text:p>DDD</text:p>
          </table:table-cell>
          <table:table-cell table:formula="of:=IF([Sheet1.G17]&gt;0;IF(MOD([Sheet1.G17];7)=0;&quot;DDD&quot;;&quot;i&quot;);&quot;.&quot;)" office:value-type="string" office:string-value="DDD" calcext:value-type="string">
            <text:p>DDD</text:p>
          </table:table-cell>
          <table:table-cell table:formula="of:=IF([Sheet1.H17]&gt;0;IF(MOD([Sheet1.H17];7)=0;&quot;DDD&quot;;&quot;i&quot;);&quot;.&quot;)" office:value-type="string" office:string-value="i" calcext:value-type="string">
            <text:p>i</text:p>
          </table:table-cell>
          <table:table-cell table:formula="of:=IF([Sheet1.I17]&gt;0;IF(MOD([Sheet1.I17];7)=0;&quot;DDD&quot;;&quot;i&quot;);&quot;.&quot;)" office:value-type="string" office:string-value="i" calcext:value-type="string">
            <text:p>i</text:p>
          </table:table-cell>
          <table:table-cell table:formula="of:=IF([Sheet1.J17]&gt;0;IF(MOD([Sheet1.J17];7)=0;&quot;DDD&quot;;&quot;i&quot;);&quot;.&quot;)" office:value-type="string" office:string-value="i" calcext:value-type="string">
            <text:p>i</text:p>
          </table:table-cell>
          <table:table-cell table:formula="of:=IF([Sheet1.K17]&gt;0;IF(MOD([Sheet1.K17];7)=0;&quot;DDD&quot;;&quot;i&quot;);&quot;.&quot;)" office:value-type="string" office:string-value="DDD" calcext:value-type="string">
            <text:p>DDD</text:p>
          </table:table-cell>
          <table:table-cell table:formula="of:=IF([Sheet1.L17]&gt;0;IF(MOD([Sheet1.L17];7)=0;&quot;DDD&quot;;&quot;i&quot;);&quot;.&quot;)" office:value-type="string" office:string-value="DDD" calcext:value-type="string">
            <text:p>DDD</text:p>
          </table:table-cell>
          <table:table-cell table:formula="of:=IF([Sheet1.M17]&gt;0;IF(MOD([Sheet1.M17];7)=0;&quot;DDD&quot;;&quot;i&quot;);&quot;.&quot;)" office:value-type="string" office:string-value="DDD" calcext:value-type="string">
            <text:p>DDD</text:p>
          </table:table-cell>
          <table:table-cell table:formula="of:=IF([Sheet1.N17]&gt;0;IF(MOD([Sheet1.N17];7)=0;&quot;DDD&quot;;&quot;i&quot;);&quot;.&quot;)" office:value-type="string" office:string-value="DDD" calcext:value-type="string">
            <text:p>DDD</text:p>
          </table:table-cell>
          <table:table-cell table:formula="of:=IF([Sheet1.O17]&gt;0;IF(MOD([Sheet1.O17];7)=0;&quot;DDD&quot;;&quot;i&quot;);&quot;.&quot;)" office:value-type="string" office:string-value="i" calcext:value-type="string">
            <text:p>i</text:p>
          </table:table-cell>
          <table:table-cell table:formula="of:=IF([Sheet1.P17]&gt;0;IF(MOD([Sheet1.P17];7)=0;&quot;DDD&quot;;&quot;i&quot;);&quot;.&quot;)" office:value-type="string" office:string-value="i" calcext:value-type="string">
            <text:p>i</text:p>
          </table:table-cell>
          <table:table-cell table:formula="of:=IF([Sheet1.Q17]&gt;0;IF(MOD([Sheet1.Q17];7)=0;&quot;DDD&quot;;&quot;i&quot;);&quot;.&quot;)" office:value-type="string" office:string-value="i" calcext:value-type="string">
            <text:p>i</text:p>
          </table:table-cell>
          <table:table-cell table:formula="of:=IF([Sheet1.R17]&gt;0;IF(MOD([Sheet1.R17];7)=0;&quot;DDD&quot;;&quot;i&quot;);&quot;.&quot;)" office:value-type="string" office:string-value="." calcext:value-type="string">
            <text:p>.</text:p>
          </table:table-cell>
          <table:table-cell table:formula="of:=IF([Sheet1.S17]&gt;0;IF(MOD([Sheet1.S17];7)=0;&quot;DDD&quot;;&quot;i&quot;);&quot;.&quot;)" office:value-type="string" office:string-value="." calcext:value-type="string">
            <text:p>.</text:p>
          </table:table-cell>
          <table:table-cell table:formula="of:=IF([Sheet1.T17]&gt;0;IF(MOD([Sheet1.T17];7)=0;&quot;DDD&quot;;&quot;i&quot;);&quot;.&quot;)" office:value-type="string" office:string-value="." calcext:value-type="string">
            <text:p>.</text:p>
          </table:table-cell>
          <table:table-cell table:formula="of:=IF([Sheet1.U17]&gt;0;IF(MOD([Sheet1.U17];7)=0;&quot;DDD&quot;;&quot;i&quot;);&quot;.&quot;)" office:value-type="string" office:string-value="." calcext:value-type="string">
            <text:p>.</text:p>
          </table:table-cell>
          <table:table-cell table:formula="of:=IF([Sheet1.V17]&gt;0;IF(MOD([Sheet1.V17];7)=0;&quot;DDD&quot;;&quot;i&quot;);&quot;.&quot;)" office:value-type="string" office:string-value="." calcext:value-type="string">
            <text:p>.</text:p>
          </table:table-cell>
          <table:table-cell table:formula="of:=IF([Sheet1.W17]&gt;0;IF(MOD([Sheet1.W17];7)=0;&quot;DDD&quot;;&quot;i&quot;);&quot;.&quot;)" office:value-type="string" office:string-value="." calcext:value-type="string">
            <text:p>.</text:p>
          </table:table-cell>
          <table:table-cell table:formula="of:=IF([Sheet1.X17]&gt;0;IF(MOD([Sheet1.X17];7)=0;&quot;DDD&quot;;&quot;i&quot;);&quot;.&quot;)" office:value-type="string" office:string-value="." calcext:value-type="string">
            <text:p>.</text:p>
          </table:table-cell>
          <table:table-cell table:formula="of:=IF([Sheet1.Y17]&gt;0;IF(MOD([Sheet1.Y17];7)=0;&quot;DDD&quot;;&quot;i&quot;);&quot;.&quot;)" office:value-type="string" office:string-value="." calcext:value-type="string">
            <text:p>.</text:p>
          </table:table-cell>
          <table:table-cell table:formula="of:=IF([Sheet1.Z17]&gt;0;IF(MOD([Sheet1.Z17];7)=0;&quot;DDD&quot;;&quot;i&quot;);&quot;.&quot;)" office:value-type="string" office:string-value="." calcext:value-type="string">
            <text:p>.</text:p>
          </table:table-cell>
          <table:table-cell table:formula="of:=IF([Sheet1.AA17]&gt;0;IF(MOD([Sheet1.AA17];7)=0;&quot;DDD&quot;;&quot;i&quot;);&quot;.&quot;)" office:value-type="string" office:string-value="." calcext:value-type="string">
            <text:p>.</text:p>
          </table:table-cell>
          <table:table-cell table:formula="of:=IF([Sheet1.AB17]&gt;0;IF(MOD([Sheet1.AB17];7)=0;&quot;DDD&quot;;&quot;i&quot;);&quot;.&quot;)" office:value-type="string" office:string-value="." calcext:value-type="string">
            <text:p>.</text:p>
          </table:table-cell>
          <table:table-cell table:formula="of:=IF([Sheet1.AC17]&gt;0;IF(MOD([Sheet1.AC17];7)=0;&quot;DDD&quot;;&quot;i&quot;);&quot;.&quot;)" office:value-type="string" office:string-value="." calcext:value-type="string">
            <text:p>.</text:p>
          </table:table-cell>
          <table:table-cell table:formula="of:=IF([Sheet1.AD17]&gt;0;IF(MOD([Sheet1.AD17];7)=0;&quot;DDD&quot;;&quot;i&quot;);&quot;.&quot;)" office:value-type="string" office:string-value="." calcext:value-type="string">
            <text:p>.</text:p>
          </table:table-cell>
          <table:table-cell table:formula="of:=IF([Sheet1.AE17]&gt;0;IF(MOD([Sheet1.AE17];7)=0;&quot;DDD&quot;;&quot;i&quot;);&quot;.&quot;)" office:value-type="string" office:string-value="." calcext:value-type="string">
            <text:p>.</text:p>
          </table:table-cell>
          <table:table-cell table:formula="of:=IF([Sheet1.AF17]&gt;0;IF(MOD([Sheet1.AF17];7)=0;&quot;DDD&quot;;&quot;i&quot;);&quot;.&quot;)" office:value-type="string" office:string-value="." calcext:value-type="string">
            <text:p>.</text:p>
          </table:table-cell>
          <table:table-cell table:formula="of:=IF([Sheet1.AG17]&gt;0;IF(MOD([Sheet1.AG17];7)=0;&quot;DDD&quot;;&quot;i&quot;);&quot;.&quot;)" office:value-type="string" office:string-value="." calcext:value-type="string">
            <text:p>.</text:p>
          </table:table-cell>
          <table:table-cell table:formula="of:=IF([Sheet1.AH17]&gt;0;IF(MOD([Sheet1.AH17];7)=0;&quot;DDD&quot;;&quot;i&quot;);&quot;.&quot;)" office:value-type="string" office:string-value="." calcext:value-type="string">
            <text:p>.</text:p>
          </table:table-cell>
          <table:table-cell table:formula="of:=IF([Sheet1.AI17]&gt;0;IF(MOD([Sheet1.AI17];7)=0;&quot;DDD&quot;;&quot;i&quot;);&quot;.&quot;)" office:value-type="string" office:string-value="." calcext:value-type="string">
            <text:p>.</text:p>
          </table:table-cell>
          <table:table-cell table:formula="of:=IF([Sheet1.AJ17]&gt;0;IF(MOD([Sheet1.AJ17];7)=0;&quot;DDD&quot;;&quot;i&quot;);&quot;.&quot;)" office:value-type="string" office:string-value="." calcext:value-type="string">
            <text:p>.</text:p>
          </table:table-cell>
          <table:table-cell table:formula="of:=IF([Sheet1.AK17]&gt;0;IF(MOD([Sheet1.AK17];7)=0;&quot;DDD&quot;;&quot;i&quot;);&quot;.&quot;)" office:value-type="string" office:string-value="." calcext:value-type="string">
            <text:p>.</text:p>
          </table:table-cell>
          <table:table-cell table:formula="of:=IF([Sheet1.AL17]&gt;0;IF(MOD([Sheet1.AL17];7)=0;&quot;DDD&quot;;&quot;i&quot;);&quot;.&quot;)" office:value-type="string" office:string-value="." calcext:value-type="string">
            <text:p>.</text:p>
          </table:table-cell>
          <table:table-cell table:formula="of:=IF([Sheet1.AM17]&gt;0;IF(MOD([Sheet1.AM17];7)=0;&quot;DDD&quot;;&quot;i&quot;);&quot;.&quot;)" office:value-type="string" office:string-value="." calcext:value-type="string">
            <text:p>.</text:p>
          </table:table-cell>
          <table:table-cell table:formula="of:=IF([Sheet1.AN17]&gt;0;IF(MOD([Sheet1.AN17];7)=0;&quot;DDD&quot;;&quot;i&quot;);&quot;.&quot;)" office:value-type="string" office:string-value="." calcext:value-type="string">
            <text:p>.</text:p>
          </table:table-cell>
          <table:table-cell table:formula="of:=IF([Sheet1.AO17]&gt;0;IF(MOD([Sheet1.AO17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8]&gt;0;IF(MOD([Sheet1.A18];7)=0;&quot;DDD&quot;;&quot;i&quot;);&quot;.&quot;)" office:value-type="string" office:string-value="i" calcext:value-type="string">
            <text:p>i</text:p>
          </table:table-cell>
          <table:table-cell table:formula="of:=IF([Sheet1.B18]&gt;0;IF(MOD([Sheet1.B18];7)=0;&quot;DDD&quot;;&quot;i&quot;);&quot;.&quot;)" office:value-type="string" office:string-value="i" calcext:value-type="string">
            <text:p>i</text:p>
          </table:table-cell>
          <table:table-cell table:formula="of:=IF([Sheet1.C18]&gt;0;IF(MOD([Sheet1.C18];7)=0;&quot;DDD&quot;;&quot;i&quot;);&quot;.&quot;)" office:value-type="string" office:string-value="i" calcext:value-type="string">
            <text:p>i</text:p>
          </table:table-cell>
          <table:table-cell table:formula="of:=IF([Sheet1.D18]&gt;0;IF(MOD([Sheet1.D18];7)=0;&quot;DDD&quot;;&quot;i&quot;);&quot;.&quot;)" office:value-type="string" office:string-value="i" calcext:value-type="string">
            <text:p>i</text:p>
          </table:table-cell>
          <table:table-cell table:formula="of:=IF([Sheet1.E18]&gt;0;IF(MOD([Sheet1.E18];7)=0;&quot;DDD&quot;;&quot;i&quot;);&quot;.&quot;)" office:value-type="string" office:string-value="DDD" calcext:value-type="string">
            <text:p>DDD</text:p>
          </table:table-cell>
          <table:table-cell table:formula="of:=IF([Sheet1.F18]&gt;0;IF(MOD([Sheet1.F18];7)=0;&quot;DDD&quot;;&quot;i&quot;);&quot;.&quot;)" office:value-type="string" office:string-value="DDD" calcext:value-type="string">
            <text:p>DDD</text:p>
          </table:table-cell>
          <table:table-cell table:formula="of:=IF([Sheet1.G18]&gt;0;IF(MOD([Sheet1.G18];7)=0;&quot;DDD&quot;;&quot;i&quot;);&quot;.&quot;)" office:value-type="string" office:string-value="DDD" calcext:value-type="string">
            <text:p>DDD</text:p>
          </table:table-cell>
          <table:table-cell table:formula="of:=IF([Sheet1.H18]&gt;0;IF(MOD([Sheet1.H18];7)=0;&quot;DDD&quot;;&quot;i&quot;);&quot;.&quot;)" office:value-type="string" office:string-value="i" calcext:value-type="string">
            <text:p>i</text:p>
          </table:table-cell>
          <table:table-cell table:formula="of:=IF([Sheet1.I18]&gt;0;IF(MOD([Sheet1.I18];7)=0;&quot;DDD&quot;;&quot;i&quot;);&quot;.&quot;)" office:value-type="string" office:string-value="i" calcext:value-type="string">
            <text:p>i</text:p>
          </table:table-cell>
          <table:table-cell table:formula="of:=IF([Sheet1.J18]&gt;0;IF(MOD([Sheet1.J18];7)=0;&quot;DDD&quot;;&quot;i&quot;);&quot;.&quot;)" office:value-type="string" office:string-value="i" calcext:value-type="string">
            <text:p>i</text:p>
          </table:table-cell>
          <table:table-cell table:formula="of:=IF([Sheet1.K18]&gt;0;IF(MOD([Sheet1.K18];7)=0;&quot;DDD&quot;;&quot;i&quot;);&quot;.&quot;)" office:value-type="string" office:string-value="i" calcext:value-type="string">
            <text:p>i</text:p>
          </table:table-cell>
          <table:table-cell table:formula="of:=IF([Sheet1.L18]&gt;0;IF(MOD([Sheet1.L18];7)=0;&quot;DDD&quot;;&quot;i&quot;);&quot;.&quot;)" office:value-type="string" office:string-value="DDD" calcext:value-type="string">
            <text:p>DDD</text:p>
          </table:table-cell>
          <table:table-cell table:formula="of:=IF([Sheet1.M18]&gt;0;IF(MOD([Sheet1.M18];7)=0;&quot;DDD&quot;;&quot;i&quot;);&quot;.&quot;)" office:value-type="string" office:string-value="DDD" calcext:value-type="string">
            <text:p>DDD</text:p>
          </table:table-cell>
          <table:table-cell table:formula="of:=IF([Sheet1.N18]&gt;0;IF(MOD([Sheet1.N18];7)=0;&quot;DDD&quot;;&quot;i&quot;);&quot;.&quot;)" office:value-type="string" office:string-value="DDD" calcext:value-type="string">
            <text:p>DDD</text:p>
          </table:table-cell>
          <table:table-cell table:formula="of:=IF([Sheet1.O18]&gt;0;IF(MOD([Sheet1.O18];7)=0;&quot;DDD&quot;;&quot;i&quot;);&quot;.&quot;)" office:value-type="string" office:string-value="i" calcext:value-type="string">
            <text:p>i</text:p>
          </table:table-cell>
          <table:table-cell table:formula="of:=IF([Sheet1.P18]&gt;0;IF(MOD([Sheet1.P18];7)=0;&quot;DDD&quot;;&quot;i&quot;);&quot;.&quot;)" office:value-type="string" office:string-value="i" calcext:value-type="string">
            <text:p>i</text:p>
          </table:table-cell>
          <table:table-cell table:formula="of:=IF([Sheet1.Q18]&gt;0;IF(MOD([Sheet1.Q18];7)=0;&quot;DDD&quot;;&quot;i&quot;);&quot;.&quot;)" office:value-type="string" office:string-value="i" calcext:value-type="string">
            <text:p>i</text:p>
          </table:table-cell>
          <table:table-cell table:formula="of:=IF([Sheet1.R18]&gt;0;IF(MOD([Sheet1.R18];7)=0;&quot;DDD&quot;;&quot;i&quot;);&quot;.&quot;)" office:value-type="string" office:string-value="i" calcext:value-type="string">
            <text:p>i</text:p>
          </table:table-cell>
          <table:table-cell table:formula="of:=IF([Sheet1.S18]&gt;0;IF(MOD([Sheet1.S18];7)=0;&quot;DDD&quot;;&quot;i&quot;);&quot;.&quot;)" office:value-type="string" office:string-value="." calcext:value-type="string">
            <text:p>.</text:p>
          </table:table-cell>
          <table:table-cell table:formula="of:=IF([Sheet1.T18]&gt;0;IF(MOD([Sheet1.T18];7)=0;&quot;DDD&quot;;&quot;i&quot;);&quot;.&quot;)" office:value-type="string" office:string-value="." calcext:value-type="string">
            <text:p>.</text:p>
          </table:table-cell>
          <table:table-cell table:formula="of:=IF([Sheet1.U18]&gt;0;IF(MOD([Sheet1.U18];7)=0;&quot;DDD&quot;;&quot;i&quot;);&quot;.&quot;)" office:value-type="string" office:string-value="." calcext:value-type="string">
            <text:p>.</text:p>
          </table:table-cell>
          <table:table-cell table:formula="of:=IF([Sheet1.V18]&gt;0;IF(MOD([Sheet1.V18];7)=0;&quot;DDD&quot;;&quot;i&quot;);&quot;.&quot;)" office:value-type="string" office:string-value="." calcext:value-type="string">
            <text:p>.</text:p>
          </table:table-cell>
          <table:table-cell table:formula="of:=IF([Sheet1.W18]&gt;0;IF(MOD([Sheet1.W18];7)=0;&quot;DDD&quot;;&quot;i&quot;);&quot;.&quot;)" office:value-type="string" office:string-value="." calcext:value-type="string">
            <text:p>.</text:p>
          </table:table-cell>
          <table:table-cell table:formula="of:=IF([Sheet1.X18]&gt;0;IF(MOD([Sheet1.X18];7)=0;&quot;DDD&quot;;&quot;i&quot;);&quot;.&quot;)" office:value-type="string" office:string-value="." calcext:value-type="string">
            <text:p>.</text:p>
          </table:table-cell>
          <table:table-cell table:formula="of:=IF([Sheet1.Y18]&gt;0;IF(MOD([Sheet1.Y18];7)=0;&quot;DDD&quot;;&quot;i&quot;);&quot;.&quot;)" office:value-type="string" office:string-value="." calcext:value-type="string">
            <text:p>.</text:p>
          </table:table-cell>
          <table:table-cell table:formula="of:=IF([Sheet1.Z18]&gt;0;IF(MOD([Sheet1.Z18];7)=0;&quot;DDD&quot;;&quot;i&quot;);&quot;.&quot;)" office:value-type="string" office:string-value="." calcext:value-type="string">
            <text:p>.</text:p>
          </table:table-cell>
          <table:table-cell table:formula="of:=IF([Sheet1.AA18]&gt;0;IF(MOD([Sheet1.AA18];7)=0;&quot;DDD&quot;;&quot;i&quot;);&quot;.&quot;)" office:value-type="string" office:string-value="." calcext:value-type="string">
            <text:p>.</text:p>
          </table:table-cell>
          <table:table-cell table:formula="of:=IF([Sheet1.AB18]&gt;0;IF(MOD([Sheet1.AB18];7)=0;&quot;DDD&quot;;&quot;i&quot;);&quot;.&quot;)" office:value-type="string" office:string-value="." calcext:value-type="string">
            <text:p>.</text:p>
          </table:table-cell>
          <table:table-cell table:formula="of:=IF([Sheet1.AC18]&gt;0;IF(MOD([Sheet1.AC18];7)=0;&quot;DDD&quot;;&quot;i&quot;);&quot;.&quot;)" office:value-type="string" office:string-value="." calcext:value-type="string">
            <text:p>.</text:p>
          </table:table-cell>
          <table:table-cell table:formula="of:=IF([Sheet1.AD18]&gt;0;IF(MOD([Sheet1.AD18];7)=0;&quot;DDD&quot;;&quot;i&quot;);&quot;.&quot;)" office:value-type="string" office:string-value="." calcext:value-type="string">
            <text:p>.</text:p>
          </table:table-cell>
          <table:table-cell table:formula="of:=IF([Sheet1.AE18]&gt;0;IF(MOD([Sheet1.AE18];7)=0;&quot;DDD&quot;;&quot;i&quot;);&quot;.&quot;)" office:value-type="string" office:string-value="." calcext:value-type="string">
            <text:p>.</text:p>
          </table:table-cell>
          <table:table-cell table:formula="of:=IF([Sheet1.AF18]&gt;0;IF(MOD([Sheet1.AF18];7)=0;&quot;DDD&quot;;&quot;i&quot;);&quot;.&quot;)" office:value-type="string" office:string-value="." calcext:value-type="string">
            <text:p>.</text:p>
          </table:table-cell>
          <table:table-cell table:formula="of:=IF([Sheet1.AG18]&gt;0;IF(MOD([Sheet1.AG18];7)=0;&quot;DDD&quot;;&quot;i&quot;);&quot;.&quot;)" office:value-type="string" office:string-value="." calcext:value-type="string">
            <text:p>.</text:p>
          </table:table-cell>
          <table:table-cell table:formula="of:=IF([Sheet1.AH18]&gt;0;IF(MOD([Sheet1.AH18];7)=0;&quot;DDD&quot;;&quot;i&quot;);&quot;.&quot;)" office:value-type="string" office:string-value="." calcext:value-type="string">
            <text:p>.</text:p>
          </table:table-cell>
          <table:table-cell table:formula="of:=IF([Sheet1.AI18]&gt;0;IF(MOD([Sheet1.AI18];7)=0;&quot;DDD&quot;;&quot;i&quot;);&quot;.&quot;)" office:value-type="string" office:string-value="." calcext:value-type="string">
            <text:p>.</text:p>
          </table:table-cell>
          <table:table-cell table:formula="of:=IF([Sheet1.AJ18]&gt;0;IF(MOD([Sheet1.AJ18];7)=0;&quot;DDD&quot;;&quot;i&quot;);&quot;.&quot;)" office:value-type="string" office:string-value="." calcext:value-type="string">
            <text:p>.</text:p>
          </table:table-cell>
          <table:table-cell table:formula="of:=IF([Sheet1.AK18]&gt;0;IF(MOD([Sheet1.AK18];7)=0;&quot;DDD&quot;;&quot;i&quot;);&quot;.&quot;)" office:value-type="string" office:string-value="." calcext:value-type="string">
            <text:p>.</text:p>
          </table:table-cell>
          <table:table-cell table:formula="of:=IF([Sheet1.AL18]&gt;0;IF(MOD([Sheet1.AL18];7)=0;&quot;DDD&quot;;&quot;i&quot;);&quot;.&quot;)" office:value-type="string" office:string-value="." calcext:value-type="string">
            <text:p>.</text:p>
          </table:table-cell>
          <table:table-cell table:formula="of:=IF([Sheet1.AM18]&gt;0;IF(MOD([Sheet1.AM18];7)=0;&quot;DDD&quot;;&quot;i&quot;);&quot;.&quot;)" office:value-type="string" office:string-value="." calcext:value-type="string">
            <text:p>.</text:p>
          </table:table-cell>
          <table:table-cell table:formula="of:=IF([Sheet1.AN18]&gt;0;IF(MOD([Sheet1.AN18];7)=0;&quot;DDD&quot;;&quot;i&quot;);&quot;.&quot;)" office:value-type="string" office:string-value="." calcext:value-type="string">
            <text:p>.</text:p>
          </table:table-cell>
          <table:table-cell table:formula="of:=IF([Sheet1.AO18]&gt;0;IF(MOD([Sheet1.AO18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19]&gt;0;IF(MOD([Sheet1.A19];7)=0;&quot;DDD&quot;;&quot;i&quot;);&quot;.&quot;)" office:value-type="string" office:string-value="i" calcext:value-type="string">
            <text:p>i</text:p>
          </table:table-cell>
          <table:table-cell table:formula="of:=IF([Sheet1.B19]&gt;0;IF(MOD([Sheet1.B19];7)=0;&quot;DDD&quot;;&quot;i&quot;);&quot;.&quot;)" office:value-type="string" office:string-value="i" calcext:value-type="string">
            <text:p>i</text:p>
          </table:table-cell>
          <table:table-cell table:formula="of:=IF([Sheet1.C19]&gt;0;IF(MOD([Sheet1.C19];7)=0;&quot;DDD&quot;;&quot;i&quot;);&quot;.&quot;)" office:value-type="string" office:string-value="i" calcext:value-type="string">
            <text:p>i</text:p>
          </table:table-cell>
          <table:table-cell table:formula="of:=IF([Sheet1.D19]&gt;0;IF(MOD([Sheet1.D19];7)=0;&quot;DDD&quot;;&quot;i&quot;);&quot;.&quot;)" office:value-type="string" office:string-value="i" calcext:value-type="string">
            <text:p>i</text:p>
          </table:table-cell>
          <table:table-cell table:formula="of:=IF([Sheet1.E19]&gt;0;IF(MOD([Sheet1.E19];7)=0;&quot;DDD&quot;;&quot;i&quot;);&quot;.&quot;)" office:value-type="string" office:string-value="i" calcext:value-type="string">
            <text:p>i</text:p>
          </table:table-cell>
          <table:table-cell table:formula="of:=IF([Sheet1.F19]&gt;0;IF(MOD([Sheet1.F19];7)=0;&quot;DDD&quot;;&quot;i&quot;);&quot;.&quot;)" office:value-type="string" office:string-value="DDD" calcext:value-type="string">
            <text:p>DDD</text:p>
          </table:table-cell>
          <table:table-cell table:formula="of:=IF([Sheet1.G19]&gt;0;IF(MOD([Sheet1.G19];7)=0;&quot;DDD&quot;;&quot;i&quot;);&quot;.&quot;)" office:value-type="string" office:string-value="DDD" calcext:value-type="string">
            <text:p>DDD</text:p>
          </table:table-cell>
          <table:table-cell table:formula="of:=IF([Sheet1.H19]&gt;0;IF(MOD([Sheet1.H19];7)=0;&quot;DDD&quot;;&quot;i&quot;);&quot;.&quot;)" office:value-type="string" office:string-value="i" calcext:value-type="string">
            <text:p>i</text:p>
          </table:table-cell>
          <table:table-cell table:formula="of:=IF([Sheet1.I19]&gt;0;IF(MOD([Sheet1.I19];7)=0;&quot;DDD&quot;;&quot;i&quot;);&quot;.&quot;)" office:value-type="string" office:string-value="i" calcext:value-type="string">
            <text:p>i</text:p>
          </table:table-cell>
          <table:table-cell table:formula="of:=IF([Sheet1.J19]&gt;0;IF(MOD([Sheet1.J19];7)=0;&quot;DDD&quot;;&quot;i&quot;);&quot;.&quot;)" office:value-type="string" office:string-value="i" calcext:value-type="string">
            <text:p>i</text:p>
          </table:table-cell>
          <table:table-cell table:formula="of:=IF([Sheet1.K19]&gt;0;IF(MOD([Sheet1.K19];7)=0;&quot;DDD&quot;;&quot;i&quot;);&quot;.&quot;)" office:value-type="string" office:string-value="i" calcext:value-type="string">
            <text:p>i</text:p>
          </table:table-cell>
          <table:table-cell table:formula="of:=IF([Sheet1.L19]&gt;0;IF(MOD([Sheet1.L19];7)=0;&quot;DDD&quot;;&quot;i&quot;);&quot;.&quot;)" office:value-type="string" office:string-value="i" calcext:value-type="string">
            <text:p>i</text:p>
          </table:table-cell>
          <table:table-cell table:formula="of:=IF([Sheet1.M19]&gt;0;IF(MOD([Sheet1.M19];7)=0;&quot;DDD&quot;;&quot;i&quot;);&quot;.&quot;)" office:value-type="string" office:string-value="DDD" calcext:value-type="string">
            <text:p>DDD</text:p>
          </table:table-cell>
          <table:table-cell table:formula="of:=IF([Sheet1.N19]&gt;0;IF(MOD([Sheet1.N19];7)=0;&quot;DDD&quot;;&quot;i&quot;);&quot;.&quot;)" office:value-type="string" office:string-value="DDD" calcext:value-type="string">
            <text:p>DDD</text:p>
          </table:table-cell>
          <table:table-cell table:formula="of:=IF([Sheet1.O19]&gt;0;IF(MOD([Sheet1.O19];7)=0;&quot;DDD&quot;;&quot;i&quot;);&quot;.&quot;)" office:value-type="string" office:string-value="i" calcext:value-type="string">
            <text:p>i</text:p>
          </table:table-cell>
          <table:table-cell table:formula="of:=IF([Sheet1.P19]&gt;0;IF(MOD([Sheet1.P19];7)=0;&quot;DDD&quot;;&quot;i&quot;);&quot;.&quot;)" office:value-type="string" office:string-value="i" calcext:value-type="string">
            <text:p>i</text:p>
          </table:table-cell>
          <table:table-cell table:formula="of:=IF([Sheet1.Q19]&gt;0;IF(MOD([Sheet1.Q19];7)=0;&quot;DDD&quot;;&quot;i&quot;);&quot;.&quot;)" office:value-type="string" office:string-value="i" calcext:value-type="string">
            <text:p>i</text:p>
          </table:table-cell>
          <table:table-cell table:formula="of:=IF([Sheet1.R19]&gt;0;IF(MOD([Sheet1.R19];7)=0;&quot;DDD&quot;;&quot;i&quot;);&quot;.&quot;)" office:value-type="string" office:string-value="i" calcext:value-type="string">
            <text:p>i</text:p>
          </table:table-cell>
          <table:table-cell table:formula="of:=IF([Sheet1.S19]&gt;0;IF(MOD([Sheet1.S19];7)=0;&quot;DDD&quot;;&quot;i&quot;);&quot;.&quot;)" office:value-type="string" office:string-value="i" calcext:value-type="string">
            <text:p>i</text:p>
          </table:table-cell>
          <table:table-cell table:formula="of:=IF([Sheet1.T19]&gt;0;IF(MOD([Sheet1.T19];7)=0;&quot;DDD&quot;;&quot;i&quot;);&quot;.&quot;)" office:value-type="string" office:string-value="." calcext:value-type="string">
            <text:p>.</text:p>
          </table:table-cell>
          <table:table-cell table:formula="of:=IF([Sheet1.U19]&gt;0;IF(MOD([Sheet1.U19];7)=0;&quot;DDD&quot;;&quot;i&quot;);&quot;.&quot;)" office:value-type="string" office:string-value="." calcext:value-type="string">
            <text:p>.</text:p>
          </table:table-cell>
          <table:table-cell table:formula="of:=IF([Sheet1.V19]&gt;0;IF(MOD([Sheet1.V19];7)=0;&quot;DDD&quot;;&quot;i&quot;);&quot;.&quot;)" office:value-type="string" office:string-value="." calcext:value-type="string">
            <text:p>.</text:p>
          </table:table-cell>
          <table:table-cell table:formula="of:=IF([Sheet1.W19]&gt;0;IF(MOD([Sheet1.W19];7)=0;&quot;DDD&quot;;&quot;i&quot;);&quot;.&quot;)" office:value-type="string" office:string-value="." calcext:value-type="string">
            <text:p>.</text:p>
          </table:table-cell>
          <table:table-cell table:formula="of:=IF([Sheet1.X19]&gt;0;IF(MOD([Sheet1.X19];7)=0;&quot;DDD&quot;;&quot;i&quot;);&quot;.&quot;)" office:value-type="string" office:string-value="." calcext:value-type="string">
            <text:p>.</text:p>
          </table:table-cell>
          <table:table-cell table:formula="of:=IF([Sheet1.Y19]&gt;0;IF(MOD([Sheet1.Y19];7)=0;&quot;DDD&quot;;&quot;i&quot;);&quot;.&quot;)" office:value-type="string" office:string-value="." calcext:value-type="string">
            <text:p>.</text:p>
          </table:table-cell>
          <table:table-cell table:formula="of:=IF([Sheet1.Z19]&gt;0;IF(MOD([Sheet1.Z19];7)=0;&quot;DDD&quot;;&quot;i&quot;);&quot;.&quot;)" office:value-type="string" office:string-value="." calcext:value-type="string">
            <text:p>.</text:p>
          </table:table-cell>
          <table:table-cell table:formula="of:=IF([Sheet1.AA19]&gt;0;IF(MOD([Sheet1.AA19];7)=0;&quot;DDD&quot;;&quot;i&quot;);&quot;.&quot;)" office:value-type="string" office:string-value="." calcext:value-type="string">
            <text:p>.</text:p>
          </table:table-cell>
          <table:table-cell table:formula="of:=IF([Sheet1.AB19]&gt;0;IF(MOD([Sheet1.AB19];7)=0;&quot;DDD&quot;;&quot;i&quot;);&quot;.&quot;)" office:value-type="string" office:string-value="." calcext:value-type="string">
            <text:p>.</text:p>
          </table:table-cell>
          <table:table-cell table:formula="of:=IF([Sheet1.AC19]&gt;0;IF(MOD([Sheet1.AC19];7)=0;&quot;DDD&quot;;&quot;i&quot;);&quot;.&quot;)" office:value-type="string" office:string-value="." calcext:value-type="string">
            <text:p>.</text:p>
          </table:table-cell>
          <table:table-cell table:formula="of:=IF([Sheet1.AD19]&gt;0;IF(MOD([Sheet1.AD19];7)=0;&quot;DDD&quot;;&quot;i&quot;);&quot;.&quot;)" office:value-type="string" office:string-value="." calcext:value-type="string">
            <text:p>.</text:p>
          </table:table-cell>
          <table:table-cell table:formula="of:=IF([Sheet1.AE19]&gt;0;IF(MOD([Sheet1.AE19];7)=0;&quot;DDD&quot;;&quot;i&quot;);&quot;.&quot;)" office:value-type="string" office:string-value="." calcext:value-type="string">
            <text:p>.</text:p>
          </table:table-cell>
          <table:table-cell table:formula="of:=IF([Sheet1.AF19]&gt;0;IF(MOD([Sheet1.AF19];7)=0;&quot;DDD&quot;;&quot;i&quot;);&quot;.&quot;)" office:value-type="string" office:string-value="." calcext:value-type="string">
            <text:p>.</text:p>
          </table:table-cell>
          <table:table-cell table:formula="of:=IF([Sheet1.AG19]&gt;0;IF(MOD([Sheet1.AG19];7)=0;&quot;DDD&quot;;&quot;i&quot;);&quot;.&quot;)" office:value-type="string" office:string-value="." calcext:value-type="string">
            <text:p>.</text:p>
          </table:table-cell>
          <table:table-cell table:formula="of:=IF([Sheet1.AH19]&gt;0;IF(MOD([Sheet1.AH19];7)=0;&quot;DDD&quot;;&quot;i&quot;);&quot;.&quot;)" office:value-type="string" office:string-value="." calcext:value-type="string">
            <text:p>.</text:p>
          </table:table-cell>
          <table:table-cell table:formula="of:=IF([Sheet1.AI19]&gt;0;IF(MOD([Sheet1.AI19];7)=0;&quot;DDD&quot;;&quot;i&quot;);&quot;.&quot;)" office:value-type="string" office:string-value="." calcext:value-type="string">
            <text:p>.</text:p>
          </table:table-cell>
          <table:table-cell table:formula="of:=IF([Sheet1.AJ19]&gt;0;IF(MOD([Sheet1.AJ19];7)=0;&quot;DDD&quot;;&quot;i&quot;);&quot;.&quot;)" office:value-type="string" office:string-value="." calcext:value-type="string">
            <text:p>.</text:p>
          </table:table-cell>
          <table:table-cell table:formula="of:=IF([Sheet1.AK19]&gt;0;IF(MOD([Sheet1.AK19];7)=0;&quot;DDD&quot;;&quot;i&quot;);&quot;.&quot;)" office:value-type="string" office:string-value="." calcext:value-type="string">
            <text:p>.</text:p>
          </table:table-cell>
          <table:table-cell table:formula="of:=IF([Sheet1.AL19]&gt;0;IF(MOD([Sheet1.AL19];7)=0;&quot;DDD&quot;;&quot;i&quot;);&quot;.&quot;)" office:value-type="string" office:string-value="." calcext:value-type="string">
            <text:p>.</text:p>
          </table:table-cell>
          <table:table-cell table:formula="of:=IF([Sheet1.AM19]&gt;0;IF(MOD([Sheet1.AM19];7)=0;&quot;DDD&quot;;&quot;i&quot;);&quot;.&quot;)" office:value-type="string" office:string-value="." calcext:value-type="string">
            <text:p>.</text:p>
          </table:table-cell>
          <table:table-cell table:formula="of:=IF([Sheet1.AN19]&gt;0;IF(MOD([Sheet1.AN19];7)=0;&quot;DDD&quot;;&quot;i&quot;);&quot;.&quot;)" office:value-type="string" office:string-value="." calcext:value-type="string">
            <text:p>.</text:p>
          </table:table-cell>
          <table:table-cell table:formula="of:=IF([Sheet1.AO19]&gt;0;IF(MOD([Sheet1.AO19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0]&gt;0;IF(MOD([Sheet1.A20];7)=0;&quot;DDD&quot;;&quot;i&quot;);&quot;.&quot;)" office:value-type="string" office:string-value="i" calcext:value-type="string">
            <text:p>i</text:p>
          </table:table-cell>
          <table:table-cell table:formula="of:=IF([Sheet1.B20]&gt;0;IF(MOD([Sheet1.B20];7)=0;&quot;DDD&quot;;&quot;i&quot;);&quot;.&quot;)" office:value-type="string" office:string-value="i" calcext:value-type="string">
            <text:p>i</text:p>
          </table:table-cell>
          <table:table-cell table:formula="of:=IF([Sheet1.C20]&gt;0;IF(MOD([Sheet1.C20];7)=0;&quot;DDD&quot;;&quot;i&quot;);&quot;.&quot;)" office:value-type="string" office:string-value="i" calcext:value-type="string">
            <text:p>i</text:p>
          </table:table-cell>
          <table:table-cell table:formula="of:=IF([Sheet1.D20]&gt;0;IF(MOD([Sheet1.D20];7)=0;&quot;DDD&quot;;&quot;i&quot;);&quot;.&quot;)" office:value-type="string" office:string-value="i" calcext:value-type="string">
            <text:p>i</text:p>
          </table:table-cell>
          <table:table-cell table:formula="of:=IF([Sheet1.E20]&gt;0;IF(MOD([Sheet1.E20];7)=0;&quot;DDD&quot;;&quot;i&quot;);&quot;.&quot;)" office:value-type="string" office:string-value="i" calcext:value-type="string">
            <text:p>i</text:p>
          </table:table-cell>
          <table:table-cell table:formula="of:=IF([Sheet1.F20]&gt;0;IF(MOD([Sheet1.F20];7)=0;&quot;DDD&quot;;&quot;i&quot;);&quot;.&quot;)" office:value-type="string" office:string-value="i" calcext:value-type="string">
            <text:p>i</text:p>
          </table:table-cell>
          <table:table-cell table:formula="of:=IF([Sheet1.G20]&gt;0;IF(MOD([Sheet1.G20];7)=0;&quot;DDD&quot;;&quot;i&quot;);&quot;.&quot;)" office:value-type="string" office:string-value="DDD" calcext:value-type="string">
            <text:p>DDD</text:p>
          </table:table-cell>
          <table:table-cell table:formula="of:=IF([Sheet1.H20]&gt;0;IF(MOD([Sheet1.H20];7)=0;&quot;DDD&quot;;&quot;i&quot;);&quot;.&quot;)" office:value-type="string" office:string-value="i" calcext:value-type="string">
            <text:p>i</text:p>
          </table:table-cell>
          <table:table-cell table:formula="of:=IF([Sheet1.I20]&gt;0;IF(MOD([Sheet1.I20];7)=0;&quot;DDD&quot;;&quot;i&quot;);&quot;.&quot;)" office:value-type="string" office:string-value="i" calcext:value-type="string">
            <text:p>i</text:p>
          </table:table-cell>
          <table:table-cell table:formula="of:=IF([Sheet1.J20]&gt;0;IF(MOD([Sheet1.J20];7)=0;&quot;DDD&quot;;&quot;i&quot;);&quot;.&quot;)" office:value-type="string" office:string-value="i" calcext:value-type="string">
            <text:p>i</text:p>
          </table:table-cell>
          <table:table-cell table:formula="of:=IF([Sheet1.K20]&gt;0;IF(MOD([Sheet1.K20];7)=0;&quot;DDD&quot;;&quot;i&quot;);&quot;.&quot;)" office:value-type="string" office:string-value="i" calcext:value-type="string">
            <text:p>i</text:p>
          </table:table-cell>
          <table:table-cell table:formula="of:=IF([Sheet1.L20]&gt;0;IF(MOD([Sheet1.L20];7)=0;&quot;DDD&quot;;&quot;i&quot;);&quot;.&quot;)" office:value-type="string" office:string-value="i" calcext:value-type="string">
            <text:p>i</text:p>
          </table:table-cell>
          <table:table-cell table:formula="of:=IF([Sheet1.M20]&gt;0;IF(MOD([Sheet1.M20];7)=0;&quot;DDD&quot;;&quot;i&quot;);&quot;.&quot;)" office:value-type="string" office:string-value="i" calcext:value-type="string">
            <text:p>i</text:p>
          </table:table-cell>
          <table:table-cell table:formula="of:=IF([Sheet1.N20]&gt;0;IF(MOD([Sheet1.N20];7)=0;&quot;DDD&quot;;&quot;i&quot;);&quot;.&quot;)" office:value-type="string" office:string-value="DDD" calcext:value-type="string">
            <text:p>DDD</text:p>
          </table:table-cell>
          <table:table-cell table:formula="of:=IF([Sheet1.O20]&gt;0;IF(MOD([Sheet1.O20];7)=0;&quot;DDD&quot;;&quot;i&quot;);&quot;.&quot;)" office:value-type="string" office:string-value="i" calcext:value-type="string">
            <text:p>i</text:p>
          </table:table-cell>
          <table:table-cell table:formula="of:=IF([Sheet1.P20]&gt;0;IF(MOD([Sheet1.P20];7)=0;&quot;DDD&quot;;&quot;i&quot;);&quot;.&quot;)" office:value-type="string" office:string-value="i" calcext:value-type="string">
            <text:p>i</text:p>
          </table:table-cell>
          <table:table-cell table:formula="of:=IF([Sheet1.Q20]&gt;0;IF(MOD([Sheet1.Q20];7)=0;&quot;DDD&quot;;&quot;i&quot;);&quot;.&quot;)" office:value-type="string" office:string-value="i" calcext:value-type="string">
            <text:p>i</text:p>
          </table:table-cell>
          <table:table-cell table:formula="of:=IF([Sheet1.R20]&gt;0;IF(MOD([Sheet1.R20];7)=0;&quot;DDD&quot;;&quot;i&quot;);&quot;.&quot;)" office:value-type="string" office:string-value="i" calcext:value-type="string">
            <text:p>i</text:p>
          </table:table-cell>
          <table:table-cell table:formula="of:=IF([Sheet1.S20]&gt;0;IF(MOD([Sheet1.S20];7)=0;&quot;DDD&quot;;&quot;i&quot;);&quot;.&quot;)" office:value-type="string" office:string-value="i" calcext:value-type="string">
            <text:p>i</text:p>
          </table:table-cell>
          <table:table-cell table:formula="of:=IF([Sheet1.T20]&gt;0;IF(MOD([Sheet1.T20];7)=0;&quot;DDD&quot;;&quot;i&quot;);&quot;.&quot;)" office:value-type="string" office:string-value="i" calcext:value-type="string">
            <text:p>i</text:p>
          </table:table-cell>
          <table:table-cell table:formula="of:=IF([Sheet1.U20]&gt;0;IF(MOD([Sheet1.U20];7)=0;&quot;DDD&quot;;&quot;i&quot;);&quot;.&quot;)" office:value-type="string" office:string-value="." calcext:value-type="string">
            <text:p>.</text:p>
          </table:table-cell>
          <table:table-cell table:formula="of:=IF([Sheet1.V20]&gt;0;IF(MOD([Sheet1.V20];7)=0;&quot;DDD&quot;;&quot;i&quot;);&quot;.&quot;)" office:value-type="string" office:string-value="." calcext:value-type="string">
            <text:p>.</text:p>
          </table:table-cell>
          <table:table-cell table:formula="of:=IF([Sheet1.W20]&gt;0;IF(MOD([Sheet1.W20];7)=0;&quot;DDD&quot;;&quot;i&quot;);&quot;.&quot;)" office:value-type="string" office:string-value="." calcext:value-type="string">
            <text:p>.</text:p>
          </table:table-cell>
          <table:table-cell table:formula="of:=IF([Sheet1.X20]&gt;0;IF(MOD([Sheet1.X20];7)=0;&quot;DDD&quot;;&quot;i&quot;);&quot;.&quot;)" office:value-type="string" office:string-value="." calcext:value-type="string">
            <text:p>.</text:p>
          </table:table-cell>
          <table:table-cell table:formula="of:=IF([Sheet1.Y20]&gt;0;IF(MOD([Sheet1.Y20];7)=0;&quot;DDD&quot;;&quot;i&quot;);&quot;.&quot;)" office:value-type="string" office:string-value="." calcext:value-type="string">
            <text:p>.</text:p>
          </table:table-cell>
          <table:table-cell table:formula="of:=IF([Sheet1.Z20]&gt;0;IF(MOD([Sheet1.Z20];7)=0;&quot;DDD&quot;;&quot;i&quot;);&quot;.&quot;)" office:value-type="string" office:string-value="." calcext:value-type="string">
            <text:p>.</text:p>
          </table:table-cell>
          <table:table-cell table:formula="of:=IF([Sheet1.AA20]&gt;0;IF(MOD([Sheet1.AA20];7)=0;&quot;DDD&quot;;&quot;i&quot;);&quot;.&quot;)" office:value-type="string" office:string-value="." calcext:value-type="string">
            <text:p>.</text:p>
          </table:table-cell>
          <table:table-cell table:formula="of:=IF([Sheet1.AB20]&gt;0;IF(MOD([Sheet1.AB20];7)=0;&quot;DDD&quot;;&quot;i&quot;);&quot;.&quot;)" office:value-type="string" office:string-value="." calcext:value-type="string">
            <text:p>.</text:p>
          </table:table-cell>
          <table:table-cell table:formula="of:=IF([Sheet1.AC20]&gt;0;IF(MOD([Sheet1.AC20];7)=0;&quot;DDD&quot;;&quot;i&quot;);&quot;.&quot;)" office:value-type="string" office:string-value="." calcext:value-type="string">
            <text:p>.</text:p>
          </table:table-cell>
          <table:table-cell table:formula="of:=IF([Sheet1.AD20]&gt;0;IF(MOD([Sheet1.AD20];7)=0;&quot;DDD&quot;;&quot;i&quot;);&quot;.&quot;)" office:value-type="string" office:string-value="." calcext:value-type="string">
            <text:p>.</text:p>
          </table:table-cell>
          <table:table-cell table:formula="of:=IF([Sheet1.AE20]&gt;0;IF(MOD([Sheet1.AE20];7)=0;&quot;DDD&quot;;&quot;i&quot;);&quot;.&quot;)" office:value-type="string" office:string-value="." calcext:value-type="string">
            <text:p>.</text:p>
          </table:table-cell>
          <table:table-cell table:formula="of:=IF([Sheet1.AF20]&gt;0;IF(MOD([Sheet1.AF20];7)=0;&quot;DDD&quot;;&quot;i&quot;);&quot;.&quot;)" office:value-type="string" office:string-value="." calcext:value-type="string">
            <text:p>.</text:p>
          </table:table-cell>
          <table:table-cell table:formula="of:=IF([Sheet1.AG20]&gt;0;IF(MOD([Sheet1.AG20];7)=0;&quot;DDD&quot;;&quot;i&quot;);&quot;.&quot;)" office:value-type="string" office:string-value="." calcext:value-type="string">
            <text:p>.</text:p>
          </table:table-cell>
          <table:table-cell table:formula="of:=IF([Sheet1.AH20]&gt;0;IF(MOD([Sheet1.AH20];7)=0;&quot;DDD&quot;;&quot;i&quot;);&quot;.&quot;)" office:value-type="string" office:string-value="." calcext:value-type="string">
            <text:p>.</text:p>
          </table:table-cell>
          <table:table-cell table:formula="of:=IF([Sheet1.AI20]&gt;0;IF(MOD([Sheet1.AI20];7)=0;&quot;DDD&quot;;&quot;i&quot;);&quot;.&quot;)" office:value-type="string" office:string-value="." calcext:value-type="string">
            <text:p>.</text:p>
          </table:table-cell>
          <table:table-cell table:formula="of:=IF([Sheet1.AJ20]&gt;0;IF(MOD([Sheet1.AJ20];7)=0;&quot;DDD&quot;;&quot;i&quot;);&quot;.&quot;)" office:value-type="string" office:string-value="." calcext:value-type="string">
            <text:p>.</text:p>
          </table:table-cell>
          <table:table-cell table:formula="of:=IF([Sheet1.AK20]&gt;0;IF(MOD([Sheet1.AK20];7)=0;&quot;DDD&quot;;&quot;i&quot;);&quot;.&quot;)" office:value-type="string" office:string-value="." calcext:value-type="string">
            <text:p>.</text:p>
          </table:table-cell>
          <table:table-cell table:formula="of:=IF([Sheet1.AL20]&gt;0;IF(MOD([Sheet1.AL20];7)=0;&quot;DDD&quot;;&quot;i&quot;);&quot;.&quot;)" office:value-type="string" office:string-value="." calcext:value-type="string">
            <text:p>.</text:p>
          </table:table-cell>
          <table:table-cell table:formula="of:=IF([Sheet1.AM20]&gt;0;IF(MOD([Sheet1.AM20];7)=0;&quot;DDD&quot;;&quot;i&quot;);&quot;.&quot;)" office:value-type="string" office:string-value="." calcext:value-type="string">
            <text:p>.</text:p>
          </table:table-cell>
          <table:table-cell table:formula="of:=IF([Sheet1.AN20]&gt;0;IF(MOD([Sheet1.AN20];7)=0;&quot;DDD&quot;;&quot;i&quot;);&quot;.&quot;)" office:value-type="string" office:string-value="." calcext:value-type="string">
            <text:p>.</text:p>
          </table:table-cell>
          <table:table-cell table:formula="of:=IF([Sheet1.AO20]&gt;0;IF(MOD([Sheet1.AO20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1]&gt;0;IF(MOD([Sheet1.A21];7)=0;&quot;DDD&quot;;&quot;i&quot;);&quot;.&quot;)" office:value-type="string" office:string-value="i" calcext:value-type="string">
            <text:p>i</text:p>
          </table:table-cell>
          <table:table-cell table:formula="of:=IF([Sheet1.B21]&gt;0;IF(MOD([Sheet1.B21];7)=0;&quot;DDD&quot;;&quot;i&quot;);&quot;.&quot;)" office:value-type="string" office:string-value="i" calcext:value-type="string">
            <text:p>i</text:p>
          </table:table-cell>
          <table:table-cell table:formula="of:=IF([Sheet1.C21]&gt;0;IF(MOD([Sheet1.C21];7)=0;&quot;DDD&quot;;&quot;i&quot;);&quot;.&quot;)" office:value-type="string" office:string-value="i" calcext:value-type="string">
            <text:p>i</text:p>
          </table:table-cell>
          <table:table-cell table:formula="of:=IF([Sheet1.D21]&gt;0;IF(MOD([Sheet1.D21];7)=0;&quot;DDD&quot;;&quot;i&quot;);&quot;.&quot;)" office:value-type="string" office:string-value="i" calcext:value-type="string">
            <text:p>i</text:p>
          </table:table-cell>
          <table:table-cell table:formula="of:=IF([Sheet1.E21]&gt;0;IF(MOD([Sheet1.E21];7)=0;&quot;DDD&quot;;&quot;i&quot;);&quot;.&quot;)" office:value-type="string" office:string-value="i" calcext:value-type="string">
            <text:p>i</text:p>
          </table:table-cell>
          <table:table-cell table:formula="of:=IF([Sheet1.F21]&gt;0;IF(MOD([Sheet1.F21];7)=0;&quot;DDD&quot;;&quot;i&quot;);&quot;.&quot;)" office:value-type="string" office:string-value="i" calcext:value-type="string">
            <text:p>i</text:p>
          </table:table-cell>
          <table:table-cell table:formula="of:=IF([Sheet1.G21]&gt;0;IF(MOD([Sheet1.G21];7)=0;&quot;DDD&quot;;&quot;i&quot;);&quot;.&quot;)" office:value-type="string" office:string-value="i" calcext:value-type="string">
            <text:p>i</text:p>
          </table:table-cell>
          <table:table-cell table:formula="of:=IF([Sheet1.H21]&gt;0;IF(MOD([Sheet1.H21];7)=0;&quot;DDD&quot;;&quot;i&quot;);&quot;.&quot;)" office:value-type="string" office:string-value="i" calcext:value-type="string">
            <text:p>i</text:p>
          </table:table-cell>
          <table:table-cell table:formula="of:=IF([Sheet1.I21]&gt;0;IF(MOD([Sheet1.I21];7)=0;&quot;DDD&quot;;&quot;i&quot;);&quot;.&quot;)" office:value-type="string" office:string-value="i" calcext:value-type="string">
            <text:p>i</text:p>
          </table:table-cell>
          <table:table-cell table:formula="of:=IF([Sheet1.J21]&gt;0;IF(MOD([Sheet1.J21];7)=0;&quot;DDD&quot;;&quot;i&quot;);&quot;.&quot;)" office:value-type="string" office:string-value="i" calcext:value-type="string">
            <text:p>i</text:p>
          </table:table-cell>
          <table:table-cell table:formula="of:=IF([Sheet1.K21]&gt;0;IF(MOD([Sheet1.K21];7)=0;&quot;DDD&quot;;&quot;i&quot;);&quot;.&quot;)" office:value-type="string" office:string-value="i" calcext:value-type="string">
            <text:p>i</text:p>
          </table:table-cell>
          <table:table-cell table:formula="of:=IF([Sheet1.L21]&gt;0;IF(MOD([Sheet1.L21];7)=0;&quot;DDD&quot;;&quot;i&quot;);&quot;.&quot;)" office:value-type="string" office:string-value="i" calcext:value-type="string">
            <text:p>i</text:p>
          </table:table-cell>
          <table:table-cell table:formula="of:=IF([Sheet1.M21]&gt;0;IF(MOD([Sheet1.M21];7)=0;&quot;DDD&quot;;&quot;i&quot;);&quot;.&quot;)" office:value-type="string" office:string-value="i" calcext:value-type="string">
            <text:p>i</text:p>
          </table:table-cell>
          <table:table-cell table:formula="of:=IF([Sheet1.N21]&gt;0;IF(MOD([Sheet1.N21];7)=0;&quot;DDD&quot;;&quot;i&quot;);&quot;.&quot;)" office:value-type="string" office:string-value="i" calcext:value-type="string">
            <text:p>i</text:p>
          </table:table-cell>
          <table:table-cell table:formula="of:=IF([Sheet1.O21]&gt;0;IF(MOD([Sheet1.O21];7)=0;&quot;DDD&quot;;&quot;i&quot;);&quot;.&quot;)" office:value-type="string" office:string-value="i" calcext:value-type="string">
            <text:p>i</text:p>
          </table:table-cell>
          <table:table-cell table:formula="of:=IF([Sheet1.P21]&gt;0;IF(MOD([Sheet1.P21];7)=0;&quot;DDD&quot;;&quot;i&quot;);&quot;.&quot;)" office:value-type="string" office:string-value="i" calcext:value-type="string">
            <text:p>i</text:p>
          </table:table-cell>
          <table:table-cell table:formula="of:=IF([Sheet1.Q21]&gt;0;IF(MOD([Sheet1.Q21];7)=0;&quot;DDD&quot;;&quot;i&quot;);&quot;.&quot;)" office:value-type="string" office:string-value="i" calcext:value-type="string">
            <text:p>i</text:p>
          </table:table-cell>
          <table:table-cell table:formula="of:=IF([Sheet1.R21]&gt;0;IF(MOD([Sheet1.R21];7)=0;&quot;DDD&quot;;&quot;i&quot;);&quot;.&quot;)" office:value-type="string" office:string-value="i" calcext:value-type="string">
            <text:p>i</text:p>
          </table:table-cell>
          <table:table-cell table:formula="of:=IF([Sheet1.S21]&gt;0;IF(MOD([Sheet1.S21];7)=0;&quot;DDD&quot;;&quot;i&quot;);&quot;.&quot;)" office:value-type="string" office:string-value="i" calcext:value-type="string">
            <text:p>i</text:p>
          </table:table-cell>
          <table:table-cell table:formula="of:=IF([Sheet1.T21]&gt;0;IF(MOD([Sheet1.T21];7)=0;&quot;DDD&quot;;&quot;i&quot;);&quot;.&quot;)" office:value-type="string" office:string-value="i" calcext:value-type="string">
            <text:p>i</text:p>
          </table:table-cell>
          <table:table-cell table:formula="of:=IF([Sheet1.U21]&gt;0;IF(MOD([Sheet1.U21];7)=0;&quot;DDD&quot;;&quot;i&quot;);&quot;.&quot;)" office:value-type="string" office:string-value="i" calcext:value-type="string">
            <text:p>i</text:p>
          </table:table-cell>
          <table:table-cell table:formula="of:=IF([Sheet1.V21]&gt;0;IF(MOD([Sheet1.V21];7)=0;&quot;DDD&quot;;&quot;i&quot;);&quot;.&quot;)" office:value-type="string" office:string-value="." calcext:value-type="string">
            <text:p>.</text:p>
          </table:table-cell>
          <table:table-cell table:formula="of:=IF([Sheet1.W21]&gt;0;IF(MOD([Sheet1.W21];7)=0;&quot;DDD&quot;;&quot;i&quot;);&quot;.&quot;)" office:value-type="string" office:string-value="." calcext:value-type="string">
            <text:p>.</text:p>
          </table:table-cell>
          <table:table-cell table:formula="of:=IF([Sheet1.X21]&gt;0;IF(MOD([Sheet1.X21];7)=0;&quot;DDD&quot;;&quot;i&quot;);&quot;.&quot;)" office:value-type="string" office:string-value="." calcext:value-type="string">
            <text:p>.</text:p>
          </table:table-cell>
          <table:table-cell table:formula="of:=IF([Sheet1.Y21]&gt;0;IF(MOD([Sheet1.Y21];7)=0;&quot;DDD&quot;;&quot;i&quot;);&quot;.&quot;)" office:value-type="string" office:string-value="." calcext:value-type="string">
            <text:p>.</text:p>
          </table:table-cell>
          <table:table-cell table:formula="of:=IF([Sheet1.Z21]&gt;0;IF(MOD([Sheet1.Z21];7)=0;&quot;DDD&quot;;&quot;i&quot;);&quot;.&quot;)" office:value-type="string" office:string-value="." calcext:value-type="string">
            <text:p>.</text:p>
          </table:table-cell>
          <table:table-cell table:formula="of:=IF([Sheet1.AA21]&gt;0;IF(MOD([Sheet1.AA21];7)=0;&quot;DDD&quot;;&quot;i&quot;);&quot;.&quot;)" office:value-type="string" office:string-value="." calcext:value-type="string">
            <text:p>.</text:p>
          </table:table-cell>
          <table:table-cell table:formula="of:=IF([Sheet1.AB21]&gt;0;IF(MOD([Sheet1.AB21];7)=0;&quot;DDD&quot;;&quot;i&quot;);&quot;.&quot;)" office:value-type="string" office:string-value="." calcext:value-type="string">
            <text:p>.</text:p>
          </table:table-cell>
          <table:table-cell table:formula="of:=IF([Sheet1.AC21]&gt;0;IF(MOD([Sheet1.AC21];7)=0;&quot;DDD&quot;;&quot;i&quot;);&quot;.&quot;)" office:value-type="string" office:string-value="." calcext:value-type="string">
            <text:p>.</text:p>
          </table:table-cell>
          <table:table-cell table:formula="of:=IF([Sheet1.AD21]&gt;0;IF(MOD([Sheet1.AD21];7)=0;&quot;DDD&quot;;&quot;i&quot;);&quot;.&quot;)" office:value-type="string" office:string-value="." calcext:value-type="string">
            <text:p>.</text:p>
          </table:table-cell>
          <table:table-cell table:formula="of:=IF([Sheet1.AE21]&gt;0;IF(MOD([Sheet1.AE21];7)=0;&quot;DDD&quot;;&quot;i&quot;);&quot;.&quot;)" office:value-type="string" office:string-value="." calcext:value-type="string">
            <text:p>.</text:p>
          </table:table-cell>
          <table:table-cell table:formula="of:=IF([Sheet1.AF21]&gt;0;IF(MOD([Sheet1.AF21];7)=0;&quot;DDD&quot;;&quot;i&quot;);&quot;.&quot;)" office:value-type="string" office:string-value="." calcext:value-type="string">
            <text:p>.</text:p>
          </table:table-cell>
          <table:table-cell table:formula="of:=IF([Sheet1.AG21]&gt;0;IF(MOD([Sheet1.AG21];7)=0;&quot;DDD&quot;;&quot;i&quot;);&quot;.&quot;)" office:value-type="string" office:string-value="." calcext:value-type="string">
            <text:p>.</text:p>
          </table:table-cell>
          <table:table-cell table:formula="of:=IF([Sheet1.AH21]&gt;0;IF(MOD([Sheet1.AH21];7)=0;&quot;DDD&quot;;&quot;i&quot;);&quot;.&quot;)" office:value-type="string" office:string-value="." calcext:value-type="string">
            <text:p>.</text:p>
          </table:table-cell>
          <table:table-cell table:formula="of:=IF([Sheet1.AI21]&gt;0;IF(MOD([Sheet1.AI21];7)=0;&quot;DDD&quot;;&quot;i&quot;);&quot;.&quot;)" office:value-type="string" office:string-value="." calcext:value-type="string">
            <text:p>.</text:p>
          </table:table-cell>
          <table:table-cell table:formula="of:=IF([Sheet1.AJ21]&gt;0;IF(MOD([Sheet1.AJ21];7)=0;&quot;DDD&quot;;&quot;i&quot;);&quot;.&quot;)" office:value-type="string" office:string-value="." calcext:value-type="string">
            <text:p>.</text:p>
          </table:table-cell>
          <table:table-cell table:formula="of:=IF([Sheet1.AK21]&gt;0;IF(MOD([Sheet1.AK21];7)=0;&quot;DDD&quot;;&quot;i&quot;);&quot;.&quot;)" office:value-type="string" office:string-value="." calcext:value-type="string">
            <text:p>.</text:p>
          </table:table-cell>
          <table:table-cell table:formula="of:=IF([Sheet1.AL21]&gt;0;IF(MOD([Sheet1.AL21];7)=0;&quot;DDD&quot;;&quot;i&quot;);&quot;.&quot;)" office:value-type="string" office:string-value="." calcext:value-type="string">
            <text:p>.</text:p>
          </table:table-cell>
          <table:table-cell table:formula="of:=IF([Sheet1.AM21]&gt;0;IF(MOD([Sheet1.AM21];7)=0;&quot;DDD&quot;;&quot;i&quot;);&quot;.&quot;)" office:value-type="string" office:string-value="." calcext:value-type="string">
            <text:p>.</text:p>
          </table:table-cell>
          <table:table-cell table:formula="of:=IF([Sheet1.AN21]&gt;0;IF(MOD([Sheet1.AN21];7)=0;&quot;DDD&quot;;&quot;i&quot;);&quot;.&quot;)" office:value-type="string" office:string-value="." calcext:value-type="string">
            <text:p>.</text:p>
          </table:table-cell>
          <table:table-cell table:formula="of:=IF([Sheet1.AO21]&gt;0;IF(MOD([Sheet1.AO21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2]&gt;0;IF(MOD([Sheet1.A22];7)=0;&quot;DDD&quot;;&quot;i&quot;);&quot;.&quot;)" office:value-type="string" office:string-value="i" calcext:value-type="string">
            <text:p>i</text:p>
          </table:table-cell>
          <table:table-cell table:formula="of:=IF([Sheet1.B22]&gt;0;IF(MOD([Sheet1.B22];7)=0;&quot;DDD&quot;;&quot;i&quot;);&quot;.&quot;)" office:value-type="string" office:string-value="DDD" calcext:value-type="string">
            <text:p>DDD</text:p>
          </table:table-cell>
          <table:table-cell table:formula="of:=IF([Sheet1.C22]&gt;0;IF(MOD([Sheet1.C22];7)=0;&quot;DDD&quot;;&quot;i&quot;);&quot;.&quot;)" office:value-type="string" office:string-value="DDD" calcext:value-type="string">
            <text:p>DDD</text:p>
          </table:table-cell>
          <table:table-cell table:formula="of:=IF([Sheet1.D22]&gt;0;IF(MOD([Sheet1.D22];7)=0;&quot;DDD&quot;;&quot;i&quot;);&quot;.&quot;)" office:value-type="string" office:string-value="DDD" calcext:value-type="string">
            <text:p>DDD</text:p>
          </table:table-cell>
          <table:table-cell table:formula="of:=IF([Sheet1.E22]&gt;0;IF(MOD([Sheet1.E22];7)=0;&quot;DDD&quot;;&quot;i&quot;);&quot;.&quot;)" office:value-type="string" office:string-value="DDD" calcext:value-type="string">
            <text:p>DDD</text:p>
          </table:table-cell>
          <table:table-cell table:formula="of:=IF([Sheet1.F22]&gt;0;IF(MOD([Sheet1.F22];7)=0;&quot;DDD&quot;;&quot;i&quot;);&quot;.&quot;)" office:value-type="string" office:string-value="DDD" calcext:value-type="string">
            <text:p>DDD</text:p>
          </table:table-cell>
          <table:table-cell table:formula="of:=IF([Sheet1.G22]&gt;0;IF(MOD([Sheet1.G22];7)=0;&quot;DDD&quot;;&quot;i&quot;);&quot;.&quot;)" office:value-type="string" office:string-value="DDD" calcext:value-type="string">
            <text:p>DDD</text:p>
          </table:table-cell>
          <table:table-cell table:formula="of:=IF([Sheet1.H22]&gt;0;IF(MOD([Sheet1.H22];7)=0;&quot;DDD&quot;;&quot;i&quot;);&quot;.&quot;)" office:value-type="string" office:string-value="i" calcext:value-type="string">
            <text:p>i</text:p>
          </table:table-cell>
          <table:table-cell table:formula="of:=IF([Sheet1.I22]&gt;0;IF(MOD([Sheet1.I22];7)=0;&quot;DDD&quot;;&quot;i&quot;);&quot;.&quot;)" office:value-type="string" office:string-value="DDD" calcext:value-type="string">
            <text:p>DDD</text:p>
          </table:table-cell>
          <table:table-cell table:formula="of:=IF([Sheet1.J22]&gt;0;IF(MOD([Sheet1.J22];7)=0;&quot;DDD&quot;;&quot;i&quot;);&quot;.&quot;)" office:value-type="string" office:string-value="DDD" calcext:value-type="string">
            <text:p>DDD</text:p>
          </table:table-cell>
          <table:table-cell table:formula="of:=IF([Sheet1.K22]&gt;0;IF(MOD([Sheet1.K22];7)=0;&quot;DDD&quot;;&quot;i&quot;);&quot;.&quot;)" office:value-type="string" office:string-value="DDD" calcext:value-type="string">
            <text:p>DDD</text:p>
          </table:table-cell>
          <table:table-cell table:formula="of:=IF([Sheet1.L22]&gt;0;IF(MOD([Sheet1.L22];7)=0;&quot;DDD&quot;;&quot;i&quot;);&quot;.&quot;)" office:value-type="string" office:string-value="DDD" calcext:value-type="string">
            <text:p>DDD</text:p>
          </table:table-cell>
          <table:table-cell table:formula="of:=IF([Sheet1.M22]&gt;0;IF(MOD([Sheet1.M22];7)=0;&quot;DDD&quot;;&quot;i&quot;);&quot;.&quot;)" office:value-type="string" office:string-value="DDD" calcext:value-type="string">
            <text:p>DDD</text:p>
          </table:table-cell>
          <table:table-cell table:formula="of:=IF([Sheet1.N22]&gt;0;IF(MOD([Sheet1.N22];7)=0;&quot;DDD&quot;;&quot;i&quot;);&quot;.&quot;)" office:value-type="string" office:string-value="DDD" calcext:value-type="string">
            <text:p>DDD</text:p>
          </table:table-cell>
          <table:table-cell table:formula="of:=IF([Sheet1.O22]&gt;0;IF(MOD([Sheet1.O22];7)=0;&quot;DDD&quot;;&quot;i&quot;);&quot;.&quot;)" office:value-type="string" office:string-value="i" calcext:value-type="string">
            <text:p>i</text:p>
          </table:table-cell>
          <table:table-cell table:formula="of:=IF([Sheet1.P22]&gt;0;IF(MOD([Sheet1.P22];7)=0;&quot;DDD&quot;;&quot;i&quot;);&quot;.&quot;)" office:value-type="string" office:string-value="DDD" calcext:value-type="string">
            <text:p>DDD</text:p>
          </table:table-cell>
          <table:table-cell table:formula="of:=IF([Sheet1.Q22]&gt;0;IF(MOD([Sheet1.Q22];7)=0;&quot;DDD&quot;;&quot;i&quot;);&quot;.&quot;)" office:value-type="string" office:string-value="DDD" calcext:value-type="string">
            <text:p>DDD</text:p>
          </table:table-cell>
          <table:table-cell table:formula="of:=IF([Sheet1.R22]&gt;0;IF(MOD([Sheet1.R22];7)=0;&quot;DDD&quot;;&quot;i&quot;);&quot;.&quot;)" office:value-type="string" office:string-value="DDD" calcext:value-type="string">
            <text:p>DDD</text:p>
          </table:table-cell>
          <table:table-cell table:formula="of:=IF([Sheet1.S22]&gt;0;IF(MOD([Sheet1.S22];7)=0;&quot;DDD&quot;;&quot;i&quot;);&quot;.&quot;)" office:value-type="string" office:string-value="DDD" calcext:value-type="string">
            <text:p>DDD</text:p>
          </table:table-cell>
          <table:table-cell table:formula="of:=IF([Sheet1.T22]&gt;0;IF(MOD([Sheet1.T22];7)=0;&quot;DDD&quot;;&quot;i&quot;);&quot;.&quot;)" office:value-type="string" office:string-value="DDD" calcext:value-type="string">
            <text:p>DDD</text:p>
          </table:table-cell>
          <table:table-cell table:formula="of:=IF([Sheet1.U22]&gt;0;IF(MOD([Sheet1.U22];7)=0;&quot;DDD&quot;;&quot;i&quot;);&quot;.&quot;)" office:value-type="string" office:string-value="DDD" calcext:value-type="string">
            <text:p>DDD</text:p>
          </table:table-cell>
          <table:table-cell table:formula="of:=IF([Sheet1.V22]&gt;0;IF(MOD([Sheet1.V22];7)=0;&quot;DDD&quot;;&quot;i&quot;);&quot;.&quot;)" office:value-type="string" office:string-value="i" calcext:value-type="string">
            <text:p>i</text:p>
          </table:table-cell>
          <table:table-cell table:formula="of:=IF([Sheet1.W22]&gt;0;IF(MOD([Sheet1.W22];7)=0;&quot;DDD&quot;;&quot;i&quot;);&quot;.&quot;)" office:value-type="string" office:string-value="." calcext:value-type="string">
            <text:p>.</text:p>
          </table:table-cell>
          <table:table-cell table:formula="of:=IF([Sheet1.X22]&gt;0;IF(MOD([Sheet1.X22];7)=0;&quot;DDD&quot;;&quot;i&quot;);&quot;.&quot;)" office:value-type="string" office:string-value="." calcext:value-type="string">
            <text:p>.</text:p>
          </table:table-cell>
          <table:table-cell table:formula="of:=IF([Sheet1.Y22]&gt;0;IF(MOD([Sheet1.Y22];7)=0;&quot;DDD&quot;;&quot;i&quot;);&quot;.&quot;)" office:value-type="string" office:string-value="." calcext:value-type="string">
            <text:p>.</text:p>
          </table:table-cell>
          <table:table-cell table:formula="of:=IF([Sheet1.Z22]&gt;0;IF(MOD([Sheet1.Z22];7)=0;&quot;DDD&quot;;&quot;i&quot;);&quot;.&quot;)" office:value-type="string" office:string-value="." calcext:value-type="string">
            <text:p>.</text:p>
          </table:table-cell>
          <table:table-cell table:formula="of:=IF([Sheet1.AA22]&gt;0;IF(MOD([Sheet1.AA22];7)=0;&quot;DDD&quot;;&quot;i&quot;);&quot;.&quot;)" office:value-type="string" office:string-value="." calcext:value-type="string">
            <text:p>.</text:p>
          </table:table-cell>
          <table:table-cell table:formula="of:=IF([Sheet1.AB22]&gt;0;IF(MOD([Sheet1.AB22];7)=0;&quot;DDD&quot;;&quot;i&quot;);&quot;.&quot;)" office:value-type="string" office:string-value="." calcext:value-type="string">
            <text:p>.</text:p>
          </table:table-cell>
          <table:table-cell table:formula="of:=IF([Sheet1.AC22]&gt;0;IF(MOD([Sheet1.AC22];7)=0;&quot;DDD&quot;;&quot;i&quot;);&quot;.&quot;)" office:value-type="string" office:string-value="." calcext:value-type="string">
            <text:p>.</text:p>
          </table:table-cell>
          <table:table-cell table:formula="of:=IF([Sheet1.AD22]&gt;0;IF(MOD([Sheet1.AD22];7)=0;&quot;DDD&quot;;&quot;i&quot;);&quot;.&quot;)" office:value-type="string" office:string-value="." calcext:value-type="string">
            <text:p>.</text:p>
          </table:table-cell>
          <table:table-cell table:formula="of:=IF([Sheet1.AE22]&gt;0;IF(MOD([Sheet1.AE22];7)=0;&quot;DDD&quot;;&quot;i&quot;);&quot;.&quot;)" office:value-type="string" office:string-value="." calcext:value-type="string">
            <text:p>.</text:p>
          </table:table-cell>
          <table:table-cell table:formula="of:=IF([Sheet1.AF22]&gt;0;IF(MOD([Sheet1.AF22];7)=0;&quot;DDD&quot;;&quot;i&quot;);&quot;.&quot;)" office:value-type="string" office:string-value="." calcext:value-type="string">
            <text:p>.</text:p>
          </table:table-cell>
          <table:table-cell table:formula="of:=IF([Sheet1.AG22]&gt;0;IF(MOD([Sheet1.AG22];7)=0;&quot;DDD&quot;;&quot;i&quot;);&quot;.&quot;)" office:value-type="string" office:string-value="." calcext:value-type="string">
            <text:p>.</text:p>
          </table:table-cell>
          <table:table-cell table:formula="of:=IF([Sheet1.AH22]&gt;0;IF(MOD([Sheet1.AH22];7)=0;&quot;DDD&quot;;&quot;i&quot;);&quot;.&quot;)" office:value-type="string" office:string-value="." calcext:value-type="string">
            <text:p>.</text:p>
          </table:table-cell>
          <table:table-cell table:formula="of:=IF([Sheet1.AI22]&gt;0;IF(MOD([Sheet1.AI22];7)=0;&quot;DDD&quot;;&quot;i&quot;);&quot;.&quot;)" office:value-type="string" office:string-value="." calcext:value-type="string">
            <text:p>.</text:p>
          </table:table-cell>
          <table:table-cell table:formula="of:=IF([Sheet1.AJ22]&gt;0;IF(MOD([Sheet1.AJ22];7)=0;&quot;DDD&quot;;&quot;i&quot;);&quot;.&quot;)" office:value-type="string" office:string-value="." calcext:value-type="string">
            <text:p>.</text:p>
          </table:table-cell>
          <table:table-cell table:formula="of:=IF([Sheet1.AK22]&gt;0;IF(MOD([Sheet1.AK22];7)=0;&quot;DDD&quot;;&quot;i&quot;);&quot;.&quot;)" office:value-type="string" office:string-value="." calcext:value-type="string">
            <text:p>.</text:p>
          </table:table-cell>
          <table:table-cell table:formula="of:=IF([Sheet1.AL22]&gt;0;IF(MOD([Sheet1.AL22];7)=0;&quot;DDD&quot;;&quot;i&quot;);&quot;.&quot;)" office:value-type="string" office:string-value="." calcext:value-type="string">
            <text:p>.</text:p>
          </table:table-cell>
          <table:table-cell table:formula="of:=IF([Sheet1.AM22]&gt;0;IF(MOD([Sheet1.AM22];7)=0;&quot;DDD&quot;;&quot;i&quot;);&quot;.&quot;)" office:value-type="string" office:string-value="." calcext:value-type="string">
            <text:p>.</text:p>
          </table:table-cell>
          <table:table-cell table:formula="of:=IF([Sheet1.AN22]&gt;0;IF(MOD([Sheet1.AN22];7)=0;&quot;DDD&quot;;&quot;i&quot;);&quot;.&quot;)" office:value-type="string" office:string-value="." calcext:value-type="string">
            <text:p>.</text:p>
          </table:table-cell>
          <table:table-cell table:formula="of:=IF([Sheet1.AO22]&gt;0;IF(MOD([Sheet1.AO22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3]&gt;0;IF(MOD([Sheet1.A23];7)=0;&quot;DDD&quot;;&quot;i&quot;);&quot;.&quot;)" office:value-type="string" office:string-value="i" calcext:value-type="string">
            <text:p>i</text:p>
          </table:table-cell>
          <table:table-cell table:formula="of:=IF([Sheet1.B23]&gt;0;IF(MOD([Sheet1.B23];7)=0;&quot;DDD&quot;;&quot;i&quot;);&quot;.&quot;)" office:value-type="string" office:string-value="i" calcext:value-type="string">
            <text:p>i</text:p>
          </table:table-cell>
          <table:table-cell table:formula="of:=IF([Sheet1.C23]&gt;0;IF(MOD([Sheet1.C23];7)=0;&quot;DDD&quot;;&quot;i&quot;);&quot;.&quot;)" office:value-type="string" office:string-value="DDD" calcext:value-type="string">
            <text:p>DDD</text:p>
          </table:table-cell>
          <table:table-cell table:formula="of:=IF([Sheet1.D23]&gt;0;IF(MOD([Sheet1.D23];7)=0;&quot;DDD&quot;;&quot;i&quot;);&quot;.&quot;)" office:value-type="string" office:string-value="DDD" calcext:value-type="string">
            <text:p>DDD</text:p>
          </table:table-cell>
          <table:table-cell table:formula="of:=IF([Sheet1.E23]&gt;0;IF(MOD([Sheet1.E23];7)=0;&quot;DDD&quot;;&quot;i&quot;);&quot;.&quot;)" office:value-type="string" office:string-value="DDD" calcext:value-type="string">
            <text:p>DDD</text:p>
          </table:table-cell>
          <table:table-cell table:formula="of:=IF([Sheet1.F23]&gt;0;IF(MOD([Sheet1.F23];7)=0;&quot;DDD&quot;;&quot;i&quot;);&quot;.&quot;)" office:value-type="string" office:string-value="DDD" calcext:value-type="string">
            <text:p>DDD</text:p>
          </table:table-cell>
          <table:table-cell table:formula="of:=IF([Sheet1.G23]&gt;0;IF(MOD([Sheet1.G23];7)=0;&quot;DDD&quot;;&quot;i&quot;);&quot;.&quot;)" office:value-type="string" office:string-value="DDD" calcext:value-type="string">
            <text:p>DDD</text:p>
          </table:table-cell>
          <table:table-cell table:formula="of:=IF([Sheet1.H23]&gt;0;IF(MOD([Sheet1.H23];7)=0;&quot;DDD&quot;;&quot;i&quot;);&quot;.&quot;)" office:value-type="string" office:string-value="i" calcext:value-type="string">
            <text:p>i</text:p>
          </table:table-cell>
          <table:table-cell table:formula="of:=IF([Sheet1.I23]&gt;0;IF(MOD([Sheet1.I23];7)=0;&quot;DDD&quot;;&quot;i&quot;);&quot;.&quot;)" office:value-type="string" office:string-value="i" calcext:value-type="string">
            <text:p>i</text:p>
          </table:table-cell>
          <table:table-cell table:formula="of:=IF([Sheet1.J23]&gt;0;IF(MOD([Sheet1.J23];7)=0;&quot;DDD&quot;;&quot;i&quot;);&quot;.&quot;)" office:value-type="string" office:string-value="DDD" calcext:value-type="string">
            <text:p>DDD</text:p>
          </table:table-cell>
          <table:table-cell table:formula="of:=IF([Sheet1.K23]&gt;0;IF(MOD([Sheet1.K23];7)=0;&quot;DDD&quot;;&quot;i&quot;);&quot;.&quot;)" office:value-type="string" office:string-value="DDD" calcext:value-type="string">
            <text:p>DDD</text:p>
          </table:table-cell>
          <table:table-cell table:formula="of:=IF([Sheet1.L23]&gt;0;IF(MOD([Sheet1.L23];7)=0;&quot;DDD&quot;;&quot;i&quot;);&quot;.&quot;)" office:value-type="string" office:string-value="DDD" calcext:value-type="string">
            <text:p>DDD</text:p>
          </table:table-cell>
          <table:table-cell table:formula="of:=IF([Sheet1.M23]&gt;0;IF(MOD([Sheet1.M23];7)=0;&quot;DDD&quot;;&quot;i&quot;);&quot;.&quot;)" office:value-type="string" office:string-value="DDD" calcext:value-type="string">
            <text:p>DDD</text:p>
          </table:table-cell>
          <table:table-cell table:formula="of:=IF([Sheet1.N23]&gt;0;IF(MOD([Sheet1.N23];7)=0;&quot;DDD&quot;;&quot;i&quot;);&quot;.&quot;)" office:value-type="string" office:string-value="DDD" calcext:value-type="string">
            <text:p>DDD</text:p>
          </table:table-cell>
          <table:table-cell table:formula="of:=IF([Sheet1.O23]&gt;0;IF(MOD([Sheet1.O23];7)=0;&quot;DDD&quot;;&quot;i&quot;);&quot;.&quot;)" office:value-type="string" office:string-value="i" calcext:value-type="string">
            <text:p>i</text:p>
          </table:table-cell>
          <table:table-cell table:formula="of:=IF([Sheet1.P23]&gt;0;IF(MOD([Sheet1.P23];7)=0;&quot;DDD&quot;;&quot;i&quot;);&quot;.&quot;)" office:value-type="string" office:string-value="i" calcext:value-type="string">
            <text:p>i</text:p>
          </table:table-cell>
          <table:table-cell table:formula="of:=IF([Sheet1.Q23]&gt;0;IF(MOD([Sheet1.Q23];7)=0;&quot;DDD&quot;;&quot;i&quot;);&quot;.&quot;)" office:value-type="string" office:string-value="DDD" calcext:value-type="string">
            <text:p>DDD</text:p>
          </table:table-cell>
          <table:table-cell table:formula="of:=IF([Sheet1.R23]&gt;0;IF(MOD([Sheet1.R23];7)=0;&quot;DDD&quot;;&quot;i&quot;);&quot;.&quot;)" office:value-type="string" office:string-value="DDD" calcext:value-type="string">
            <text:p>DDD</text:p>
          </table:table-cell>
          <table:table-cell table:formula="of:=IF([Sheet1.S23]&gt;0;IF(MOD([Sheet1.S23];7)=0;&quot;DDD&quot;;&quot;i&quot;);&quot;.&quot;)" office:value-type="string" office:string-value="DDD" calcext:value-type="string">
            <text:p>DDD</text:p>
          </table:table-cell>
          <table:table-cell table:formula="of:=IF([Sheet1.T23]&gt;0;IF(MOD([Sheet1.T23];7)=0;&quot;DDD&quot;;&quot;i&quot;);&quot;.&quot;)" office:value-type="string" office:string-value="DDD" calcext:value-type="string">
            <text:p>DDD</text:p>
          </table:table-cell>
          <table:table-cell table:formula="of:=IF([Sheet1.U23]&gt;0;IF(MOD([Sheet1.U23];7)=0;&quot;DDD&quot;;&quot;i&quot;);&quot;.&quot;)" office:value-type="string" office:string-value="DDD" calcext:value-type="string">
            <text:p>DDD</text:p>
          </table:table-cell>
          <table:table-cell table:formula="of:=IF([Sheet1.V23]&gt;0;IF(MOD([Sheet1.V23];7)=0;&quot;DDD&quot;;&quot;i&quot;);&quot;.&quot;)" office:value-type="string" office:string-value="i" calcext:value-type="string">
            <text:p>i</text:p>
          </table:table-cell>
          <table:table-cell table:formula="of:=IF([Sheet1.W23]&gt;0;IF(MOD([Sheet1.W23];7)=0;&quot;DDD&quot;;&quot;i&quot;);&quot;.&quot;)" office:value-type="string" office:string-value="i" calcext:value-type="string">
            <text:p>i</text:p>
          </table:table-cell>
          <table:table-cell table:formula="of:=IF([Sheet1.X23]&gt;0;IF(MOD([Sheet1.X23];7)=0;&quot;DDD&quot;;&quot;i&quot;);&quot;.&quot;)" office:value-type="string" office:string-value="." calcext:value-type="string">
            <text:p>.</text:p>
          </table:table-cell>
          <table:table-cell table:formula="of:=IF([Sheet1.Y23]&gt;0;IF(MOD([Sheet1.Y23];7)=0;&quot;DDD&quot;;&quot;i&quot;);&quot;.&quot;)" office:value-type="string" office:string-value="." calcext:value-type="string">
            <text:p>.</text:p>
          </table:table-cell>
          <table:table-cell table:formula="of:=IF([Sheet1.Z23]&gt;0;IF(MOD([Sheet1.Z23];7)=0;&quot;DDD&quot;;&quot;i&quot;);&quot;.&quot;)" office:value-type="string" office:string-value="." calcext:value-type="string">
            <text:p>.</text:p>
          </table:table-cell>
          <table:table-cell table:formula="of:=IF([Sheet1.AA23]&gt;0;IF(MOD([Sheet1.AA23];7)=0;&quot;DDD&quot;;&quot;i&quot;);&quot;.&quot;)" office:value-type="string" office:string-value="." calcext:value-type="string">
            <text:p>.</text:p>
          </table:table-cell>
          <table:table-cell table:formula="of:=IF([Sheet1.AB23]&gt;0;IF(MOD([Sheet1.AB23];7)=0;&quot;DDD&quot;;&quot;i&quot;);&quot;.&quot;)" office:value-type="string" office:string-value="." calcext:value-type="string">
            <text:p>.</text:p>
          </table:table-cell>
          <table:table-cell table:formula="of:=IF([Sheet1.AC23]&gt;0;IF(MOD([Sheet1.AC23];7)=0;&quot;DDD&quot;;&quot;i&quot;);&quot;.&quot;)" office:value-type="string" office:string-value="." calcext:value-type="string">
            <text:p>.</text:p>
          </table:table-cell>
          <table:table-cell table:formula="of:=IF([Sheet1.AD23]&gt;0;IF(MOD([Sheet1.AD23];7)=0;&quot;DDD&quot;;&quot;i&quot;);&quot;.&quot;)" office:value-type="string" office:string-value="." calcext:value-type="string">
            <text:p>.</text:p>
          </table:table-cell>
          <table:table-cell table:formula="of:=IF([Sheet1.AE23]&gt;0;IF(MOD([Sheet1.AE23];7)=0;&quot;DDD&quot;;&quot;i&quot;);&quot;.&quot;)" office:value-type="string" office:string-value="." calcext:value-type="string">
            <text:p>.</text:p>
          </table:table-cell>
          <table:table-cell table:formula="of:=IF([Sheet1.AF23]&gt;0;IF(MOD([Sheet1.AF23];7)=0;&quot;DDD&quot;;&quot;i&quot;);&quot;.&quot;)" office:value-type="string" office:string-value="." calcext:value-type="string">
            <text:p>.</text:p>
          </table:table-cell>
          <table:table-cell table:formula="of:=IF([Sheet1.AG23]&gt;0;IF(MOD([Sheet1.AG23];7)=0;&quot;DDD&quot;;&quot;i&quot;);&quot;.&quot;)" office:value-type="string" office:string-value="." calcext:value-type="string">
            <text:p>.</text:p>
          </table:table-cell>
          <table:table-cell table:formula="of:=IF([Sheet1.AH23]&gt;0;IF(MOD([Sheet1.AH23];7)=0;&quot;DDD&quot;;&quot;i&quot;);&quot;.&quot;)" office:value-type="string" office:string-value="." calcext:value-type="string">
            <text:p>.</text:p>
          </table:table-cell>
          <table:table-cell table:formula="of:=IF([Sheet1.AI23]&gt;0;IF(MOD([Sheet1.AI23];7)=0;&quot;DDD&quot;;&quot;i&quot;);&quot;.&quot;)" office:value-type="string" office:string-value="." calcext:value-type="string">
            <text:p>.</text:p>
          </table:table-cell>
          <table:table-cell table:formula="of:=IF([Sheet1.AJ23]&gt;0;IF(MOD([Sheet1.AJ23];7)=0;&quot;DDD&quot;;&quot;i&quot;);&quot;.&quot;)" office:value-type="string" office:string-value="." calcext:value-type="string">
            <text:p>.</text:p>
          </table:table-cell>
          <table:table-cell table:formula="of:=IF([Sheet1.AK23]&gt;0;IF(MOD([Sheet1.AK23];7)=0;&quot;DDD&quot;;&quot;i&quot;);&quot;.&quot;)" office:value-type="string" office:string-value="." calcext:value-type="string">
            <text:p>.</text:p>
          </table:table-cell>
          <table:table-cell table:formula="of:=IF([Sheet1.AL23]&gt;0;IF(MOD([Sheet1.AL23];7)=0;&quot;DDD&quot;;&quot;i&quot;);&quot;.&quot;)" office:value-type="string" office:string-value="." calcext:value-type="string">
            <text:p>.</text:p>
          </table:table-cell>
          <table:table-cell table:formula="of:=IF([Sheet1.AM23]&gt;0;IF(MOD([Sheet1.AM23];7)=0;&quot;DDD&quot;;&quot;i&quot;);&quot;.&quot;)" office:value-type="string" office:string-value="." calcext:value-type="string">
            <text:p>.</text:p>
          </table:table-cell>
          <table:table-cell table:formula="of:=IF([Sheet1.AN23]&gt;0;IF(MOD([Sheet1.AN23];7)=0;&quot;DDD&quot;;&quot;i&quot;);&quot;.&quot;)" office:value-type="string" office:string-value="." calcext:value-type="string">
            <text:p>.</text:p>
          </table:table-cell>
          <table:table-cell table:formula="of:=IF([Sheet1.AO23]&gt;0;IF(MOD([Sheet1.AO23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4]&gt;0;IF(MOD([Sheet1.A24];7)=0;&quot;DDD&quot;;&quot;i&quot;);&quot;.&quot;)" office:value-type="string" office:string-value="i" calcext:value-type="string">
            <text:p>i</text:p>
          </table:table-cell>
          <table:table-cell table:formula="of:=IF([Sheet1.B24]&gt;0;IF(MOD([Sheet1.B24];7)=0;&quot;DDD&quot;;&quot;i&quot;);&quot;.&quot;)" office:value-type="string" office:string-value="i" calcext:value-type="string">
            <text:p>i</text:p>
          </table:table-cell>
          <table:table-cell table:formula="of:=IF([Sheet1.C24]&gt;0;IF(MOD([Sheet1.C24];7)=0;&quot;DDD&quot;;&quot;i&quot;);&quot;.&quot;)" office:value-type="string" office:string-value="i" calcext:value-type="string">
            <text:p>i</text:p>
          </table:table-cell>
          <table:table-cell table:formula="of:=IF([Sheet1.D24]&gt;0;IF(MOD([Sheet1.D24];7)=0;&quot;DDD&quot;;&quot;i&quot;);&quot;.&quot;)" office:value-type="string" office:string-value="DDD" calcext:value-type="string">
            <text:p>DDD</text:p>
          </table:table-cell>
          <table:table-cell table:formula="of:=IF([Sheet1.E24]&gt;0;IF(MOD([Sheet1.E24];7)=0;&quot;DDD&quot;;&quot;i&quot;);&quot;.&quot;)" office:value-type="string" office:string-value="DDD" calcext:value-type="string">
            <text:p>DDD</text:p>
          </table:table-cell>
          <table:table-cell table:formula="of:=IF([Sheet1.F24]&gt;0;IF(MOD([Sheet1.F24];7)=0;&quot;DDD&quot;;&quot;i&quot;);&quot;.&quot;)" office:value-type="string" office:string-value="DDD" calcext:value-type="string">
            <text:p>DDD</text:p>
          </table:table-cell>
          <table:table-cell table:formula="of:=IF([Sheet1.G24]&gt;0;IF(MOD([Sheet1.G24];7)=0;&quot;DDD&quot;;&quot;i&quot;);&quot;.&quot;)" office:value-type="string" office:string-value="DDD" calcext:value-type="string">
            <text:p>DDD</text:p>
          </table:table-cell>
          <table:table-cell table:formula="of:=IF([Sheet1.H24]&gt;0;IF(MOD([Sheet1.H24];7)=0;&quot;DDD&quot;;&quot;i&quot;);&quot;.&quot;)" office:value-type="string" office:string-value="i" calcext:value-type="string">
            <text:p>i</text:p>
          </table:table-cell>
          <table:table-cell table:formula="of:=IF([Sheet1.I24]&gt;0;IF(MOD([Sheet1.I24];7)=0;&quot;DDD&quot;;&quot;i&quot;);&quot;.&quot;)" office:value-type="string" office:string-value="i" calcext:value-type="string">
            <text:p>i</text:p>
          </table:table-cell>
          <table:table-cell table:formula="of:=IF([Sheet1.J24]&gt;0;IF(MOD([Sheet1.J24];7)=0;&quot;DDD&quot;;&quot;i&quot;);&quot;.&quot;)" office:value-type="string" office:string-value="i" calcext:value-type="string">
            <text:p>i</text:p>
          </table:table-cell>
          <table:table-cell table:formula="of:=IF([Sheet1.K24]&gt;0;IF(MOD([Sheet1.K24];7)=0;&quot;DDD&quot;;&quot;i&quot;);&quot;.&quot;)" office:value-type="string" office:string-value="DDD" calcext:value-type="string">
            <text:p>DDD</text:p>
          </table:table-cell>
          <table:table-cell table:formula="of:=IF([Sheet1.L24]&gt;0;IF(MOD([Sheet1.L24];7)=0;&quot;DDD&quot;;&quot;i&quot;);&quot;.&quot;)" office:value-type="string" office:string-value="DDD" calcext:value-type="string">
            <text:p>DDD</text:p>
          </table:table-cell>
          <table:table-cell table:formula="of:=IF([Sheet1.M24]&gt;0;IF(MOD([Sheet1.M24];7)=0;&quot;DDD&quot;;&quot;i&quot;);&quot;.&quot;)" office:value-type="string" office:string-value="DDD" calcext:value-type="string">
            <text:p>DDD</text:p>
          </table:table-cell>
          <table:table-cell table:formula="of:=IF([Sheet1.N24]&gt;0;IF(MOD([Sheet1.N24];7)=0;&quot;DDD&quot;;&quot;i&quot;);&quot;.&quot;)" office:value-type="string" office:string-value="DDD" calcext:value-type="string">
            <text:p>DDD</text:p>
          </table:table-cell>
          <table:table-cell table:formula="of:=IF([Sheet1.O24]&gt;0;IF(MOD([Sheet1.O24];7)=0;&quot;DDD&quot;;&quot;i&quot;);&quot;.&quot;)" office:value-type="string" office:string-value="i" calcext:value-type="string">
            <text:p>i</text:p>
          </table:table-cell>
          <table:table-cell table:formula="of:=IF([Sheet1.P24]&gt;0;IF(MOD([Sheet1.P24];7)=0;&quot;DDD&quot;;&quot;i&quot;);&quot;.&quot;)" office:value-type="string" office:string-value="i" calcext:value-type="string">
            <text:p>i</text:p>
          </table:table-cell>
          <table:table-cell table:formula="of:=IF([Sheet1.Q24]&gt;0;IF(MOD([Sheet1.Q24];7)=0;&quot;DDD&quot;;&quot;i&quot;);&quot;.&quot;)" office:value-type="string" office:string-value="i" calcext:value-type="string">
            <text:p>i</text:p>
          </table:table-cell>
          <table:table-cell table:formula="of:=IF([Sheet1.R24]&gt;0;IF(MOD([Sheet1.R24];7)=0;&quot;DDD&quot;;&quot;i&quot;);&quot;.&quot;)" office:value-type="string" office:string-value="DDD" calcext:value-type="string">
            <text:p>DDD</text:p>
          </table:table-cell>
          <table:table-cell table:formula="of:=IF([Sheet1.S24]&gt;0;IF(MOD([Sheet1.S24];7)=0;&quot;DDD&quot;;&quot;i&quot;);&quot;.&quot;)" office:value-type="string" office:string-value="DDD" calcext:value-type="string">
            <text:p>DDD</text:p>
          </table:table-cell>
          <table:table-cell table:formula="of:=IF([Sheet1.T24]&gt;0;IF(MOD([Sheet1.T24];7)=0;&quot;DDD&quot;;&quot;i&quot;);&quot;.&quot;)" office:value-type="string" office:string-value="DDD" calcext:value-type="string">
            <text:p>DDD</text:p>
          </table:table-cell>
          <table:table-cell table:formula="of:=IF([Sheet1.U24]&gt;0;IF(MOD([Sheet1.U24];7)=0;&quot;DDD&quot;;&quot;i&quot;);&quot;.&quot;)" office:value-type="string" office:string-value="DDD" calcext:value-type="string">
            <text:p>DDD</text:p>
          </table:table-cell>
          <table:table-cell table:formula="of:=IF([Sheet1.V24]&gt;0;IF(MOD([Sheet1.V24];7)=0;&quot;DDD&quot;;&quot;i&quot;);&quot;.&quot;)" office:value-type="string" office:string-value="i" calcext:value-type="string">
            <text:p>i</text:p>
          </table:table-cell>
          <table:table-cell table:formula="of:=IF([Sheet1.W24]&gt;0;IF(MOD([Sheet1.W24];7)=0;&quot;DDD&quot;;&quot;i&quot;);&quot;.&quot;)" office:value-type="string" office:string-value="i" calcext:value-type="string">
            <text:p>i</text:p>
          </table:table-cell>
          <table:table-cell table:formula="of:=IF([Sheet1.X24]&gt;0;IF(MOD([Sheet1.X24];7)=0;&quot;DDD&quot;;&quot;i&quot;);&quot;.&quot;)" office:value-type="string" office:string-value="i" calcext:value-type="string">
            <text:p>i</text:p>
          </table:table-cell>
          <table:table-cell table:formula="of:=IF([Sheet1.Y24]&gt;0;IF(MOD([Sheet1.Y24];7)=0;&quot;DDD&quot;;&quot;i&quot;);&quot;.&quot;)" office:value-type="string" office:string-value="." calcext:value-type="string">
            <text:p>.</text:p>
          </table:table-cell>
          <table:table-cell table:formula="of:=IF([Sheet1.Z24]&gt;0;IF(MOD([Sheet1.Z24];7)=0;&quot;DDD&quot;;&quot;i&quot;);&quot;.&quot;)" office:value-type="string" office:string-value="." calcext:value-type="string">
            <text:p>.</text:p>
          </table:table-cell>
          <table:table-cell table:formula="of:=IF([Sheet1.AA24]&gt;0;IF(MOD([Sheet1.AA24];7)=0;&quot;DDD&quot;;&quot;i&quot;);&quot;.&quot;)" office:value-type="string" office:string-value="." calcext:value-type="string">
            <text:p>.</text:p>
          </table:table-cell>
          <table:table-cell table:formula="of:=IF([Sheet1.AB24]&gt;0;IF(MOD([Sheet1.AB24];7)=0;&quot;DDD&quot;;&quot;i&quot;);&quot;.&quot;)" office:value-type="string" office:string-value="." calcext:value-type="string">
            <text:p>.</text:p>
          </table:table-cell>
          <table:table-cell table:formula="of:=IF([Sheet1.AC24]&gt;0;IF(MOD([Sheet1.AC24];7)=0;&quot;DDD&quot;;&quot;i&quot;);&quot;.&quot;)" office:value-type="string" office:string-value="." calcext:value-type="string">
            <text:p>.</text:p>
          </table:table-cell>
          <table:table-cell table:formula="of:=IF([Sheet1.AD24]&gt;0;IF(MOD([Sheet1.AD24];7)=0;&quot;DDD&quot;;&quot;i&quot;);&quot;.&quot;)" office:value-type="string" office:string-value="." calcext:value-type="string">
            <text:p>.</text:p>
          </table:table-cell>
          <table:table-cell table:formula="of:=IF([Sheet1.AE24]&gt;0;IF(MOD([Sheet1.AE24];7)=0;&quot;DDD&quot;;&quot;i&quot;);&quot;.&quot;)" office:value-type="string" office:string-value="." calcext:value-type="string">
            <text:p>.</text:p>
          </table:table-cell>
          <table:table-cell table:formula="of:=IF([Sheet1.AF24]&gt;0;IF(MOD([Sheet1.AF24];7)=0;&quot;DDD&quot;;&quot;i&quot;);&quot;.&quot;)" office:value-type="string" office:string-value="." calcext:value-type="string">
            <text:p>.</text:p>
          </table:table-cell>
          <table:table-cell table:formula="of:=IF([Sheet1.AG24]&gt;0;IF(MOD([Sheet1.AG24];7)=0;&quot;DDD&quot;;&quot;i&quot;);&quot;.&quot;)" office:value-type="string" office:string-value="." calcext:value-type="string">
            <text:p>.</text:p>
          </table:table-cell>
          <table:table-cell table:formula="of:=IF([Sheet1.AH24]&gt;0;IF(MOD([Sheet1.AH24];7)=0;&quot;DDD&quot;;&quot;i&quot;);&quot;.&quot;)" office:value-type="string" office:string-value="." calcext:value-type="string">
            <text:p>.</text:p>
          </table:table-cell>
          <table:table-cell table:formula="of:=IF([Sheet1.AI24]&gt;0;IF(MOD([Sheet1.AI24];7)=0;&quot;DDD&quot;;&quot;i&quot;);&quot;.&quot;)" office:value-type="string" office:string-value="." calcext:value-type="string">
            <text:p>.</text:p>
          </table:table-cell>
          <table:table-cell table:formula="of:=IF([Sheet1.AJ24]&gt;0;IF(MOD([Sheet1.AJ24];7)=0;&quot;DDD&quot;;&quot;i&quot;);&quot;.&quot;)" office:value-type="string" office:string-value="." calcext:value-type="string">
            <text:p>.</text:p>
          </table:table-cell>
          <table:table-cell table:formula="of:=IF([Sheet1.AK24]&gt;0;IF(MOD([Sheet1.AK24];7)=0;&quot;DDD&quot;;&quot;i&quot;);&quot;.&quot;)" office:value-type="string" office:string-value="." calcext:value-type="string">
            <text:p>.</text:p>
          </table:table-cell>
          <table:table-cell table:formula="of:=IF([Sheet1.AL24]&gt;0;IF(MOD([Sheet1.AL24];7)=0;&quot;DDD&quot;;&quot;i&quot;);&quot;.&quot;)" office:value-type="string" office:string-value="." calcext:value-type="string">
            <text:p>.</text:p>
          </table:table-cell>
          <table:table-cell table:formula="of:=IF([Sheet1.AM24]&gt;0;IF(MOD([Sheet1.AM24];7)=0;&quot;DDD&quot;;&quot;i&quot;);&quot;.&quot;)" office:value-type="string" office:string-value="." calcext:value-type="string">
            <text:p>.</text:p>
          </table:table-cell>
          <table:table-cell table:formula="of:=IF([Sheet1.AN24]&gt;0;IF(MOD([Sheet1.AN24];7)=0;&quot;DDD&quot;;&quot;i&quot;);&quot;.&quot;)" office:value-type="string" office:string-value="." calcext:value-type="string">
            <text:p>.</text:p>
          </table:table-cell>
          <table:table-cell table:formula="of:=IF([Sheet1.AO24]&gt;0;IF(MOD([Sheet1.AO24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5]&gt;0;IF(MOD([Sheet1.A25];7)=0;&quot;DDD&quot;;&quot;i&quot;);&quot;.&quot;)" office:value-type="string" office:string-value="i" calcext:value-type="string">
            <text:p>i</text:p>
          </table:table-cell>
          <table:table-cell table:formula="of:=IF([Sheet1.B25]&gt;0;IF(MOD([Sheet1.B25];7)=0;&quot;DDD&quot;;&quot;i&quot;);&quot;.&quot;)" office:value-type="string" office:string-value="i" calcext:value-type="string">
            <text:p>i</text:p>
          </table:table-cell>
          <table:table-cell table:formula="of:=IF([Sheet1.C25]&gt;0;IF(MOD([Sheet1.C25];7)=0;&quot;DDD&quot;;&quot;i&quot;);&quot;.&quot;)" office:value-type="string" office:string-value="i" calcext:value-type="string">
            <text:p>i</text:p>
          </table:table-cell>
          <table:table-cell table:formula="of:=IF([Sheet1.D25]&gt;0;IF(MOD([Sheet1.D25];7)=0;&quot;DDD&quot;;&quot;i&quot;);&quot;.&quot;)" office:value-type="string" office:string-value="i" calcext:value-type="string">
            <text:p>i</text:p>
          </table:table-cell>
          <table:table-cell table:formula="of:=IF([Sheet1.E25]&gt;0;IF(MOD([Sheet1.E25];7)=0;&quot;DDD&quot;;&quot;i&quot;);&quot;.&quot;)" office:value-type="string" office:string-value="DDD" calcext:value-type="string">
            <text:p>DDD</text:p>
          </table:table-cell>
          <table:table-cell table:formula="of:=IF([Sheet1.F25]&gt;0;IF(MOD([Sheet1.F25];7)=0;&quot;DDD&quot;;&quot;i&quot;);&quot;.&quot;)" office:value-type="string" office:string-value="DDD" calcext:value-type="string">
            <text:p>DDD</text:p>
          </table:table-cell>
          <table:table-cell table:formula="of:=IF([Sheet1.G25]&gt;0;IF(MOD([Sheet1.G25];7)=0;&quot;DDD&quot;;&quot;i&quot;);&quot;.&quot;)" office:value-type="string" office:string-value="DDD" calcext:value-type="string">
            <text:p>DDD</text:p>
          </table:table-cell>
          <table:table-cell table:formula="of:=IF([Sheet1.H25]&gt;0;IF(MOD([Sheet1.H25];7)=0;&quot;DDD&quot;;&quot;i&quot;);&quot;.&quot;)" office:value-type="string" office:string-value="i" calcext:value-type="string">
            <text:p>i</text:p>
          </table:table-cell>
          <table:table-cell table:formula="of:=IF([Sheet1.I25]&gt;0;IF(MOD([Sheet1.I25];7)=0;&quot;DDD&quot;;&quot;i&quot;);&quot;.&quot;)" office:value-type="string" office:string-value="i" calcext:value-type="string">
            <text:p>i</text:p>
          </table:table-cell>
          <table:table-cell table:formula="of:=IF([Sheet1.J25]&gt;0;IF(MOD([Sheet1.J25];7)=0;&quot;DDD&quot;;&quot;i&quot;);&quot;.&quot;)" office:value-type="string" office:string-value="i" calcext:value-type="string">
            <text:p>i</text:p>
          </table:table-cell>
          <table:table-cell table:formula="of:=IF([Sheet1.K25]&gt;0;IF(MOD([Sheet1.K25];7)=0;&quot;DDD&quot;;&quot;i&quot;);&quot;.&quot;)" office:value-type="string" office:string-value="i" calcext:value-type="string">
            <text:p>i</text:p>
          </table:table-cell>
          <table:table-cell table:formula="of:=IF([Sheet1.L25]&gt;0;IF(MOD([Sheet1.L25];7)=0;&quot;DDD&quot;;&quot;i&quot;);&quot;.&quot;)" office:value-type="string" office:string-value="DDD" calcext:value-type="string">
            <text:p>DDD</text:p>
          </table:table-cell>
          <table:table-cell table:formula="of:=IF([Sheet1.M25]&gt;0;IF(MOD([Sheet1.M25];7)=0;&quot;DDD&quot;;&quot;i&quot;);&quot;.&quot;)" office:value-type="string" office:string-value="DDD" calcext:value-type="string">
            <text:p>DDD</text:p>
          </table:table-cell>
          <table:table-cell table:formula="of:=IF([Sheet1.N25]&gt;0;IF(MOD([Sheet1.N25];7)=0;&quot;DDD&quot;;&quot;i&quot;);&quot;.&quot;)" office:value-type="string" office:string-value="DDD" calcext:value-type="string">
            <text:p>DDD</text:p>
          </table:table-cell>
          <table:table-cell table:formula="of:=IF([Sheet1.O25]&gt;0;IF(MOD([Sheet1.O25];7)=0;&quot;DDD&quot;;&quot;i&quot;);&quot;.&quot;)" office:value-type="string" office:string-value="i" calcext:value-type="string">
            <text:p>i</text:p>
          </table:table-cell>
          <table:table-cell table:formula="of:=IF([Sheet1.P25]&gt;0;IF(MOD([Sheet1.P25];7)=0;&quot;DDD&quot;;&quot;i&quot;);&quot;.&quot;)" office:value-type="string" office:string-value="i" calcext:value-type="string">
            <text:p>i</text:p>
          </table:table-cell>
          <table:table-cell table:formula="of:=IF([Sheet1.Q25]&gt;0;IF(MOD([Sheet1.Q25];7)=0;&quot;DDD&quot;;&quot;i&quot;);&quot;.&quot;)" office:value-type="string" office:string-value="i" calcext:value-type="string">
            <text:p>i</text:p>
          </table:table-cell>
          <table:table-cell table:formula="of:=IF([Sheet1.R25]&gt;0;IF(MOD([Sheet1.R25];7)=0;&quot;DDD&quot;;&quot;i&quot;);&quot;.&quot;)" office:value-type="string" office:string-value="i" calcext:value-type="string">
            <text:p>i</text:p>
          </table:table-cell>
          <table:table-cell table:formula="of:=IF([Sheet1.S25]&gt;0;IF(MOD([Sheet1.S25];7)=0;&quot;DDD&quot;;&quot;i&quot;);&quot;.&quot;)" office:value-type="string" office:string-value="DDD" calcext:value-type="string">
            <text:p>DDD</text:p>
          </table:table-cell>
          <table:table-cell table:formula="of:=IF([Sheet1.T25]&gt;0;IF(MOD([Sheet1.T25];7)=0;&quot;DDD&quot;;&quot;i&quot;);&quot;.&quot;)" office:value-type="string" office:string-value="DDD" calcext:value-type="string">
            <text:p>DDD</text:p>
          </table:table-cell>
          <table:table-cell table:formula="of:=IF([Sheet1.U25]&gt;0;IF(MOD([Sheet1.U25];7)=0;&quot;DDD&quot;;&quot;i&quot;);&quot;.&quot;)" office:value-type="string" office:string-value="DDD" calcext:value-type="string">
            <text:p>DDD</text:p>
          </table:table-cell>
          <table:table-cell table:formula="of:=IF([Sheet1.V25]&gt;0;IF(MOD([Sheet1.V25];7)=0;&quot;DDD&quot;;&quot;i&quot;);&quot;.&quot;)" office:value-type="string" office:string-value="i" calcext:value-type="string">
            <text:p>i</text:p>
          </table:table-cell>
          <table:table-cell table:formula="of:=IF([Sheet1.W25]&gt;0;IF(MOD([Sheet1.W25];7)=0;&quot;DDD&quot;;&quot;i&quot;);&quot;.&quot;)" office:value-type="string" office:string-value="i" calcext:value-type="string">
            <text:p>i</text:p>
          </table:table-cell>
          <table:table-cell table:formula="of:=IF([Sheet1.X25]&gt;0;IF(MOD([Sheet1.X25];7)=0;&quot;DDD&quot;;&quot;i&quot;);&quot;.&quot;)" office:value-type="string" office:string-value="i" calcext:value-type="string">
            <text:p>i</text:p>
          </table:table-cell>
          <table:table-cell table:formula="of:=IF([Sheet1.Y25]&gt;0;IF(MOD([Sheet1.Y25];7)=0;&quot;DDD&quot;;&quot;i&quot;);&quot;.&quot;)" office:value-type="string" office:string-value="i" calcext:value-type="string">
            <text:p>i</text:p>
          </table:table-cell>
          <table:table-cell table:formula="of:=IF([Sheet1.Z25]&gt;0;IF(MOD([Sheet1.Z25];7)=0;&quot;DDD&quot;;&quot;i&quot;);&quot;.&quot;)" office:value-type="string" office:string-value="." calcext:value-type="string">
            <text:p>.</text:p>
          </table:table-cell>
          <table:table-cell table:formula="of:=IF([Sheet1.AA25]&gt;0;IF(MOD([Sheet1.AA25];7)=0;&quot;DDD&quot;;&quot;i&quot;);&quot;.&quot;)" office:value-type="string" office:string-value="." calcext:value-type="string">
            <text:p>.</text:p>
          </table:table-cell>
          <table:table-cell table:formula="of:=IF([Sheet1.AB25]&gt;0;IF(MOD([Sheet1.AB25];7)=0;&quot;DDD&quot;;&quot;i&quot;);&quot;.&quot;)" office:value-type="string" office:string-value="." calcext:value-type="string">
            <text:p>.</text:p>
          </table:table-cell>
          <table:table-cell table:formula="of:=IF([Sheet1.AC25]&gt;0;IF(MOD([Sheet1.AC25];7)=0;&quot;DDD&quot;;&quot;i&quot;);&quot;.&quot;)" office:value-type="string" office:string-value="." calcext:value-type="string">
            <text:p>.</text:p>
          </table:table-cell>
          <table:table-cell table:formula="of:=IF([Sheet1.AD25]&gt;0;IF(MOD([Sheet1.AD25];7)=0;&quot;DDD&quot;;&quot;i&quot;);&quot;.&quot;)" office:value-type="string" office:string-value="." calcext:value-type="string">
            <text:p>.</text:p>
          </table:table-cell>
          <table:table-cell table:formula="of:=IF([Sheet1.AE25]&gt;0;IF(MOD([Sheet1.AE25];7)=0;&quot;DDD&quot;;&quot;i&quot;);&quot;.&quot;)" office:value-type="string" office:string-value="." calcext:value-type="string">
            <text:p>.</text:p>
          </table:table-cell>
          <table:table-cell table:formula="of:=IF([Sheet1.AF25]&gt;0;IF(MOD([Sheet1.AF25];7)=0;&quot;DDD&quot;;&quot;i&quot;);&quot;.&quot;)" office:value-type="string" office:string-value="." calcext:value-type="string">
            <text:p>.</text:p>
          </table:table-cell>
          <table:table-cell table:formula="of:=IF([Sheet1.AG25]&gt;0;IF(MOD([Sheet1.AG25];7)=0;&quot;DDD&quot;;&quot;i&quot;);&quot;.&quot;)" office:value-type="string" office:string-value="." calcext:value-type="string">
            <text:p>.</text:p>
          </table:table-cell>
          <table:table-cell table:formula="of:=IF([Sheet1.AH25]&gt;0;IF(MOD([Sheet1.AH25];7)=0;&quot;DDD&quot;;&quot;i&quot;);&quot;.&quot;)" office:value-type="string" office:string-value="." calcext:value-type="string">
            <text:p>.</text:p>
          </table:table-cell>
          <table:table-cell table:formula="of:=IF([Sheet1.AI25]&gt;0;IF(MOD([Sheet1.AI25];7)=0;&quot;DDD&quot;;&quot;i&quot;);&quot;.&quot;)" office:value-type="string" office:string-value="." calcext:value-type="string">
            <text:p>.</text:p>
          </table:table-cell>
          <table:table-cell table:formula="of:=IF([Sheet1.AJ25]&gt;0;IF(MOD([Sheet1.AJ25];7)=0;&quot;DDD&quot;;&quot;i&quot;);&quot;.&quot;)" office:value-type="string" office:string-value="." calcext:value-type="string">
            <text:p>.</text:p>
          </table:table-cell>
          <table:table-cell table:formula="of:=IF([Sheet1.AK25]&gt;0;IF(MOD([Sheet1.AK25];7)=0;&quot;DDD&quot;;&quot;i&quot;);&quot;.&quot;)" office:value-type="string" office:string-value="." calcext:value-type="string">
            <text:p>.</text:p>
          </table:table-cell>
          <table:table-cell table:formula="of:=IF([Sheet1.AL25]&gt;0;IF(MOD([Sheet1.AL25];7)=0;&quot;DDD&quot;;&quot;i&quot;);&quot;.&quot;)" office:value-type="string" office:string-value="." calcext:value-type="string">
            <text:p>.</text:p>
          </table:table-cell>
          <table:table-cell table:formula="of:=IF([Sheet1.AM25]&gt;0;IF(MOD([Sheet1.AM25];7)=0;&quot;DDD&quot;;&quot;i&quot;);&quot;.&quot;)" office:value-type="string" office:string-value="." calcext:value-type="string">
            <text:p>.</text:p>
          </table:table-cell>
          <table:table-cell table:formula="of:=IF([Sheet1.AN25]&gt;0;IF(MOD([Sheet1.AN25];7)=0;&quot;DDD&quot;;&quot;i&quot;);&quot;.&quot;)" office:value-type="string" office:string-value="." calcext:value-type="string">
            <text:p>.</text:p>
          </table:table-cell>
          <table:table-cell table:formula="of:=IF([Sheet1.AO25]&gt;0;IF(MOD([Sheet1.AO25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6]&gt;0;IF(MOD([Sheet1.A26];7)=0;&quot;DDD&quot;;&quot;i&quot;);&quot;.&quot;)" office:value-type="string" office:string-value="i" calcext:value-type="string">
            <text:p>i</text:p>
          </table:table-cell>
          <table:table-cell table:formula="of:=IF([Sheet1.B26]&gt;0;IF(MOD([Sheet1.B26];7)=0;&quot;DDD&quot;;&quot;i&quot;);&quot;.&quot;)" office:value-type="string" office:string-value="i" calcext:value-type="string">
            <text:p>i</text:p>
          </table:table-cell>
          <table:table-cell table:formula="of:=IF([Sheet1.C26]&gt;0;IF(MOD([Sheet1.C26];7)=0;&quot;DDD&quot;;&quot;i&quot;);&quot;.&quot;)" office:value-type="string" office:string-value="i" calcext:value-type="string">
            <text:p>i</text:p>
          </table:table-cell>
          <table:table-cell table:formula="of:=IF([Sheet1.D26]&gt;0;IF(MOD([Sheet1.D26];7)=0;&quot;DDD&quot;;&quot;i&quot;);&quot;.&quot;)" office:value-type="string" office:string-value="i" calcext:value-type="string">
            <text:p>i</text:p>
          </table:table-cell>
          <table:table-cell table:formula="of:=IF([Sheet1.E26]&gt;0;IF(MOD([Sheet1.E26];7)=0;&quot;DDD&quot;;&quot;i&quot;);&quot;.&quot;)" office:value-type="string" office:string-value="i" calcext:value-type="string">
            <text:p>i</text:p>
          </table:table-cell>
          <table:table-cell table:formula="of:=IF([Sheet1.F26]&gt;0;IF(MOD([Sheet1.F26];7)=0;&quot;DDD&quot;;&quot;i&quot;);&quot;.&quot;)" office:value-type="string" office:string-value="DDD" calcext:value-type="string">
            <text:p>DDD</text:p>
          </table:table-cell>
          <table:table-cell table:formula="of:=IF([Sheet1.G26]&gt;0;IF(MOD([Sheet1.G26];7)=0;&quot;DDD&quot;;&quot;i&quot;);&quot;.&quot;)" office:value-type="string" office:string-value="DDD" calcext:value-type="string">
            <text:p>DDD</text:p>
          </table:table-cell>
          <table:table-cell table:formula="of:=IF([Sheet1.H26]&gt;0;IF(MOD([Sheet1.H26];7)=0;&quot;DDD&quot;;&quot;i&quot;);&quot;.&quot;)" office:value-type="string" office:string-value="i" calcext:value-type="string">
            <text:p>i</text:p>
          </table:table-cell>
          <table:table-cell table:formula="of:=IF([Sheet1.I26]&gt;0;IF(MOD([Sheet1.I26];7)=0;&quot;DDD&quot;;&quot;i&quot;);&quot;.&quot;)" office:value-type="string" office:string-value="i" calcext:value-type="string">
            <text:p>i</text:p>
          </table:table-cell>
          <table:table-cell table:formula="of:=IF([Sheet1.J26]&gt;0;IF(MOD([Sheet1.J26];7)=0;&quot;DDD&quot;;&quot;i&quot;);&quot;.&quot;)" office:value-type="string" office:string-value="i" calcext:value-type="string">
            <text:p>i</text:p>
          </table:table-cell>
          <table:table-cell table:formula="of:=IF([Sheet1.K26]&gt;0;IF(MOD([Sheet1.K26];7)=0;&quot;DDD&quot;;&quot;i&quot;);&quot;.&quot;)" office:value-type="string" office:string-value="i" calcext:value-type="string">
            <text:p>i</text:p>
          </table:table-cell>
          <table:table-cell table:formula="of:=IF([Sheet1.L26]&gt;0;IF(MOD([Sheet1.L26];7)=0;&quot;DDD&quot;;&quot;i&quot;);&quot;.&quot;)" office:value-type="string" office:string-value="i" calcext:value-type="string">
            <text:p>i</text:p>
          </table:table-cell>
          <table:table-cell table:formula="of:=IF([Sheet1.M26]&gt;0;IF(MOD([Sheet1.M26];7)=0;&quot;DDD&quot;;&quot;i&quot;);&quot;.&quot;)" office:value-type="string" office:string-value="DDD" calcext:value-type="string">
            <text:p>DDD</text:p>
          </table:table-cell>
          <table:table-cell table:formula="of:=IF([Sheet1.N26]&gt;0;IF(MOD([Sheet1.N26];7)=0;&quot;DDD&quot;;&quot;i&quot;);&quot;.&quot;)" office:value-type="string" office:string-value="DDD" calcext:value-type="string">
            <text:p>DDD</text:p>
          </table:table-cell>
          <table:table-cell table:formula="of:=IF([Sheet1.O26]&gt;0;IF(MOD([Sheet1.O26];7)=0;&quot;DDD&quot;;&quot;i&quot;);&quot;.&quot;)" office:value-type="string" office:string-value="i" calcext:value-type="string">
            <text:p>i</text:p>
          </table:table-cell>
          <table:table-cell table:formula="of:=IF([Sheet1.P26]&gt;0;IF(MOD([Sheet1.P26];7)=0;&quot;DDD&quot;;&quot;i&quot;);&quot;.&quot;)" office:value-type="string" office:string-value="i" calcext:value-type="string">
            <text:p>i</text:p>
          </table:table-cell>
          <table:table-cell table:formula="of:=IF([Sheet1.Q26]&gt;0;IF(MOD([Sheet1.Q26];7)=0;&quot;DDD&quot;;&quot;i&quot;);&quot;.&quot;)" office:value-type="string" office:string-value="i" calcext:value-type="string">
            <text:p>i</text:p>
          </table:table-cell>
          <table:table-cell table:formula="of:=IF([Sheet1.R26]&gt;0;IF(MOD([Sheet1.R26];7)=0;&quot;DDD&quot;;&quot;i&quot;);&quot;.&quot;)" office:value-type="string" office:string-value="i" calcext:value-type="string">
            <text:p>i</text:p>
          </table:table-cell>
          <table:table-cell table:formula="of:=IF([Sheet1.S26]&gt;0;IF(MOD([Sheet1.S26];7)=0;&quot;DDD&quot;;&quot;i&quot;);&quot;.&quot;)" office:value-type="string" office:string-value="i" calcext:value-type="string">
            <text:p>i</text:p>
          </table:table-cell>
          <table:table-cell table:formula="of:=IF([Sheet1.T26]&gt;0;IF(MOD([Sheet1.T26];7)=0;&quot;DDD&quot;;&quot;i&quot;);&quot;.&quot;)" office:value-type="string" office:string-value="DDD" calcext:value-type="string">
            <text:p>DDD</text:p>
          </table:table-cell>
          <table:table-cell table:formula="of:=IF([Sheet1.U26]&gt;0;IF(MOD([Sheet1.U26];7)=0;&quot;DDD&quot;;&quot;i&quot;);&quot;.&quot;)" office:value-type="string" office:string-value="DDD" calcext:value-type="string">
            <text:p>DDD</text:p>
          </table:table-cell>
          <table:table-cell table:formula="of:=IF([Sheet1.V26]&gt;0;IF(MOD([Sheet1.V26];7)=0;&quot;DDD&quot;;&quot;i&quot;);&quot;.&quot;)" office:value-type="string" office:string-value="i" calcext:value-type="string">
            <text:p>i</text:p>
          </table:table-cell>
          <table:table-cell table:formula="of:=IF([Sheet1.W26]&gt;0;IF(MOD([Sheet1.W26];7)=0;&quot;DDD&quot;;&quot;i&quot;);&quot;.&quot;)" office:value-type="string" office:string-value="i" calcext:value-type="string">
            <text:p>i</text:p>
          </table:table-cell>
          <table:table-cell table:formula="of:=IF([Sheet1.X26]&gt;0;IF(MOD([Sheet1.X26];7)=0;&quot;DDD&quot;;&quot;i&quot;);&quot;.&quot;)" office:value-type="string" office:string-value="i" calcext:value-type="string">
            <text:p>i</text:p>
          </table:table-cell>
          <table:table-cell table:formula="of:=IF([Sheet1.Y26]&gt;0;IF(MOD([Sheet1.Y26];7)=0;&quot;DDD&quot;;&quot;i&quot;);&quot;.&quot;)" office:value-type="string" office:string-value="i" calcext:value-type="string">
            <text:p>i</text:p>
          </table:table-cell>
          <table:table-cell table:formula="of:=IF([Sheet1.Z26]&gt;0;IF(MOD([Sheet1.Z26];7)=0;&quot;DDD&quot;;&quot;i&quot;);&quot;.&quot;)" office:value-type="string" office:string-value="i" calcext:value-type="string">
            <text:p>i</text:p>
          </table:table-cell>
          <table:table-cell table:formula="of:=IF([Sheet1.AA26]&gt;0;IF(MOD([Sheet1.AA26];7)=0;&quot;DDD&quot;;&quot;i&quot;);&quot;.&quot;)" office:value-type="string" office:string-value="." calcext:value-type="string">
            <text:p>.</text:p>
          </table:table-cell>
          <table:table-cell table:formula="of:=IF([Sheet1.AB26]&gt;0;IF(MOD([Sheet1.AB26];7)=0;&quot;DDD&quot;;&quot;i&quot;);&quot;.&quot;)" office:value-type="string" office:string-value="." calcext:value-type="string">
            <text:p>.</text:p>
          </table:table-cell>
          <table:table-cell table:formula="of:=IF([Sheet1.AC26]&gt;0;IF(MOD([Sheet1.AC26];7)=0;&quot;DDD&quot;;&quot;i&quot;);&quot;.&quot;)" office:value-type="string" office:string-value="." calcext:value-type="string">
            <text:p>.</text:p>
          </table:table-cell>
          <table:table-cell table:formula="of:=IF([Sheet1.AD26]&gt;0;IF(MOD([Sheet1.AD26];7)=0;&quot;DDD&quot;;&quot;i&quot;);&quot;.&quot;)" office:value-type="string" office:string-value="." calcext:value-type="string">
            <text:p>.</text:p>
          </table:table-cell>
          <table:table-cell table:formula="of:=IF([Sheet1.AE26]&gt;0;IF(MOD([Sheet1.AE26];7)=0;&quot;DDD&quot;;&quot;i&quot;);&quot;.&quot;)" office:value-type="string" office:string-value="." calcext:value-type="string">
            <text:p>.</text:p>
          </table:table-cell>
          <table:table-cell table:formula="of:=IF([Sheet1.AF26]&gt;0;IF(MOD([Sheet1.AF26];7)=0;&quot;DDD&quot;;&quot;i&quot;);&quot;.&quot;)" office:value-type="string" office:string-value="." calcext:value-type="string">
            <text:p>.</text:p>
          </table:table-cell>
          <table:table-cell table:formula="of:=IF([Sheet1.AG26]&gt;0;IF(MOD([Sheet1.AG26];7)=0;&quot;DDD&quot;;&quot;i&quot;);&quot;.&quot;)" office:value-type="string" office:string-value="." calcext:value-type="string">
            <text:p>.</text:p>
          </table:table-cell>
          <table:table-cell table:formula="of:=IF([Sheet1.AH26]&gt;0;IF(MOD([Sheet1.AH26];7)=0;&quot;DDD&quot;;&quot;i&quot;);&quot;.&quot;)" office:value-type="string" office:string-value="." calcext:value-type="string">
            <text:p>.</text:p>
          </table:table-cell>
          <table:table-cell table:formula="of:=IF([Sheet1.AI26]&gt;0;IF(MOD([Sheet1.AI26];7)=0;&quot;DDD&quot;;&quot;i&quot;);&quot;.&quot;)" office:value-type="string" office:string-value="." calcext:value-type="string">
            <text:p>.</text:p>
          </table:table-cell>
          <table:table-cell table:formula="of:=IF([Sheet1.AJ26]&gt;0;IF(MOD([Sheet1.AJ26];7)=0;&quot;DDD&quot;;&quot;i&quot;);&quot;.&quot;)" office:value-type="string" office:string-value="." calcext:value-type="string">
            <text:p>.</text:p>
          </table:table-cell>
          <table:table-cell table:formula="of:=IF([Sheet1.AK26]&gt;0;IF(MOD([Sheet1.AK26];7)=0;&quot;DDD&quot;;&quot;i&quot;);&quot;.&quot;)" office:value-type="string" office:string-value="." calcext:value-type="string">
            <text:p>.</text:p>
          </table:table-cell>
          <table:table-cell table:formula="of:=IF([Sheet1.AL26]&gt;0;IF(MOD([Sheet1.AL26];7)=0;&quot;DDD&quot;;&quot;i&quot;);&quot;.&quot;)" office:value-type="string" office:string-value="." calcext:value-type="string">
            <text:p>.</text:p>
          </table:table-cell>
          <table:table-cell table:formula="of:=IF([Sheet1.AM26]&gt;0;IF(MOD([Sheet1.AM26];7)=0;&quot;DDD&quot;;&quot;i&quot;);&quot;.&quot;)" office:value-type="string" office:string-value="." calcext:value-type="string">
            <text:p>.</text:p>
          </table:table-cell>
          <table:table-cell table:formula="of:=IF([Sheet1.AN26]&gt;0;IF(MOD([Sheet1.AN26];7)=0;&quot;DDD&quot;;&quot;i&quot;);&quot;.&quot;)" office:value-type="string" office:string-value="." calcext:value-type="string">
            <text:p>.</text:p>
          </table:table-cell>
          <table:table-cell table:formula="of:=IF([Sheet1.AO26]&gt;0;IF(MOD([Sheet1.AO26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7]&gt;0;IF(MOD([Sheet1.A27];7)=0;&quot;DDD&quot;;&quot;i&quot;);&quot;.&quot;)" office:value-type="string" office:string-value="i" calcext:value-type="string">
            <text:p>i</text:p>
          </table:table-cell>
          <table:table-cell table:formula="of:=IF([Sheet1.B27]&gt;0;IF(MOD([Sheet1.B27];7)=0;&quot;DDD&quot;;&quot;i&quot;);&quot;.&quot;)" office:value-type="string" office:string-value="i" calcext:value-type="string">
            <text:p>i</text:p>
          </table:table-cell>
          <table:table-cell table:formula="of:=IF([Sheet1.C27]&gt;0;IF(MOD([Sheet1.C27];7)=0;&quot;DDD&quot;;&quot;i&quot;);&quot;.&quot;)" office:value-type="string" office:string-value="i" calcext:value-type="string">
            <text:p>i</text:p>
          </table:table-cell>
          <table:table-cell table:formula="of:=IF([Sheet1.D27]&gt;0;IF(MOD([Sheet1.D27];7)=0;&quot;DDD&quot;;&quot;i&quot;);&quot;.&quot;)" office:value-type="string" office:string-value="i" calcext:value-type="string">
            <text:p>i</text:p>
          </table:table-cell>
          <table:table-cell table:formula="of:=IF([Sheet1.E27]&gt;0;IF(MOD([Sheet1.E27];7)=0;&quot;DDD&quot;;&quot;i&quot;);&quot;.&quot;)" office:value-type="string" office:string-value="i" calcext:value-type="string">
            <text:p>i</text:p>
          </table:table-cell>
          <table:table-cell table:formula="of:=IF([Sheet1.F27]&gt;0;IF(MOD([Sheet1.F27];7)=0;&quot;DDD&quot;;&quot;i&quot;);&quot;.&quot;)" office:value-type="string" office:string-value="i" calcext:value-type="string">
            <text:p>i</text:p>
          </table:table-cell>
          <table:table-cell table:formula="of:=IF([Sheet1.G27]&gt;0;IF(MOD([Sheet1.G27];7)=0;&quot;DDD&quot;;&quot;i&quot;);&quot;.&quot;)" office:value-type="string" office:string-value="DDD" calcext:value-type="string">
            <text:p>DDD</text:p>
          </table:table-cell>
          <table:table-cell table:formula="of:=IF([Sheet1.H27]&gt;0;IF(MOD([Sheet1.H27];7)=0;&quot;DDD&quot;;&quot;i&quot;);&quot;.&quot;)" office:value-type="string" office:string-value="i" calcext:value-type="string">
            <text:p>i</text:p>
          </table:table-cell>
          <table:table-cell table:formula="of:=IF([Sheet1.I27]&gt;0;IF(MOD([Sheet1.I27];7)=0;&quot;DDD&quot;;&quot;i&quot;);&quot;.&quot;)" office:value-type="string" office:string-value="i" calcext:value-type="string">
            <text:p>i</text:p>
          </table:table-cell>
          <table:table-cell table:formula="of:=IF([Sheet1.J27]&gt;0;IF(MOD([Sheet1.J27];7)=0;&quot;DDD&quot;;&quot;i&quot;);&quot;.&quot;)" office:value-type="string" office:string-value="i" calcext:value-type="string">
            <text:p>i</text:p>
          </table:table-cell>
          <table:table-cell table:formula="of:=IF([Sheet1.K27]&gt;0;IF(MOD([Sheet1.K27];7)=0;&quot;DDD&quot;;&quot;i&quot;);&quot;.&quot;)" office:value-type="string" office:string-value="i" calcext:value-type="string">
            <text:p>i</text:p>
          </table:table-cell>
          <table:table-cell table:formula="of:=IF([Sheet1.L27]&gt;0;IF(MOD([Sheet1.L27];7)=0;&quot;DDD&quot;;&quot;i&quot;);&quot;.&quot;)" office:value-type="string" office:string-value="i" calcext:value-type="string">
            <text:p>i</text:p>
          </table:table-cell>
          <table:table-cell table:formula="of:=IF([Sheet1.M27]&gt;0;IF(MOD([Sheet1.M27];7)=0;&quot;DDD&quot;;&quot;i&quot;);&quot;.&quot;)" office:value-type="string" office:string-value="i" calcext:value-type="string">
            <text:p>i</text:p>
          </table:table-cell>
          <table:table-cell table:formula="of:=IF([Sheet1.N27]&gt;0;IF(MOD([Sheet1.N27];7)=0;&quot;DDD&quot;;&quot;i&quot;);&quot;.&quot;)" office:value-type="string" office:string-value="DDD" calcext:value-type="string">
            <text:p>DDD</text:p>
          </table:table-cell>
          <table:table-cell table:formula="of:=IF([Sheet1.O27]&gt;0;IF(MOD([Sheet1.O27];7)=0;&quot;DDD&quot;;&quot;i&quot;);&quot;.&quot;)" office:value-type="string" office:string-value="i" calcext:value-type="string">
            <text:p>i</text:p>
          </table:table-cell>
          <table:table-cell table:formula="of:=IF([Sheet1.P27]&gt;0;IF(MOD([Sheet1.P27];7)=0;&quot;DDD&quot;;&quot;i&quot;);&quot;.&quot;)" office:value-type="string" office:string-value="i" calcext:value-type="string">
            <text:p>i</text:p>
          </table:table-cell>
          <table:table-cell table:formula="of:=IF([Sheet1.Q27]&gt;0;IF(MOD([Sheet1.Q27];7)=0;&quot;DDD&quot;;&quot;i&quot;);&quot;.&quot;)" office:value-type="string" office:string-value="i" calcext:value-type="string">
            <text:p>i</text:p>
          </table:table-cell>
          <table:table-cell table:formula="of:=IF([Sheet1.R27]&gt;0;IF(MOD([Sheet1.R27];7)=0;&quot;DDD&quot;;&quot;i&quot;);&quot;.&quot;)" office:value-type="string" office:string-value="i" calcext:value-type="string">
            <text:p>i</text:p>
          </table:table-cell>
          <table:table-cell table:formula="of:=IF([Sheet1.S27]&gt;0;IF(MOD([Sheet1.S27];7)=0;&quot;DDD&quot;;&quot;i&quot;);&quot;.&quot;)" office:value-type="string" office:string-value="i" calcext:value-type="string">
            <text:p>i</text:p>
          </table:table-cell>
          <table:table-cell table:formula="of:=IF([Sheet1.T27]&gt;0;IF(MOD([Sheet1.T27];7)=0;&quot;DDD&quot;;&quot;i&quot;);&quot;.&quot;)" office:value-type="string" office:string-value="i" calcext:value-type="string">
            <text:p>i</text:p>
          </table:table-cell>
          <table:table-cell table:formula="of:=IF([Sheet1.U27]&gt;0;IF(MOD([Sheet1.U27];7)=0;&quot;DDD&quot;;&quot;i&quot;);&quot;.&quot;)" office:value-type="string" office:string-value="DDD" calcext:value-type="string">
            <text:p>DDD</text:p>
          </table:table-cell>
          <table:table-cell table:formula="of:=IF([Sheet1.V27]&gt;0;IF(MOD([Sheet1.V27];7)=0;&quot;DDD&quot;;&quot;i&quot;);&quot;.&quot;)" office:value-type="string" office:string-value="i" calcext:value-type="string">
            <text:p>i</text:p>
          </table:table-cell>
          <table:table-cell table:formula="of:=IF([Sheet1.W27]&gt;0;IF(MOD([Sheet1.W27];7)=0;&quot;DDD&quot;;&quot;i&quot;);&quot;.&quot;)" office:value-type="string" office:string-value="i" calcext:value-type="string">
            <text:p>i</text:p>
          </table:table-cell>
          <table:table-cell table:formula="of:=IF([Sheet1.X27]&gt;0;IF(MOD([Sheet1.X27];7)=0;&quot;DDD&quot;;&quot;i&quot;);&quot;.&quot;)" office:value-type="string" office:string-value="i" calcext:value-type="string">
            <text:p>i</text:p>
          </table:table-cell>
          <table:table-cell table:formula="of:=IF([Sheet1.Y27]&gt;0;IF(MOD([Sheet1.Y27];7)=0;&quot;DDD&quot;;&quot;i&quot;);&quot;.&quot;)" office:value-type="string" office:string-value="i" calcext:value-type="string">
            <text:p>i</text:p>
          </table:table-cell>
          <table:table-cell table:formula="of:=IF([Sheet1.Z27]&gt;0;IF(MOD([Sheet1.Z27];7)=0;&quot;DDD&quot;;&quot;i&quot;);&quot;.&quot;)" office:value-type="string" office:string-value="i" calcext:value-type="string">
            <text:p>i</text:p>
          </table:table-cell>
          <table:table-cell table:formula="of:=IF([Sheet1.AA27]&gt;0;IF(MOD([Sheet1.AA27];7)=0;&quot;DDD&quot;;&quot;i&quot;);&quot;.&quot;)" office:value-type="string" office:string-value="i" calcext:value-type="string">
            <text:p>i</text:p>
          </table:table-cell>
          <table:table-cell table:formula="of:=IF([Sheet1.AB27]&gt;0;IF(MOD([Sheet1.AB27];7)=0;&quot;DDD&quot;;&quot;i&quot;);&quot;.&quot;)" office:value-type="string" office:string-value="." calcext:value-type="string">
            <text:p>.</text:p>
          </table:table-cell>
          <table:table-cell table:formula="of:=IF([Sheet1.AC27]&gt;0;IF(MOD([Sheet1.AC27];7)=0;&quot;DDD&quot;;&quot;i&quot;);&quot;.&quot;)" office:value-type="string" office:string-value="." calcext:value-type="string">
            <text:p>.</text:p>
          </table:table-cell>
          <table:table-cell table:formula="of:=IF([Sheet1.AD27]&gt;0;IF(MOD([Sheet1.AD27];7)=0;&quot;DDD&quot;;&quot;i&quot;);&quot;.&quot;)" office:value-type="string" office:string-value="." calcext:value-type="string">
            <text:p>.</text:p>
          </table:table-cell>
          <table:table-cell table:formula="of:=IF([Sheet1.AE27]&gt;0;IF(MOD([Sheet1.AE27];7)=0;&quot;DDD&quot;;&quot;i&quot;);&quot;.&quot;)" office:value-type="string" office:string-value="." calcext:value-type="string">
            <text:p>.</text:p>
          </table:table-cell>
          <table:table-cell table:formula="of:=IF([Sheet1.AF27]&gt;0;IF(MOD([Sheet1.AF27];7)=0;&quot;DDD&quot;;&quot;i&quot;);&quot;.&quot;)" office:value-type="string" office:string-value="." calcext:value-type="string">
            <text:p>.</text:p>
          </table:table-cell>
          <table:table-cell table:formula="of:=IF([Sheet1.AG27]&gt;0;IF(MOD([Sheet1.AG27];7)=0;&quot;DDD&quot;;&quot;i&quot;);&quot;.&quot;)" office:value-type="string" office:string-value="." calcext:value-type="string">
            <text:p>.</text:p>
          </table:table-cell>
          <table:table-cell table:formula="of:=IF([Sheet1.AH27]&gt;0;IF(MOD([Sheet1.AH27];7)=0;&quot;DDD&quot;;&quot;i&quot;);&quot;.&quot;)" office:value-type="string" office:string-value="." calcext:value-type="string">
            <text:p>.</text:p>
          </table:table-cell>
          <table:table-cell table:formula="of:=IF([Sheet1.AI27]&gt;0;IF(MOD([Sheet1.AI27];7)=0;&quot;DDD&quot;;&quot;i&quot;);&quot;.&quot;)" office:value-type="string" office:string-value="." calcext:value-type="string">
            <text:p>.</text:p>
          </table:table-cell>
          <table:table-cell table:formula="of:=IF([Sheet1.AJ27]&gt;0;IF(MOD([Sheet1.AJ27];7)=0;&quot;DDD&quot;;&quot;i&quot;);&quot;.&quot;)" office:value-type="string" office:string-value="." calcext:value-type="string">
            <text:p>.</text:p>
          </table:table-cell>
          <table:table-cell table:formula="of:=IF([Sheet1.AK27]&gt;0;IF(MOD([Sheet1.AK27];7)=0;&quot;DDD&quot;;&quot;i&quot;);&quot;.&quot;)" office:value-type="string" office:string-value="." calcext:value-type="string">
            <text:p>.</text:p>
          </table:table-cell>
          <table:table-cell table:formula="of:=IF([Sheet1.AL27]&gt;0;IF(MOD([Sheet1.AL27];7)=0;&quot;DDD&quot;;&quot;i&quot;);&quot;.&quot;)" office:value-type="string" office:string-value="." calcext:value-type="string">
            <text:p>.</text:p>
          </table:table-cell>
          <table:table-cell table:formula="of:=IF([Sheet1.AM27]&gt;0;IF(MOD([Sheet1.AM27];7)=0;&quot;DDD&quot;;&quot;i&quot;);&quot;.&quot;)" office:value-type="string" office:string-value="." calcext:value-type="string">
            <text:p>.</text:p>
          </table:table-cell>
          <table:table-cell table:formula="of:=IF([Sheet1.AN27]&gt;0;IF(MOD([Sheet1.AN27];7)=0;&quot;DDD&quot;;&quot;i&quot;);&quot;.&quot;)" office:value-type="string" office:string-value="." calcext:value-type="string">
            <text:p>.</text:p>
          </table:table-cell>
          <table:table-cell table:formula="of:=IF([Sheet1.AO27]&gt;0;IF(MOD([Sheet1.AO27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8]&gt;0;IF(MOD([Sheet1.A28];7)=0;&quot;DDD&quot;;&quot;i&quot;);&quot;.&quot;)" office:value-type="string" office:string-value="i" calcext:value-type="string">
            <text:p>i</text:p>
          </table:table-cell>
          <table:table-cell table:formula="of:=IF([Sheet1.B28]&gt;0;IF(MOD([Sheet1.B28];7)=0;&quot;DDD&quot;;&quot;i&quot;);&quot;.&quot;)" office:value-type="string" office:string-value="i" calcext:value-type="string">
            <text:p>i</text:p>
          </table:table-cell>
          <table:table-cell table:formula="of:=IF([Sheet1.C28]&gt;0;IF(MOD([Sheet1.C28];7)=0;&quot;DDD&quot;;&quot;i&quot;);&quot;.&quot;)" office:value-type="string" office:string-value="i" calcext:value-type="string">
            <text:p>i</text:p>
          </table:table-cell>
          <table:table-cell table:formula="of:=IF([Sheet1.D28]&gt;0;IF(MOD([Sheet1.D28];7)=0;&quot;DDD&quot;;&quot;i&quot;);&quot;.&quot;)" office:value-type="string" office:string-value="i" calcext:value-type="string">
            <text:p>i</text:p>
          </table:table-cell>
          <table:table-cell table:formula="of:=IF([Sheet1.E28]&gt;0;IF(MOD([Sheet1.E28];7)=0;&quot;DDD&quot;;&quot;i&quot;);&quot;.&quot;)" office:value-type="string" office:string-value="i" calcext:value-type="string">
            <text:p>i</text:p>
          </table:table-cell>
          <table:table-cell table:formula="of:=IF([Sheet1.F28]&gt;0;IF(MOD([Sheet1.F28];7)=0;&quot;DDD&quot;;&quot;i&quot;);&quot;.&quot;)" office:value-type="string" office:string-value="i" calcext:value-type="string">
            <text:p>i</text:p>
          </table:table-cell>
          <table:table-cell table:formula="of:=IF([Sheet1.G28]&gt;0;IF(MOD([Sheet1.G28];7)=0;&quot;DDD&quot;;&quot;i&quot;);&quot;.&quot;)" office:value-type="string" office:string-value="i" calcext:value-type="string">
            <text:p>i</text:p>
          </table:table-cell>
          <table:table-cell table:formula="of:=IF([Sheet1.H28]&gt;0;IF(MOD([Sheet1.H28];7)=0;&quot;DDD&quot;;&quot;i&quot;);&quot;.&quot;)" office:value-type="string" office:string-value="i" calcext:value-type="string">
            <text:p>i</text:p>
          </table:table-cell>
          <table:table-cell table:formula="of:=IF([Sheet1.I28]&gt;0;IF(MOD([Sheet1.I28];7)=0;&quot;DDD&quot;;&quot;i&quot;);&quot;.&quot;)" office:value-type="string" office:string-value="i" calcext:value-type="string">
            <text:p>i</text:p>
          </table:table-cell>
          <table:table-cell table:formula="of:=IF([Sheet1.J28]&gt;0;IF(MOD([Sheet1.J28];7)=0;&quot;DDD&quot;;&quot;i&quot;);&quot;.&quot;)" office:value-type="string" office:string-value="i" calcext:value-type="string">
            <text:p>i</text:p>
          </table:table-cell>
          <table:table-cell table:formula="of:=IF([Sheet1.K28]&gt;0;IF(MOD([Sheet1.K28];7)=0;&quot;DDD&quot;;&quot;i&quot;);&quot;.&quot;)" office:value-type="string" office:string-value="i" calcext:value-type="string">
            <text:p>i</text:p>
          </table:table-cell>
          <table:table-cell table:formula="of:=IF([Sheet1.L28]&gt;0;IF(MOD([Sheet1.L28];7)=0;&quot;DDD&quot;;&quot;i&quot;);&quot;.&quot;)" office:value-type="string" office:string-value="i" calcext:value-type="string">
            <text:p>i</text:p>
          </table:table-cell>
          <table:table-cell table:formula="of:=IF([Sheet1.M28]&gt;0;IF(MOD([Sheet1.M28];7)=0;&quot;DDD&quot;;&quot;i&quot;);&quot;.&quot;)" office:value-type="string" office:string-value="i" calcext:value-type="string">
            <text:p>i</text:p>
          </table:table-cell>
          <table:table-cell table:formula="of:=IF([Sheet1.N28]&gt;0;IF(MOD([Sheet1.N28];7)=0;&quot;DDD&quot;;&quot;i&quot;);&quot;.&quot;)" office:value-type="string" office:string-value="i" calcext:value-type="string">
            <text:p>i</text:p>
          </table:table-cell>
          <table:table-cell table:formula="of:=IF([Sheet1.O28]&gt;0;IF(MOD([Sheet1.O28];7)=0;&quot;DDD&quot;;&quot;i&quot;);&quot;.&quot;)" office:value-type="string" office:string-value="i" calcext:value-type="string">
            <text:p>i</text:p>
          </table:table-cell>
          <table:table-cell table:formula="of:=IF([Sheet1.P28]&gt;0;IF(MOD([Sheet1.P28];7)=0;&quot;DDD&quot;;&quot;i&quot;);&quot;.&quot;)" office:value-type="string" office:string-value="i" calcext:value-type="string">
            <text:p>i</text:p>
          </table:table-cell>
          <table:table-cell table:formula="of:=IF([Sheet1.Q28]&gt;0;IF(MOD([Sheet1.Q28];7)=0;&quot;DDD&quot;;&quot;i&quot;);&quot;.&quot;)" office:value-type="string" office:string-value="i" calcext:value-type="string">
            <text:p>i</text:p>
          </table:table-cell>
          <table:table-cell table:formula="of:=IF([Sheet1.R28]&gt;0;IF(MOD([Sheet1.R28];7)=0;&quot;DDD&quot;;&quot;i&quot;);&quot;.&quot;)" office:value-type="string" office:string-value="i" calcext:value-type="string">
            <text:p>i</text:p>
          </table:table-cell>
          <table:table-cell table:formula="of:=IF([Sheet1.S28]&gt;0;IF(MOD([Sheet1.S28];7)=0;&quot;DDD&quot;;&quot;i&quot;);&quot;.&quot;)" office:value-type="string" office:string-value="i" calcext:value-type="string">
            <text:p>i</text:p>
          </table:table-cell>
          <table:table-cell table:formula="of:=IF([Sheet1.T28]&gt;0;IF(MOD([Sheet1.T28];7)=0;&quot;DDD&quot;;&quot;i&quot;);&quot;.&quot;)" office:value-type="string" office:string-value="i" calcext:value-type="string">
            <text:p>i</text:p>
          </table:table-cell>
          <table:table-cell table:formula="of:=IF([Sheet1.U28]&gt;0;IF(MOD([Sheet1.U28];7)=0;&quot;DDD&quot;;&quot;i&quot;);&quot;.&quot;)" office:value-type="string" office:string-value="i" calcext:value-type="string">
            <text:p>i</text:p>
          </table:table-cell>
          <table:table-cell table:formula="of:=IF([Sheet1.V28]&gt;0;IF(MOD([Sheet1.V28];7)=0;&quot;DDD&quot;;&quot;i&quot;);&quot;.&quot;)" office:value-type="string" office:string-value="i" calcext:value-type="string">
            <text:p>i</text:p>
          </table:table-cell>
          <table:table-cell table:formula="of:=IF([Sheet1.W28]&gt;0;IF(MOD([Sheet1.W28];7)=0;&quot;DDD&quot;;&quot;i&quot;);&quot;.&quot;)" office:value-type="string" office:string-value="i" calcext:value-type="string">
            <text:p>i</text:p>
          </table:table-cell>
          <table:table-cell table:formula="of:=IF([Sheet1.X28]&gt;0;IF(MOD([Sheet1.X28];7)=0;&quot;DDD&quot;;&quot;i&quot;);&quot;.&quot;)" office:value-type="string" office:string-value="i" calcext:value-type="string">
            <text:p>i</text:p>
          </table:table-cell>
          <table:table-cell table:formula="of:=IF([Sheet1.Y28]&gt;0;IF(MOD([Sheet1.Y28];7)=0;&quot;DDD&quot;;&quot;i&quot;);&quot;.&quot;)" office:value-type="string" office:string-value="i" calcext:value-type="string">
            <text:p>i</text:p>
          </table:table-cell>
          <table:table-cell table:formula="of:=IF([Sheet1.Z28]&gt;0;IF(MOD([Sheet1.Z28];7)=0;&quot;DDD&quot;;&quot;i&quot;);&quot;.&quot;)" office:value-type="string" office:string-value="i" calcext:value-type="string">
            <text:p>i</text:p>
          </table:table-cell>
          <table:table-cell table:formula="of:=IF([Sheet1.AA28]&gt;0;IF(MOD([Sheet1.AA28];7)=0;&quot;DDD&quot;;&quot;i&quot;);&quot;.&quot;)" office:value-type="string" office:string-value="i" calcext:value-type="string">
            <text:p>i</text:p>
          </table:table-cell>
          <table:table-cell table:formula="of:=IF([Sheet1.AB28]&gt;0;IF(MOD([Sheet1.AB28];7)=0;&quot;DDD&quot;;&quot;i&quot;);&quot;.&quot;)" office:value-type="string" office:string-value="i" calcext:value-type="string">
            <text:p>i</text:p>
          </table:table-cell>
          <table:table-cell table:formula="of:=IF([Sheet1.AC28]&gt;0;IF(MOD([Sheet1.AC28];7)=0;&quot;DDD&quot;;&quot;i&quot;);&quot;.&quot;)" office:value-type="string" office:string-value="." calcext:value-type="string">
            <text:p>.</text:p>
          </table:table-cell>
          <table:table-cell table:formula="of:=IF([Sheet1.AD28]&gt;0;IF(MOD([Sheet1.AD28];7)=0;&quot;DDD&quot;;&quot;i&quot;);&quot;.&quot;)" office:value-type="string" office:string-value="." calcext:value-type="string">
            <text:p>.</text:p>
          </table:table-cell>
          <table:table-cell table:formula="of:=IF([Sheet1.AE28]&gt;0;IF(MOD([Sheet1.AE28];7)=0;&quot;DDD&quot;;&quot;i&quot;);&quot;.&quot;)" office:value-type="string" office:string-value="." calcext:value-type="string">
            <text:p>.</text:p>
          </table:table-cell>
          <table:table-cell table:formula="of:=IF([Sheet1.AF28]&gt;0;IF(MOD([Sheet1.AF28];7)=0;&quot;DDD&quot;;&quot;i&quot;);&quot;.&quot;)" office:value-type="string" office:string-value="." calcext:value-type="string">
            <text:p>.</text:p>
          </table:table-cell>
          <table:table-cell table:formula="of:=IF([Sheet1.AG28]&gt;0;IF(MOD([Sheet1.AG28];7)=0;&quot;DDD&quot;;&quot;i&quot;);&quot;.&quot;)" office:value-type="string" office:string-value="." calcext:value-type="string">
            <text:p>.</text:p>
          </table:table-cell>
          <table:table-cell table:formula="of:=IF([Sheet1.AH28]&gt;0;IF(MOD([Sheet1.AH28];7)=0;&quot;DDD&quot;;&quot;i&quot;);&quot;.&quot;)" office:value-type="string" office:string-value="." calcext:value-type="string">
            <text:p>.</text:p>
          </table:table-cell>
          <table:table-cell table:formula="of:=IF([Sheet1.AI28]&gt;0;IF(MOD([Sheet1.AI28];7)=0;&quot;DDD&quot;;&quot;i&quot;);&quot;.&quot;)" office:value-type="string" office:string-value="." calcext:value-type="string">
            <text:p>.</text:p>
          </table:table-cell>
          <table:table-cell table:formula="of:=IF([Sheet1.AJ28]&gt;0;IF(MOD([Sheet1.AJ28];7)=0;&quot;DDD&quot;;&quot;i&quot;);&quot;.&quot;)" office:value-type="string" office:string-value="." calcext:value-type="string">
            <text:p>.</text:p>
          </table:table-cell>
          <table:table-cell table:formula="of:=IF([Sheet1.AK28]&gt;0;IF(MOD([Sheet1.AK28];7)=0;&quot;DDD&quot;;&quot;i&quot;);&quot;.&quot;)" office:value-type="string" office:string-value="." calcext:value-type="string">
            <text:p>.</text:p>
          </table:table-cell>
          <table:table-cell table:formula="of:=IF([Sheet1.AL28]&gt;0;IF(MOD([Sheet1.AL28];7)=0;&quot;DDD&quot;;&quot;i&quot;);&quot;.&quot;)" office:value-type="string" office:string-value="." calcext:value-type="string">
            <text:p>.</text:p>
          </table:table-cell>
          <table:table-cell table:formula="of:=IF([Sheet1.AM28]&gt;0;IF(MOD([Sheet1.AM28];7)=0;&quot;DDD&quot;;&quot;i&quot;);&quot;.&quot;)" office:value-type="string" office:string-value="." calcext:value-type="string">
            <text:p>.</text:p>
          </table:table-cell>
          <table:table-cell table:formula="of:=IF([Sheet1.AN28]&gt;0;IF(MOD([Sheet1.AN28];7)=0;&quot;DDD&quot;;&quot;i&quot;);&quot;.&quot;)" office:value-type="string" office:string-value="." calcext:value-type="string">
            <text:p>.</text:p>
          </table:table-cell>
          <table:table-cell table:formula="of:=IF([Sheet1.AO28]&gt;0;IF(MOD([Sheet1.AO28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29]&gt;0;IF(MOD([Sheet1.A29];7)=0;&quot;DDD&quot;;&quot;i&quot;);&quot;.&quot;)" office:value-type="string" office:string-value="i" calcext:value-type="string">
            <text:p>i</text:p>
          </table:table-cell>
          <table:table-cell table:formula="of:=IF([Sheet1.B29]&gt;0;IF(MOD([Sheet1.B29];7)=0;&quot;DDD&quot;;&quot;i&quot;);&quot;.&quot;)" office:value-type="string" office:string-value="DDD" calcext:value-type="string">
            <text:p>DDD</text:p>
          </table:table-cell>
          <table:table-cell table:formula="of:=IF([Sheet1.C29]&gt;0;IF(MOD([Sheet1.C29];7)=0;&quot;DDD&quot;;&quot;i&quot;);&quot;.&quot;)" office:value-type="string" office:string-value="DDD" calcext:value-type="string">
            <text:p>DDD</text:p>
          </table:table-cell>
          <table:table-cell table:formula="of:=IF([Sheet1.D29]&gt;0;IF(MOD([Sheet1.D29];7)=0;&quot;DDD&quot;;&quot;i&quot;);&quot;.&quot;)" office:value-type="string" office:string-value="DDD" calcext:value-type="string">
            <text:p>DDD</text:p>
          </table:table-cell>
          <table:table-cell table:formula="of:=IF([Sheet1.E29]&gt;0;IF(MOD([Sheet1.E29];7)=0;&quot;DDD&quot;;&quot;i&quot;);&quot;.&quot;)" office:value-type="string" office:string-value="DDD" calcext:value-type="string">
            <text:p>DDD</text:p>
          </table:table-cell>
          <table:table-cell table:formula="of:=IF([Sheet1.F29]&gt;0;IF(MOD([Sheet1.F29];7)=0;&quot;DDD&quot;;&quot;i&quot;);&quot;.&quot;)" office:value-type="string" office:string-value="DDD" calcext:value-type="string">
            <text:p>DDD</text:p>
          </table:table-cell>
          <table:table-cell table:formula="of:=IF([Sheet1.G29]&gt;0;IF(MOD([Sheet1.G29];7)=0;&quot;DDD&quot;;&quot;i&quot;);&quot;.&quot;)" office:value-type="string" office:string-value="DDD" calcext:value-type="string">
            <text:p>DDD</text:p>
          </table:table-cell>
          <table:table-cell table:formula="of:=IF([Sheet1.H29]&gt;0;IF(MOD([Sheet1.H29];7)=0;&quot;DDD&quot;;&quot;i&quot;);&quot;.&quot;)" office:value-type="string" office:string-value="i" calcext:value-type="string">
            <text:p>i</text:p>
          </table:table-cell>
          <table:table-cell table:formula="of:=IF([Sheet1.I29]&gt;0;IF(MOD([Sheet1.I29];7)=0;&quot;DDD&quot;;&quot;i&quot;);&quot;.&quot;)" office:value-type="string" office:string-value="DDD" calcext:value-type="string">
            <text:p>DDD</text:p>
          </table:table-cell>
          <table:table-cell table:formula="of:=IF([Sheet1.J29]&gt;0;IF(MOD([Sheet1.J29];7)=0;&quot;DDD&quot;;&quot;i&quot;);&quot;.&quot;)" office:value-type="string" office:string-value="DDD" calcext:value-type="string">
            <text:p>DDD</text:p>
          </table:table-cell>
          <table:table-cell table:formula="of:=IF([Sheet1.K29]&gt;0;IF(MOD([Sheet1.K29];7)=0;&quot;DDD&quot;;&quot;i&quot;);&quot;.&quot;)" office:value-type="string" office:string-value="DDD" calcext:value-type="string">
            <text:p>DDD</text:p>
          </table:table-cell>
          <table:table-cell table:formula="of:=IF([Sheet1.L29]&gt;0;IF(MOD([Sheet1.L29];7)=0;&quot;DDD&quot;;&quot;i&quot;);&quot;.&quot;)" office:value-type="string" office:string-value="DDD" calcext:value-type="string">
            <text:p>DDD</text:p>
          </table:table-cell>
          <table:table-cell table:formula="of:=IF([Sheet1.M29]&gt;0;IF(MOD([Sheet1.M29];7)=0;&quot;DDD&quot;;&quot;i&quot;);&quot;.&quot;)" office:value-type="string" office:string-value="DDD" calcext:value-type="string">
            <text:p>DDD</text:p>
          </table:table-cell>
          <table:table-cell table:formula="of:=IF([Sheet1.N29]&gt;0;IF(MOD([Sheet1.N29];7)=0;&quot;DDD&quot;;&quot;i&quot;);&quot;.&quot;)" office:value-type="string" office:string-value="DDD" calcext:value-type="string">
            <text:p>DDD</text:p>
          </table:table-cell>
          <table:table-cell table:formula="of:=IF([Sheet1.O29]&gt;0;IF(MOD([Sheet1.O29];7)=0;&quot;DDD&quot;;&quot;i&quot;);&quot;.&quot;)" office:value-type="string" office:string-value="i" calcext:value-type="string">
            <text:p>i</text:p>
          </table:table-cell>
          <table:table-cell table:formula="of:=IF([Sheet1.P29]&gt;0;IF(MOD([Sheet1.P29];7)=0;&quot;DDD&quot;;&quot;i&quot;);&quot;.&quot;)" office:value-type="string" office:string-value="DDD" calcext:value-type="string">
            <text:p>DDD</text:p>
          </table:table-cell>
          <table:table-cell table:formula="of:=IF([Sheet1.Q29]&gt;0;IF(MOD([Sheet1.Q29];7)=0;&quot;DDD&quot;;&quot;i&quot;);&quot;.&quot;)" office:value-type="string" office:string-value="DDD" calcext:value-type="string">
            <text:p>DDD</text:p>
          </table:table-cell>
          <table:table-cell table:formula="of:=IF([Sheet1.R29]&gt;0;IF(MOD([Sheet1.R29];7)=0;&quot;DDD&quot;;&quot;i&quot;);&quot;.&quot;)" office:value-type="string" office:string-value="DDD" calcext:value-type="string">
            <text:p>DDD</text:p>
          </table:table-cell>
          <table:table-cell table:formula="of:=IF([Sheet1.S29]&gt;0;IF(MOD([Sheet1.S29];7)=0;&quot;DDD&quot;;&quot;i&quot;);&quot;.&quot;)" office:value-type="string" office:string-value="DDD" calcext:value-type="string">
            <text:p>DDD</text:p>
          </table:table-cell>
          <table:table-cell table:formula="of:=IF([Sheet1.T29]&gt;0;IF(MOD([Sheet1.T29];7)=0;&quot;DDD&quot;;&quot;i&quot;);&quot;.&quot;)" office:value-type="string" office:string-value="DDD" calcext:value-type="string">
            <text:p>DDD</text:p>
          </table:table-cell>
          <table:table-cell table:formula="of:=IF([Sheet1.U29]&gt;0;IF(MOD([Sheet1.U29];7)=0;&quot;DDD&quot;;&quot;i&quot;);&quot;.&quot;)" office:value-type="string" office:string-value="DDD" calcext:value-type="string">
            <text:p>DDD</text:p>
          </table:table-cell>
          <table:table-cell table:formula="of:=IF([Sheet1.V29]&gt;0;IF(MOD([Sheet1.V29];7)=0;&quot;DDD&quot;;&quot;i&quot;);&quot;.&quot;)" office:value-type="string" office:string-value="i" calcext:value-type="string">
            <text:p>i</text:p>
          </table:table-cell>
          <table:table-cell table:formula="of:=IF([Sheet1.W29]&gt;0;IF(MOD([Sheet1.W29];7)=0;&quot;DDD&quot;;&quot;i&quot;);&quot;.&quot;)" office:value-type="string" office:string-value="DDD" calcext:value-type="string">
            <text:p>DDD</text:p>
          </table:table-cell>
          <table:table-cell table:formula="of:=IF([Sheet1.X29]&gt;0;IF(MOD([Sheet1.X29];7)=0;&quot;DDD&quot;;&quot;i&quot;);&quot;.&quot;)" office:value-type="string" office:string-value="DDD" calcext:value-type="string">
            <text:p>DDD</text:p>
          </table:table-cell>
          <table:table-cell table:formula="of:=IF([Sheet1.Y29]&gt;0;IF(MOD([Sheet1.Y29];7)=0;&quot;DDD&quot;;&quot;i&quot;);&quot;.&quot;)" office:value-type="string" office:string-value="DDD" calcext:value-type="string">
            <text:p>DDD</text:p>
          </table:table-cell>
          <table:table-cell table:formula="of:=IF([Sheet1.Z29]&gt;0;IF(MOD([Sheet1.Z29];7)=0;&quot;DDD&quot;;&quot;i&quot;);&quot;.&quot;)" office:value-type="string" office:string-value="DDD" calcext:value-type="string">
            <text:p>DDD</text:p>
          </table:table-cell>
          <table:table-cell table:formula="of:=IF([Sheet1.AA29]&gt;0;IF(MOD([Sheet1.AA29];7)=0;&quot;DDD&quot;;&quot;i&quot;);&quot;.&quot;)" office:value-type="string" office:string-value="DDD" calcext:value-type="string">
            <text:p>DDD</text:p>
          </table:table-cell>
          <table:table-cell table:formula="of:=IF([Sheet1.AB29]&gt;0;IF(MOD([Sheet1.AB29];7)=0;&quot;DDD&quot;;&quot;i&quot;);&quot;.&quot;)" office:value-type="string" office:string-value="DDD" calcext:value-type="string">
            <text:p>DDD</text:p>
          </table:table-cell>
          <table:table-cell table:formula="of:=IF([Sheet1.AC29]&gt;0;IF(MOD([Sheet1.AC29];7)=0;&quot;DDD&quot;;&quot;i&quot;);&quot;.&quot;)" office:value-type="string" office:string-value="i" calcext:value-type="string">
            <text:p>i</text:p>
          </table:table-cell>
          <table:table-cell table:formula="of:=IF([Sheet1.AD29]&gt;0;IF(MOD([Sheet1.AD29];7)=0;&quot;DDD&quot;;&quot;i&quot;);&quot;.&quot;)" office:value-type="string" office:string-value="." calcext:value-type="string">
            <text:p>.</text:p>
          </table:table-cell>
          <table:table-cell table:formula="of:=IF([Sheet1.AE29]&gt;0;IF(MOD([Sheet1.AE29];7)=0;&quot;DDD&quot;;&quot;i&quot;);&quot;.&quot;)" office:value-type="string" office:string-value="." calcext:value-type="string">
            <text:p>.</text:p>
          </table:table-cell>
          <table:table-cell table:formula="of:=IF([Sheet1.AF29]&gt;0;IF(MOD([Sheet1.AF29];7)=0;&quot;DDD&quot;;&quot;i&quot;);&quot;.&quot;)" office:value-type="string" office:string-value="." calcext:value-type="string">
            <text:p>.</text:p>
          </table:table-cell>
          <table:table-cell table:formula="of:=IF([Sheet1.AG29]&gt;0;IF(MOD([Sheet1.AG29];7)=0;&quot;DDD&quot;;&quot;i&quot;);&quot;.&quot;)" office:value-type="string" office:string-value="." calcext:value-type="string">
            <text:p>.</text:p>
          </table:table-cell>
          <table:table-cell table:formula="of:=IF([Sheet1.AH29]&gt;0;IF(MOD([Sheet1.AH29];7)=0;&quot;DDD&quot;;&quot;i&quot;);&quot;.&quot;)" office:value-type="string" office:string-value="." calcext:value-type="string">
            <text:p>.</text:p>
          </table:table-cell>
          <table:table-cell table:formula="of:=IF([Sheet1.AI29]&gt;0;IF(MOD([Sheet1.AI29];7)=0;&quot;DDD&quot;;&quot;i&quot;);&quot;.&quot;)" office:value-type="string" office:string-value="." calcext:value-type="string">
            <text:p>.</text:p>
          </table:table-cell>
          <table:table-cell table:formula="of:=IF([Sheet1.AJ29]&gt;0;IF(MOD([Sheet1.AJ29];7)=0;&quot;DDD&quot;;&quot;i&quot;);&quot;.&quot;)" office:value-type="string" office:string-value="." calcext:value-type="string">
            <text:p>.</text:p>
          </table:table-cell>
          <table:table-cell table:formula="of:=IF([Sheet1.AK29]&gt;0;IF(MOD([Sheet1.AK29];7)=0;&quot;DDD&quot;;&quot;i&quot;);&quot;.&quot;)" office:value-type="string" office:string-value="." calcext:value-type="string">
            <text:p>.</text:p>
          </table:table-cell>
          <table:table-cell table:formula="of:=IF([Sheet1.AL29]&gt;0;IF(MOD([Sheet1.AL29];7)=0;&quot;DDD&quot;;&quot;i&quot;);&quot;.&quot;)" office:value-type="string" office:string-value="." calcext:value-type="string">
            <text:p>.</text:p>
          </table:table-cell>
          <table:table-cell table:formula="of:=IF([Sheet1.AM29]&gt;0;IF(MOD([Sheet1.AM29];7)=0;&quot;DDD&quot;;&quot;i&quot;);&quot;.&quot;)" office:value-type="string" office:string-value="." calcext:value-type="string">
            <text:p>.</text:p>
          </table:table-cell>
          <table:table-cell table:formula="of:=IF([Sheet1.AN29]&gt;0;IF(MOD([Sheet1.AN29];7)=0;&quot;DDD&quot;;&quot;i&quot;);&quot;.&quot;)" office:value-type="string" office:string-value="." calcext:value-type="string">
            <text:p>.</text:p>
          </table:table-cell>
          <table:table-cell table:formula="of:=IF([Sheet1.AO29]&gt;0;IF(MOD([Sheet1.AO29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30]&gt;0;IF(MOD([Sheet1.A30];7)=0;&quot;DDD&quot;;&quot;i&quot;);&quot;.&quot;)" office:value-type="string" office:string-value="i" calcext:value-type="string">
            <text:p>i</text:p>
          </table:table-cell>
          <table:table-cell table:formula="of:=IF([Sheet1.B30]&gt;0;IF(MOD([Sheet1.B30];7)=0;&quot;DDD&quot;;&quot;i&quot;);&quot;.&quot;)" office:value-type="string" office:string-value="i" calcext:value-type="string">
            <text:p>i</text:p>
          </table:table-cell>
          <table:table-cell table:formula="of:=IF([Sheet1.C30]&gt;0;IF(MOD([Sheet1.C30];7)=0;&quot;DDD&quot;;&quot;i&quot;);&quot;.&quot;)" office:value-type="string" office:string-value="DDD" calcext:value-type="string">
            <text:p>DDD</text:p>
          </table:table-cell>
          <table:table-cell table:formula="of:=IF([Sheet1.D30]&gt;0;IF(MOD([Sheet1.D30];7)=0;&quot;DDD&quot;;&quot;i&quot;);&quot;.&quot;)" office:value-type="string" office:string-value="DDD" calcext:value-type="string">
            <text:p>DDD</text:p>
          </table:table-cell>
          <table:table-cell table:formula="of:=IF([Sheet1.E30]&gt;0;IF(MOD([Sheet1.E30];7)=0;&quot;DDD&quot;;&quot;i&quot;);&quot;.&quot;)" office:value-type="string" office:string-value="DDD" calcext:value-type="string">
            <text:p>DDD</text:p>
          </table:table-cell>
          <table:table-cell table:formula="of:=IF([Sheet1.F30]&gt;0;IF(MOD([Sheet1.F30];7)=0;&quot;DDD&quot;;&quot;i&quot;);&quot;.&quot;)" office:value-type="string" office:string-value="DDD" calcext:value-type="string">
            <text:p>DDD</text:p>
          </table:table-cell>
          <table:table-cell table:formula="of:=IF([Sheet1.G30]&gt;0;IF(MOD([Sheet1.G30];7)=0;&quot;DDD&quot;;&quot;i&quot;);&quot;.&quot;)" office:value-type="string" office:string-value="DDD" calcext:value-type="string">
            <text:p>DDD</text:p>
          </table:table-cell>
          <table:table-cell table:formula="of:=IF([Sheet1.H30]&gt;0;IF(MOD([Sheet1.H30];7)=0;&quot;DDD&quot;;&quot;i&quot;);&quot;.&quot;)" office:value-type="string" office:string-value="i" calcext:value-type="string">
            <text:p>i</text:p>
          </table:table-cell>
          <table:table-cell table:formula="of:=IF([Sheet1.I30]&gt;0;IF(MOD([Sheet1.I30];7)=0;&quot;DDD&quot;;&quot;i&quot;);&quot;.&quot;)" office:value-type="string" office:string-value="i" calcext:value-type="string">
            <text:p>i</text:p>
          </table:table-cell>
          <table:table-cell table:formula="of:=IF([Sheet1.J30]&gt;0;IF(MOD([Sheet1.J30];7)=0;&quot;DDD&quot;;&quot;i&quot;);&quot;.&quot;)" office:value-type="string" office:string-value="DDD" calcext:value-type="string">
            <text:p>DDD</text:p>
          </table:table-cell>
          <table:table-cell table:formula="of:=IF([Sheet1.K30]&gt;0;IF(MOD([Sheet1.K30];7)=0;&quot;DDD&quot;;&quot;i&quot;);&quot;.&quot;)" office:value-type="string" office:string-value="DDD" calcext:value-type="string">
            <text:p>DDD</text:p>
          </table:table-cell>
          <table:table-cell table:formula="of:=IF([Sheet1.L30]&gt;0;IF(MOD([Sheet1.L30];7)=0;&quot;DDD&quot;;&quot;i&quot;);&quot;.&quot;)" office:value-type="string" office:string-value="DDD" calcext:value-type="string">
            <text:p>DDD</text:p>
          </table:table-cell>
          <table:table-cell table:formula="of:=IF([Sheet1.M30]&gt;0;IF(MOD([Sheet1.M30];7)=0;&quot;DDD&quot;;&quot;i&quot;);&quot;.&quot;)" office:value-type="string" office:string-value="DDD" calcext:value-type="string">
            <text:p>DDD</text:p>
          </table:table-cell>
          <table:table-cell table:formula="of:=IF([Sheet1.N30]&gt;0;IF(MOD([Sheet1.N30];7)=0;&quot;DDD&quot;;&quot;i&quot;);&quot;.&quot;)" office:value-type="string" office:string-value="DDD" calcext:value-type="string">
            <text:p>DDD</text:p>
          </table:table-cell>
          <table:table-cell table:formula="of:=IF([Sheet1.O30]&gt;0;IF(MOD([Sheet1.O30];7)=0;&quot;DDD&quot;;&quot;i&quot;);&quot;.&quot;)" office:value-type="string" office:string-value="i" calcext:value-type="string">
            <text:p>i</text:p>
          </table:table-cell>
          <table:table-cell table:formula="of:=IF([Sheet1.P30]&gt;0;IF(MOD([Sheet1.P30];7)=0;&quot;DDD&quot;;&quot;i&quot;);&quot;.&quot;)" office:value-type="string" office:string-value="i" calcext:value-type="string">
            <text:p>i</text:p>
          </table:table-cell>
          <table:table-cell table:formula="of:=IF([Sheet1.Q30]&gt;0;IF(MOD([Sheet1.Q30];7)=0;&quot;DDD&quot;;&quot;i&quot;);&quot;.&quot;)" office:value-type="string" office:string-value="DDD" calcext:value-type="string">
            <text:p>DDD</text:p>
          </table:table-cell>
          <table:table-cell table:formula="of:=IF([Sheet1.R30]&gt;0;IF(MOD([Sheet1.R30];7)=0;&quot;DDD&quot;;&quot;i&quot;);&quot;.&quot;)" office:value-type="string" office:string-value="DDD" calcext:value-type="string">
            <text:p>DDD</text:p>
          </table:table-cell>
          <table:table-cell table:formula="of:=IF([Sheet1.S30]&gt;0;IF(MOD([Sheet1.S30];7)=0;&quot;DDD&quot;;&quot;i&quot;);&quot;.&quot;)" office:value-type="string" office:string-value="DDD" calcext:value-type="string">
            <text:p>DDD</text:p>
          </table:table-cell>
          <table:table-cell table:formula="of:=IF([Sheet1.T30]&gt;0;IF(MOD([Sheet1.T30];7)=0;&quot;DDD&quot;;&quot;i&quot;);&quot;.&quot;)" office:value-type="string" office:string-value="DDD" calcext:value-type="string">
            <text:p>DDD</text:p>
          </table:table-cell>
          <table:table-cell table:formula="of:=IF([Sheet1.U30]&gt;0;IF(MOD([Sheet1.U30];7)=0;&quot;DDD&quot;;&quot;i&quot;);&quot;.&quot;)" office:value-type="string" office:string-value="DDD" calcext:value-type="string">
            <text:p>DDD</text:p>
          </table:table-cell>
          <table:table-cell table:formula="of:=IF([Sheet1.V30]&gt;0;IF(MOD([Sheet1.V30];7)=0;&quot;DDD&quot;;&quot;i&quot;);&quot;.&quot;)" office:value-type="string" office:string-value="i" calcext:value-type="string">
            <text:p>i</text:p>
          </table:table-cell>
          <table:table-cell table:formula="of:=IF([Sheet1.W30]&gt;0;IF(MOD([Sheet1.W30];7)=0;&quot;DDD&quot;;&quot;i&quot;);&quot;.&quot;)" office:value-type="string" office:string-value="i" calcext:value-type="string">
            <text:p>i</text:p>
          </table:table-cell>
          <table:table-cell table:formula="of:=IF([Sheet1.X30]&gt;0;IF(MOD([Sheet1.X30];7)=0;&quot;DDD&quot;;&quot;i&quot;);&quot;.&quot;)" office:value-type="string" office:string-value="DDD" calcext:value-type="string">
            <text:p>DDD</text:p>
          </table:table-cell>
          <table:table-cell table:formula="of:=IF([Sheet1.Y30]&gt;0;IF(MOD([Sheet1.Y30];7)=0;&quot;DDD&quot;;&quot;i&quot;);&quot;.&quot;)" office:value-type="string" office:string-value="DDD" calcext:value-type="string">
            <text:p>DDD</text:p>
          </table:table-cell>
          <table:table-cell table:formula="of:=IF([Sheet1.Z30]&gt;0;IF(MOD([Sheet1.Z30];7)=0;&quot;DDD&quot;;&quot;i&quot;);&quot;.&quot;)" office:value-type="string" office:string-value="DDD" calcext:value-type="string">
            <text:p>DDD</text:p>
          </table:table-cell>
          <table:table-cell table:formula="of:=IF([Sheet1.AA30]&gt;0;IF(MOD([Sheet1.AA30];7)=0;&quot;DDD&quot;;&quot;i&quot;);&quot;.&quot;)" office:value-type="string" office:string-value="DDD" calcext:value-type="string">
            <text:p>DDD</text:p>
          </table:table-cell>
          <table:table-cell table:formula="of:=IF([Sheet1.AB30]&gt;0;IF(MOD([Sheet1.AB30];7)=0;&quot;DDD&quot;;&quot;i&quot;);&quot;.&quot;)" office:value-type="string" office:string-value="DDD" calcext:value-type="string">
            <text:p>DDD</text:p>
          </table:table-cell>
          <table:table-cell table:formula="of:=IF([Sheet1.AC30]&gt;0;IF(MOD([Sheet1.AC30];7)=0;&quot;DDD&quot;;&quot;i&quot;);&quot;.&quot;)" office:value-type="string" office:string-value="i" calcext:value-type="string">
            <text:p>i</text:p>
          </table:table-cell>
          <table:table-cell table:formula="of:=IF([Sheet1.AD30]&gt;0;IF(MOD([Sheet1.AD30];7)=0;&quot;DDD&quot;;&quot;i&quot;);&quot;.&quot;)" office:value-type="string" office:string-value="i" calcext:value-type="string">
            <text:p>i</text:p>
          </table:table-cell>
          <table:table-cell table:formula="of:=IF([Sheet1.AE30]&gt;0;IF(MOD([Sheet1.AE30];7)=0;&quot;DDD&quot;;&quot;i&quot;);&quot;.&quot;)" office:value-type="string" office:string-value="." calcext:value-type="string">
            <text:p>.</text:p>
          </table:table-cell>
          <table:table-cell table:formula="of:=IF([Sheet1.AF30]&gt;0;IF(MOD([Sheet1.AF30];7)=0;&quot;DDD&quot;;&quot;i&quot;);&quot;.&quot;)" office:value-type="string" office:string-value="." calcext:value-type="string">
            <text:p>.</text:p>
          </table:table-cell>
          <table:table-cell table:formula="of:=IF([Sheet1.AG30]&gt;0;IF(MOD([Sheet1.AG30];7)=0;&quot;DDD&quot;;&quot;i&quot;);&quot;.&quot;)" office:value-type="string" office:string-value="." calcext:value-type="string">
            <text:p>.</text:p>
          </table:table-cell>
          <table:table-cell table:formula="of:=IF([Sheet1.AH30]&gt;0;IF(MOD([Sheet1.AH30];7)=0;&quot;DDD&quot;;&quot;i&quot;);&quot;.&quot;)" office:value-type="string" office:string-value="." calcext:value-type="string">
            <text:p>.</text:p>
          </table:table-cell>
          <table:table-cell table:formula="of:=IF([Sheet1.AI30]&gt;0;IF(MOD([Sheet1.AI30];7)=0;&quot;DDD&quot;;&quot;i&quot;);&quot;.&quot;)" office:value-type="string" office:string-value="." calcext:value-type="string">
            <text:p>.</text:p>
          </table:table-cell>
          <table:table-cell table:formula="of:=IF([Sheet1.AJ30]&gt;0;IF(MOD([Sheet1.AJ30];7)=0;&quot;DDD&quot;;&quot;i&quot;);&quot;.&quot;)" office:value-type="string" office:string-value="." calcext:value-type="string">
            <text:p>.</text:p>
          </table:table-cell>
          <table:table-cell table:formula="of:=IF([Sheet1.AK30]&gt;0;IF(MOD([Sheet1.AK30];7)=0;&quot;DDD&quot;;&quot;i&quot;);&quot;.&quot;)" office:value-type="string" office:string-value="." calcext:value-type="string">
            <text:p>.</text:p>
          </table:table-cell>
          <table:table-cell table:formula="of:=IF([Sheet1.AL30]&gt;0;IF(MOD([Sheet1.AL30];7)=0;&quot;DDD&quot;;&quot;i&quot;);&quot;.&quot;)" office:value-type="string" office:string-value="." calcext:value-type="string">
            <text:p>.</text:p>
          </table:table-cell>
          <table:table-cell table:formula="of:=IF([Sheet1.AM30]&gt;0;IF(MOD([Sheet1.AM30];7)=0;&quot;DDD&quot;;&quot;i&quot;);&quot;.&quot;)" office:value-type="string" office:string-value="." calcext:value-type="string">
            <text:p>.</text:p>
          </table:table-cell>
          <table:table-cell table:formula="of:=IF([Sheet1.AN30]&gt;0;IF(MOD([Sheet1.AN30];7)=0;&quot;DDD&quot;;&quot;i&quot;);&quot;.&quot;)" office:value-type="string" office:string-value="." calcext:value-type="string">
            <text:p>.</text:p>
          </table:table-cell>
          <table:table-cell table:formula="of:=IF([Sheet1.AO30]&gt;0;IF(MOD([Sheet1.AO30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31]&gt;0;IF(MOD([Sheet1.A31];7)=0;&quot;DDD&quot;;&quot;i&quot;);&quot;.&quot;)" office:value-type="string" office:string-value="i" calcext:value-type="string">
            <text:p>i</text:p>
          </table:table-cell>
          <table:table-cell table:formula="of:=IF([Sheet1.B31]&gt;0;IF(MOD([Sheet1.B31];7)=0;&quot;DDD&quot;;&quot;i&quot;);&quot;.&quot;)" office:value-type="string" office:string-value="i" calcext:value-type="string">
            <text:p>i</text:p>
          </table:table-cell>
          <table:table-cell table:formula="of:=IF([Sheet1.C31]&gt;0;IF(MOD([Sheet1.C31];7)=0;&quot;DDD&quot;;&quot;i&quot;);&quot;.&quot;)" office:value-type="string" office:string-value="i" calcext:value-type="string">
            <text:p>i</text:p>
          </table:table-cell>
          <table:table-cell table:formula="of:=IF([Sheet1.D31]&gt;0;IF(MOD([Sheet1.D31];7)=0;&quot;DDD&quot;;&quot;i&quot;);&quot;.&quot;)" office:value-type="string" office:string-value="DDD" calcext:value-type="string">
            <text:p>DDD</text:p>
          </table:table-cell>
          <table:table-cell table:formula="of:=IF([Sheet1.E31]&gt;0;IF(MOD([Sheet1.E31];7)=0;&quot;DDD&quot;;&quot;i&quot;);&quot;.&quot;)" office:value-type="string" office:string-value="DDD" calcext:value-type="string">
            <text:p>DDD</text:p>
          </table:table-cell>
          <table:table-cell table:formula="of:=IF([Sheet1.F31]&gt;0;IF(MOD([Sheet1.F31];7)=0;&quot;DDD&quot;;&quot;i&quot;);&quot;.&quot;)" office:value-type="string" office:string-value="DDD" calcext:value-type="string">
            <text:p>DDD</text:p>
          </table:table-cell>
          <table:table-cell table:formula="of:=IF([Sheet1.G31]&gt;0;IF(MOD([Sheet1.G31];7)=0;&quot;DDD&quot;;&quot;i&quot;);&quot;.&quot;)" office:value-type="string" office:string-value="DDD" calcext:value-type="string">
            <text:p>DDD</text:p>
          </table:table-cell>
          <table:table-cell table:formula="of:=IF([Sheet1.H31]&gt;0;IF(MOD([Sheet1.H31];7)=0;&quot;DDD&quot;;&quot;i&quot;);&quot;.&quot;)" office:value-type="string" office:string-value="i" calcext:value-type="string">
            <text:p>i</text:p>
          </table:table-cell>
          <table:table-cell table:formula="of:=IF([Sheet1.I31]&gt;0;IF(MOD([Sheet1.I31];7)=0;&quot;DDD&quot;;&quot;i&quot;);&quot;.&quot;)" office:value-type="string" office:string-value="i" calcext:value-type="string">
            <text:p>i</text:p>
          </table:table-cell>
          <table:table-cell table:formula="of:=IF([Sheet1.J31]&gt;0;IF(MOD([Sheet1.J31];7)=0;&quot;DDD&quot;;&quot;i&quot;);&quot;.&quot;)" office:value-type="string" office:string-value="i" calcext:value-type="string">
            <text:p>i</text:p>
          </table:table-cell>
          <table:table-cell table:formula="of:=IF([Sheet1.K31]&gt;0;IF(MOD([Sheet1.K31];7)=0;&quot;DDD&quot;;&quot;i&quot;);&quot;.&quot;)" office:value-type="string" office:string-value="DDD" calcext:value-type="string">
            <text:p>DDD</text:p>
          </table:table-cell>
          <table:table-cell table:formula="of:=IF([Sheet1.L31]&gt;0;IF(MOD([Sheet1.L31];7)=0;&quot;DDD&quot;;&quot;i&quot;);&quot;.&quot;)" office:value-type="string" office:string-value="DDD" calcext:value-type="string">
            <text:p>DDD</text:p>
          </table:table-cell>
          <table:table-cell table:formula="of:=IF([Sheet1.M31]&gt;0;IF(MOD([Sheet1.M31];7)=0;&quot;DDD&quot;;&quot;i&quot;);&quot;.&quot;)" office:value-type="string" office:string-value="DDD" calcext:value-type="string">
            <text:p>DDD</text:p>
          </table:table-cell>
          <table:table-cell table:formula="of:=IF([Sheet1.N31]&gt;0;IF(MOD([Sheet1.N31];7)=0;&quot;DDD&quot;;&quot;i&quot;);&quot;.&quot;)" office:value-type="string" office:string-value="DDD" calcext:value-type="string">
            <text:p>DDD</text:p>
          </table:table-cell>
          <table:table-cell table:formula="of:=IF([Sheet1.O31]&gt;0;IF(MOD([Sheet1.O31];7)=0;&quot;DDD&quot;;&quot;i&quot;);&quot;.&quot;)" office:value-type="string" office:string-value="i" calcext:value-type="string">
            <text:p>i</text:p>
          </table:table-cell>
          <table:table-cell table:formula="of:=IF([Sheet1.P31]&gt;0;IF(MOD([Sheet1.P31];7)=0;&quot;DDD&quot;;&quot;i&quot;);&quot;.&quot;)" office:value-type="string" office:string-value="i" calcext:value-type="string">
            <text:p>i</text:p>
          </table:table-cell>
          <table:table-cell table:formula="of:=IF([Sheet1.Q31]&gt;0;IF(MOD([Sheet1.Q31];7)=0;&quot;DDD&quot;;&quot;i&quot;);&quot;.&quot;)" office:value-type="string" office:string-value="i" calcext:value-type="string">
            <text:p>i</text:p>
          </table:table-cell>
          <table:table-cell table:formula="of:=IF([Sheet1.R31]&gt;0;IF(MOD([Sheet1.R31];7)=0;&quot;DDD&quot;;&quot;i&quot;);&quot;.&quot;)" office:value-type="string" office:string-value="DDD" calcext:value-type="string">
            <text:p>DDD</text:p>
          </table:table-cell>
          <table:table-cell table:formula="of:=IF([Sheet1.S31]&gt;0;IF(MOD([Sheet1.S31];7)=0;&quot;DDD&quot;;&quot;i&quot;);&quot;.&quot;)" office:value-type="string" office:string-value="DDD" calcext:value-type="string">
            <text:p>DDD</text:p>
          </table:table-cell>
          <table:table-cell table:formula="of:=IF([Sheet1.T31]&gt;0;IF(MOD([Sheet1.T31];7)=0;&quot;DDD&quot;;&quot;i&quot;);&quot;.&quot;)" office:value-type="string" office:string-value="DDD" calcext:value-type="string">
            <text:p>DDD</text:p>
          </table:table-cell>
          <table:table-cell table:formula="of:=IF([Sheet1.U31]&gt;0;IF(MOD([Sheet1.U31];7)=0;&quot;DDD&quot;;&quot;i&quot;);&quot;.&quot;)" office:value-type="string" office:string-value="DDD" calcext:value-type="string">
            <text:p>DDD</text:p>
          </table:table-cell>
          <table:table-cell table:formula="of:=IF([Sheet1.V31]&gt;0;IF(MOD([Sheet1.V31];7)=0;&quot;DDD&quot;;&quot;i&quot;);&quot;.&quot;)" office:value-type="string" office:string-value="i" calcext:value-type="string">
            <text:p>i</text:p>
          </table:table-cell>
          <table:table-cell table:formula="of:=IF([Sheet1.W31]&gt;0;IF(MOD([Sheet1.W31];7)=0;&quot;DDD&quot;;&quot;i&quot;);&quot;.&quot;)" office:value-type="string" office:string-value="i" calcext:value-type="string">
            <text:p>i</text:p>
          </table:table-cell>
          <table:table-cell table:formula="of:=IF([Sheet1.X31]&gt;0;IF(MOD([Sheet1.X31];7)=0;&quot;DDD&quot;;&quot;i&quot;);&quot;.&quot;)" office:value-type="string" office:string-value="i" calcext:value-type="string">
            <text:p>i</text:p>
          </table:table-cell>
          <table:table-cell table:formula="of:=IF([Sheet1.Y31]&gt;0;IF(MOD([Sheet1.Y31];7)=0;&quot;DDD&quot;;&quot;i&quot;);&quot;.&quot;)" office:value-type="string" office:string-value="DDD" calcext:value-type="string">
            <text:p>DDD</text:p>
          </table:table-cell>
          <table:table-cell table:formula="of:=IF([Sheet1.Z31]&gt;0;IF(MOD([Sheet1.Z31];7)=0;&quot;DDD&quot;;&quot;i&quot;);&quot;.&quot;)" office:value-type="string" office:string-value="DDD" calcext:value-type="string">
            <text:p>DDD</text:p>
          </table:table-cell>
          <table:table-cell table:formula="of:=IF([Sheet1.AA31]&gt;0;IF(MOD([Sheet1.AA31];7)=0;&quot;DDD&quot;;&quot;i&quot;);&quot;.&quot;)" office:value-type="string" office:string-value="DDD" calcext:value-type="string">
            <text:p>DDD</text:p>
          </table:table-cell>
          <table:table-cell table:formula="of:=IF([Sheet1.AB31]&gt;0;IF(MOD([Sheet1.AB31];7)=0;&quot;DDD&quot;;&quot;i&quot;);&quot;.&quot;)" office:value-type="string" office:string-value="DDD" calcext:value-type="string">
            <text:p>DDD</text:p>
          </table:table-cell>
          <table:table-cell table:formula="of:=IF([Sheet1.AC31]&gt;0;IF(MOD([Sheet1.AC31];7)=0;&quot;DDD&quot;;&quot;i&quot;);&quot;.&quot;)" office:value-type="string" office:string-value="i" calcext:value-type="string">
            <text:p>i</text:p>
          </table:table-cell>
          <table:table-cell table:formula="of:=IF([Sheet1.AD31]&gt;0;IF(MOD([Sheet1.AD31];7)=0;&quot;DDD&quot;;&quot;i&quot;);&quot;.&quot;)" office:value-type="string" office:string-value="i" calcext:value-type="string">
            <text:p>i</text:p>
          </table:table-cell>
          <table:table-cell table:formula="of:=IF([Sheet1.AE31]&gt;0;IF(MOD([Sheet1.AE31];7)=0;&quot;DDD&quot;;&quot;i&quot;);&quot;.&quot;)" office:value-type="string" office:string-value="i" calcext:value-type="string">
            <text:p>i</text:p>
          </table:table-cell>
          <table:table-cell table:formula="of:=IF([Sheet1.AF31]&gt;0;IF(MOD([Sheet1.AF31];7)=0;&quot;DDD&quot;;&quot;i&quot;);&quot;.&quot;)" office:value-type="string" office:string-value="." calcext:value-type="string">
            <text:p>.</text:p>
          </table:table-cell>
          <table:table-cell table:formula="of:=IF([Sheet1.AG31]&gt;0;IF(MOD([Sheet1.AG31];7)=0;&quot;DDD&quot;;&quot;i&quot;);&quot;.&quot;)" office:value-type="string" office:string-value="." calcext:value-type="string">
            <text:p>.</text:p>
          </table:table-cell>
          <table:table-cell table:formula="of:=IF([Sheet1.AH31]&gt;0;IF(MOD([Sheet1.AH31];7)=0;&quot;DDD&quot;;&quot;i&quot;);&quot;.&quot;)" office:value-type="string" office:string-value="." calcext:value-type="string">
            <text:p>.</text:p>
          </table:table-cell>
          <table:table-cell table:formula="of:=IF([Sheet1.AI31]&gt;0;IF(MOD([Sheet1.AI31];7)=0;&quot;DDD&quot;;&quot;i&quot;);&quot;.&quot;)" office:value-type="string" office:string-value="." calcext:value-type="string">
            <text:p>.</text:p>
          </table:table-cell>
          <table:table-cell table:formula="of:=IF([Sheet1.AJ31]&gt;0;IF(MOD([Sheet1.AJ31];7)=0;&quot;DDD&quot;;&quot;i&quot;);&quot;.&quot;)" office:value-type="string" office:string-value="." calcext:value-type="string">
            <text:p>.</text:p>
          </table:table-cell>
          <table:table-cell table:formula="of:=IF([Sheet1.AK31]&gt;0;IF(MOD([Sheet1.AK31];7)=0;&quot;DDD&quot;;&quot;i&quot;);&quot;.&quot;)" office:value-type="string" office:string-value="." calcext:value-type="string">
            <text:p>.</text:p>
          </table:table-cell>
          <table:table-cell table:formula="of:=IF([Sheet1.AL31]&gt;0;IF(MOD([Sheet1.AL31];7)=0;&quot;DDD&quot;;&quot;i&quot;);&quot;.&quot;)" office:value-type="string" office:string-value="." calcext:value-type="string">
            <text:p>.</text:p>
          </table:table-cell>
          <table:table-cell table:formula="of:=IF([Sheet1.AM31]&gt;0;IF(MOD([Sheet1.AM31];7)=0;&quot;DDD&quot;;&quot;i&quot;);&quot;.&quot;)" office:value-type="string" office:string-value="." calcext:value-type="string">
            <text:p>.</text:p>
          </table:table-cell>
          <table:table-cell table:formula="of:=IF([Sheet1.AN31]&gt;0;IF(MOD([Sheet1.AN31];7)=0;&quot;DDD&quot;;&quot;i&quot;);&quot;.&quot;)" office:value-type="string" office:string-value="." calcext:value-type="string">
            <text:p>.</text:p>
          </table:table-cell>
          <table:table-cell table:formula="of:=IF([Sheet1.AO31]&gt;0;IF(MOD([Sheet1.AO31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32]&gt;0;IF(MOD([Sheet1.A32];7)=0;&quot;DDD&quot;;&quot;i&quot;);&quot;.&quot;)" office:value-type="string" office:string-value="i" calcext:value-type="string">
            <text:p>i</text:p>
          </table:table-cell>
          <table:table-cell table:formula="of:=IF([Sheet1.B32]&gt;0;IF(MOD([Sheet1.B32];7)=0;&quot;DDD&quot;;&quot;i&quot;);&quot;.&quot;)" office:value-type="string" office:string-value="i" calcext:value-type="string">
            <text:p>i</text:p>
          </table:table-cell>
          <table:table-cell table:formula="of:=IF([Sheet1.C32]&gt;0;IF(MOD([Sheet1.C32];7)=0;&quot;DDD&quot;;&quot;i&quot;);&quot;.&quot;)" office:value-type="string" office:string-value="i" calcext:value-type="string">
            <text:p>i</text:p>
          </table:table-cell>
          <table:table-cell table:formula="of:=IF([Sheet1.D32]&gt;0;IF(MOD([Sheet1.D32];7)=0;&quot;DDD&quot;;&quot;i&quot;);&quot;.&quot;)" office:value-type="string" office:string-value="i" calcext:value-type="string">
            <text:p>i</text:p>
          </table:table-cell>
          <table:table-cell table:formula="of:=IF([Sheet1.E32]&gt;0;IF(MOD([Sheet1.E32];7)=0;&quot;DDD&quot;;&quot;i&quot;);&quot;.&quot;)" office:value-type="string" office:string-value="DDD" calcext:value-type="string">
            <text:p>DDD</text:p>
          </table:table-cell>
          <table:table-cell table:formula="of:=IF([Sheet1.F32]&gt;0;IF(MOD([Sheet1.F32];7)=0;&quot;DDD&quot;;&quot;i&quot;);&quot;.&quot;)" office:value-type="string" office:string-value="DDD" calcext:value-type="string">
            <text:p>DDD</text:p>
          </table:table-cell>
          <table:table-cell table:formula="of:=IF([Sheet1.G32]&gt;0;IF(MOD([Sheet1.G32];7)=0;&quot;DDD&quot;;&quot;i&quot;);&quot;.&quot;)" office:value-type="string" office:string-value="DDD" calcext:value-type="string">
            <text:p>DDD</text:p>
          </table:table-cell>
          <table:table-cell table:formula="of:=IF([Sheet1.H32]&gt;0;IF(MOD([Sheet1.H32];7)=0;&quot;DDD&quot;;&quot;i&quot;);&quot;.&quot;)" office:value-type="string" office:string-value="i" calcext:value-type="string">
            <text:p>i</text:p>
          </table:table-cell>
          <table:table-cell table:formula="of:=IF([Sheet1.I32]&gt;0;IF(MOD([Sheet1.I32];7)=0;&quot;DDD&quot;;&quot;i&quot;);&quot;.&quot;)" office:value-type="string" office:string-value="i" calcext:value-type="string">
            <text:p>i</text:p>
          </table:table-cell>
          <table:table-cell table:formula="of:=IF([Sheet1.J32]&gt;0;IF(MOD([Sheet1.J32];7)=0;&quot;DDD&quot;;&quot;i&quot;);&quot;.&quot;)" office:value-type="string" office:string-value="i" calcext:value-type="string">
            <text:p>i</text:p>
          </table:table-cell>
          <table:table-cell table:formula="of:=IF([Sheet1.K32]&gt;0;IF(MOD([Sheet1.K32];7)=0;&quot;DDD&quot;;&quot;i&quot;);&quot;.&quot;)" office:value-type="string" office:string-value="i" calcext:value-type="string">
            <text:p>i</text:p>
          </table:table-cell>
          <table:table-cell table:formula="of:=IF([Sheet1.L32]&gt;0;IF(MOD([Sheet1.L32];7)=0;&quot;DDD&quot;;&quot;i&quot;);&quot;.&quot;)" office:value-type="string" office:string-value="DDD" calcext:value-type="string">
            <text:p>DDD</text:p>
          </table:table-cell>
          <table:table-cell table:formula="of:=IF([Sheet1.M32]&gt;0;IF(MOD([Sheet1.M32];7)=0;&quot;DDD&quot;;&quot;i&quot;);&quot;.&quot;)" office:value-type="string" office:string-value="DDD" calcext:value-type="string">
            <text:p>DDD</text:p>
          </table:table-cell>
          <table:table-cell table:formula="of:=IF([Sheet1.N32]&gt;0;IF(MOD([Sheet1.N32];7)=0;&quot;DDD&quot;;&quot;i&quot;);&quot;.&quot;)" office:value-type="string" office:string-value="DDD" calcext:value-type="string">
            <text:p>DDD</text:p>
          </table:table-cell>
          <table:table-cell table:formula="of:=IF([Sheet1.O32]&gt;0;IF(MOD([Sheet1.O32];7)=0;&quot;DDD&quot;;&quot;i&quot;);&quot;.&quot;)" office:value-type="string" office:string-value="i" calcext:value-type="string">
            <text:p>i</text:p>
          </table:table-cell>
          <table:table-cell table:formula="of:=IF([Sheet1.P32]&gt;0;IF(MOD([Sheet1.P32];7)=0;&quot;DDD&quot;;&quot;i&quot;);&quot;.&quot;)" office:value-type="string" office:string-value="i" calcext:value-type="string">
            <text:p>i</text:p>
          </table:table-cell>
          <table:table-cell table:formula="of:=IF([Sheet1.Q32]&gt;0;IF(MOD([Sheet1.Q32];7)=0;&quot;DDD&quot;;&quot;i&quot;);&quot;.&quot;)" office:value-type="string" office:string-value="i" calcext:value-type="string">
            <text:p>i</text:p>
          </table:table-cell>
          <table:table-cell table:formula="of:=IF([Sheet1.R32]&gt;0;IF(MOD([Sheet1.R32];7)=0;&quot;DDD&quot;;&quot;i&quot;);&quot;.&quot;)" office:value-type="string" office:string-value="i" calcext:value-type="string">
            <text:p>i</text:p>
          </table:table-cell>
          <table:table-cell table:formula="of:=IF([Sheet1.S32]&gt;0;IF(MOD([Sheet1.S32];7)=0;&quot;DDD&quot;;&quot;i&quot;);&quot;.&quot;)" office:value-type="string" office:string-value="DDD" calcext:value-type="string">
            <text:p>DDD</text:p>
          </table:table-cell>
          <table:table-cell table:formula="of:=IF([Sheet1.T32]&gt;0;IF(MOD([Sheet1.T32];7)=0;&quot;DDD&quot;;&quot;i&quot;);&quot;.&quot;)" office:value-type="string" office:string-value="DDD" calcext:value-type="string">
            <text:p>DDD</text:p>
          </table:table-cell>
          <table:table-cell table:formula="of:=IF([Sheet1.U32]&gt;0;IF(MOD([Sheet1.U32];7)=0;&quot;DDD&quot;;&quot;i&quot;);&quot;.&quot;)" office:value-type="string" office:string-value="DDD" calcext:value-type="string">
            <text:p>DDD</text:p>
          </table:table-cell>
          <table:table-cell table:formula="of:=IF([Sheet1.V32]&gt;0;IF(MOD([Sheet1.V32];7)=0;&quot;DDD&quot;;&quot;i&quot;);&quot;.&quot;)" office:value-type="string" office:string-value="i" calcext:value-type="string">
            <text:p>i</text:p>
          </table:table-cell>
          <table:table-cell table:formula="of:=IF([Sheet1.W32]&gt;0;IF(MOD([Sheet1.W32];7)=0;&quot;DDD&quot;;&quot;i&quot;);&quot;.&quot;)" office:value-type="string" office:string-value="i" calcext:value-type="string">
            <text:p>i</text:p>
          </table:table-cell>
          <table:table-cell table:formula="of:=IF([Sheet1.X32]&gt;0;IF(MOD([Sheet1.X32];7)=0;&quot;DDD&quot;;&quot;i&quot;);&quot;.&quot;)" office:value-type="string" office:string-value="i" calcext:value-type="string">
            <text:p>i</text:p>
          </table:table-cell>
          <table:table-cell table:formula="of:=IF([Sheet1.Y32]&gt;0;IF(MOD([Sheet1.Y32];7)=0;&quot;DDD&quot;;&quot;i&quot;);&quot;.&quot;)" office:value-type="string" office:string-value="i" calcext:value-type="string">
            <text:p>i</text:p>
          </table:table-cell>
          <table:table-cell table:formula="of:=IF([Sheet1.Z32]&gt;0;IF(MOD([Sheet1.Z32];7)=0;&quot;DDD&quot;;&quot;i&quot;);&quot;.&quot;)" office:value-type="string" office:string-value="DDD" calcext:value-type="string">
            <text:p>DDD</text:p>
          </table:table-cell>
          <table:table-cell table:formula="of:=IF([Sheet1.AA32]&gt;0;IF(MOD([Sheet1.AA32];7)=0;&quot;DDD&quot;;&quot;i&quot;);&quot;.&quot;)" office:value-type="string" office:string-value="DDD" calcext:value-type="string">
            <text:p>DDD</text:p>
          </table:table-cell>
          <table:table-cell table:formula="of:=IF([Sheet1.AB32]&gt;0;IF(MOD([Sheet1.AB32];7)=0;&quot;DDD&quot;;&quot;i&quot;);&quot;.&quot;)" office:value-type="string" office:string-value="DDD" calcext:value-type="string">
            <text:p>DDD</text:p>
          </table:table-cell>
          <table:table-cell table:formula="of:=IF([Sheet1.AC32]&gt;0;IF(MOD([Sheet1.AC32];7)=0;&quot;DDD&quot;;&quot;i&quot;);&quot;.&quot;)" office:value-type="string" office:string-value="i" calcext:value-type="string">
            <text:p>i</text:p>
          </table:table-cell>
          <table:table-cell table:formula="of:=IF([Sheet1.AD32]&gt;0;IF(MOD([Sheet1.AD32];7)=0;&quot;DDD&quot;;&quot;i&quot;);&quot;.&quot;)" office:value-type="string" office:string-value="i" calcext:value-type="string">
            <text:p>i</text:p>
          </table:table-cell>
          <table:table-cell table:formula="of:=IF([Sheet1.AE32]&gt;0;IF(MOD([Sheet1.AE32];7)=0;&quot;DDD&quot;;&quot;i&quot;);&quot;.&quot;)" office:value-type="string" office:string-value="i" calcext:value-type="string">
            <text:p>i</text:p>
          </table:table-cell>
          <table:table-cell table:formula="of:=IF([Sheet1.AF32]&gt;0;IF(MOD([Sheet1.AF32];7)=0;&quot;DDD&quot;;&quot;i&quot;);&quot;.&quot;)" office:value-type="string" office:string-value="i" calcext:value-type="string">
            <text:p>i</text:p>
          </table:table-cell>
          <table:table-cell table:formula="of:=IF([Sheet1.AG32]&gt;0;IF(MOD([Sheet1.AG32];7)=0;&quot;DDD&quot;;&quot;i&quot;);&quot;.&quot;)" office:value-type="string" office:string-value="." calcext:value-type="string">
            <text:p>.</text:p>
          </table:table-cell>
          <table:table-cell table:formula="of:=IF([Sheet1.AH32]&gt;0;IF(MOD([Sheet1.AH32];7)=0;&quot;DDD&quot;;&quot;i&quot;);&quot;.&quot;)" office:value-type="string" office:string-value="." calcext:value-type="string">
            <text:p>.</text:p>
          </table:table-cell>
          <table:table-cell table:formula="of:=IF([Sheet1.AI32]&gt;0;IF(MOD([Sheet1.AI32];7)=0;&quot;DDD&quot;;&quot;i&quot;);&quot;.&quot;)" office:value-type="string" office:string-value="." calcext:value-type="string">
            <text:p>.</text:p>
          </table:table-cell>
          <table:table-cell table:formula="of:=IF([Sheet1.AJ32]&gt;0;IF(MOD([Sheet1.AJ32];7)=0;&quot;DDD&quot;;&quot;i&quot;);&quot;.&quot;)" office:value-type="string" office:string-value="." calcext:value-type="string">
            <text:p>.</text:p>
          </table:table-cell>
          <table:table-cell table:formula="of:=IF([Sheet1.AK32]&gt;0;IF(MOD([Sheet1.AK32];7)=0;&quot;DDD&quot;;&quot;i&quot;);&quot;.&quot;)" office:value-type="string" office:string-value="." calcext:value-type="string">
            <text:p>.</text:p>
          </table:table-cell>
          <table:table-cell table:formula="of:=IF([Sheet1.AL32]&gt;0;IF(MOD([Sheet1.AL32];7)=0;&quot;DDD&quot;;&quot;i&quot;);&quot;.&quot;)" office:value-type="string" office:string-value="." calcext:value-type="string">
            <text:p>.</text:p>
          </table:table-cell>
          <table:table-cell table:formula="of:=IF([Sheet1.AM32]&gt;0;IF(MOD([Sheet1.AM32];7)=0;&quot;DDD&quot;;&quot;i&quot;);&quot;.&quot;)" office:value-type="string" office:string-value="." calcext:value-type="string">
            <text:p>.</text:p>
          </table:table-cell>
          <table:table-cell table:formula="of:=IF([Sheet1.AN32]&gt;0;IF(MOD([Sheet1.AN32];7)=0;&quot;DDD&quot;;&quot;i&quot;);&quot;.&quot;)" office:value-type="string" office:string-value="." calcext:value-type="string">
            <text:p>.</text:p>
          </table:table-cell>
          <table:table-cell table:formula="of:=IF([Sheet1.AO32]&gt;0;IF(MOD([Sheet1.AO32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33]&gt;0;IF(MOD([Sheet1.A33];7)=0;&quot;DDD&quot;;&quot;i&quot;);&quot;.&quot;)" office:value-type="string" office:string-value="i" calcext:value-type="string">
            <text:p>i</text:p>
          </table:table-cell>
          <table:table-cell table:formula="of:=IF([Sheet1.B33]&gt;0;IF(MOD([Sheet1.B33];7)=0;&quot;DDD&quot;;&quot;i&quot;);&quot;.&quot;)" office:value-type="string" office:string-value="i" calcext:value-type="string">
            <text:p>i</text:p>
          </table:table-cell>
          <table:table-cell table:formula="of:=IF([Sheet1.C33]&gt;0;IF(MOD([Sheet1.C33];7)=0;&quot;DDD&quot;;&quot;i&quot;);&quot;.&quot;)" office:value-type="string" office:string-value="i" calcext:value-type="string">
            <text:p>i</text:p>
          </table:table-cell>
          <table:table-cell table:formula="of:=IF([Sheet1.D33]&gt;0;IF(MOD([Sheet1.D33];7)=0;&quot;DDD&quot;;&quot;i&quot;);&quot;.&quot;)" office:value-type="string" office:string-value="i" calcext:value-type="string">
            <text:p>i</text:p>
          </table:table-cell>
          <table:table-cell table:formula="of:=IF([Sheet1.E33]&gt;0;IF(MOD([Sheet1.E33];7)=0;&quot;DDD&quot;;&quot;i&quot;);&quot;.&quot;)" office:value-type="string" office:string-value="i" calcext:value-type="string">
            <text:p>i</text:p>
          </table:table-cell>
          <table:table-cell table:formula="of:=IF([Sheet1.F33]&gt;0;IF(MOD([Sheet1.F33];7)=0;&quot;DDD&quot;;&quot;i&quot;);&quot;.&quot;)" office:value-type="string" office:string-value="DDD" calcext:value-type="string">
            <text:p>DDD</text:p>
          </table:table-cell>
          <table:table-cell table:formula="of:=IF([Sheet1.G33]&gt;0;IF(MOD([Sheet1.G33];7)=0;&quot;DDD&quot;;&quot;i&quot;);&quot;.&quot;)" office:value-type="string" office:string-value="DDD" calcext:value-type="string">
            <text:p>DDD</text:p>
          </table:table-cell>
          <table:table-cell table:formula="of:=IF([Sheet1.H33]&gt;0;IF(MOD([Sheet1.H33];7)=0;&quot;DDD&quot;;&quot;i&quot;);&quot;.&quot;)" office:value-type="string" office:string-value="i" calcext:value-type="string">
            <text:p>i</text:p>
          </table:table-cell>
          <table:table-cell table:formula="of:=IF([Sheet1.I33]&gt;0;IF(MOD([Sheet1.I33];7)=0;&quot;DDD&quot;;&quot;i&quot;);&quot;.&quot;)" office:value-type="string" office:string-value="i" calcext:value-type="string">
            <text:p>i</text:p>
          </table:table-cell>
          <table:table-cell table:formula="of:=IF([Sheet1.J33]&gt;0;IF(MOD([Sheet1.J33];7)=0;&quot;DDD&quot;;&quot;i&quot;);&quot;.&quot;)" office:value-type="string" office:string-value="i" calcext:value-type="string">
            <text:p>i</text:p>
          </table:table-cell>
          <table:table-cell table:formula="of:=IF([Sheet1.K33]&gt;0;IF(MOD([Sheet1.K33];7)=0;&quot;DDD&quot;;&quot;i&quot;);&quot;.&quot;)" office:value-type="string" office:string-value="i" calcext:value-type="string">
            <text:p>i</text:p>
          </table:table-cell>
          <table:table-cell table:formula="of:=IF([Sheet1.L33]&gt;0;IF(MOD([Sheet1.L33];7)=0;&quot;DDD&quot;;&quot;i&quot;);&quot;.&quot;)" office:value-type="string" office:string-value="i" calcext:value-type="string">
            <text:p>i</text:p>
          </table:table-cell>
          <table:table-cell table:formula="of:=IF([Sheet1.M33]&gt;0;IF(MOD([Sheet1.M33];7)=0;&quot;DDD&quot;;&quot;i&quot;);&quot;.&quot;)" office:value-type="string" office:string-value="DDD" calcext:value-type="string">
            <text:p>DDD</text:p>
          </table:table-cell>
          <table:table-cell table:formula="of:=IF([Sheet1.N33]&gt;0;IF(MOD([Sheet1.N33];7)=0;&quot;DDD&quot;;&quot;i&quot;);&quot;.&quot;)" office:value-type="string" office:string-value="DDD" calcext:value-type="string">
            <text:p>DDD</text:p>
          </table:table-cell>
          <table:table-cell table:formula="of:=IF([Sheet1.O33]&gt;0;IF(MOD([Sheet1.O33];7)=0;&quot;DDD&quot;;&quot;i&quot;);&quot;.&quot;)" office:value-type="string" office:string-value="i" calcext:value-type="string">
            <text:p>i</text:p>
          </table:table-cell>
          <table:table-cell table:formula="of:=IF([Sheet1.P33]&gt;0;IF(MOD([Sheet1.P33];7)=0;&quot;DDD&quot;;&quot;i&quot;);&quot;.&quot;)" office:value-type="string" office:string-value="i" calcext:value-type="string">
            <text:p>i</text:p>
          </table:table-cell>
          <table:table-cell table:formula="of:=IF([Sheet1.Q33]&gt;0;IF(MOD([Sheet1.Q33];7)=0;&quot;DDD&quot;;&quot;i&quot;);&quot;.&quot;)" office:value-type="string" office:string-value="i" calcext:value-type="string">
            <text:p>i</text:p>
          </table:table-cell>
          <table:table-cell table:formula="of:=IF([Sheet1.R33]&gt;0;IF(MOD([Sheet1.R33];7)=0;&quot;DDD&quot;;&quot;i&quot;);&quot;.&quot;)" office:value-type="string" office:string-value="i" calcext:value-type="string">
            <text:p>i</text:p>
          </table:table-cell>
          <table:table-cell table:formula="of:=IF([Sheet1.S33]&gt;0;IF(MOD([Sheet1.S33];7)=0;&quot;DDD&quot;;&quot;i&quot;);&quot;.&quot;)" office:value-type="string" office:string-value="i" calcext:value-type="string">
            <text:p>i</text:p>
          </table:table-cell>
          <table:table-cell table:formula="of:=IF([Sheet1.T33]&gt;0;IF(MOD([Sheet1.T33];7)=0;&quot;DDD&quot;;&quot;i&quot;);&quot;.&quot;)" office:value-type="string" office:string-value="DDD" calcext:value-type="string">
            <text:p>DDD</text:p>
          </table:table-cell>
          <table:table-cell table:formula="of:=IF([Sheet1.U33]&gt;0;IF(MOD([Sheet1.U33];7)=0;&quot;DDD&quot;;&quot;i&quot;);&quot;.&quot;)" office:value-type="string" office:string-value="DDD" calcext:value-type="string">
            <text:p>DDD</text:p>
          </table:table-cell>
          <table:table-cell table:formula="of:=IF([Sheet1.V33]&gt;0;IF(MOD([Sheet1.V33];7)=0;&quot;DDD&quot;;&quot;i&quot;);&quot;.&quot;)" office:value-type="string" office:string-value="i" calcext:value-type="string">
            <text:p>i</text:p>
          </table:table-cell>
          <table:table-cell table:formula="of:=IF([Sheet1.W33]&gt;0;IF(MOD([Sheet1.W33];7)=0;&quot;DDD&quot;;&quot;i&quot;);&quot;.&quot;)" office:value-type="string" office:string-value="i" calcext:value-type="string">
            <text:p>i</text:p>
          </table:table-cell>
          <table:table-cell table:formula="of:=IF([Sheet1.X33]&gt;0;IF(MOD([Sheet1.X33];7)=0;&quot;DDD&quot;;&quot;i&quot;);&quot;.&quot;)" office:value-type="string" office:string-value="i" calcext:value-type="string">
            <text:p>i</text:p>
          </table:table-cell>
          <table:table-cell table:formula="of:=IF([Sheet1.Y33]&gt;0;IF(MOD([Sheet1.Y33];7)=0;&quot;DDD&quot;;&quot;i&quot;);&quot;.&quot;)" office:value-type="string" office:string-value="i" calcext:value-type="string">
            <text:p>i</text:p>
          </table:table-cell>
          <table:table-cell table:formula="of:=IF([Sheet1.Z33]&gt;0;IF(MOD([Sheet1.Z33];7)=0;&quot;DDD&quot;;&quot;i&quot;);&quot;.&quot;)" office:value-type="string" office:string-value="i" calcext:value-type="string">
            <text:p>i</text:p>
          </table:table-cell>
          <table:table-cell table:formula="of:=IF([Sheet1.AA33]&gt;0;IF(MOD([Sheet1.AA33];7)=0;&quot;DDD&quot;;&quot;i&quot;);&quot;.&quot;)" office:value-type="string" office:string-value="DDD" calcext:value-type="string">
            <text:p>DDD</text:p>
          </table:table-cell>
          <table:table-cell table:formula="of:=IF([Sheet1.AB33]&gt;0;IF(MOD([Sheet1.AB33];7)=0;&quot;DDD&quot;;&quot;i&quot;);&quot;.&quot;)" office:value-type="string" office:string-value="DDD" calcext:value-type="string">
            <text:p>DDD</text:p>
          </table:table-cell>
          <table:table-cell table:formula="of:=IF([Sheet1.AC33]&gt;0;IF(MOD([Sheet1.AC33];7)=0;&quot;DDD&quot;;&quot;i&quot;);&quot;.&quot;)" office:value-type="string" office:string-value="i" calcext:value-type="string">
            <text:p>i</text:p>
          </table:table-cell>
          <table:table-cell table:formula="of:=IF([Sheet1.AD33]&gt;0;IF(MOD([Sheet1.AD33];7)=0;&quot;DDD&quot;;&quot;i&quot;);&quot;.&quot;)" office:value-type="string" office:string-value="i" calcext:value-type="string">
            <text:p>i</text:p>
          </table:table-cell>
          <table:table-cell table:formula="of:=IF([Sheet1.AE33]&gt;0;IF(MOD([Sheet1.AE33];7)=0;&quot;DDD&quot;;&quot;i&quot;);&quot;.&quot;)" office:value-type="string" office:string-value="i" calcext:value-type="string">
            <text:p>i</text:p>
          </table:table-cell>
          <table:table-cell table:formula="of:=IF([Sheet1.AF33]&gt;0;IF(MOD([Sheet1.AF33];7)=0;&quot;DDD&quot;;&quot;i&quot;);&quot;.&quot;)" office:value-type="string" office:string-value="i" calcext:value-type="string">
            <text:p>i</text:p>
          </table:table-cell>
          <table:table-cell table:formula="of:=IF([Sheet1.AG33]&gt;0;IF(MOD([Sheet1.AG33];7)=0;&quot;DDD&quot;;&quot;i&quot;);&quot;.&quot;)" office:value-type="string" office:string-value="i" calcext:value-type="string">
            <text:p>i</text:p>
          </table:table-cell>
          <table:table-cell table:formula="of:=IF([Sheet1.AH33]&gt;0;IF(MOD([Sheet1.AH33];7)=0;&quot;DDD&quot;;&quot;i&quot;);&quot;.&quot;)" office:value-type="string" office:string-value="." calcext:value-type="string">
            <text:p>.</text:p>
          </table:table-cell>
          <table:table-cell table:formula="of:=IF([Sheet1.AI33]&gt;0;IF(MOD([Sheet1.AI33];7)=0;&quot;DDD&quot;;&quot;i&quot;);&quot;.&quot;)" office:value-type="string" office:string-value="." calcext:value-type="string">
            <text:p>.</text:p>
          </table:table-cell>
          <table:table-cell table:formula="of:=IF([Sheet1.AJ33]&gt;0;IF(MOD([Sheet1.AJ33];7)=0;&quot;DDD&quot;;&quot;i&quot;);&quot;.&quot;)" office:value-type="string" office:string-value="." calcext:value-type="string">
            <text:p>.</text:p>
          </table:table-cell>
          <table:table-cell table:formula="of:=IF([Sheet1.AK33]&gt;0;IF(MOD([Sheet1.AK33];7)=0;&quot;DDD&quot;;&quot;i&quot;);&quot;.&quot;)" office:value-type="string" office:string-value="." calcext:value-type="string">
            <text:p>.</text:p>
          </table:table-cell>
          <table:table-cell table:formula="of:=IF([Sheet1.AL33]&gt;0;IF(MOD([Sheet1.AL33];7)=0;&quot;DDD&quot;;&quot;i&quot;);&quot;.&quot;)" office:value-type="string" office:string-value="." calcext:value-type="string">
            <text:p>.</text:p>
          </table:table-cell>
          <table:table-cell table:formula="of:=IF([Sheet1.AM33]&gt;0;IF(MOD([Sheet1.AM33];7)=0;&quot;DDD&quot;;&quot;i&quot;);&quot;.&quot;)" office:value-type="string" office:string-value="." calcext:value-type="string">
            <text:p>.</text:p>
          </table:table-cell>
          <table:table-cell table:formula="of:=IF([Sheet1.AN33]&gt;0;IF(MOD([Sheet1.AN33];7)=0;&quot;DDD&quot;;&quot;i&quot;);&quot;.&quot;)" office:value-type="string" office:string-value="." calcext:value-type="string">
            <text:p>.</text:p>
          </table:table-cell>
          <table:table-cell table:formula="of:=IF([Sheet1.AO33]&gt;0;IF(MOD([Sheet1.AO33];7)=0;&quot;DDD&quot;;&quot;i&quot;);&quot;.&quot;)" office:value-type="string" office:string-value="." calcext:value-type="string">
            <text:p>.</text:p>
          </table:table-cell>
        </table:table-row>
        <table:table-row table:style-name="ro1">
          <table:table-cell table:formula="of:=IF([Sheet1.A34]&gt;0;IF(MOD([Sheet1.A34];7)=0;&quot;DDD&quot;;&quot;i&quot;);&quot;.&quot;)" office:value-type="string" office:string-value="." calcext:value-type="string">
            <text:p>.</text:p>
          </table:table-cell>
          <table:table-cell table:formula="of:=IF([Sheet1.B34]&gt;0;IF(MOD([Sheet1.B34];7)=0;&quot;DDD&quot;;&quot;i&quot;);&quot;.&quot;)" office:value-type="string" office:string-value="." calcext:value-type="string">
            <text:p>.</text:p>
          </table:table-cell>
          <table:table-cell table:formula="of:=IF([Sheet1.C34]&gt;0;IF(MOD([Sheet1.C34];7)=0;&quot;DDD&quot;;&quot;i&quot;);&quot;.&quot;)" office:value-type="string" office:string-value="." calcext:value-type="string">
            <text:p>.</text:p>
          </table:table-cell>
          <table:table-cell table:formula="of:=IF([Sheet1.D34]&gt;0;IF(MOD([Sheet1.D34];7)=0;&quot;DDD&quot;;&quot;i&quot;);&quot;.&quot;)" office:value-type="string" office:string-value="." calcext:value-type="string">
            <text:p>.</text:p>
          </table:table-cell>
          <table:table-cell table:formula="of:=IF([Sheet1.E34]&gt;0;IF(MOD([Sheet1.E34];7)=0;&quot;DDD&quot;;&quot;i&quot;);&quot;.&quot;)" office:value-type="string" office:string-value="." calcext:value-type="string">
            <text:p>.</text:p>
          </table:table-cell>
          <table:table-cell table:formula="of:=IF([Sheet1.F34]&gt;0;IF(MOD([Sheet1.F34];7)=0;&quot;DDD&quot;;&quot;i&quot;);&quot;.&quot;)" office:value-type="string" office:string-value="." calcext:value-type="string">
            <text:p>.</text:p>
          </table:table-cell>
          <table:table-cell table:formula="of:=IF([Sheet1.G34]&gt;0;IF(MOD([Sheet1.G34];7)=0;&quot;DDD&quot;;&quot;i&quot;);&quot;.&quot;)" office:value-type="string" office:string-value="." calcext:value-type="string">
            <text:p>.</text:p>
          </table:table-cell>
          <table:table-cell table:formula="of:=IF([Sheet1.H34]&gt;0;IF(MOD([Sheet1.H34];7)=0;&quot;DDD&quot;;&quot;i&quot;);&quot;.&quot;)" office:value-type="string" office:string-value="." calcext:value-type="string">
            <text:p>.</text:p>
          </table:table-cell>
          <table:table-cell table:formula="of:=IF([Sheet1.I34]&gt;0;IF(MOD([Sheet1.I34];7)=0;&quot;DDD&quot;;&quot;i&quot;);&quot;.&quot;)" office:value-type="string" office:string-value="." calcext:value-type="string">
            <text:p>.</text:p>
          </table:table-cell>
          <table:table-cell table:formula="of:=IF([Sheet1.J34]&gt;0;IF(MOD([Sheet1.J34];7)=0;&quot;DDD&quot;;&quot;i&quot;);&quot;.&quot;)" office:value-type="string" office:string-value="." calcext:value-type="string">
            <text:p>.</text:p>
          </table:table-cell>
          <table:table-cell table:formula="of:=IF([Sheet1.K34]&gt;0;IF(MOD([Sheet1.K34];7)=0;&quot;DDD&quot;;&quot;i&quot;);&quot;.&quot;)" office:value-type="string" office:string-value="." calcext:value-type="string">
            <text:p>.</text:p>
          </table:table-cell>
          <table:table-cell table:formula="of:=IF([Sheet1.L34]&gt;0;IF(MOD([Sheet1.L34];7)=0;&quot;DDD&quot;;&quot;i&quot;);&quot;.&quot;)" office:value-type="string" office:string-value="." calcext:value-type="string">
            <text:p>.</text:p>
          </table:table-cell>
          <table:table-cell table:formula="of:=IF([Sheet1.M34]&gt;0;IF(MOD([Sheet1.M34];7)=0;&quot;DDD&quot;;&quot;i&quot;);&quot;.&quot;)" office:value-type="string" office:string-value="." calcext:value-type="string">
            <text:p>.</text:p>
          </table:table-cell>
          <table:table-cell table:formula="of:=IF([Sheet1.N34]&gt;0;IF(MOD([Sheet1.N34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35]&gt;0;IF(MOD([Sheet1.A35];7)=0;&quot;DDD&quot;;&quot;i&quot;);&quot;.&quot;)" office:value-type="string" office:string-value="." calcext:value-type="string">
            <text:p>.</text:p>
          </table:table-cell>
          <table:table-cell table:formula="of:=IF([Sheet1.B35]&gt;0;IF(MOD([Sheet1.B35];7)=0;&quot;DDD&quot;;&quot;i&quot;);&quot;.&quot;)" office:value-type="string" office:string-value="." calcext:value-type="string">
            <text:p>.</text:p>
          </table:table-cell>
          <table:table-cell table:formula="of:=IF([Sheet1.C35]&gt;0;IF(MOD([Sheet1.C35];7)=0;&quot;DDD&quot;;&quot;i&quot;);&quot;.&quot;)" office:value-type="string" office:string-value="." calcext:value-type="string">
            <text:p>.</text:p>
          </table:table-cell>
          <table:table-cell table:formula="of:=IF([Sheet1.D35]&gt;0;IF(MOD([Sheet1.D35];7)=0;&quot;DDD&quot;;&quot;i&quot;);&quot;.&quot;)" office:value-type="string" office:string-value="." calcext:value-type="string">
            <text:p>.</text:p>
          </table:table-cell>
          <table:table-cell table:formula="of:=IF([Sheet1.E35]&gt;0;IF(MOD([Sheet1.E35];7)=0;&quot;DDD&quot;;&quot;i&quot;);&quot;.&quot;)" office:value-type="string" office:string-value="." calcext:value-type="string">
            <text:p>.</text:p>
          </table:table-cell>
          <table:table-cell table:formula="of:=IF([Sheet1.F35]&gt;0;IF(MOD([Sheet1.F35];7)=0;&quot;DDD&quot;;&quot;i&quot;);&quot;.&quot;)" office:value-type="string" office:string-value="." calcext:value-type="string">
            <text:p>.</text:p>
          </table:table-cell>
          <table:table-cell table:formula="of:=IF([Sheet1.G35]&gt;0;IF(MOD([Sheet1.G35];7)=0;&quot;DDD&quot;;&quot;i&quot;);&quot;.&quot;)" office:value-type="string" office:string-value="." calcext:value-type="string">
            <text:p>.</text:p>
          </table:table-cell>
          <table:table-cell table:formula="of:=IF([Sheet1.H35]&gt;0;IF(MOD([Sheet1.H35];7)=0;&quot;DDD&quot;;&quot;i&quot;);&quot;.&quot;)" office:value-type="string" office:string-value="." calcext:value-type="string">
            <text:p>.</text:p>
          </table:table-cell>
          <table:table-cell table:formula="of:=IF([Sheet1.I35]&gt;0;IF(MOD([Sheet1.I35];7)=0;&quot;DDD&quot;;&quot;i&quot;);&quot;.&quot;)" office:value-type="string" office:string-value="." calcext:value-type="string">
            <text:p>.</text:p>
          </table:table-cell>
          <table:table-cell table:formula="of:=IF([Sheet1.J35]&gt;0;IF(MOD([Sheet1.J35];7)=0;&quot;DDD&quot;;&quot;i&quot;);&quot;.&quot;)" office:value-type="string" office:string-value="." calcext:value-type="string">
            <text:p>.</text:p>
          </table:table-cell>
          <table:table-cell table:formula="of:=IF([Sheet1.K35]&gt;0;IF(MOD([Sheet1.K35];7)=0;&quot;DDD&quot;;&quot;i&quot;);&quot;.&quot;)" office:value-type="string" office:string-value="." calcext:value-type="string">
            <text:p>.</text:p>
          </table:table-cell>
          <table:table-cell table:formula="of:=IF([Sheet1.L35]&gt;0;IF(MOD([Sheet1.L35];7)=0;&quot;DDD&quot;;&quot;i&quot;);&quot;.&quot;)" office:value-type="string" office:string-value="." calcext:value-type="string">
            <text:p>.</text:p>
          </table:table-cell>
          <table:table-cell table:formula="of:=IF([Sheet1.M35]&gt;0;IF(MOD([Sheet1.M35];7)=0;&quot;DDD&quot;;&quot;i&quot;);&quot;.&quot;)" office:value-type="string" office:string-value="." calcext:value-type="string">
            <text:p>.</text:p>
          </table:table-cell>
          <table:table-cell table:formula="of:=IF([Sheet1.N35]&gt;0;IF(MOD([Sheet1.N35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36]&gt;0;IF(MOD([Sheet1.A36];7)=0;&quot;DDD&quot;;&quot;i&quot;);&quot;.&quot;)" office:value-type="string" office:string-value="." calcext:value-type="string">
            <text:p>.</text:p>
          </table:table-cell>
          <table:table-cell table:formula="of:=IF([Sheet1.B36]&gt;0;IF(MOD([Sheet1.B36];7)=0;&quot;DDD&quot;;&quot;i&quot;);&quot;.&quot;)" office:value-type="string" office:string-value="." calcext:value-type="string">
            <text:p>.</text:p>
          </table:table-cell>
          <table:table-cell table:formula="of:=IF([Sheet1.C36]&gt;0;IF(MOD([Sheet1.C36];7)=0;&quot;DDD&quot;;&quot;i&quot;);&quot;.&quot;)" office:value-type="string" office:string-value="." calcext:value-type="string">
            <text:p>.</text:p>
          </table:table-cell>
          <table:table-cell table:formula="of:=IF([Sheet1.D36]&gt;0;IF(MOD([Sheet1.D36];7)=0;&quot;DDD&quot;;&quot;i&quot;);&quot;.&quot;)" office:value-type="string" office:string-value="." calcext:value-type="string">
            <text:p>.</text:p>
          </table:table-cell>
          <table:table-cell table:formula="of:=IF([Sheet1.E36]&gt;0;IF(MOD([Sheet1.E36];7)=0;&quot;DDD&quot;;&quot;i&quot;);&quot;.&quot;)" office:value-type="string" office:string-value="." calcext:value-type="string">
            <text:p>.</text:p>
          </table:table-cell>
          <table:table-cell table:formula="of:=IF([Sheet1.F36]&gt;0;IF(MOD([Sheet1.F36];7)=0;&quot;DDD&quot;;&quot;i&quot;);&quot;.&quot;)" office:value-type="string" office:string-value="." calcext:value-type="string">
            <text:p>.</text:p>
          </table:table-cell>
          <table:table-cell table:formula="of:=IF([Sheet1.G36]&gt;0;IF(MOD([Sheet1.G36];7)=0;&quot;DDD&quot;;&quot;i&quot;);&quot;.&quot;)" office:value-type="string" office:string-value="." calcext:value-type="string">
            <text:p>.</text:p>
          </table:table-cell>
          <table:table-cell table:formula="of:=IF([Sheet1.H36]&gt;0;IF(MOD([Sheet1.H36];7)=0;&quot;DDD&quot;;&quot;i&quot;);&quot;.&quot;)" office:value-type="string" office:string-value="." calcext:value-type="string">
            <text:p>.</text:p>
          </table:table-cell>
          <table:table-cell table:formula="of:=IF([Sheet1.I36]&gt;0;IF(MOD([Sheet1.I36];7)=0;&quot;DDD&quot;;&quot;i&quot;);&quot;.&quot;)" office:value-type="string" office:string-value="." calcext:value-type="string">
            <text:p>.</text:p>
          </table:table-cell>
          <table:table-cell table:formula="of:=IF([Sheet1.J36]&gt;0;IF(MOD([Sheet1.J36];7)=0;&quot;DDD&quot;;&quot;i&quot;);&quot;.&quot;)" office:value-type="string" office:string-value="." calcext:value-type="string">
            <text:p>.</text:p>
          </table:table-cell>
          <table:table-cell table:formula="of:=IF([Sheet1.K36]&gt;0;IF(MOD([Sheet1.K36];7)=0;&quot;DDD&quot;;&quot;i&quot;);&quot;.&quot;)" office:value-type="string" office:string-value="." calcext:value-type="string">
            <text:p>.</text:p>
          </table:table-cell>
          <table:table-cell table:formula="of:=IF([Sheet1.L36]&gt;0;IF(MOD([Sheet1.L36];7)=0;&quot;DDD&quot;;&quot;i&quot;);&quot;.&quot;)" office:value-type="string" office:string-value="." calcext:value-type="string">
            <text:p>.</text:p>
          </table:table-cell>
          <table:table-cell table:formula="of:=IF([Sheet1.M36]&gt;0;IF(MOD([Sheet1.M36];7)=0;&quot;DDD&quot;;&quot;i&quot;);&quot;.&quot;)" office:value-type="string" office:string-value="." calcext:value-type="string">
            <text:p>.</text:p>
          </table:table-cell>
          <table:table-cell table:formula="of:=IF([Sheet1.N36]&gt;0;IF(MOD([Sheet1.N36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37]&gt;0;IF(MOD([Sheet1.A37];7)=0;&quot;DDD&quot;;&quot;i&quot;);&quot;.&quot;)" office:value-type="string" office:string-value="." calcext:value-type="string">
            <text:p>.</text:p>
          </table:table-cell>
          <table:table-cell table:formula="of:=IF([Sheet1.B37]&gt;0;IF(MOD([Sheet1.B37];7)=0;&quot;DDD&quot;;&quot;i&quot;);&quot;.&quot;)" office:value-type="string" office:string-value="." calcext:value-type="string">
            <text:p>.</text:p>
          </table:table-cell>
          <table:table-cell table:formula="of:=IF([Sheet1.C37]&gt;0;IF(MOD([Sheet1.C37];7)=0;&quot;DDD&quot;;&quot;i&quot;);&quot;.&quot;)" office:value-type="string" office:string-value="." calcext:value-type="string">
            <text:p>.</text:p>
          </table:table-cell>
          <table:table-cell table:formula="of:=IF([Sheet1.D37]&gt;0;IF(MOD([Sheet1.D37];7)=0;&quot;DDD&quot;;&quot;i&quot;);&quot;.&quot;)" office:value-type="string" office:string-value="." calcext:value-type="string">
            <text:p>.</text:p>
          </table:table-cell>
          <table:table-cell table:formula="of:=IF([Sheet1.E37]&gt;0;IF(MOD([Sheet1.E37];7)=0;&quot;DDD&quot;;&quot;i&quot;);&quot;.&quot;)" office:value-type="string" office:string-value="." calcext:value-type="string">
            <text:p>.</text:p>
          </table:table-cell>
          <table:table-cell table:formula="of:=IF([Sheet1.F37]&gt;0;IF(MOD([Sheet1.F37];7)=0;&quot;DDD&quot;;&quot;i&quot;);&quot;.&quot;)" office:value-type="string" office:string-value="." calcext:value-type="string">
            <text:p>.</text:p>
          </table:table-cell>
          <table:table-cell table:formula="of:=IF([Sheet1.G37]&gt;0;IF(MOD([Sheet1.G37];7)=0;&quot;DDD&quot;;&quot;i&quot;);&quot;.&quot;)" office:value-type="string" office:string-value="." calcext:value-type="string">
            <text:p>.</text:p>
          </table:table-cell>
          <table:table-cell table:formula="of:=IF([Sheet1.H37]&gt;0;IF(MOD([Sheet1.H37];7)=0;&quot;DDD&quot;;&quot;i&quot;);&quot;.&quot;)" office:value-type="string" office:string-value="." calcext:value-type="string">
            <text:p>.</text:p>
          </table:table-cell>
          <table:table-cell table:formula="of:=IF([Sheet1.I37]&gt;0;IF(MOD([Sheet1.I37];7)=0;&quot;DDD&quot;;&quot;i&quot;);&quot;.&quot;)" office:value-type="string" office:string-value="." calcext:value-type="string">
            <text:p>.</text:p>
          </table:table-cell>
          <table:table-cell table:formula="of:=IF([Sheet1.J37]&gt;0;IF(MOD([Sheet1.J37];7)=0;&quot;DDD&quot;;&quot;i&quot;);&quot;.&quot;)" office:value-type="string" office:string-value="." calcext:value-type="string">
            <text:p>.</text:p>
          </table:table-cell>
          <table:table-cell table:formula="of:=IF([Sheet1.K37]&gt;0;IF(MOD([Sheet1.K37];7)=0;&quot;DDD&quot;;&quot;i&quot;);&quot;.&quot;)" office:value-type="string" office:string-value="." calcext:value-type="string">
            <text:p>.</text:p>
          </table:table-cell>
          <table:table-cell table:formula="of:=IF([Sheet1.L37]&gt;0;IF(MOD([Sheet1.L37];7)=0;&quot;DDD&quot;;&quot;i&quot;);&quot;.&quot;)" office:value-type="string" office:string-value="." calcext:value-type="string">
            <text:p>.</text:p>
          </table:table-cell>
          <table:table-cell table:formula="of:=IF([Sheet1.M37]&gt;0;IF(MOD([Sheet1.M37];7)=0;&quot;DDD&quot;;&quot;i&quot;);&quot;.&quot;)" office:value-type="string" office:string-value="." calcext:value-type="string">
            <text:p>.</text:p>
          </table:table-cell>
          <table:table-cell table:formula="of:=IF([Sheet1.N37]&gt;0;IF(MOD([Sheet1.N37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38]&gt;0;IF(MOD([Sheet1.A38];7)=0;&quot;DDD&quot;;&quot;i&quot;);&quot;.&quot;)" office:value-type="string" office:string-value="." calcext:value-type="string">
            <text:p>.</text:p>
          </table:table-cell>
          <table:table-cell table:formula="of:=IF([Sheet1.B38]&gt;0;IF(MOD([Sheet1.B38];7)=0;&quot;DDD&quot;;&quot;i&quot;);&quot;.&quot;)" office:value-type="string" office:string-value="." calcext:value-type="string">
            <text:p>.</text:p>
          </table:table-cell>
          <table:table-cell table:formula="of:=IF([Sheet1.C38]&gt;0;IF(MOD([Sheet1.C38];7)=0;&quot;DDD&quot;;&quot;i&quot;);&quot;.&quot;)" office:value-type="string" office:string-value="." calcext:value-type="string">
            <text:p>.</text:p>
          </table:table-cell>
          <table:table-cell table:formula="of:=IF([Sheet1.D38]&gt;0;IF(MOD([Sheet1.D38];7)=0;&quot;DDD&quot;;&quot;i&quot;);&quot;.&quot;)" office:value-type="string" office:string-value="." calcext:value-type="string">
            <text:p>.</text:p>
          </table:table-cell>
          <table:table-cell table:formula="of:=IF([Sheet1.E38]&gt;0;IF(MOD([Sheet1.E38];7)=0;&quot;DDD&quot;;&quot;i&quot;);&quot;.&quot;)" office:value-type="string" office:string-value="." calcext:value-type="string">
            <text:p>.</text:p>
          </table:table-cell>
          <table:table-cell table:formula="of:=IF([Sheet1.F38]&gt;0;IF(MOD([Sheet1.F38];7)=0;&quot;DDD&quot;;&quot;i&quot;);&quot;.&quot;)" office:value-type="string" office:string-value="." calcext:value-type="string">
            <text:p>.</text:p>
          </table:table-cell>
          <table:table-cell table:formula="of:=IF([Sheet1.G38]&gt;0;IF(MOD([Sheet1.G38];7)=0;&quot;DDD&quot;;&quot;i&quot;);&quot;.&quot;)" office:value-type="string" office:string-value="." calcext:value-type="string">
            <text:p>.</text:p>
          </table:table-cell>
          <table:table-cell table:formula="of:=IF([Sheet1.H38]&gt;0;IF(MOD([Sheet1.H38];7)=0;&quot;DDD&quot;;&quot;i&quot;);&quot;.&quot;)" office:value-type="string" office:string-value="." calcext:value-type="string">
            <text:p>.</text:p>
          </table:table-cell>
          <table:table-cell table:formula="of:=IF([Sheet1.I38]&gt;0;IF(MOD([Sheet1.I38];7)=0;&quot;DDD&quot;;&quot;i&quot;);&quot;.&quot;)" office:value-type="string" office:string-value="." calcext:value-type="string">
            <text:p>.</text:p>
          </table:table-cell>
          <table:table-cell table:formula="of:=IF([Sheet1.J38]&gt;0;IF(MOD([Sheet1.J38];7)=0;&quot;DDD&quot;;&quot;i&quot;);&quot;.&quot;)" office:value-type="string" office:string-value="." calcext:value-type="string">
            <text:p>.</text:p>
          </table:table-cell>
          <table:table-cell table:formula="of:=IF([Sheet1.K38]&gt;0;IF(MOD([Sheet1.K38];7)=0;&quot;DDD&quot;;&quot;i&quot;);&quot;.&quot;)" office:value-type="string" office:string-value="." calcext:value-type="string">
            <text:p>.</text:p>
          </table:table-cell>
          <table:table-cell table:formula="of:=IF([Sheet1.L38]&gt;0;IF(MOD([Sheet1.L38];7)=0;&quot;DDD&quot;;&quot;i&quot;);&quot;.&quot;)" office:value-type="string" office:string-value="." calcext:value-type="string">
            <text:p>.</text:p>
          </table:table-cell>
          <table:table-cell table:formula="of:=IF([Sheet1.M38]&gt;0;IF(MOD([Sheet1.M38];7)=0;&quot;DDD&quot;;&quot;i&quot;);&quot;.&quot;)" office:value-type="string" office:string-value="." calcext:value-type="string">
            <text:p>.</text:p>
          </table:table-cell>
          <table:table-cell table:formula="of:=IF([Sheet1.N38]&gt;0;IF(MOD([Sheet1.N38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39]&gt;0;IF(MOD([Sheet1.A39];7)=0;&quot;DDD&quot;;&quot;i&quot;);&quot;.&quot;)" office:value-type="string" office:string-value="." calcext:value-type="string">
            <text:p>.</text:p>
          </table:table-cell>
          <table:table-cell table:formula="of:=IF([Sheet1.B39]&gt;0;IF(MOD([Sheet1.B39];7)=0;&quot;DDD&quot;;&quot;i&quot;);&quot;.&quot;)" office:value-type="string" office:string-value="." calcext:value-type="string">
            <text:p>.</text:p>
          </table:table-cell>
          <table:table-cell table:formula="of:=IF([Sheet1.C39]&gt;0;IF(MOD([Sheet1.C39];7)=0;&quot;DDD&quot;;&quot;i&quot;);&quot;.&quot;)" office:value-type="string" office:string-value="." calcext:value-type="string">
            <text:p>.</text:p>
          </table:table-cell>
          <table:table-cell table:formula="of:=IF([Sheet1.D39]&gt;0;IF(MOD([Sheet1.D39];7)=0;&quot;DDD&quot;;&quot;i&quot;);&quot;.&quot;)" office:value-type="string" office:string-value="." calcext:value-type="string">
            <text:p>.</text:p>
          </table:table-cell>
          <table:table-cell table:formula="of:=IF([Sheet1.E39]&gt;0;IF(MOD([Sheet1.E39];7)=0;&quot;DDD&quot;;&quot;i&quot;);&quot;.&quot;)" office:value-type="string" office:string-value="." calcext:value-type="string">
            <text:p>.</text:p>
          </table:table-cell>
          <table:table-cell table:formula="of:=IF([Sheet1.F39]&gt;0;IF(MOD([Sheet1.F39];7)=0;&quot;DDD&quot;;&quot;i&quot;);&quot;.&quot;)" office:value-type="string" office:string-value="." calcext:value-type="string">
            <text:p>.</text:p>
          </table:table-cell>
          <table:table-cell table:formula="of:=IF([Sheet1.G39]&gt;0;IF(MOD([Sheet1.G39];7)=0;&quot;DDD&quot;;&quot;i&quot;);&quot;.&quot;)" office:value-type="string" office:string-value="." calcext:value-type="string">
            <text:p>.</text:p>
          </table:table-cell>
          <table:table-cell table:formula="of:=IF([Sheet1.H39]&gt;0;IF(MOD([Sheet1.H39];7)=0;&quot;DDD&quot;;&quot;i&quot;);&quot;.&quot;)" office:value-type="string" office:string-value="." calcext:value-type="string">
            <text:p>.</text:p>
          </table:table-cell>
          <table:table-cell table:formula="of:=IF([Sheet1.I39]&gt;0;IF(MOD([Sheet1.I39];7)=0;&quot;DDD&quot;;&quot;i&quot;);&quot;.&quot;)" office:value-type="string" office:string-value="." calcext:value-type="string">
            <text:p>.</text:p>
          </table:table-cell>
          <table:table-cell table:formula="of:=IF([Sheet1.J39]&gt;0;IF(MOD([Sheet1.J39];7)=0;&quot;DDD&quot;;&quot;i&quot;);&quot;.&quot;)" office:value-type="string" office:string-value="." calcext:value-type="string">
            <text:p>.</text:p>
          </table:table-cell>
          <table:table-cell table:formula="of:=IF([Sheet1.K39]&gt;0;IF(MOD([Sheet1.K39];7)=0;&quot;DDD&quot;;&quot;i&quot;);&quot;.&quot;)" office:value-type="string" office:string-value="." calcext:value-type="string">
            <text:p>.</text:p>
          </table:table-cell>
          <table:table-cell table:formula="of:=IF([Sheet1.L39]&gt;0;IF(MOD([Sheet1.L39];7)=0;&quot;DDD&quot;;&quot;i&quot;);&quot;.&quot;)" office:value-type="string" office:string-value="." calcext:value-type="string">
            <text:p>.</text:p>
          </table:table-cell>
          <table:table-cell table:formula="of:=IF([Sheet1.M39]&gt;0;IF(MOD([Sheet1.M39];7)=0;&quot;DDD&quot;;&quot;i&quot;);&quot;.&quot;)" office:value-type="string" office:string-value="." calcext:value-type="string">
            <text:p>.</text:p>
          </table:table-cell>
          <table:table-cell table:formula="of:=IF([Sheet1.N39]&gt;0;IF(MOD([Sheet1.N39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0]&gt;0;IF(MOD([Sheet1.A40];7)=0;&quot;DDD&quot;;&quot;i&quot;);&quot;.&quot;)" office:value-type="string" office:string-value="." calcext:value-type="string">
            <text:p>.</text:p>
          </table:table-cell>
          <table:table-cell table:formula="of:=IF([Sheet1.B40]&gt;0;IF(MOD([Sheet1.B40];7)=0;&quot;DDD&quot;;&quot;i&quot;);&quot;.&quot;)" office:value-type="string" office:string-value="." calcext:value-type="string">
            <text:p>.</text:p>
          </table:table-cell>
          <table:table-cell table:formula="of:=IF([Sheet1.C40]&gt;0;IF(MOD([Sheet1.C40];7)=0;&quot;DDD&quot;;&quot;i&quot;);&quot;.&quot;)" office:value-type="string" office:string-value="." calcext:value-type="string">
            <text:p>.</text:p>
          </table:table-cell>
          <table:table-cell table:formula="of:=IF([Sheet1.D40]&gt;0;IF(MOD([Sheet1.D40];7)=0;&quot;DDD&quot;;&quot;i&quot;);&quot;.&quot;)" office:value-type="string" office:string-value="." calcext:value-type="string">
            <text:p>.</text:p>
          </table:table-cell>
          <table:table-cell table:formula="of:=IF([Sheet1.E40]&gt;0;IF(MOD([Sheet1.E40];7)=0;&quot;DDD&quot;;&quot;i&quot;);&quot;.&quot;)" office:value-type="string" office:string-value="." calcext:value-type="string">
            <text:p>.</text:p>
          </table:table-cell>
          <table:table-cell table:formula="of:=IF([Sheet1.F40]&gt;0;IF(MOD([Sheet1.F40];7)=0;&quot;DDD&quot;;&quot;i&quot;);&quot;.&quot;)" office:value-type="string" office:string-value="." calcext:value-type="string">
            <text:p>.</text:p>
          </table:table-cell>
          <table:table-cell table:formula="of:=IF([Sheet1.G40]&gt;0;IF(MOD([Sheet1.G40];7)=0;&quot;DDD&quot;;&quot;i&quot;);&quot;.&quot;)" office:value-type="string" office:string-value="." calcext:value-type="string">
            <text:p>.</text:p>
          </table:table-cell>
          <table:table-cell table:formula="of:=IF([Sheet1.H40]&gt;0;IF(MOD([Sheet1.H40];7)=0;&quot;DDD&quot;;&quot;i&quot;);&quot;.&quot;)" office:value-type="string" office:string-value="." calcext:value-type="string">
            <text:p>.</text:p>
          </table:table-cell>
          <table:table-cell table:formula="of:=IF([Sheet1.I40]&gt;0;IF(MOD([Sheet1.I40];7)=0;&quot;DDD&quot;;&quot;i&quot;);&quot;.&quot;)" office:value-type="string" office:string-value="." calcext:value-type="string">
            <text:p>.</text:p>
          </table:table-cell>
          <table:table-cell table:formula="of:=IF([Sheet1.J40]&gt;0;IF(MOD([Sheet1.J40];7)=0;&quot;DDD&quot;;&quot;i&quot;);&quot;.&quot;)" office:value-type="string" office:string-value="." calcext:value-type="string">
            <text:p>.</text:p>
          </table:table-cell>
          <table:table-cell table:formula="of:=IF([Sheet1.K40]&gt;0;IF(MOD([Sheet1.K40];7)=0;&quot;DDD&quot;;&quot;i&quot;);&quot;.&quot;)" office:value-type="string" office:string-value="." calcext:value-type="string">
            <text:p>.</text:p>
          </table:table-cell>
          <table:table-cell table:formula="of:=IF([Sheet1.L40]&gt;0;IF(MOD([Sheet1.L40];7)=0;&quot;DDD&quot;;&quot;i&quot;);&quot;.&quot;)" office:value-type="string" office:string-value="." calcext:value-type="string">
            <text:p>.</text:p>
          </table:table-cell>
          <table:table-cell table:formula="of:=IF([Sheet1.M40]&gt;0;IF(MOD([Sheet1.M40];7)=0;&quot;DDD&quot;;&quot;i&quot;);&quot;.&quot;)" office:value-type="string" office:string-value="." calcext:value-type="string">
            <text:p>.</text:p>
          </table:table-cell>
          <table:table-cell table:formula="of:=IF([Sheet1.N40]&gt;0;IF(MOD([Sheet1.N40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1]&gt;0;IF(MOD([Sheet1.A41];7)=0;&quot;DDD&quot;;&quot;i&quot;);&quot;.&quot;)" office:value-type="string" office:string-value="." calcext:value-type="string">
            <text:p>.</text:p>
          </table:table-cell>
          <table:table-cell table:formula="of:=IF([Sheet1.B41]&gt;0;IF(MOD([Sheet1.B41];7)=0;&quot;DDD&quot;;&quot;i&quot;);&quot;.&quot;)" office:value-type="string" office:string-value="." calcext:value-type="string">
            <text:p>.</text:p>
          </table:table-cell>
          <table:table-cell table:formula="of:=IF([Sheet1.C41]&gt;0;IF(MOD([Sheet1.C41];7)=0;&quot;DDD&quot;;&quot;i&quot;);&quot;.&quot;)" office:value-type="string" office:string-value="." calcext:value-type="string">
            <text:p>.</text:p>
          </table:table-cell>
          <table:table-cell table:formula="of:=IF([Sheet1.D41]&gt;0;IF(MOD([Sheet1.D41];7)=0;&quot;DDD&quot;;&quot;i&quot;);&quot;.&quot;)" office:value-type="string" office:string-value="." calcext:value-type="string">
            <text:p>.</text:p>
          </table:table-cell>
          <table:table-cell table:formula="of:=IF([Sheet1.E41]&gt;0;IF(MOD([Sheet1.E41];7)=0;&quot;DDD&quot;;&quot;i&quot;);&quot;.&quot;)" office:value-type="string" office:string-value="." calcext:value-type="string">
            <text:p>.</text:p>
          </table:table-cell>
          <table:table-cell table:formula="of:=IF([Sheet1.F41]&gt;0;IF(MOD([Sheet1.F41];7)=0;&quot;DDD&quot;;&quot;i&quot;);&quot;.&quot;)" office:value-type="string" office:string-value="." calcext:value-type="string">
            <text:p>.</text:p>
          </table:table-cell>
          <table:table-cell table:formula="of:=IF([Sheet1.G41]&gt;0;IF(MOD([Sheet1.G41];7)=0;&quot;DDD&quot;;&quot;i&quot;);&quot;.&quot;)" office:value-type="string" office:string-value="." calcext:value-type="string">
            <text:p>.</text:p>
          </table:table-cell>
          <table:table-cell table:formula="of:=IF([Sheet1.H41]&gt;0;IF(MOD([Sheet1.H41];7)=0;&quot;DDD&quot;;&quot;i&quot;);&quot;.&quot;)" office:value-type="string" office:string-value="." calcext:value-type="string">
            <text:p>.</text:p>
          </table:table-cell>
          <table:table-cell table:formula="of:=IF([Sheet1.I41]&gt;0;IF(MOD([Sheet1.I41];7)=0;&quot;DDD&quot;;&quot;i&quot;);&quot;.&quot;)" office:value-type="string" office:string-value="." calcext:value-type="string">
            <text:p>.</text:p>
          </table:table-cell>
          <table:table-cell table:formula="of:=IF([Sheet1.J41]&gt;0;IF(MOD([Sheet1.J41];7)=0;&quot;DDD&quot;;&quot;i&quot;);&quot;.&quot;)" office:value-type="string" office:string-value="." calcext:value-type="string">
            <text:p>.</text:p>
          </table:table-cell>
          <table:table-cell table:formula="of:=IF([Sheet1.K41]&gt;0;IF(MOD([Sheet1.K41];7)=0;&quot;DDD&quot;;&quot;i&quot;);&quot;.&quot;)" office:value-type="string" office:string-value="." calcext:value-type="string">
            <text:p>.</text:p>
          </table:table-cell>
          <table:table-cell table:formula="of:=IF([Sheet1.L41]&gt;0;IF(MOD([Sheet1.L41];7)=0;&quot;DDD&quot;;&quot;i&quot;);&quot;.&quot;)" office:value-type="string" office:string-value="." calcext:value-type="string">
            <text:p>.</text:p>
          </table:table-cell>
          <table:table-cell table:formula="of:=IF([Sheet1.M41]&gt;0;IF(MOD([Sheet1.M41];7)=0;&quot;DDD&quot;;&quot;i&quot;);&quot;.&quot;)" office:value-type="string" office:string-value="." calcext:value-type="string">
            <text:p>.</text:p>
          </table:table-cell>
          <table:table-cell table:formula="of:=IF([Sheet1.N41]&gt;0;IF(MOD([Sheet1.N41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2]&gt;0;IF(MOD([Sheet1.A42];7)=0;&quot;DDD&quot;;&quot;i&quot;);&quot;.&quot;)" office:value-type="string" office:string-value="." calcext:value-type="string">
            <text:p>.</text:p>
          </table:table-cell>
          <table:table-cell table:formula="of:=IF([Sheet1.B42]&gt;0;IF(MOD([Sheet1.B42];7)=0;&quot;DDD&quot;;&quot;i&quot;);&quot;.&quot;)" office:value-type="string" office:string-value="." calcext:value-type="string">
            <text:p>.</text:p>
          </table:table-cell>
          <table:table-cell table:formula="of:=IF([Sheet1.C42]&gt;0;IF(MOD([Sheet1.C42];7)=0;&quot;DDD&quot;;&quot;i&quot;);&quot;.&quot;)" office:value-type="string" office:string-value="." calcext:value-type="string">
            <text:p>.</text:p>
          </table:table-cell>
          <table:table-cell table:formula="of:=IF([Sheet1.D42]&gt;0;IF(MOD([Sheet1.D42];7)=0;&quot;DDD&quot;;&quot;i&quot;);&quot;.&quot;)" office:value-type="string" office:string-value="." calcext:value-type="string">
            <text:p>.</text:p>
          </table:table-cell>
          <table:table-cell table:formula="of:=IF([Sheet1.E42]&gt;0;IF(MOD([Sheet1.E42];7)=0;&quot;DDD&quot;;&quot;i&quot;);&quot;.&quot;)" office:value-type="string" office:string-value="." calcext:value-type="string">
            <text:p>.</text:p>
          </table:table-cell>
          <table:table-cell table:formula="of:=IF([Sheet1.F42]&gt;0;IF(MOD([Sheet1.F42];7)=0;&quot;DDD&quot;;&quot;i&quot;);&quot;.&quot;)" office:value-type="string" office:string-value="." calcext:value-type="string">
            <text:p>.</text:p>
          </table:table-cell>
          <table:table-cell table:formula="of:=IF([Sheet1.G42]&gt;0;IF(MOD([Sheet1.G42];7)=0;&quot;DDD&quot;;&quot;i&quot;);&quot;.&quot;)" office:value-type="string" office:string-value="." calcext:value-type="string">
            <text:p>.</text:p>
          </table:table-cell>
          <table:table-cell table:formula="of:=IF([Sheet1.H42]&gt;0;IF(MOD([Sheet1.H42];7)=0;&quot;DDD&quot;;&quot;i&quot;);&quot;.&quot;)" office:value-type="string" office:string-value="." calcext:value-type="string">
            <text:p>.</text:p>
          </table:table-cell>
          <table:table-cell table:formula="of:=IF([Sheet1.I42]&gt;0;IF(MOD([Sheet1.I42];7)=0;&quot;DDD&quot;;&quot;i&quot;);&quot;.&quot;)" office:value-type="string" office:string-value="." calcext:value-type="string">
            <text:p>.</text:p>
          </table:table-cell>
          <table:table-cell table:formula="of:=IF([Sheet1.J42]&gt;0;IF(MOD([Sheet1.J42];7)=0;&quot;DDD&quot;;&quot;i&quot;);&quot;.&quot;)" office:value-type="string" office:string-value="." calcext:value-type="string">
            <text:p>.</text:p>
          </table:table-cell>
          <table:table-cell table:formula="of:=IF([Sheet1.K42]&gt;0;IF(MOD([Sheet1.K42];7)=0;&quot;DDD&quot;;&quot;i&quot;);&quot;.&quot;)" office:value-type="string" office:string-value="." calcext:value-type="string">
            <text:p>.</text:p>
          </table:table-cell>
          <table:table-cell table:formula="of:=IF([Sheet1.L42]&gt;0;IF(MOD([Sheet1.L42];7)=0;&quot;DDD&quot;;&quot;i&quot;);&quot;.&quot;)" office:value-type="string" office:string-value="." calcext:value-type="string">
            <text:p>.</text:p>
          </table:table-cell>
          <table:table-cell table:formula="of:=IF([Sheet1.M42]&gt;0;IF(MOD([Sheet1.M42];7)=0;&quot;DDD&quot;;&quot;i&quot;);&quot;.&quot;)" office:value-type="string" office:string-value="." calcext:value-type="string">
            <text:p>.</text:p>
          </table:table-cell>
          <table:table-cell table:formula="of:=IF([Sheet1.N42]&gt;0;IF(MOD([Sheet1.N42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3]&gt;0;IF(MOD([Sheet1.A43];7)=0;&quot;DDD&quot;;&quot;i&quot;);&quot;.&quot;)" office:value-type="string" office:string-value="." calcext:value-type="string">
            <text:p>.</text:p>
          </table:table-cell>
          <table:table-cell table:formula="of:=IF([Sheet1.B43]&gt;0;IF(MOD([Sheet1.B43];7)=0;&quot;DDD&quot;;&quot;i&quot;);&quot;.&quot;)" office:value-type="string" office:string-value="." calcext:value-type="string">
            <text:p>.</text:p>
          </table:table-cell>
          <table:table-cell table:formula="of:=IF([Sheet1.C43]&gt;0;IF(MOD([Sheet1.C43];7)=0;&quot;DDD&quot;;&quot;i&quot;);&quot;.&quot;)" office:value-type="string" office:string-value="." calcext:value-type="string">
            <text:p>.</text:p>
          </table:table-cell>
          <table:table-cell table:formula="of:=IF([Sheet1.D43]&gt;0;IF(MOD([Sheet1.D43];7)=0;&quot;DDD&quot;;&quot;i&quot;);&quot;.&quot;)" office:value-type="string" office:string-value="." calcext:value-type="string">
            <text:p>.</text:p>
          </table:table-cell>
          <table:table-cell table:formula="of:=IF([Sheet1.E43]&gt;0;IF(MOD([Sheet1.E43];7)=0;&quot;DDD&quot;;&quot;i&quot;);&quot;.&quot;)" office:value-type="string" office:string-value="." calcext:value-type="string">
            <text:p>.</text:p>
          </table:table-cell>
          <table:table-cell table:formula="of:=IF([Sheet1.F43]&gt;0;IF(MOD([Sheet1.F43];7)=0;&quot;DDD&quot;;&quot;i&quot;);&quot;.&quot;)" office:value-type="string" office:string-value="." calcext:value-type="string">
            <text:p>.</text:p>
          </table:table-cell>
          <table:table-cell table:formula="of:=IF([Sheet1.G43]&gt;0;IF(MOD([Sheet1.G43];7)=0;&quot;DDD&quot;;&quot;i&quot;);&quot;.&quot;)" office:value-type="string" office:string-value="." calcext:value-type="string">
            <text:p>.</text:p>
          </table:table-cell>
          <table:table-cell table:formula="of:=IF([Sheet1.H43]&gt;0;IF(MOD([Sheet1.H43];7)=0;&quot;DDD&quot;;&quot;i&quot;);&quot;.&quot;)" office:value-type="string" office:string-value="." calcext:value-type="string">
            <text:p>.</text:p>
          </table:table-cell>
          <table:table-cell table:formula="of:=IF([Sheet1.I43]&gt;0;IF(MOD([Sheet1.I43];7)=0;&quot;DDD&quot;;&quot;i&quot;);&quot;.&quot;)" office:value-type="string" office:string-value="." calcext:value-type="string">
            <text:p>.</text:p>
          </table:table-cell>
          <table:table-cell table:formula="of:=IF([Sheet1.J43]&gt;0;IF(MOD([Sheet1.J43];7)=0;&quot;DDD&quot;;&quot;i&quot;);&quot;.&quot;)" office:value-type="string" office:string-value="." calcext:value-type="string">
            <text:p>.</text:p>
          </table:table-cell>
          <table:table-cell table:formula="of:=IF([Sheet1.K43]&gt;0;IF(MOD([Sheet1.K43];7)=0;&quot;DDD&quot;;&quot;i&quot;);&quot;.&quot;)" office:value-type="string" office:string-value="." calcext:value-type="string">
            <text:p>.</text:p>
          </table:table-cell>
          <table:table-cell table:formula="of:=IF([Sheet1.L43]&gt;0;IF(MOD([Sheet1.L43];7)=0;&quot;DDD&quot;;&quot;i&quot;);&quot;.&quot;)" office:value-type="string" office:string-value="." calcext:value-type="string">
            <text:p>.</text:p>
          </table:table-cell>
          <table:table-cell table:formula="of:=IF([Sheet1.M43]&gt;0;IF(MOD([Sheet1.M43];7)=0;&quot;DDD&quot;;&quot;i&quot;);&quot;.&quot;)" office:value-type="string" office:string-value="." calcext:value-type="string">
            <text:p>.</text:p>
          </table:table-cell>
          <table:table-cell table:formula="of:=IF([Sheet1.N43]&gt;0;IF(MOD([Sheet1.N43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4]&gt;0;IF(MOD([Sheet1.A44];7)=0;&quot;DDD&quot;;&quot;i&quot;);&quot;.&quot;)" office:value-type="string" office:string-value="." calcext:value-type="string">
            <text:p>.</text:p>
          </table:table-cell>
          <table:table-cell table:formula="of:=IF([Sheet1.B44]&gt;0;IF(MOD([Sheet1.B44];7)=0;&quot;DDD&quot;;&quot;i&quot;);&quot;.&quot;)" office:value-type="string" office:string-value="." calcext:value-type="string">
            <text:p>.</text:p>
          </table:table-cell>
          <table:table-cell table:formula="of:=IF([Sheet1.C44]&gt;0;IF(MOD([Sheet1.C44];7)=0;&quot;DDD&quot;;&quot;i&quot;);&quot;.&quot;)" office:value-type="string" office:string-value="." calcext:value-type="string">
            <text:p>.</text:p>
          </table:table-cell>
          <table:table-cell table:formula="of:=IF([Sheet1.D44]&gt;0;IF(MOD([Sheet1.D44];7)=0;&quot;DDD&quot;;&quot;i&quot;);&quot;.&quot;)" office:value-type="string" office:string-value="." calcext:value-type="string">
            <text:p>.</text:p>
          </table:table-cell>
          <table:table-cell table:formula="of:=IF([Sheet1.E44]&gt;0;IF(MOD([Sheet1.E44];7)=0;&quot;DDD&quot;;&quot;i&quot;);&quot;.&quot;)" office:value-type="string" office:string-value="." calcext:value-type="string">
            <text:p>.</text:p>
          </table:table-cell>
          <table:table-cell table:formula="of:=IF([Sheet1.F44]&gt;0;IF(MOD([Sheet1.F44];7)=0;&quot;DDD&quot;;&quot;i&quot;);&quot;.&quot;)" office:value-type="string" office:string-value="." calcext:value-type="string">
            <text:p>.</text:p>
          </table:table-cell>
          <table:table-cell table:formula="of:=IF([Sheet1.G44]&gt;0;IF(MOD([Sheet1.G44];7)=0;&quot;DDD&quot;;&quot;i&quot;);&quot;.&quot;)" office:value-type="string" office:string-value="." calcext:value-type="string">
            <text:p>.</text:p>
          </table:table-cell>
          <table:table-cell table:formula="of:=IF([Sheet1.H44]&gt;0;IF(MOD([Sheet1.H44];7)=0;&quot;DDD&quot;;&quot;i&quot;);&quot;.&quot;)" office:value-type="string" office:string-value="." calcext:value-type="string">
            <text:p>.</text:p>
          </table:table-cell>
          <table:table-cell table:formula="of:=IF([Sheet1.I44]&gt;0;IF(MOD([Sheet1.I44];7)=0;&quot;DDD&quot;;&quot;i&quot;);&quot;.&quot;)" office:value-type="string" office:string-value="." calcext:value-type="string">
            <text:p>.</text:p>
          </table:table-cell>
          <table:table-cell table:formula="of:=IF([Sheet1.J44]&gt;0;IF(MOD([Sheet1.J44];7)=0;&quot;DDD&quot;;&quot;i&quot;);&quot;.&quot;)" office:value-type="string" office:string-value="." calcext:value-type="string">
            <text:p>.</text:p>
          </table:table-cell>
          <table:table-cell table:formula="of:=IF([Sheet1.K44]&gt;0;IF(MOD([Sheet1.K44];7)=0;&quot;DDD&quot;;&quot;i&quot;);&quot;.&quot;)" office:value-type="string" office:string-value="." calcext:value-type="string">
            <text:p>.</text:p>
          </table:table-cell>
          <table:table-cell table:formula="of:=IF([Sheet1.L44]&gt;0;IF(MOD([Sheet1.L44];7)=0;&quot;DDD&quot;;&quot;i&quot;);&quot;.&quot;)" office:value-type="string" office:string-value="." calcext:value-type="string">
            <text:p>.</text:p>
          </table:table-cell>
          <table:table-cell table:formula="of:=IF([Sheet1.M44]&gt;0;IF(MOD([Sheet1.M44];7)=0;&quot;DDD&quot;;&quot;i&quot;);&quot;.&quot;)" office:value-type="string" office:string-value="." calcext:value-type="string">
            <text:p>.</text:p>
          </table:table-cell>
          <table:table-cell table:formula="of:=IF([Sheet1.N44]&gt;0;IF(MOD([Sheet1.N44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5]&gt;0;IF(MOD([Sheet1.A45];7)=0;&quot;DDD&quot;;&quot;i&quot;);&quot;.&quot;)" office:value-type="string" office:string-value="." calcext:value-type="string">
            <text:p>.</text:p>
          </table:table-cell>
          <table:table-cell table:formula="of:=IF([Sheet1.B45]&gt;0;IF(MOD([Sheet1.B45];7)=0;&quot;DDD&quot;;&quot;i&quot;);&quot;.&quot;)" office:value-type="string" office:string-value="." calcext:value-type="string">
            <text:p>.</text:p>
          </table:table-cell>
          <table:table-cell table:formula="of:=IF([Sheet1.C45]&gt;0;IF(MOD([Sheet1.C45];7)=0;&quot;DDD&quot;;&quot;i&quot;);&quot;.&quot;)" office:value-type="string" office:string-value="." calcext:value-type="string">
            <text:p>.</text:p>
          </table:table-cell>
          <table:table-cell table:formula="of:=IF([Sheet1.D45]&gt;0;IF(MOD([Sheet1.D45];7)=0;&quot;DDD&quot;;&quot;i&quot;);&quot;.&quot;)" office:value-type="string" office:string-value="." calcext:value-type="string">
            <text:p>.</text:p>
          </table:table-cell>
          <table:table-cell table:formula="of:=IF([Sheet1.E45]&gt;0;IF(MOD([Sheet1.E45];7)=0;&quot;DDD&quot;;&quot;i&quot;);&quot;.&quot;)" office:value-type="string" office:string-value="." calcext:value-type="string">
            <text:p>.</text:p>
          </table:table-cell>
          <table:table-cell table:formula="of:=IF([Sheet1.F45]&gt;0;IF(MOD([Sheet1.F45];7)=0;&quot;DDD&quot;;&quot;i&quot;);&quot;.&quot;)" office:value-type="string" office:string-value="." calcext:value-type="string">
            <text:p>.</text:p>
          </table:table-cell>
          <table:table-cell table:formula="of:=IF([Sheet1.G45]&gt;0;IF(MOD([Sheet1.G45];7)=0;&quot;DDD&quot;;&quot;i&quot;);&quot;.&quot;)" office:value-type="string" office:string-value="." calcext:value-type="string">
            <text:p>.</text:p>
          </table:table-cell>
          <table:table-cell table:formula="of:=IF([Sheet1.H45]&gt;0;IF(MOD([Sheet1.H45];7)=0;&quot;DDD&quot;;&quot;i&quot;);&quot;.&quot;)" office:value-type="string" office:string-value="." calcext:value-type="string">
            <text:p>.</text:p>
          </table:table-cell>
          <table:table-cell table:formula="of:=IF([Sheet1.I45]&gt;0;IF(MOD([Sheet1.I45];7)=0;&quot;DDD&quot;;&quot;i&quot;);&quot;.&quot;)" office:value-type="string" office:string-value="." calcext:value-type="string">
            <text:p>.</text:p>
          </table:table-cell>
          <table:table-cell table:formula="of:=IF([Sheet1.J45]&gt;0;IF(MOD([Sheet1.J45];7)=0;&quot;DDD&quot;;&quot;i&quot;);&quot;.&quot;)" office:value-type="string" office:string-value="." calcext:value-type="string">
            <text:p>.</text:p>
          </table:table-cell>
          <table:table-cell table:formula="of:=IF([Sheet1.K45]&gt;0;IF(MOD([Sheet1.K45];7)=0;&quot;DDD&quot;;&quot;i&quot;);&quot;.&quot;)" office:value-type="string" office:string-value="." calcext:value-type="string">
            <text:p>.</text:p>
          </table:table-cell>
          <table:table-cell table:formula="of:=IF([Sheet1.L45]&gt;0;IF(MOD([Sheet1.L45];7)=0;&quot;DDD&quot;;&quot;i&quot;);&quot;.&quot;)" office:value-type="string" office:string-value="." calcext:value-type="string">
            <text:p>.</text:p>
          </table:table-cell>
          <table:table-cell table:formula="of:=IF([Sheet1.M45]&gt;0;IF(MOD([Sheet1.M45];7)=0;&quot;DDD&quot;;&quot;i&quot;);&quot;.&quot;)" office:value-type="string" office:string-value="." calcext:value-type="string">
            <text:p>.</text:p>
          </table:table-cell>
          <table:table-cell table:formula="of:=IF([Sheet1.N45]&gt;0;IF(MOD([Sheet1.N45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6]&gt;0;IF(MOD([Sheet1.A46];7)=0;&quot;DDD&quot;;&quot;i&quot;);&quot;.&quot;)" office:value-type="string" office:string-value="." calcext:value-type="string">
            <text:p>.</text:p>
          </table:table-cell>
          <table:table-cell table:formula="of:=IF([Sheet1.B46]&gt;0;IF(MOD([Sheet1.B46];7)=0;&quot;DDD&quot;;&quot;i&quot;);&quot;.&quot;)" office:value-type="string" office:string-value="." calcext:value-type="string">
            <text:p>.</text:p>
          </table:table-cell>
          <table:table-cell table:formula="of:=IF([Sheet1.C46]&gt;0;IF(MOD([Sheet1.C46];7)=0;&quot;DDD&quot;;&quot;i&quot;);&quot;.&quot;)" office:value-type="string" office:string-value="." calcext:value-type="string">
            <text:p>.</text:p>
          </table:table-cell>
          <table:table-cell table:formula="of:=IF([Sheet1.D46]&gt;0;IF(MOD([Sheet1.D46];7)=0;&quot;DDD&quot;;&quot;i&quot;);&quot;.&quot;)" office:value-type="string" office:string-value="." calcext:value-type="string">
            <text:p>.</text:p>
          </table:table-cell>
          <table:table-cell table:formula="of:=IF([Sheet1.E46]&gt;0;IF(MOD([Sheet1.E46];7)=0;&quot;DDD&quot;;&quot;i&quot;);&quot;.&quot;)" office:value-type="string" office:string-value="." calcext:value-type="string">
            <text:p>.</text:p>
          </table:table-cell>
          <table:table-cell table:formula="of:=IF([Sheet1.F46]&gt;0;IF(MOD([Sheet1.F46];7)=0;&quot;DDD&quot;;&quot;i&quot;);&quot;.&quot;)" office:value-type="string" office:string-value="." calcext:value-type="string">
            <text:p>.</text:p>
          </table:table-cell>
          <table:table-cell table:formula="of:=IF([Sheet1.G46]&gt;0;IF(MOD([Sheet1.G46];7)=0;&quot;DDD&quot;;&quot;i&quot;);&quot;.&quot;)" office:value-type="string" office:string-value="." calcext:value-type="string">
            <text:p>.</text:p>
          </table:table-cell>
          <table:table-cell table:formula="of:=IF([Sheet1.H46]&gt;0;IF(MOD([Sheet1.H46];7)=0;&quot;DDD&quot;;&quot;i&quot;);&quot;.&quot;)" office:value-type="string" office:string-value="." calcext:value-type="string">
            <text:p>.</text:p>
          </table:table-cell>
          <table:table-cell table:formula="of:=IF([Sheet1.I46]&gt;0;IF(MOD([Sheet1.I46];7)=0;&quot;DDD&quot;;&quot;i&quot;);&quot;.&quot;)" office:value-type="string" office:string-value="." calcext:value-type="string">
            <text:p>.</text:p>
          </table:table-cell>
          <table:table-cell table:formula="of:=IF([Sheet1.J46]&gt;0;IF(MOD([Sheet1.J46];7)=0;&quot;DDD&quot;;&quot;i&quot;);&quot;.&quot;)" office:value-type="string" office:string-value="." calcext:value-type="string">
            <text:p>.</text:p>
          </table:table-cell>
          <table:table-cell table:formula="of:=IF([Sheet1.K46]&gt;0;IF(MOD([Sheet1.K46];7)=0;&quot;DDD&quot;;&quot;i&quot;);&quot;.&quot;)" office:value-type="string" office:string-value="." calcext:value-type="string">
            <text:p>.</text:p>
          </table:table-cell>
          <table:table-cell table:formula="of:=IF([Sheet1.L46]&gt;0;IF(MOD([Sheet1.L46];7)=0;&quot;DDD&quot;;&quot;i&quot;);&quot;.&quot;)" office:value-type="string" office:string-value="." calcext:value-type="string">
            <text:p>.</text:p>
          </table:table-cell>
          <table:table-cell table:formula="of:=IF([Sheet1.M46]&gt;0;IF(MOD([Sheet1.M46];7)=0;&quot;DDD&quot;;&quot;i&quot;);&quot;.&quot;)" office:value-type="string" office:string-value="." calcext:value-type="string">
            <text:p>.</text:p>
          </table:table-cell>
          <table:table-cell table:formula="of:=IF([Sheet1.N46]&gt;0;IF(MOD([Sheet1.N46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7]&gt;0;IF(MOD([Sheet1.A47];7)=0;&quot;DDD&quot;;&quot;i&quot;);&quot;.&quot;)" office:value-type="string" office:string-value="." calcext:value-type="string">
            <text:p>.</text:p>
          </table:table-cell>
          <table:table-cell table:formula="of:=IF([Sheet1.B47]&gt;0;IF(MOD([Sheet1.B47];7)=0;&quot;DDD&quot;;&quot;i&quot;);&quot;.&quot;)" office:value-type="string" office:string-value="." calcext:value-type="string">
            <text:p>.</text:p>
          </table:table-cell>
          <table:table-cell table:formula="of:=IF([Sheet1.C47]&gt;0;IF(MOD([Sheet1.C47];7)=0;&quot;DDD&quot;;&quot;i&quot;);&quot;.&quot;)" office:value-type="string" office:string-value="." calcext:value-type="string">
            <text:p>.</text:p>
          </table:table-cell>
          <table:table-cell table:formula="of:=IF([Sheet1.D47]&gt;0;IF(MOD([Sheet1.D47];7)=0;&quot;DDD&quot;;&quot;i&quot;);&quot;.&quot;)" office:value-type="string" office:string-value="." calcext:value-type="string">
            <text:p>.</text:p>
          </table:table-cell>
          <table:table-cell table:formula="of:=IF([Sheet1.E47]&gt;0;IF(MOD([Sheet1.E47];7)=0;&quot;DDD&quot;;&quot;i&quot;);&quot;.&quot;)" office:value-type="string" office:string-value="." calcext:value-type="string">
            <text:p>.</text:p>
          </table:table-cell>
          <table:table-cell table:formula="of:=IF([Sheet1.F47]&gt;0;IF(MOD([Sheet1.F47];7)=0;&quot;DDD&quot;;&quot;i&quot;);&quot;.&quot;)" office:value-type="string" office:string-value="." calcext:value-type="string">
            <text:p>.</text:p>
          </table:table-cell>
          <table:table-cell table:formula="of:=IF([Sheet1.G47]&gt;0;IF(MOD([Sheet1.G47];7)=0;&quot;DDD&quot;;&quot;i&quot;);&quot;.&quot;)" office:value-type="string" office:string-value="." calcext:value-type="string">
            <text:p>.</text:p>
          </table:table-cell>
          <table:table-cell table:formula="of:=IF([Sheet1.H47]&gt;0;IF(MOD([Sheet1.H47];7)=0;&quot;DDD&quot;;&quot;i&quot;);&quot;.&quot;)" office:value-type="string" office:string-value="." calcext:value-type="string">
            <text:p>.</text:p>
          </table:table-cell>
          <table:table-cell table:formula="of:=IF([Sheet1.I47]&gt;0;IF(MOD([Sheet1.I47];7)=0;&quot;DDD&quot;;&quot;i&quot;);&quot;.&quot;)" office:value-type="string" office:string-value="." calcext:value-type="string">
            <text:p>.</text:p>
          </table:table-cell>
          <table:table-cell table:formula="of:=IF([Sheet1.J47]&gt;0;IF(MOD([Sheet1.J47];7)=0;&quot;DDD&quot;;&quot;i&quot;);&quot;.&quot;)" office:value-type="string" office:string-value="." calcext:value-type="string">
            <text:p>.</text:p>
          </table:table-cell>
          <table:table-cell table:formula="of:=IF([Sheet1.K47]&gt;0;IF(MOD([Sheet1.K47];7)=0;&quot;DDD&quot;;&quot;i&quot;);&quot;.&quot;)" office:value-type="string" office:string-value="." calcext:value-type="string">
            <text:p>.</text:p>
          </table:table-cell>
          <table:table-cell table:formula="of:=IF([Sheet1.L47]&gt;0;IF(MOD([Sheet1.L47];7)=0;&quot;DDD&quot;;&quot;i&quot;);&quot;.&quot;)" office:value-type="string" office:string-value="." calcext:value-type="string">
            <text:p>.</text:p>
          </table:table-cell>
          <table:table-cell table:formula="of:=IF([Sheet1.M47]&gt;0;IF(MOD([Sheet1.M47];7)=0;&quot;DDD&quot;;&quot;i&quot;);&quot;.&quot;)" office:value-type="string" office:string-value="." calcext:value-type="string">
            <text:p>.</text:p>
          </table:table-cell>
          <table:table-cell table:formula="of:=IF([Sheet1.N47]&gt;0;IF(MOD([Sheet1.N47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8]&gt;0;IF(MOD([Sheet1.A48];7)=0;&quot;DDD&quot;;&quot;i&quot;);&quot;.&quot;)" office:value-type="string" office:string-value="." calcext:value-type="string">
            <text:p>.</text:p>
          </table:table-cell>
          <table:table-cell table:formula="of:=IF([Sheet1.B48]&gt;0;IF(MOD([Sheet1.B48];7)=0;&quot;DDD&quot;;&quot;i&quot;);&quot;.&quot;)" office:value-type="string" office:string-value="." calcext:value-type="string">
            <text:p>.</text:p>
          </table:table-cell>
          <table:table-cell table:formula="of:=IF([Sheet1.C48]&gt;0;IF(MOD([Sheet1.C48];7)=0;&quot;DDD&quot;;&quot;i&quot;);&quot;.&quot;)" office:value-type="string" office:string-value="." calcext:value-type="string">
            <text:p>.</text:p>
          </table:table-cell>
          <table:table-cell table:formula="of:=IF([Sheet1.D48]&gt;0;IF(MOD([Sheet1.D48];7)=0;&quot;DDD&quot;;&quot;i&quot;);&quot;.&quot;)" office:value-type="string" office:string-value="." calcext:value-type="string">
            <text:p>.</text:p>
          </table:table-cell>
          <table:table-cell table:formula="of:=IF([Sheet1.E48]&gt;0;IF(MOD([Sheet1.E48];7)=0;&quot;DDD&quot;;&quot;i&quot;);&quot;.&quot;)" office:value-type="string" office:string-value="." calcext:value-type="string">
            <text:p>.</text:p>
          </table:table-cell>
          <table:table-cell table:formula="of:=IF([Sheet1.F48]&gt;0;IF(MOD([Sheet1.F48];7)=0;&quot;DDD&quot;;&quot;i&quot;);&quot;.&quot;)" office:value-type="string" office:string-value="." calcext:value-type="string">
            <text:p>.</text:p>
          </table:table-cell>
          <table:table-cell table:formula="of:=IF([Sheet1.G48]&gt;0;IF(MOD([Sheet1.G48];7)=0;&quot;DDD&quot;;&quot;i&quot;);&quot;.&quot;)" office:value-type="string" office:string-value="." calcext:value-type="string">
            <text:p>.</text:p>
          </table:table-cell>
          <table:table-cell table:formula="of:=IF([Sheet1.H48]&gt;0;IF(MOD([Sheet1.H48];7)=0;&quot;DDD&quot;;&quot;i&quot;);&quot;.&quot;)" office:value-type="string" office:string-value="." calcext:value-type="string">
            <text:p>.</text:p>
          </table:table-cell>
          <table:table-cell table:formula="of:=IF([Sheet1.I48]&gt;0;IF(MOD([Sheet1.I48];7)=0;&quot;DDD&quot;;&quot;i&quot;);&quot;.&quot;)" office:value-type="string" office:string-value="." calcext:value-type="string">
            <text:p>.</text:p>
          </table:table-cell>
          <table:table-cell table:formula="of:=IF([Sheet1.J48]&gt;0;IF(MOD([Sheet1.J48];7)=0;&quot;DDD&quot;;&quot;i&quot;);&quot;.&quot;)" office:value-type="string" office:string-value="." calcext:value-type="string">
            <text:p>.</text:p>
          </table:table-cell>
          <table:table-cell table:formula="of:=IF([Sheet1.K48]&gt;0;IF(MOD([Sheet1.K48];7)=0;&quot;DDD&quot;;&quot;i&quot;);&quot;.&quot;)" office:value-type="string" office:string-value="." calcext:value-type="string">
            <text:p>.</text:p>
          </table:table-cell>
          <table:table-cell table:formula="of:=IF([Sheet1.L48]&gt;0;IF(MOD([Sheet1.L48];7)=0;&quot;DDD&quot;;&quot;i&quot;);&quot;.&quot;)" office:value-type="string" office:string-value="." calcext:value-type="string">
            <text:p>.</text:p>
          </table:table-cell>
          <table:table-cell table:formula="of:=IF([Sheet1.M48]&gt;0;IF(MOD([Sheet1.M48];7)=0;&quot;DDD&quot;;&quot;i&quot;);&quot;.&quot;)" office:value-type="string" office:string-value="." calcext:value-type="string">
            <text:p>.</text:p>
          </table:table-cell>
          <table:table-cell table:formula="of:=IF([Sheet1.N48]&gt;0;IF(MOD([Sheet1.N48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49]&gt;0;IF(MOD([Sheet1.A49];7)=0;&quot;DDD&quot;;&quot;i&quot;);&quot;.&quot;)" office:value-type="string" office:string-value="." calcext:value-type="string">
            <text:p>.</text:p>
          </table:table-cell>
          <table:table-cell table:formula="of:=IF([Sheet1.B49]&gt;0;IF(MOD([Sheet1.B49];7)=0;&quot;DDD&quot;;&quot;i&quot;);&quot;.&quot;)" office:value-type="string" office:string-value="." calcext:value-type="string">
            <text:p>.</text:p>
          </table:table-cell>
          <table:table-cell table:formula="of:=IF([Sheet1.C49]&gt;0;IF(MOD([Sheet1.C49];7)=0;&quot;DDD&quot;;&quot;i&quot;);&quot;.&quot;)" office:value-type="string" office:string-value="." calcext:value-type="string">
            <text:p>.</text:p>
          </table:table-cell>
          <table:table-cell table:formula="of:=IF([Sheet1.D49]&gt;0;IF(MOD([Sheet1.D49];7)=0;&quot;DDD&quot;;&quot;i&quot;);&quot;.&quot;)" office:value-type="string" office:string-value="." calcext:value-type="string">
            <text:p>.</text:p>
          </table:table-cell>
          <table:table-cell table:formula="of:=IF([Sheet1.E49]&gt;0;IF(MOD([Sheet1.E49];7)=0;&quot;DDD&quot;;&quot;i&quot;);&quot;.&quot;)" office:value-type="string" office:string-value="." calcext:value-type="string">
            <text:p>.</text:p>
          </table:table-cell>
          <table:table-cell table:formula="of:=IF([Sheet1.F49]&gt;0;IF(MOD([Sheet1.F49];7)=0;&quot;DDD&quot;;&quot;i&quot;);&quot;.&quot;)" office:value-type="string" office:string-value="." calcext:value-type="string">
            <text:p>.</text:p>
          </table:table-cell>
          <table:table-cell table:formula="of:=IF([Sheet1.G49]&gt;0;IF(MOD([Sheet1.G49];7)=0;&quot;DDD&quot;;&quot;i&quot;);&quot;.&quot;)" office:value-type="string" office:string-value="." calcext:value-type="string">
            <text:p>.</text:p>
          </table:table-cell>
          <table:table-cell table:formula="of:=IF([Sheet1.H49]&gt;0;IF(MOD([Sheet1.H49];7)=0;&quot;DDD&quot;;&quot;i&quot;);&quot;.&quot;)" office:value-type="string" office:string-value="." calcext:value-type="string">
            <text:p>.</text:p>
          </table:table-cell>
          <table:table-cell table:formula="of:=IF([Sheet1.I49]&gt;0;IF(MOD([Sheet1.I49];7)=0;&quot;DDD&quot;;&quot;i&quot;);&quot;.&quot;)" office:value-type="string" office:string-value="." calcext:value-type="string">
            <text:p>.</text:p>
          </table:table-cell>
          <table:table-cell table:formula="of:=IF([Sheet1.J49]&gt;0;IF(MOD([Sheet1.J49];7)=0;&quot;DDD&quot;;&quot;i&quot;);&quot;.&quot;)" office:value-type="string" office:string-value="." calcext:value-type="string">
            <text:p>.</text:p>
          </table:table-cell>
          <table:table-cell table:formula="of:=IF([Sheet1.K49]&gt;0;IF(MOD([Sheet1.K49];7)=0;&quot;DDD&quot;;&quot;i&quot;);&quot;.&quot;)" office:value-type="string" office:string-value="." calcext:value-type="string">
            <text:p>.</text:p>
          </table:table-cell>
          <table:table-cell table:formula="of:=IF([Sheet1.L49]&gt;0;IF(MOD([Sheet1.L49];7)=0;&quot;DDD&quot;;&quot;i&quot;);&quot;.&quot;)" office:value-type="string" office:string-value="." calcext:value-type="string">
            <text:p>.</text:p>
          </table:table-cell>
          <table:table-cell table:formula="of:=IF([Sheet1.M49]&gt;0;IF(MOD([Sheet1.M49];7)=0;&quot;DDD&quot;;&quot;i&quot;);&quot;.&quot;)" office:value-type="string" office:string-value="." calcext:value-type="string">
            <text:p>.</text:p>
          </table:table-cell>
          <table:table-cell table:formula="of:=IF([Sheet1.N49]&gt;0;IF(MOD([Sheet1.N49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0]&gt;0;IF(MOD([Sheet1.A50];7)=0;&quot;DDD&quot;;&quot;i&quot;);&quot;.&quot;)" office:value-type="string" office:string-value="." calcext:value-type="string">
            <text:p>.</text:p>
          </table:table-cell>
          <table:table-cell table:formula="of:=IF([Sheet1.B50]&gt;0;IF(MOD([Sheet1.B50];7)=0;&quot;DDD&quot;;&quot;i&quot;);&quot;.&quot;)" office:value-type="string" office:string-value="." calcext:value-type="string">
            <text:p>.</text:p>
          </table:table-cell>
          <table:table-cell table:formula="of:=IF([Sheet1.C50]&gt;0;IF(MOD([Sheet1.C50];7)=0;&quot;DDD&quot;;&quot;i&quot;);&quot;.&quot;)" office:value-type="string" office:string-value="." calcext:value-type="string">
            <text:p>.</text:p>
          </table:table-cell>
          <table:table-cell table:formula="of:=IF([Sheet1.D50]&gt;0;IF(MOD([Sheet1.D50];7)=0;&quot;DDD&quot;;&quot;i&quot;);&quot;.&quot;)" office:value-type="string" office:string-value="." calcext:value-type="string">
            <text:p>.</text:p>
          </table:table-cell>
          <table:table-cell table:formula="of:=IF([Sheet1.E50]&gt;0;IF(MOD([Sheet1.E50];7)=0;&quot;DDD&quot;;&quot;i&quot;);&quot;.&quot;)" office:value-type="string" office:string-value="." calcext:value-type="string">
            <text:p>.</text:p>
          </table:table-cell>
          <table:table-cell table:formula="of:=IF([Sheet1.F50]&gt;0;IF(MOD([Sheet1.F50];7)=0;&quot;DDD&quot;;&quot;i&quot;);&quot;.&quot;)" office:value-type="string" office:string-value="." calcext:value-type="string">
            <text:p>.</text:p>
          </table:table-cell>
          <table:table-cell table:formula="of:=IF([Sheet1.G50]&gt;0;IF(MOD([Sheet1.G50];7)=0;&quot;DDD&quot;;&quot;i&quot;);&quot;.&quot;)" office:value-type="string" office:string-value="." calcext:value-type="string">
            <text:p>.</text:p>
          </table:table-cell>
          <table:table-cell table:formula="of:=IF([Sheet1.H50]&gt;0;IF(MOD([Sheet1.H50];7)=0;&quot;DDD&quot;;&quot;i&quot;);&quot;.&quot;)" office:value-type="string" office:string-value="." calcext:value-type="string">
            <text:p>.</text:p>
          </table:table-cell>
          <table:table-cell table:formula="of:=IF([Sheet1.I50]&gt;0;IF(MOD([Sheet1.I50];7)=0;&quot;DDD&quot;;&quot;i&quot;);&quot;.&quot;)" office:value-type="string" office:string-value="." calcext:value-type="string">
            <text:p>.</text:p>
          </table:table-cell>
          <table:table-cell table:formula="of:=IF([Sheet1.J50]&gt;0;IF(MOD([Sheet1.J50];7)=0;&quot;DDD&quot;;&quot;i&quot;);&quot;.&quot;)" office:value-type="string" office:string-value="." calcext:value-type="string">
            <text:p>.</text:p>
          </table:table-cell>
          <table:table-cell table:formula="of:=IF([Sheet1.K50]&gt;0;IF(MOD([Sheet1.K50];7)=0;&quot;DDD&quot;;&quot;i&quot;);&quot;.&quot;)" office:value-type="string" office:string-value="." calcext:value-type="string">
            <text:p>.</text:p>
          </table:table-cell>
          <table:table-cell table:formula="of:=IF([Sheet1.L50]&gt;0;IF(MOD([Sheet1.L50];7)=0;&quot;DDD&quot;;&quot;i&quot;);&quot;.&quot;)" office:value-type="string" office:string-value="." calcext:value-type="string">
            <text:p>.</text:p>
          </table:table-cell>
          <table:table-cell table:formula="of:=IF([Sheet1.M50]&gt;0;IF(MOD([Sheet1.M50];7)=0;&quot;DDD&quot;;&quot;i&quot;);&quot;.&quot;)" office:value-type="string" office:string-value="." calcext:value-type="string">
            <text:p>.</text:p>
          </table:table-cell>
          <table:table-cell table:formula="of:=IF([Sheet1.N50]&gt;0;IF(MOD([Sheet1.N50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1]&gt;0;IF(MOD([Sheet1.A51];7)=0;&quot;DDD&quot;;&quot;i&quot;);&quot;.&quot;)" office:value-type="string" office:string-value="." calcext:value-type="string">
            <text:p>.</text:p>
          </table:table-cell>
          <table:table-cell table:formula="of:=IF([Sheet1.B51]&gt;0;IF(MOD([Sheet1.B51];7)=0;&quot;DDD&quot;;&quot;i&quot;);&quot;.&quot;)" office:value-type="string" office:string-value="." calcext:value-type="string">
            <text:p>.</text:p>
          </table:table-cell>
          <table:table-cell table:formula="of:=IF([Sheet1.C51]&gt;0;IF(MOD([Sheet1.C51];7)=0;&quot;DDD&quot;;&quot;i&quot;);&quot;.&quot;)" office:value-type="string" office:string-value="." calcext:value-type="string">
            <text:p>.</text:p>
          </table:table-cell>
          <table:table-cell table:formula="of:=IF([Sheet1.D51]&gt;0;IF(MOD([Sheet1.D51];7)=0;&quot;DDD&quot;;&quot;i&quot;);&quot;.&quot;)" office:value-type="string" office:string-value="." calcext:value-type="string">
            <text:p>.</text:p>
          </table:table-cell>
          <table:table-cell table:formula="of:=IF([Sheet1.E51]&gt;0;IF(MOD([Sheet1.E51];7)=0;&quot;DDD&quot;;&quot;i&quot;);&quot;.&quot;)" office:value-type="string" office:string-value="." calcext:value-type="string">
            <text:p>.</text:p>
          </table:table-cell>
          <table:table-cell table:formula="of:=IF([Sheet1.F51]&gt;0;IF(MOD([Sheet1.F51];7)=0;&quot;DDD&quot;;&quot;i&quot;);&quot;.&quot;)" office:value-type="string" office:string-value="." calcext:value-type="string">
            <text:p>.</text:p>
          </table:table-cell>
          <table:table-cell table:formula="of:=IF([Sheet1.G51]&gt;0;IF(MOD([Sheet1.G51];7)=0;&quot;DDD&quot;;&quot;i&quot;);&quot;.&quot;)" office:value-type="string" office:string-value="." calcext:value-type="string">
            <text:p>.</text:p>
          </table:table-cell>
          <table:table-cell table:formula="of:=IF([Sheet1.H51]&gt;0;IF(MOD([Sheet1.H51];7)=0;&quot;DDD&quot;;&quot;i&quot;);&quot;.&quot;)" office:value-type="string" office:string-value="." calcext:value-type="string">
            <text:p>.</text:p>
          </table:table-cell>
          <table:table-cell table:formula="of:=IF([Sheet1.I51]&gt;0;IF(MOD([Sheet1.I51];7)=0;&quot;DDD&quot;;&quot;i&quot;);&quot;.&quot;)" office:value-type="string" office:string-value="." calcext:value-type="string">
            <text:p>.</text:p>
          </table:table-cell>
          <table:table-cell table:formula="of:=IF([Sheet1.J51]&gt;0;IF(MOD([Sheet1.J51];7)=0;&quot;DDD&quot;;&quot;i&quot;);&quot;.&quot;)" office:value-type="string" office:string-value="." calcext:value-type="string">
            <text:p>.</text:p>
          </table:table-cell>
          <table:table-cell table:formula="of:=IF([Sheet1.K51]&gt;0;IF(MOD([Sheet1.K51];7)=0;&quot;DDD&quot;;&quot;i&quot;);&quot;.&quot;)" office:value-type="string" office:string-value="." calcext:value-type="string">
            <text:p>.</text:p>
          </table:table-cell>
          <table:table-cell table:formula="of:=IF([Sheet1.L51]&gt;0;IF(MOD([Sheet1.L51];7)=0;&quot;DDD&quot;;&quot;i&quot;);&quot;.&quot;)" office:value-type="string" office:string-value="." calcext:value-type="string">
            <text:p>.</text:p>
          </table:table-cell>
          <table:table-cell table:formula="of:=IF([Sheet1.M51]&gt;0;IF(MOD([Sheet1.M51];7)=0;&quot;DDD&quot;;&quot;i&quot;);&quot;.&quot;)" office:value-type="string" office:string-value="." calcext:value-type="string">
            <text:p>.</text:p>
          </table:table-cell>
          <table:table-cell table:formula="of:=IF([Sheet1.N51]&gt;0;IF(MOD([Sheet1.N51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2]&gt;0;IF(MOD([Sheet1.A52];7)=0;&quot;DDD&quot;;&quot;i&quot;);&quot;.&quot;)" office:value-type="string" office:string-value="." calcext:value-type="string">
            <text:p>.</text:p>
          </table:table-cell>
          <table:table-cell table:formula="of:=IF([Sheet1.B52]&gt;0;IF(MOD([Sheet1.B52];7)=0;&quot;DDD&quot;;&quot;i&quot;);&quot;.&quot;)" office:value-type="string" office:string-value="." calcext:value-type="string">
            <text:p>.</text:p>
          </table:table-cell>
          <table:table-cell table:formula="of:=IF([Sheet1.C52]&gt;0;IF(MOD([Sheet1.C52];7)=0;&quot;DDD&quot;;&quot;i&quot;);&quot;.&quot;)" office:value-type="string" office:string-value="." calcext:value-type="string">
            <text:p>.</text:p>
          </table:table-cell>
          <table:table-cell table:formula="of:=IF([Sheet1.D52]&gt;0;IF(MOD([Sheet1.D52];7)=0;&quot;DDD&quot;;&quot;i&quot;);&quot;.&quot;)" office:value-type="string" office:string-value="." calcext:value-type="string">
            <text:p>.</text:p>
          </table:table-cell>
          <table:table-cell table:formula="of:=IF([Sheet1.E52]&gt;0;IF(MOD([Sheet1.E52];7)=0;&quot;DDD&quot;;&quot;i&quot;);&quot;.&quot;)" office:value-type="string" office:string-value="." calcext:value-type="string">
            <text:p>.</text:p>
          </table:table-cell>
          <table:table-cell table:formula="of:=IF([Sheet1.F52]&gt;0;IF(MOD([Sheet1.F52];7)=0;&quot;DDD&quot;;&quot;i&quot;);&quot;.&quot;)" office:value-type="string" office:string-value="." calcext:value-type="string">
            <text:p>.</text:p>
          </table:table-cell>
          <table:table-cell table:formula="of:=IF([Sheet1.G52]&gt;0;IF(MOD([Sheet1.G52];7)=0;&quot;DDD&quot;;&quot;i&quot;);&quot;.&quot;)" office:value-type="string" office:string-value="." calcext:value-type="string">
            <text:p>.</text:p>
          </table:table-cell>
          <table:table-cell table:formula="of:=IF([Sheet1.H52]&gt;0;IF(MOD([Sheet1.H52];7)=0;&quot;DDD&quot;;&quot;i&quot;);&quot;.&quot;)" office:value-type="string" office:string-value="." calcext:value-type="string">
            <text:p>.</text:p>
          </table:table-cell>
          <table:table-cell table:formula="of:=IF([Sheet1.I52]&gt;0;IF(MOD([Sheet1.I52];7)=0;&quot;DDD&quot;;&quot;i&quot;);&quot;.&quot;)" office:value-type="string" office:string-value="." calcext:value-type="string">
            <text:p>.</text:p>
          </table:table-cell>
          <table:table-cell table:formula="of:=IF([Sheet1.J52]&gt;0;IF(MOD([Sheet1.J52];7)=0;&quot;DDD&quot;;&quot;i&quot;);&quot;.&quot;)" office:value-type="string" office:string-value="." calcext:value-type="string">
            <text:p>.</text:p>
          </table:table-cell>
          <table:table-cell table:formula="of:=IF([Sheet1.K52]&gt;0;IF(MOD([Sheet1.K52];7)=0;&quot;DDD&quot;;&quot;i&quot;);&quot;.&quot;)" office:value-type="string" office:string-value="." calcext:value-type="string">
            <text:p>.</text:p>
          </table:table-cell>
          <table:table-cell table:formula="of:=IF([Sheet1.L52]&gt;0;IF(MOD([Sheet1.L52];7)=0;&quot;DDD&quot;;&quot;i&quot;);&quot;.&quot;)" office:value-type="string" office:string-value="." calcext:value-type="string">
            <text:p>.</text:p>
          </table:table-cell>
          <table:table-cell table:formula="of:=IF([Sheet1.M52]&gt;0;IF(MOD([Sheet1.M52];7)=0;&quot;DDD&quot;;&quot;i&quot;);&quot;.&quot;)" office:value-type="string" office:string-value="." calcext:value-type="string">
            <text:p>.</text:p>
          </table:table-cell>
          <table:table-cell table:formula="of:=IF([Sheet1.N52]&gt;0;IF(MOD([Sheet1.N52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3]&gt;0;IF(MOD([Sheet1.A53];7)=0;&quot;DDD&quot;;&quot;i&quot;);&quot;.&quot;)" office:value-type="string" office:string-value="." calcext:value-type="string">
            <text:p>.</text:p>
          </table:table-cell>
          <table:table-cell table:formula="of:=IF([Sheet1.B53]&gt;0;IF(MOD([Sheet1.B53];7)=0;&quot;DDD&quot;;&quot;i&quot;);&quot;.&quot;)" office:value-type="string" office:string-value="." calcext:value-type="string">
            <text:p>.</text:p>
          </table:table-cell>
          <table:table-cell table:formula="of:=IF([Sheet1.C53]&gt;0;IF(MOD([Sheet1.C53];7)=0;&quot;DDD&quot;;&quot;i&quot;);&quot;.&quot;)" office:value-type="string" office:string-value="." calcext:value-type="string">
            <text:p>.</text:p>
          </table:table-cell>
          <table:table-cell table:formula="of:=IF([Sheet1.D53]&gt;0;IF(MOD([Sheet1.D53];7)=0;&quot;DDD&quot;;&quot;i&quot;);&quot;.&quot;)" office:value-type="string" office:string-value="." calcext:value-type="string">
            <text:p>.</text:p>
          </table:table-cell>
          <table:table-cell table:formula="of:=IF([Sheet1.E53]&gt;0;IF(MOD([Sheet1.E53];7)=0;&quot;DDD&quot;;&quot;i&quot;);&quot;.&quot;)" office:value-type="string" office:string-value="." calcext:value-type="string">
            <text:p>.</text:p>
          </table:table-cell>
          <table:table-cell table:formula="of:=IF([Sheet1.F53]&gt;0;IF(MOD([Sheet1.F53];7)=0;&quot;DDD&quot;;&quot;i&quot;);&quot;.&quot;)" office:value-type="string" office:string-value="." calcext:value-type="string">
            <text:p>.</text:p>
          </table:table-cell>
          <table:table-cell table:formula="of:=IF([Sheet1.G53]&gt;0;IF(MOD([Sheet1.G53];7)=0;&quot;DDD&quot;;&quot;i&quot;);&quot;.&quot;)" office:value-type="string" office:string-value="." calcext:value-type="string">
            <text:p>.</text:p>
          </table:table-cell>
          <table:table-cell table:formula="of:=IF([Sheet1.H53]&gt;0;IF(MOD([Sheet1.H53];7)=0;&quot;DDD&quot;;&quot;i&quot;);&quot;.&quot;)" office:value-type="string" office:string-value="." calcext:value-type="string">
            <text:p>.</text:p>
          </table:table-cell>
          <table:table-cell table:formula="of:=IF([Sheet1.I53]&gt;0;IF(MOD([Sheet1.I53];7)=0;&quot;DDD&quot;;&quot;i&quot;);&quot;.&quot;)" office:value-type="string" office:string-value="." calcext:value-type="string">
            <text:p>.</text:p>
          </table:table-cell>
          <table:table-cell table:formula="of:=IF([Sheet1.J53]&gt;0;IF(MOD([Sheet1.J53];7)=0;&quot;DDD&quot;;&quot;i&quot;);&quot;.&quot;)" office:value-type="string" office:string-value="." calcext:value-type="string">
            <text:p>.</text:p>
          </table:table-cell>
          <table:table-cell table:formula="of:=IF([Sheet1.K53]&gt;0;IF(MOD([Sheet1.K53];7)=0;&quot;DDD&quot;;&quot;i&quot;);&quot;.&quot;)" office:value-type="string" office:string-value="." calcext:value-type="string">
            <text:p>.</text:p>
          </table:table-cell>
          <table:table-cell table:formula="of:=IF([Sheet1.L53]&gt;0;IF(MOD([Sheet1.L53];7)=0;&quot;DDD&quot;;&quot;i&quot;);&quot;.&quot;)" office:value-type="string" office:string-value="." calcext:value-type="string">
            <text:p>.</text:p>
          </table:table-cell>
          <table:table-cell table:formula="of:=IF([Sheet1.M53]&gt;0;IF(MOD([Sheet1.M53];7)=0;&quot;DDD&quot;;&quot;i&quot;);&quot;.&quot;)" office:value-type="string" office:string-value="." calcext:value-type="string">
            <text:p>.</text:p>
          </table:table-cell>
          <table:table-cell table:formula="of:=IF([Sheet1.N53]&gt;0;IF(MOD([Sheet1.N53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4]&gt;0;IF(MOD([Sheet1.A54];7)=0;&quot;DDD&quot;;&quot;i&quot;);&quot;.&quot;)" office:value-type="string" office:string-value="." calcext:value-type="string">
            <text:p>.</text:p>
          </table:table-cell>
          <table:table-cell table:formula="of:=IF([Sheet1.B54]&gt;0;IF(MOD([Sheet1.B54];7)=0;&quot;DDD&quot;;&quot;i&quot;);&quot;.&quot;)" office:value-type="string" office:string-value="." calcext:value-type="string">
            <text:p>.</text:p>
          </table:table-cell>
          <table:table-cell table:formula="of:=IF([Sheet1.C54]&gt;0;IF(MOD([Sheet1.C54];7)=0;&quot;DDD&quot;;&quot;i&quot;);&quot;.&quot;)" office:value-type="string" office:string-value="." calcext:value-type="string">
            <text:p>.</text:p>
          </table:table-cell>
          <table:table-cell table:formula="of:=IF([Sheet1.D54]&gt;0;IF(MOD([Sheet1.D54];7)=0;&quot;DDD&quot;;&quot;i&quot;);&quot;.&quot;)" office:value-type="string" office:string-value="." calcext:value-type="string">
            <text:p>.</text:p>
          </table:table-cell>
          <table:table-cell table:formula="of:=IF([Sheet1.E54]&gt;0;IF(MOD([Sheet1.E54];7)=0;&quot;DDD&quot;;&quot;i&quot;);&quot;.&quot;)" office:value-type="string" office:string-value="." calcext:value-type="string">
            <text:p>.</text:p>
          </table:table-cell>
          <table:table-cell table:formula="of:=IF([Sheet1.F54]&gt;0;IF(MOD([Sheet1.F54];7)=0;&quot;DDD&quot;;&quot;i&quot;);&quot;.&quot;)" office:value-type="string" office:string-value="." calcext:value-type="string">
            <text:p>.</text:p>
          </table:table-cell>
          <table:table-cell table:formula="of:=IF([Sheet1.G54]&gt;0;IF(MOD([Sheet1.G54];7)=0;&quot;DDD&quot;;&quot;i&quot;);&quot;.&quot;)" office:value-type="string" office:string-value="." calcext:value-type="string">
            <text:p>.</text:p>
          </table:table-cell>
          <table:table-cell table:formula="of:=IF([Sheet1.H54]&gt;0;IF(MOD([Sheet1.H54];7)=0;&quot;DDD&quot;;&quot;i&quot;);&quot;.&quot;)" office:value-type="string" office:string-value="." calcext:value-type="string">
            <text:p>.</text:p>
          </table:table-cell>
          <table:table-cell table:formula="of:=IF([Sheet1.I54]&gt;0;IF(MOD([Sheet1.I54];7)=0;&quot;DDD&quot;;&quot;i&quot;);&quot;.&quot;)" office:value-type="string" office:string-value="." calcext:value-type="string">
            <text:p>.</text:p>
          </table:table-cell>
          <table:table-cell table:formula="of:=IF([Sheet1.J54]&gt;0;IF(MOD([Sheet1.J54];7)=0;&quot;DDD&quot;;&quot;i&quot;);&quot;.&quot;)" office:value-type="string" office:string-value="." calcext:value-type="string">
            <text:p>.</text:p>
          </table:table-cell>
          <table:table-cell table:formula="of:=IF([Sheet1.K54]&gt;0;IF(MOD([Sheet1.K54];7)=0;&quot;DDD&quot;;&quot;i&quot;);&quot;.&quot;)" office:value-type="string" office:string-value="." calcext:value-type="string">
            <text:p>.</text:p>
          </table:table-cell>
          <table:table-cell table:formula="of:=IF([Sheet1.L54]&gt;0;IF(MOD([Sheet1.L54];7)=0;&quot;DDD&quot;;&quot;i&quot;);&quot;.&quot;)" office:value-type="string" office:string-value="." calcext:value-type="string">
            <text:p>.</text:p>
          </table:table-cell>
          <table:table-cell table:formula="of:=IF([Sheet1.M54]&gt;0;IF(MOD([Sheet1.M54];7)=0;&quot;DDD&quot;;&quot;i&quot;);&quot;.&quot;)" office:value-type="string" office:string-value="." calcext:value-type="string">
            <text:p>.</text:p>
          </table:table-cell>
          <table:table-cell table:formula="of:=IF([Sheet1.N54]&gt;0;IF(MOD([Sheet1.N54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5]&gt;0;IF(MOD([Sheet1.A55];7)=0;&quot;DDD&quot;;&quot;i&quot;);&quot;.&quot;)" office:value-type="string" office:string-value="." calcext:value-type="string">
            <text:p>.</text:p>
          </table:table-cell>
          <table:table-cell table:formula="of:=IF([Sheet1.B55]&gt;0;IF(MOD([Sheet1.B55];7)=0;&quot;DDD&quot;;&quot;i&quot;);&quot;.&quot;)" office:value-type="string" office:string-value="." calcext:value-type="string">
            <text:p>.</text:p>
          </table:table-cell>
          <table:table-cell table:formula="of:=IF([Sheet1.C55]&gt;0;IF(MOD([Sheet1.C55];7)=0;&quot;DDD&quot;;&quot;i&quot;);&quot;.&quot;)" office:value-type="string" office:string-value="." calcext:value-type="string">
            <text:p>.</text:p>
          </table:table-cell>
          <table:table-cell table:formula="of:=IF([Sheet1.D55]&gt;0;IF(MOD([Sheet1.D55];7)=0;&quot;DDD&quot;;&quot;i&quot;);&quot;.&quot;)" office:value-type="string" office:string-value="." calcext:value-type="string">
            <text:p>.</text:p>
          </table:table-cell>
          <table:table-cell table:formula="of:=IF([Sheet1.E55]&gt;0;IF(MOD([Sheet1.E55];7)=0;&quot;DDD&quot;;&quot;i&quot;);&quot;.&quot;)" office:value-type="string" office:string-value="." calcext:value-type="string">
            <text:p>.</text:p>
          </table:table-cell>
          <table:table-cell table:formula="of:=IF([Sheet1.F55]&gt;0;IF(MOD([Sheet1.F55];7)=0;&quot;DDD&quot;;&quot;i&quot;);&quot;.&quot;)" office:value-type="string" office:string-value="." calcext:value-type="string">
            <text:p>.</text:p>
          </table:table-cell>
          <table:table-cell table:formula="of:=IF([Sheet1.G55]&gt;0;IF(MOD([Sheet1.G55];7)=0;&quot;DDD&quot;;&quot;i&quot;);&quot;.&quot;)" office:value-type="string" office:string-value="." calcext:value-type="string">
            <text:p>.</text:p>
          </table:table-cell>
          <table:table-cell table:formula="of:=IF([Sheet1.H55]&gt;0;IF(MOD([Sheet1.H55];7)=0;&quot;DDD&quot;;&quot;i&quot;);&quot;.&quot;)" office:value-type="string" office:string-value="." calcext:value-type="string">
            <text:p>.</text:p>
          </table:table-cell>
          <table:table-cell table:formula="of:=IF([Sheet1.I55]&gt;0;IF(MOD([Sheet1.I55];7)=0;&quot;DDD&quot;;&quot;i&quot;);&quot;.&quot;)" office:value-type="string" office:string-value="." calcext:value-type="string">
            <text:p>.</text:p>
          </table:table-cell>
          <table:table-cell table:formula="of:=IF([Sheet1.J55]&gt;0;IF(MOD([Sheet1.J55];7)=0;&quot;DDD&quot;;&quot;i&quot;);&quot;.&quot;)" office:value-type="string" office:string-value="." calcext:value-type="string">
            <text:p>.</text:p>
          </table:table-cell>
          <table:table-cell table:formula="of:=IF([Sheet1.K55]&gt;0;IF(MOD([Sheet1.K55];7)=0;&quot;DDD&quot;;&quot;i&quot;);&quot;.&quot;)" office:value-type="string" office:string-value="." calcext:value-type="string">
            <text:p>.</text:p>
          </table:table-cell>
          <table:table-cell table:formula="of:=IF([Sheet1.L55]&gt;0;IF(MOD([Sheet1.L55];7)=0;&quot;DDD&quot;;&quot;i&quot;);&quot;.&quot;)" office:value-type="string" office:string-value="." calcext:value-type="string">
            <text:p>.</text:p>
          </table:table-cell>
          <table:table-cell table:formula="of:=IF([Sheet1.M55]&gt;0;IF(MOD([Sheet1.M55];7)=0;&quot;DDD&quot;;&quot;i&quot;);&quot;.&quot;)" office:value-type="string" office:string-value="." calcext:value-type="string">
            <text:p>.</text:p>
          </table:table-cell>
          <table:table-cell table:formula="of:=IF([Sheet1.N55]&gt;0;IF(MOD([Sheet1.N55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6]&gt;0;IF(MOD([Sheet1.A56];7)=0;&quot;DDD&quot;;&quot;i&quot;);&quot;.&quot;)" office:value-type="string" office:string-value="." calcext:value-type="string">
            <text:p>.</text:p>
          </table:table-cell>
          <table:table-cell table:formula="of:=IF([Sheet1.B56]&gt;0;IF(MOD([Sheet1.B56];7)=0;&quot;DDD&quot;;&quot;i&quot;);&quot;.&quot;)" office:value-type="string" office:string-value="." calcext:value-type="string">
            <text:p>.</text:p>
          </table:table-cell>
          <table:table-cell table:formula="of:=IF([Sheet1.C56]&gt;0;IF(MOD([Sheet1.C56];7)=0;&quot;DDD&quot;;&quot;i&quot;);&quot;.&quot;)" office:value-type="string" office:string-value="." calcext:value-type="string">
            <text:p>.</text:p>
          </table:table-cell>
          <table:table-cell table:formula="of:=IF([Sheet1.D56]&gt;0;IF(MOD([Sheet1.D56];7)=0;&quot;DDD&quot;;&quot;i&quot;);&quot;.&quot;)" office:value-type="string" office:string-value="." calcext:value-type="string">
            <text:p>.</text:p>
          </table:table-cell>
          <table:table-cell table:formula="of:=IF([Sheet1.E56]&gt;0;IF(MOD([Sheet1.E56];7)=0;&quot;DDD&quot;;&quot;i&quot;);&quot;.&quot;)" office:value-type="string" office:string-value="." calcext:value-type="string">
            <text:p>.</text:p>
          </table:table-cell>
          <table:table-cell table:formula="of:=IF([Sheet1.F56]&gt;0;IF(MOD([Sheet1.F56];7)=0;&quot;DDD&quot;;&quot;i&quot;);&quot;.&quot;)" office:value-type="string" office:string-value="." calcext:value-type="string">
            <text:p>.</text:p>
          </table:table-cell>
          <table:table-cell table:formula="of:=IF([Sheet1.G56]&gt;0;IF(MOD([Sheet1.G56];7)=0;&quot;DDD&quot;;&quot;i&quot;);&quot;.&quot;)" office:value-type="string" office:string-value="." calcext:value-type="string">
            <text:p>.</text:p>
          </table:table-cell>
          <table:table-cell table:formula="of:=IF([Sheet1.H56]&gt;0;IF(MOD([Sheet1.H56];7)=0;&quot;DDD&quot;;&quot;i&quot;);&quot;.&quot;)" office:value-type="string" office:string-value="." calcext:value-type="string">
            <text:p>.</text:p>
          </table:table-cell>
          <table:table-cell table:formula="of:=IF([Sheet1.I56]&gt;0;IF(MOD([Sheet1.I56];7)=0;&quot;DDD&quot;;&quot;i&quot;);&quot;.&quot;)" office:value-type="string" office:string-value="." calcext:value-type="string">
            <text:p>.</text:p>
          </table:table-cell>
          <table:table-cell table:formula="of:=IF([Sheet1.J56]&gt;0;IF(MOD([Sheet1.J56];7)=0;&quot;DDD&quot;;&quot;i&quot;);&quot;.&quot;)" office:value-type="string" office:string-value="." calcext:value-type="string">
            <text:p>.</text:p>
          </table:table-cell>
          <table:table-cell table:formula="of:=IF([Sheet1.K56]&gt;0;IF(MOD([Sheet1.K56];7)=0;&quot;DDD&quot;;&quot;i&quot;);&quot;.&quot;)" office:value-type="string" office:string-value="." calcext:value-type="string">
            <text:p>.</text:p>
          </table:table-cell>
          <table:table-cell table:formula="of:=IF([Sheet1.L56]&gt;0;IF(MOD([Sheet1.L56];7)=0;&quot;DDD&quot;;&quot;i&quot;);&quot;.&quot;)" office:value-type="string" office:string-value="." calcext:value-type="string">
            <text:p>.</text:p>
          </table:table-cell>
          <table:table-cell table:formula="of:=IF([Sheet1.M56]&gt;0;IF(MOD([Sheet1.M56];7)=0;&quot;DDD&quot;;&quot;i&quot;);&quot;.&quot;)" office:value-type="string" office:string-value="." calcext:value-type="string">
            <text:p>.</text:p>
          </table:table-cell>
          <table:table-cell table:formula="of:=IF([Sheet1.N56]&gt;0;IF(MOD([Sheet1.N56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7]&gt;0;IF(MOD([Sheet1.A57];7)=0;&quot;DDD&quot;;&quot;i&quot;);&quot;.&quot;)" office:value-type="string" office:string-value="." calcext:value-type="string">
            <text:p>.</text:p>
          </table:table-cell>
          <table:table-cell table:formula="of:=IF([Sheet1.B57]&gt;0;IF(MOD([Sheet1.B57];7)=0;&quot;DDD&quot;;&quot;i&quot;);&quot;.&quot;)" office:value-type="string" office:string-value="." calcext:value-type="string">
            <text:p>.</text:p>
          </table:table-cell>
          <table:table-cell table:formula="of:=IF([Sheet1.C57]&gt;0;IF(MOD([Sheet1.C57];7)=0;&quot;DDD&quot;;&quot;i&quot;);&quot;.&quot;)" office:value-type="string" office:string-value="." calcext:value-type="string">
            <text:p>.</text:p>
          </table:table-cell>
          <table:table-cell table:formula="of:=IF([Sheet1.D57]&gt;0;IF(MOD([Sheet1.D57];7)=0;&quot;DDD&quot;;&quot;i&quot;);&quot;.&quot;)" office:value-type="string" office:string-value="." calcext:value-type="string">
            <text:p>.</text:p>
          </table:table-cell>
          <table:table-cell table:formula="of:=IF([Sheet1.E57]&gt;0;IF(MOD([Sheet1.E57];7)=0;&quot;DDD&quot;;&quot;i&quot;);&quot;.&quot;)" office:value-type="string" office:string-value="." calcext:value-type="string">
            <text:p>.</text:p>
          </table:table-cell>
          <table:table-cell table:formula="of:=IF([Sheet1.F57]&gt;0;IF(MOD([Sheet1.F57];7)=0;&quot;DDD&quot;;&quot;i&quot;);&quot;.&quot;)" office:value-type="string" office:string-value="." calcext:value-type="string">
            <text:p>.</text:p>
          </table:table-cell>
          <table:table-cell table:formula="of:=IF([Sheet1.G57]&gt;0;IF(MOD([Sheet1.G57];7)=0;&quot;DDD&quot;;&quot;i&quot;);&quot;.&quot;)" office:value-type="string" office:string-value="." calcext:value-type="string">
            <text:p>.</text:p>
          </table:table-cell>
          <table:table-cell table:formula="of:=IF([Sheet1.H57]&gt;0;IF(MOD([Sheet1.H57];7)=0;&quot;DDD&quot;;&quot;i&quot;);&quot;.&quot;)" office:value-type="string" office:string-value="." calcext:value-type="string">
            <text:p>.</text:p>
          </table:table-cell>
          <table:table-cell table:formula="of:=IF([Sheet1.I57]&gt;0;IF(MOD([Sheet1.I57];7)=0;&quot;DDD&quot;;&quot;i&quot;);&quot;.&quot;)" office:value-type="string" office:string-value="." calcext:value-type="string">
            <text:p>.</text:p>
          </table:table-cell>
          <table:table-cell table:formula="of:=IF([Sheet1.J57]&gt;0;IF(MOD([Sheet1.J57];7)=0;&quot;DDD&quot;;&quot;i&quot;);&quot;.&quot;)" office:value-type="string" office:string-value="." calcext:value-type="string">
            <text:p>.</text:p>
          </table:table-cell>
          <table:table-cell table:formula="of:=IF([Sheet1.K57]&gt;0;IF(MOD([Sheet1.K57];7)=0;&quot;DDD&quot;;&quot;i&quot;);&quot;.&quot;)" office:value-type="string" office:string-value="." calcext:value-type="string">
            <text:p>.</text:p>
          </table:table-cell>
          <table:table-cell table:formula="of:=IF([Sheet1.L57]&gt;0;IF(MOD([Sheet1.L57];7)=0;&quot;DDD&quot;;&quot;i&quot;);&quot;.&quot;)" office:value-type="string" office:string-value="." calcext:value-type="string">
            <text:p>.</text:p>
          </table:table-cell>
          <table:table-cell table:formula="of:=IF([Sheet1.M57]&gt;0;IF(MOD([Sheet1.M57];7)=0;&quot;DDD&quot;;&quot;i&quot;);&quot;.&quot;)" office:value-type="string" office:string-value="." calcext:value-type="string">
            <text:p>.</text:p>
          </table:table-cell>
          <table:table-cell table:formula="of:=IF([Sheet1.N57]&gt;0;IF(MOD([Sheet1.N57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8]&gt;0;IF(MOD([Sheet1.A58];7)=0;&quot;DDD&quot;;&quot;i&quot;);&quot;.&quot;)" office:value-type="string" office:string-value="." calcext:value-type="string">
            <text:p>.</text:p>
          </table:table-cell>
          <table:table-cell table:formula="of:=IF([Sheet1.B58]&gt;0;IF(MOD([Sheet1.B58];7)=0;&quot;DDD&quot;;&quot;i&quot;);&quot;.&quot;)" office:value-type="string" office:string-value="." calcext:value-type="string">
            <text:p>.</text:p>
          </table:table-cell>
          <table:table-cell table:formula="of:=IF([Sheet1.C58]&gt;0;IF(MOD([Sheet1.C58];7)=0;&quot;DDD&quot;;&quot;i&quot;);&quot;.&quot;)" office:value-type="string" office:string-value="." calcext:value-type="string">
            <text:p>.</text:p>
          </table:table-cell>
          <table:table-cell table:formula="of:=IF([Sheet1.D58]&gt;0;IF(MOD([Sheet1.D58];7)=0;&quot;DDD&quot;;&quot;i&quot;);&quot;.&quot;)" office:value-type="string" office:string-value="." calcext:value-type="string">
            <text:p>.</text:p>
          </table:table-cell>
          <table:table-cell table:formula="of:=IF([Sheet1.E58]&gt;0;IF(MOD([Sheet1.E58];7)=0;&quot;DDD&quot;;&quot;i&quot;);&quot;.&quot;)" office:value-type="string" office:string-value="." calcext:value-type="string">
            <text:p>.</text:p>
          </table:table-cell>
          <table:table-cell table:formula="of:=IF([Sheet1.F58]&gt;0;IF(MOD([Sheet1.F58];7)=0;&quot;DDD&quot;;&quot;i&quot;);&quot;.&quot;)" office:value-type="string" office:string-value="." calcext:value-type="string">
            <text:p>.</text:p>
          </table:table-cell>
          <table:table-cell table:formula="of:=IF([Sheet1.G58]&gt;0;IF(MOD([Sheet1.G58];7)=0;&quot;DDD&quot;;&quot;i&quot;);&quot;.&quot;)" office:value-type="string" office:string-value="." calcext:value-type="string">
            <text:p>.</text:p>
          </table:table-cell>
          <table:table-cell table:formula="of:=IF([Sheet1.H58]&gt;0;IF(MOD([Sheet1.H58];7)=0;&quot;DDD&quot;;&quot;i&quot;);&quot;.&quot;)" office:value-type="string" office:string-value="." calcext:value-type="string">
            <text:p>.</text:p>
          </table:table-cell>
          <table:table-cell table:formula="of:=IF([Sheet1.I58]&gt;0;IF(MOD([Sheet1.I58];7)=0;&quot;DDD&quot;;&quot;i&quot;);&quot;.&quot;)" office:value-type="string" office:string-value="." calcext:value-type="string">
            <text:p>.</text:p>
          </table:table-cell>
          <table:table-cell table:formula="of:=IF([Sheet1.J58]&gt;0;IF(MOD([Sheet1.J58];7)=0;&quot;DDD&quot;;&quot;i&quot;);&quot;.&quot;)" office:value-type="string" office:string-value="." calcext:value-type="string">
            <text:p>.</text:p>
          </table:table-cell>
          <table:table-cell table:formula="of:=IF([Sheet1.K58]&gt;0;IF(MOD([Sheet1.K58];7)=0;&quot;DDD&quot;;&quot;i&quot;);&quot;.&quot;)" office:value-type="string" office:string-value="." calcext:value-type="string">
            <text:p>.</text:p>
          </table:table-cell>
          <table:table-cell table:formula="of:=IF([Sheet1.L58]&gt;0;IF(MOD([Sheet1.L58];7)=0;&quot;DDD&quot;;&quot;i&quot;);&quot;.&quot;)" office:value-type="string" office:string-value="." calcext:value-type="string">
            <text:p>.</text:p>
          </table:table-cell>
          <table:table-cell table:formula="of:=IF([Sheet1.M58]&gt;0;IF(MOD([Sheet1.M58];7)=0;&quot;DDD&quot;;&quot;i&quot;);&quot;.&quot;)" office:value-type="string" office:string-value="." calcext:value-type="string">
            <text:p>.</text:p>
          </table:table-cell>
          <table:table-cell table:formula="of:=IF([Sheet1.N58]&gt;0;IF(MOD([Sheet1.N58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59]&gt;0;IF(MOD([Sheet1.A59];7)=0;&quot;DDD&quot;;&quot;i&quot;);&quot;.&quot;)" office:value-type="string" office:string-value="." calcext:value-type="string">
            <text:p>.</text:p>
          </table:table-cell>
          <table:table-cell table:formula="of:=IF([Sheet1.B59]&gt;0;IF(MOD([Sheet1.B59];7)=0;&quot;DDD&quot;;&quot;i&quot;);&quot;.&quot;)" office:value-type="string" office:string-value="." calcext:value-type="string">
            <text:p>.</text:p>
          </table:table-cell>
          <table:table-cell table:formula="of:=IF([Sheet1.C59]&gt;0;IF(MOD([Sheet1.C59];7)=0;&quot;DDD&quot;;&quot;i&quot;);&quot;.&quot;)" office:value-type="string" office:string-value="." calcext:value-type="string">
            <text:p>.</text:p>
          </table:table-cell>
          <table:table-cell table:formula="of:=IF([Sheet1.D59]&gt;0;IF(MOD([Sheet1.D59];7)=0;&quot;DDD&quot;;&quot;i&quot;);&quot;.&quot;)" office:value-type="string" office:string-value="." calcext:value-type="string">
            <text:p>.</text:p>
          </table:table-cell>
          <table:table-cell table:formula="of:=IF([Sheet1.E59]&gt;0;IF(MOD([Sheet1.E59];7)=0;&quot;DDD&quot;;&quot;i&quot;);&quot;.&quot;)" office:value-type="string" office:string-value="." calcext:value-type="string">
            <text:p>.</text:p>
          </table:table-cell>
          <table:table-cell table:formula="of:=IF([Sheet1.F59]&gt;0;IF(MOD([Sheet1.F59];7)=0;&quot;DDD&quot;;&quot;i&quot;);&quot;.&quot;)" office:value-type="string" office:string-value="." calcext:value-type="string">
            <text:p>.</text:p>
          </table:table-cell>
          <table:table-cell table:formula="of:=IF([Sheet1.G59]&gt;0;IF(MOD([Sheet1.G59];7)=0;&quot;DDD&quot;;&quot;i&quot;);&quot;.&quot;)" office:value-type="string" office:string-value="." calcext:value-type="string">
            <text:p>.</text:p>
          </table:table-cell>
          <table:table-cell table:formula="of:=IF([Sheet1.H59]&gt;0;IF(MOD([Sheet1.H59];7)=0;&quot;DDD&quot;;&quot;i&quot;);&quot;.&quot;)" office:value-type="string" office:string-value="." calcext:value-type="string">
            <text:p>.</text:p>
          </table:table-cell>
          <table:table-cell table:formula="of:=IF([Sheet1.I59]&gt;0;IF(MOD([Sheet1.I59];7)=0;&quot;DDD&quot;;&quot;i&quot;);&quot;.&quot;)" office:value-type="string" office:string-value="." calcext:value-type="string">
            <text:p>.</text:p>
          </table:table-cell>
          <table:table-cell table:formula="of:=IF([Sheet1.J59]&gt;0;IF(MOD([Sheet1.J59];7)=0;&quot;DDD&quot;;&quot;i&quot;);&quot;.&quot;)" office:value-type="string" office:string-value="." calcext:value-type="string">
            <text:p>.</text:p>
          </table:table-cell>
          <table:table-cell table:formula="of:=IF([Sheet1.K59]&gt;0;IF(MOD([Sheet1.K59];7)=0;&quot;DDD&quot;;&quot;i&quot;);&quot;.&quot;)" office:value-type="string" office:string-value="." calcext:value-type="string">
            <text:p>.</text:p>
          </table:table-cell>
          <table:table-cell table:formula="of:=IF([Sheet1.L59]&gt;0;IF(MOD([Sheet1.L59];7)=0;&quot;DDD&quot;;&quot;i&quot;);&quot;.&quot;)" office:value-type="string" office:string-value="." calcext:value-type="string">
            <text:p>.</text:p>
          </table:table-cell>
          <table:table-cell table:formula="of:=IF([Sheet1.M59]&gt;0;IF(MOD([Sheet1.M59];7)=0;&quot;DDD&quot;;&quot;i&quot;);&quot;.&quot;)" office:value-type="string" office:string-value="." calcext:value-type="string">
            <text:p>.</text:p>
          </table:table-cell>
          <table:table-cell table:formula="of:=IF([Sheet1.N59]&gt;0;IF(MOD([Sheet1.N59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0]&gt;0;IF(MOD([Sheet1.A60];7)=0;&quot;DDD&quot;;&quot;i&quot;);&quot;.&quot;)" office:value-type="string" office:string-value="." calcext:value-type="string">
            <text:p>.</text:p>
          </table:table-cell>
          <table:table-cell table:formula="of:=IF([Sheet1.B60]&gt;0;IF(MOD([Sheet1.B60];7)=0;&quot;DDD&quot;;&quot;i&quot;);&quot;.&quot;)" office:value-type="string" office:string-value="." calcext:value-type="string">
            <text:p>.</text:p>
          </table:table-cell>
          <table:table-cell table:formula="of:=IF([Sheet1.C60]&gt;0;IF(MOD([Sheet1.C60];7)=0;&quot;DDD&quot;;&quot;i&quot;);&quot;.&quot;)" office:value-type="string" office:string-value="." calcext:value-type="string">
            <text:p>.</text:p>
          </table:table-cell>
          <table:table-cell table:formula="of:=IF([Sheet1.D60]&gt;0;IF(MOD([Sheet1.D60];7)=0;&quot;DDD&quot;;&quot;i&quot;);&quot;.&quot;)" office:value-type="string" office:string-value="." calcext:value-type="string">
            <text:p>.</text:p>
          </table:table-cell>
          <table:table-cell table:formula="of:=IF([Sheet1.E60]&gt;0;IF(MOD([Sheet1.E60];7)=0;&quot;DDD&quot;;&quot;i&quot;);&quot;.&quot;)" office:value-type="string" office:string-value="." calcext:value-type="string">
            <text:p>.</text:p>
          </table:table-cell>
          <table:table-cell table:formula="of:=IF([Sheet1.F60]&gt;0;IF(MOD([Sheet1.F60];7)=0;&quot;DDD&quot;;&quot;i&quot;);&quot;.&quot;)" office:value-type="string" office:string-value="." calcext:value-type="string">
            <text:p>.</text:p>
          </table:table-cell>
          <table:table-cell table:formula="of:=IF([Sheet1.G60]&gt;0;IF(MOD([Sheet1.G60];7)=0;&quot;DDD&quot;;&quot;i&quot;);&quot;.&quot;)" office:value-type="string" office:string-value="." calcext:value-type="string">
            <text:p>.</text:p>
          </table:table-cell>
          <table:table-cell table:formula="of:=IF([Sheet1.H60]&gt;0;IF(MOD([Sheet1.H60];7)=0;&quot;DDD&quot;;&quot;i&quot;);&quot;.&quot;)" office:value-type="string" office:string-value="." calcext:value-type="string">
            <text:p>.</text:p>
          </table:table-cell>
          <table:table-cell table:formula="of:=IF([Sheet1.I60]&gt;0;IF(MOD([Sheet1.I60];7)=0;&quot;DDD&quot;;&quot;i&quot;);&quot;.&quot;)" office:value-type="string" office:string-value="." calcext:value-type="string">
            <text:p>.</text:p>
          </table:table-cell>
          <table:table-cell table:formula="of:=IF([Sheet1.J60]&gt;0;IF(MOD([Sheet1.J60];7)=0;&quot;DDD&quot;;&quot;i&quot;);&quot;.&quot;)" office:value-type="string" office:string-value="." calcext:value-type="string">
            <text:p>.</text:p>
          </table:table-cell>
          <table:table-cell table:formula="of:=IF([Sheet1.K60]&gt;0;IF(MOD([Sheet1.K60];7)=0;&quot;DDD&quot;;&quot;i&quot;);&quot;.&quot;)" office:value-type="string" office:string-value="." calcext:value-type="string">
            <text:p>.</text:p>
          </table:table-cell>
          <table:table-cell table:formula="of:=IF([Sheet1.L60]&gt;0;IF(MOD([Sheet1.L60];7)=0;&quot;DDD&quot;;&quot;i&quot;);&quot;.&quot;)" office:value-type="string" office:string-value="." calcext:value-type="string">
            <text:p>.</text:p>
          </table:table-cell>
          <table:table-cell table:formula="of:=IF([Sheet1.M60]&gt;0;IF(MOD([Sheet1.M60];7)=0;&quot;DDD&quot;;&quot;i&quot;);&quot;.&quot;)" office:value-type="string" office:string-value="." calcext:value-type="string">
            <text:p>.</text:p>
          </table:table-cell>
          <table:table-cell table:formula="of:=IF([Sheet1.N60]&gt;0;IF(MOD([Sheet1.N60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1]&gt;0;IF(MOD([Sheet1.A61];7)=0;&quot;DDD&quot;;&quot;i&quot;);&quot;.&quot;)" office:value-type="string" office:string-value="." calcext:value-type="string">
            <text:p>.</text:p>
          </table:table-cell>
          <table:table-cell table:formula="of:=IF([Sheet1.B61]&gt;0;IF(MOD([Sheet1.B61];7)=0;&quot;DDD&quot;;&quot;i&quot;);&quot;.&quot;)" office:value-type="string" office:string-value="." calcext:value-type="string">
            <text:p>.</text:p>
          </table:table-cell>
          <table:table-cell table:formula="of:=IF([Sheet1.C61]&gt;0;IF(MOD([Sheet1.C61];7)=0;&quot;DDD&quot;;&quot;i&quot;);&quot;.&quot;)" office:value-type="string" office:string-value="." calcext:value-type="string">
            <text:p>.</text:p>
          </table:table-cell>
          <table:table-cell table:formula="of:=IF([Sheet1.D61]&gt;0;IF(MOD([Sheet1.D61];7)=0;&quot;DDD&quot;;&quot;i&quot;);&quot;.&quot;)" office:value-type="string" office:string-value="." calcext:value-type="string">
            <text:p>.</text:p>
          </table:table-cell>
          <table:table-cell table:formula="of:=IF([Sheet1.E61]&gt;0;IF(MOD([Sheet1.E61];7)=0;&quot;DDD&quot;;&quot;i&quot;);&quot;.&quot;)" office:value-type="string" office:string-value="." calcext:value-type="string">
            <text:p>.</text:p>
          </table:table-cell>
          <table:table-cell table:formula="of:=IF([Sheet1.F61]&gt;0;IF(MOD([Sheet1.F61];7)=0;&quot;DDD&quot;;&quot;i&quot;);&quot;.&quot;)" office:value-type="string" office:string-value="." calcext:value-type="string">
            <text:p>.</text:p>
          </table:table-cell>
          <table:table-cell table:formula="of:=IF([Sheet1.G61]&gt;0;IF(MOD([Sheet1.G61];7)=0;&quot;DDD&quot;;&quot;i&quot;);&quot;.&quot;)" office:value-type="string" office:string-value="." calcext:value-type="string">
            <text:p>.</text:p>
          </table:table-cell>
          <table:table-cell table:formula="of:=IF([Sheet1.H61]&gt;0;IF(MOD([Sheet1.H61];7)=0;&quot;DDD&quot;;&quot;i&quot;);&quot;.&quot;)" office:value-type="string" office:string-value="." calcext:value-type="string">
            <text:p>.</text:p>
          </table:table-cell>
          <table:table-cell table:formula="of:=IF([Sheet1.I61]&gt;0;IF(MOD([Sheet1.I61];7)=0;&quot;DDD&quot;;&quot;i&quot;);&quot;.&quot;)" office:value-type="string" office:string-value="." calcext:value-type="string">
            <text:p>.</text:p>
          </table:table-cell>
          <table:table-cell table:formula="of:=IF([Sheet1.J61]&gt;0;IF(MOD([Sheet1.J61];7)=0;&quot;DDD&quot;;&quot;i&quot;);&quot;.&quot;)" office:value-type="string" office:string-value="." calcext:value-type="string">
            <text:p>.</text:p>
          </table:table-cell>
          <table:table-cell table:formula="of:=IF([Sheet1.K61]&gt;0;IF(MOD([Sheet1.K61];7)=0;&quot;DDD&quot;;&quot;i&quot;);&quot;.&quot;)" office:value-type="string" office:string-value="." calcext:value-type="string">
            <text:p>.</text:p>
          </table:table-cell>
          <table:table-cell table:formula="of:=IF([Sheet1.L61]&gt;0;IF(MOD([Sheet1.L61];7)=0;&quot;DDD&quot;;&quot;i&quot;);&quot;.&quot;)" office:value-type="string" office:string-value="." calcext:value-type="string">
            <text:p>.</text:p>
          </table:table-cell>
          <table:table-cell table:formula="of:=IF([Sheet1.M61]&gt;0;IF(MOD([Sheet1.M61];7)=0;&quot;DDD&quot;;&quot;i&quot;);&quot;.&quot;)" office:value-type="string" office:string-value="." calcext:value-type="string">
            <text:p>.</text:p>
          </table:table-cell>
          <table:table-cell table:formula="of:=IF([Sheet1.N61]&gt;0;IF(MOD([Sheet1.N61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2]&gt;0;IF(MOD([Sheet1.A62];7)=0;&quot;DDD&quot;;&quot;i&quot;);&quot;.&quot;)" office:value-type="string" office:string-value="." calcext:value-type="string">
            <text:p>.</text:p>
          </table:table-cell>
          <table:table-cell table:formula="of:=IF([Sheet1.B62]&gt;0;IF(MOD([Sheet1.B62];7)=0;&quot;DDD&quot;;&quot;i&quot;);&quot;.&quot;)" office:value-type="string" office:string-value="." calcext:value-type="string">
            <text:p>.</text:p>
          </table:table-cell>
          <table:table-cell table:formula="of:=IF([Sheet1.C62]&gt;0;IF(MOD([Sheet1.C62];7)=0;&quot;DDD&quot;;&quot;i&quot;);&quot;.&quot;)" office:value-type="string" office:string-value="." calcext:value-type="string">
            <text:p>.</text:p>
          </table:table-cell>
          <table:table-cell table:formula="of:=IF([Sheet1.D62]&gt;0;IF(MOD([Sheet1.D62];7)=0;&quot;DDD&quot;;&quot;i&quot;);&quot;.&quot;)" office:value-type="string" office:string-value="." calcext:value-type="string">
            <text:p>.</text:p>
          </table:table-cell>
          <table:table-cell table:formula="of:=IF([Sheet1.E62]&gt;0;IF(MOD([Sheet1.E62];7)=0;&quot;DDD&quot;;&quot;i&quot;);&quot;.&quot;)" office:value-type="string" office:string-value="." calcext:value-type="string">
            <text:p>.</text:p>
          </table:table-cell>
          <table:table-cell table:formula="of:=IF([Sheet1.F62]&gt;0;IF(MOD([Sheet1.F62];7)=0;&quot;DDD&quot;;&quot;i&quot;);&quot;.&quot;)" office:value-type="string" office:string-value="." calcext:value-type="string">
            <text:p>.</text:p>
          </table:table-cell>
          <table:table-cell table:formula="of:=IF([Sheet1.G62]&gt;0;IF(MOD([Sheet1.G62];7)=0;&quot;DDD&quot;;&quot;i&quot;);&quot;.&quot;)" office:value-type="string" office:string-value="." calcext:value-type="string">
            <text:p>.</text:p>
          </table:table-cell>
          <table:table-cell table:formula="of:=IF([Sheet1.H62]&gt;0;IF(MOD([Sheet1.H62];7)=0;&quot;DDD&quot;;&quot;i&quot;);&quot;.&quot;)" office:value-type="string" office:string-value="." calcext:value-type="string">
            <text:p>.</text:p>
          </table:table-cell>
          <table:table-cell table:formula="of:=IF([Sheet1.I62]&gt;0;IF(MOD([Sheet1.I62];7)=0;&quot;DDD&quot;;&quot;i&quot;);&quot;.&quot;)" office:value-type="string" office:string-value="." calcext:value-type="string">
            <text:p>.</text:p>
          </table:table-cell>
          <table:table-cell table:formula="of:=IF([Sheet1.J62]&gt;0;IF(MOD([Sheet1.J62];7)=0;&quot;DDD&quot;;&quot;i&quot;);&quot;.&quot;)" office:value-type="string" office:string-value="." calcext:value-type="string">
            <text:p>.</text:p>
          </table:table-cell>
          <table:table-cell table:formula="of:=IF([Sheet1.K62]&gt;0;IF(MOD([Sheet1.K62];7)=0;&quot;DDD&quot;;&quot;i&quot;);&quot;.&quot;)" office:value-type="string" office:string-value="." calcext:value-type="string">
            <text:p>.</text:p>
          </table:table-cell>
          <table:table-cell table:formula="of:=IF([Sheet1.L62]&gt;0;IF(MOD([Sheet1.L62];7)=0;&quot;DDD&quot;;&quot;i&quot;);&quot;.&quot;)" office:value-type="string" office:string-value="." calcext:value-type="string">
            <text:p>.</text:p>
          </table:table-cell>
          <table:table-cell table:formula="of:=IF([Sheet1.M62]&gt;0;IF(MOD([Sheet1.M62];7)=0;&quot;DDD&quot;;&quot;i&quot;);&quot;.&quot;)" office:value-type="string" office:string-value="." calcext:value-type="string">
            <text:p>.</text:p>
          </table:table-cell>
          <table:table-cell table:formula="of:=IF([Sheet1.N62]&gt;0;IF(MOD([Sheet1.N62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3]&gt;0;IF(MOD([Sheet1.A63];7)=0;&quot;DDD&quot;;&quot;i&quot;);&quot;.&quot;)" office:value-type="string" office:string-value="." calcext:value-type="string">
            <text:p>.</text:p>
          </table:table-cell>
          <table:table-cell table:formula="of:=IF([Sheet1.B63]&gt;0;IF(MOD([Sheet1.B63];7)=0;&quot;DDD&quot;;&quot;i&quot;);&quot;.&quot;)" office:value-type="string" office:string-value="." calcext:value-type="string">
            <text:p>.</text:p>
          </table:table-cell>
          <table:table-cell table:formula="of:=IF([Sheet1.C63]&gt;0;IF(MOD([Sheet1.C63];7)=0;&quot;DDD&quot;;&quot;i&quot;);&quot;.&quot;)" office:value-type="string" office:string-value="." calcext:value-type="string">
            <text:p>.</text:p>
          </table:table-cell>
          <table:table-cell table:formula="of:=IF([Sheet1.D63]&gt;0;IF(MOD([Sheet1.D63];7)=0;&quot;DDD&quot;;&quot;i&quot;);&quot;.&quot;)" office:value-type="string" office:string-value="." calcext:value-type="string">
            <text:p>.</text:p>
          </table:table-cell>
          <table:table-cell table:formula="of:=IF([Sheet1.E63]&gt;0;IF(MOD([Sheet1.E63];7)=0;&quot;DDD&quot;;&quot;i&quot;);&quot;.&quot;)" office:value-type="string" office:string-value="." calcext:value-type="string">
            <text:p>.</text:p>
          </table:table-cell>
          <table:table-cell table:formula="of:=IF([Sheet1.F63]&gt;0;IF(MOD([Sheet1.F63];7)=0;&quot;DDD&quot;;&quot;i&quot;);&quot;.&quot;)" office:value-type="string" office:string-value="." calcext:value-type="string">
            <text:p>.</text:p>
          </table:table-cell>
          <table:table-cell table:formula="of:=IF([Sheet1.G63]&gt;0;IF(MOD([Sheet1.G63];7)=0;&quot;DDD&quot;;&quot;i&quot;);&quot;.&quot;)" office:value-type="string" office:string-value="." calcext:value-type="string">
            <text:p>.</text:p>
          </table:table-cell>
          <table:table-cell table:formula="of:=IF([Sheet1.H63]&gt;0;IF(MOD([Sheet1.H63];7)=0;&quot;DDD&quot;;&quot;i&quot;);&quot;.&quot;)" office:value-type="string" office:string-value="." calcext:value-type="string">
            <text:p>.</text:p>
          </table:table-cell>
          <table:table-cell table:formula="of:=IF([Sheet1.I63]&gt;0;IF(MOD([Sheet1.I63];7)=0;&quot;DDD&quot;;&quot;i&quot;);&quot;.&quot;)" office:value-type="string" office:string-value="." calcext:value-type="string">
            <text:p>.</text:p>
          </table:table-cell>
          <table:table-cell table:formula="of:=IF([Sheet1.J63]&gt;0;IF(MOD([Sheet1.J63];7)=0;&quot;DDD&quot;;&quot;i&quot;);&quot;.&quot;)" office:value-type="string" office:string-value="." calcext:value-type="string">
            <text:p>.</text:p>
          </table:table-cell>
          <table:table-cell table:formula="of:=IF([Sheet1.K63]&gt;0;IF(MOD([Sheet1.K63];7)=0;&quot;DDD&quot;;&quot;i&quot;);&quot;.&quot;)" office:value-type="string" office:string-value="." calcext:value-type="string">
            <text:p>.</text:p>
          </table:table-cell>
          <table:table-cell table:formula="of:=IF([Sheet1.L63]&gt;0;IF(MOD([Sheet1.L63];7)=0;&quot;DDD&quot;;&quot;i&quot;);&quot;.&quot;)" office:value-type="string" office:string-value="." calcext:value-type="string">
            <text:p>.</text:p>
          </table:table-cell>
          <table:table-cell table:formula="of:=IF([Sheet1.M63]&gt;0;IF(MOD([Sheet1.M63];7)=0;&quot;DDD&quot;;&quot;i&quot;);&quot;.&quot;)" office:value-type="string" office:string-value="." calcext:value-type="string">
            <text:p>.</text:p>
          </table:table-cell>
          <table:table-cell table:formula="of:=IF([Sheet1.N63]&gt;0;IF(MOD([Sheet1.N63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4]&gt;0;IF(MOD([Sheet1.A64];7)=0;&quot;DDD&quot;;&quot;i&quot;);&quot;.&quot;)" office:value-type="string" office:string-value="." calcext:value-type="string">
            <text:p>.</text:p>
          </table:table-cell>
          <table:table-cell table:formula="of:=IF([Sheet1.B64]&gt;0;IF(MOD([Sheet1.B64];7)=0;&quot;DDD&quot;;&quot;i&quot;);&quot;.&quot;)" office:value-type="string" office:string-value="." calcext:value-type="string">
            <text:p>.</text:p>
          </table:table-cell>
          <table:table-cell table:formula="of:=IF([Sheet1.C64]&gt;0;IF(MOD([Sheet1.C64];7)=0;&quot;DDD&quot;;&quot;i&quot;);&quot;.&quot;)" office:value-type="string" office:string-value="." calcext:value-type="string">
            <text:p>.</text:p>
          </table:table-cell>
          <table:table-cell table:formula="of:=IF([Sheet1.D64]&gt;0;IF(MOD([Sheet1.D64];7)=0;&quot;DDD&quot;;&quot;i&quot;);&quot;.&quot;)" office:value-type="string" office:string-value="." calcext:value-type="string">
            <text:p>.</text:p>
          </table:table-cell>
          <table:table-cell table:formula="of:=IF([Sheet1.E64]&gt;0;IF(MOD([Sheet1.E64];7)=0;&quot;DDD&quot;;&quot;i&quot;);&quot;.&quot;)" office:value-type="string" office:string-value="." calcext:value-type="string">
            <text:p>.</text:p>
          </table:table-cell>
          <table:table-cell table:formula="of:=IF([Sheet1.F64]&gt;0;IF(MOD([Sheet1.F64];7)=0;&quot;DDD&quot;;&quot;i&quot;);&quot;.&quot;)" office:value-type="string" office:string-value="." calcext:value-type="string">
            <text:p>.</text:p>
          </table:table-cell>
          <table:table-cell table:formula="of:=IF([Sheet1.G64]&gt;0;IF(MOD([Sheet1.G64];7)=0;&quot;DDD&quot;;&quot;i&quot;);&quot;.&quot;)" office:value-type="string" office:string-value="." calcext:value-type="string">
            <text:p>.</text:p>
          </table:table-cell>
          <table:table-cell table:formula="of:=IF([Sheet1.H64]&gt;0;IF(MOD([Sheet1.H64];7)=0;&quot;DDD&quot;;&quot;i&quot;);&quot;.&quot;)" office:value-type="string" office:string-value="." calcext:value-type="string">
            <text:p>.</text:p>
          </table:table-cell>
          <table:table-cell table:formula="of:=IF([Sheet1.I64]&gt;0;IF(MOD([Sheet1.I64];7)=0;&quot;DDD&quot;;&quot;i&quot;);&quot;.&quot;)" office:value-type="string" office:string-value="." calcext:value-type="string">
            <text:p>.</text:p>
          </table:table-cell>
          <table:table-cell table:formula="of:=IF([Sheet1.J64]&gt;0;IF(MOD([Sheet1.J64];7)=0;&quot;DDD&quot;;&quot;i&quot;);&quot;.&quot;)" office:value-type="string" office:string-value="." calcext:value-type="string">
            <text:p>.</text:p>
          </table:table-cell>
          <table:table-cell table:formula="of:=IF([Sheet1.K64]&gt;0;IF(MOD([Sheet1.K64];7)=0;&quot;DDD&quot;;&quot;i&quot;);&quot;.&quot;)" office:value-type="string" office:string-value="." calcext:value-type="string">
            <text:p>.</text:p>
          </table:table-cell>
          <table:table-cell table:formula="of:=IF([Sheet1.L64]&gt;0;IF(MOD([Sheet1.L64];7)=0;&quot;DDD&quot;;&quot;i&quot;);&quot;.&quot;)" office:value-type="string" office:string-value="." calcext:value-type="string">
            <text:p>.</text:p>
          </table:table-cell>
          <table:table-cell table:formula="of:=IF([Sheet1.M64]&gt;0;IF(MOD([Sheet1.M64];7)=0;&quot;DDD&quot;;&quot;i&quot;);&quot;.&quot;)" office:value-type="string" office:string-value="." calcext:value-type="string">
            <text:p>.</text:p>
          </table:table-cell>
          <table:table-cell table:formula="of:=IF([Sheet1.N64]&gt;0;IF(MOD([Sheet1.N64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5]&gt;0;IF(MOD([Sheet1.A65];7)=0;&quot;DDD&quot;;&quot;i&quot;);&quot;.&quot;)" office:value-type="string" office:string-value="." calcext:value-type="string">
            <text:p>.</text:p>
          </table:table-cell>
          <table:table-cell table:formula="of:=IF([Sheet1.B65]&gt;0;IF(MOD([Sheet1.B65];7)=0;&quot;DDD&quot;;&quot;i&quot;);&quot;.&quot;)" office:value-type="string" office:string-value="." calcext:value-type="string">
            <text:p>.</text:p>
          </table:table-cell>
          <table:table-cell table:formula="of:=IF([Sheet1.C65]&gt;0;IF(MOD([Sheet1.C65];7)=0;&quot;DDD&quot;;&quot;i&quot;);&quot;.&quot;)" office:value-type="string" office:string-value="." calcext:value-type="string">
            <text:p>.</text:p>
          </table:table-cell>
          <table:table-cell table:formula="of:=IF([Sheet1.D65]&gt;0;IF(MOD([Sheet1.D65];7)=0;&quot;DDD&quot;;&quot;i&quot;);&quot;.&quot;)" office:value-type="string" office:string-value="." calcext:value-type="string">
            <text:p>.</text:p>
          </table:table-cell>
          <table:table-cell table:formula="of:=IF([Sheet1.E65]&gt;0;IF(MOD([Sheet1.E65];7)=0;&quot;DDD&quot;;&quot;i&quot;);&quot;.&quot;)" office:value-type="string" office:string-value="." calcext:value-type="string">
            <text:p>.</text:p>
          </table:table-cell>
          <table:table-cell table:formula="of:=IF([Sheet1.F65]&gt;0;IF(MOD([Sheet1.F65];7)=0;&quot;DDD&quot;;&quot;i&quot;);&quot;.&quot;)" office:value-type="string" office:string-value="." calcext:value-type="string">
            <text:p>.</text:p>
          </table:table-cell>
          <table:table-cell table:formula="of:=IF([Sheet1.G65]&gt;0;IF(MOD([Sheet1.G65];7)=0;&quot;DDD&quot;;&quot;i&quot;);&quot;.&quot;)" office:value-type="string" office:string-value="." calcext:value-type="string">
            <text:p>.</text:p>
          </table:table-cell>
          <table:table-cell table:formula="of:=IF([Sheet1.H65]&gt;0;IF(MOD([Sheet1.H65];7)=0;&quot;DDD&quot;;&quot;i&quot;);&quot;.&quot;)" office:value-type="string" office:string-value="." calcext:value-type="string">
            <text:p>.</text:p>
          </table:table-cell>
          <table:table-cell table:formula="of:=IF([Sheet1.I65]&gt;0;IF(MOD([Sheet1.I65];7)=0;&quot;DDD&quot;;&quot;i&quot;);&quot;.&quot;)" office:value-type="string" office:string-value="." calcext:value-type="string">
            <text:p>.</text:p>
          </table:table-cell>
          <table:table-cell table:formula="of:=IF([Sheet1.J65]&gt;0;IF(MOD([Sheet1.J65];7)=0;&quot;DDD&quot;;&quot;i&quot;);&quot;.&quot;)" office:value-type="string" office:string-value="." calcext:value-type="string">
            <text:p>.</text:p>
          </table:table-cell>
          <table:table-cell table:formula="of:=IF([Sheet1.K65]&gt;0;IF(MOD([Sheet1.K65];7)=0;&quot;DDD&quot;;&quot;i&quot;);&quot;.&quot;)" office:value-type="string" office:string-value="." calcext:value-type="string">
            <text:p>.</text:p>
          </table:table-cell>
          <table:table-cell table:formula="of:=IF([Sheet1.L65]&gt;0;IF(MOD([Sheet1.L65];7)=0;&quot;DDD&quot;;&quot;i&quot;);&quot;.&quot;)" office:value-type="string" office:string-value="." calcext:value-type="string">
            <text:p>.</text:p>
          </table:table-cell>
          <table:table-cell table:formula="of:=IF([Sheet1.M65]&gt;0;IF(MOD([Sheet1.M65];7)=0;&quot;DDD&quot;;&quot;i&quot;);&quot;.&quot;)" office:value-type="string" office:string-value="." calcext:value-type="string">
            <text:p>.</text:p>
          </table:table-cell>
          <table:table-cell table:formula="of:=IF([Sheet1.N65]&gt;0;IF(MOD([Sheet1.N65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6]&gt;0;IF(MOD([Sheet1.A66];7)=0;&quot;DDD&quot;;&quot;i&quot;);&quot;.&quot;)" office:value-type="string" office:string-value="." calcext:value-type="string">
            <text:p>.</text:p>
          </table:table-cell>
          <table:table-cell table:formula="of:=IF([Sheet1.B66]&gt;0;IF(MOD([Sheet1.B66];7)=0;&quot;DDD&quot;;&quot;i&quot;);&quot;.&quot;)" office:value-type="string" office:string-value="." calcext:value-type="string">
            <text:p>.</text:p>
          </table:table-cell>
          <table:table-cell table:formula="of:=IF([Sheet1.C66]&gt;0;IF(MOD([Sheet1.C66];7)=0;&quot;DDD&quot;;&quot;i&quot;);&quot;.&quot;)" office:value-type="string" office:string-value="." calcext:value-type="string">
            <text:p>.</text:p>
          </table:table-cell>
          <table:table-cell table:formula="of:=IF([Sheet1.D66]&gt;0;IF(MOD([Sheet1.D66];7)=0;&quot;DDD&quot;;&quot;i&quot;);&quot;.&quot;)" office:value-type="string" office:string-value="." calcext:value-type="string">
            <text:p>.</text:p>
          </table:table-cell>
          <table:table-cell table:formula="of:=IF([Sheet1.E66]&gt;0;IF(MOD([Sheet1.E66];7)=0;&quot;DDD&quot;;&quot;i&quot;);&quot;.&quot;)" office:value-type="string" office:string-value="." calcext:value-type="string">
            <text:p>.</text:p>
          </table:table-cell>
          <table:table-cell table:formula="of:=IF([Sheet1.F66]&gt;0;IF(MOD([Sheet1.F66];7)=0;&quot;DDD&quot;;&quot;i&quot;);&quot;.&quot;)" office:value-type="string" office:string-value="." calcext:value-type="string">
            <text:p>.</text:p>
          </table:table-cell>
          <table:table-cell table:formula="of:=IF([Sheet1.G66]&gt;0;IF(MOD([Sheet1.G66];7)=0;&quot;DDD&quot;;&quot;i&quot;);&quot;.&quot;)" office:value-type="string" office:string-value="." calcext:value-type="string">
            <text:p>.</text:p>
          </table:table-cell>
          <table:table-cell table:formula="of:=IF([Sheet1.H66]&gt;0;IF(MOD([Sheet1.H66];7)=0;&quot;DDD&quot;;&quot;i&quot;);&quot;.&quot;)" office:value-type="string" office:string-value="." calcext:value-type="string">
            <text:p>.</text:p>
          </table:table-cell>
          <table:table-cell table:formula="of:=IF([Sheet1.I66]&gt;0;IF(MOD([Sheet1.I66];7)=0;&quot;DDD&quot;;&quot;i&quot;);&quot;.&quot;)" office:value-type="string" office:string-value="." calcext:value-type="string">
            <text:p>.</text:p>
          </table:table-cell>
          <table:table-cell table:formula="of:=IF([Sheet1.J66]&gt;0;IF(MOD([Sheet1.J66];7)=0;&quot;DDD&quot;;&quot;i&quot;);&quot;.&quot;)" office:value-type="string" office:string-value="." calcext:value-type="string">
            <text:p>.</text:p>
          </table:table-cell>
          <table:table-cell table:formula="of:=IF([Sheet1.K66]&gt;0;IF(MOD([Sheet1.K66];7)=0;&quot;DDD&quot;;&quot;i&quot;);&quot;.&quot;)" office:value-type="string" office:string-value="." calcext:value-type="string">
            <text:p>.</text:p>
          </table:table-cell>
          <table:table-cell table:formula="of:=IF([Sheet1.L66]&gt;0;IF(MOD([Sheet1.L66];7)=0;&quot;DDD&quot;;&quot;i&quot;);&quot;.&quot;)" office:value-type="string" office:string-value="." calcext:value-type="string">
            <text:p>.</text:p>
          </table:table-cell>
          <table:table-cell table:formula="of:=IF([Sheet1.M66]&gt;0;IF(MOD([Sheet1.M66];7)=0;&quot;DDD&quot;;&quot;i&quot;);&quot;.&quot;)" office:value-type="string" office:string-value="." calcext:value-type="string">
            <text:p>.</text:p>
          </table:table-cell>
          <table:table-cell table:formula="of:=IF([Sheet1.N66]&gt;0;IF(MOD([Sheet1.N66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7]&gt;0;IF(MOD([Sheet1.A67];7)=0;&quot;DDD&quot;;&quot;i&quot;);&quot;.&quot;)" office:value-type="string" office:string-value="." calcext:value-type="string">
            <text:p>.</text:p>
          </table:table-cell>
          <table:table-cell table:formula="of:=IF([Sheet1.B67]&gt;0;IF(MOD([Sheet1.B67];7)=0;&quot;DDD&quot;;&quot;i&quot;);&quot;.&quot;)" office:value-type="string" office:string-value="." calcext:value-type="string">
            <text:p>.</text:p>
          </table:table-cell>
          <table:table-cell table:formula="of:=IF([Sheet1.C67]&gt;0;IF(MOD([Sheet1.C67];7)=0;&quot;DDD&quot;;&quot;i&quot;);&quot;.&quot;)" office:value-type="string" office:string-value="." calcext:value-type="string">
            <text:p>.</text:p>
          </table:table-cell>
          <table:table-cell table:formula="of:=IF([Sheet1.D67]&gt;0;IF(MOD([Sheet1.D67];7)=0;&quot;DDD&quot;;&quot;i&quot;);&quot;.&quot;)" office:value-type="string" office:string-value="." calcext:value-type="string">
            <text:p>.</text:p>
          </table:table-cell>
          <table:table-cell table:formula="of:=IF([Sheet1.E67]&gt;0;IF(MOD([Sheet1.E67];7)=0;&quot;DDD&quot;;&quot;i&quot;);&quot;.&quot;)" office:value-type="string" office:string-value="." calcext:value-type="string">
            <text:p>.</text:p>
          </table:table-cell>
          <table:table-cell table:formula="of:=IF([Sheet1.F67]&gt;0;IF(MOD([Sheet1.F67];7)=0;&quot;DDD&quot;;&quot;i&quot;);&quot;.&quot;)" office:value-type="string" office:string-value="." calcext:value-type="string">
            <text:p>.</text:p>
          </table:table-cell>
          <table:table-cell table:formula="of:=IF([Sheet1.G67]&gt;0;IF(MOD([Sheet1.G67];7)=0;&quot;DDD&quot;;&quot;i&quot;);&quot;.&quot;)" office:value-type="string" office:string-value="." calcext:value-type="string">
            <text:p>.</text:p>
          </table:table-cell>
          <table:table-cell table:formula="of:=IF([Sheet1.H67]&gt;0;IF(MOD([Sheet1.H67];7)=0;&quot;DDD&quot;;&quot;i&quot;);&quot;.&quot;)" office:value-type="string" office:string-value="." calcext:value-type="string">
            <text:p>.</text:p>
          </table:table-cell>
          <table:table-cell table:formula="of:=IF([Sheet1.I67]&gt;0;IF(MOD([Sheet1.I67];7)=0;&quot;DDD&quot;;&quot;i&quot;);&quot;.&quot;)" office:value-type="string" office:string-value="." calcext:value-type="string">
            <text:p>.</text:p>
          </table:table-cell>
          <table:table-cell table:formula="of:=IF([Sheet1.J67]&gt;0;IF(MOD([Sheet1.J67];7)=0;&quot;DDD&quot;;&quot;i&quot;);&quot;.&quot;)" office:value-type="string" office:string-value="." calcext:value-type="string">
            <text:p>.</text:p>
          </table:table-cell>
          <table:table-cell table:formula="of:=IF([Sheet1.K67]&gt;0;IF(MOD([Sheet1.K67];7)=0;&quot;DDD&quot;;&quot;i&quot;);&quot;.&quot;)" office:value-type="string" office:string-value="." calcext:value-type="string">
            <text:p>.</text:p>
          </table:table-cell>
          <table:table-cell table:formula="of:=IF([Sheet1.L67]&gt;0;IF(MOD([Sheet1.L67];7)=0;&quot;DDD&quot;;&quot;i&quot;);&quot;.&quot;)" office:value-type="string" office:string-value="." calcext:value-type="string">
            <text:p>.</text:p>
          </table:table-cell>
          <table:table-cell table:formula="of:=IF([Sheet1.M67]&gt;0;IF(MOD([Sheet1.M67];7)=0;&quot;DDD&quot;;&quot;i&quot;);&quot;.&quot;)" office:value-type="string" office:string-value="." calcext:value-type="string">
            <text:p>.</text:p>
          </table:table-cell>
          <table:table-cell table:formula="of:=IF([Sheet1.N67]&gt;0;IF(MOD([Sheet1.N67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  <table:table-row table:style-name="ro1">
          <table:table-cell table:formula="of:=IF([Sheet1.A68]&gt;0;IF(MOD([Sheet1.A68];7)=0;&quot;DDD&quot;;&quot;i&quot;);&quot;.&quot;)" office:value-type="string" office:string-value="." calcext:value-type="string">
            <text:p>.</text:p>
          </table:table-cell>
          <table:table-cell table:formula="of:=IF([Sheet1.B68]&gt;0;IF(MOD([Sheet1.B68];7)=0;&quot;DDD&quot;;&quot;i&quot;);&quot;.&quot;)" office:value-type="string" office:string-value="." calcext:value-type="string">
            <text:p>.</text:p>
          </table:table-cell>
          <table:table-cell table:formula="of:=IF([Sheet1.C68]&gt;0;IF(MOD([Sheet1.C68];7)=0;&quot;DDD&quot;;&quot;i&quot;);&quot;.&quot;)" office:value-type="string" office:string-value="." calcext:value-type="string">
            <text:p>.</text:p>
          </table:table-cell>
          <table:table-cell table:formula="of:=IF([Sheet1.D68]&gt;0;IF(MOD([Sheet1.D68];7)=0;&quot;DDD&quot;;&quot;i&quot;);&quot;.&quot;)" office:value-type="string" office:string-value="." calcext:value-type="string">
            <text:p>.</text:p>
          </table:table-cell>
          <table:table-cell table:formula="of:=IF([Sheet1.E68]&gt;0;IF(MOD([Sheet1.E68];7)=0;&quot;DDD&quot;;&quot;i&quot;);&quot;.&quot;)" office:value-type="string" office:string-value="." calcext:value-type="string">
            <text:p>.</text:p>
          </table:table-cell>
          <table:table-cell table:formula="of:=IF([Sheet1.F68]&gt;0;IF(MOD([Sheet1.F68];7)=0;&quot;DDD&quot;;&quot;i&quot;);&quot;.&quot;)" office:value-type="string" office:string-value="." calcext:value-type="string">
            <text:p>.</text:p>
          </table:table-cell>
          <table:table-cell table:formula="of:=IF([Sheet1.G68]&gt;0;IF(MOD([Sheet1.G68];7)=0;&quot;DDD&quot;;&quot;i&quot;);&quot;.&quot;)" office:value-type="string" office:string-value="." calcext:value-type="string">
            <text:p>.</text:p>
          </table:table-cell>
          <table:table-cell table:formula="of:=IF([Sheet1.H68]&gt;0;IF(MOD([Sheet1.H68];7)=0;&quot;DDD&quot;;&quot;i&quot;);&quot;.&quot;)" office:value-type="string" office:string-value="." calcext:value-type="string">
            <text:p>.</text:p>
          </table:table-cell>
          <table:table-cell table:formula="of:=IF([Sheet1.I68]&gt;0;IF(MOD([Sheet1.I68];7)=0;&quot;DDD&quot;;&quot;i&quot;);&quot;.&quot;)" office:value-type="string" office:string-value="." calcext:value-type="string">
            <text:p>.</text:p>
          </table:table-cell>
          <table:table-cell table:formula="of:=IF([Sheet1.J68]&gt;0;IF(MOD([Sheet1.J68];7)=0;&quot;DDD&quot;;&quot;i&quot;);&quot;.&quot;)" office:value-type="string" office:string-value="." calcext:value-type="string">
            <text:p>.</text:p>
          </table:table-cell>
          <table:table-cell table:formula="of:=IF([Sheet1.K68]&gt;0;IF(MOD([Sheet1.K68];7)=0;&quot;DDD&quot;;&quot;i&quot;);&quot;.&quot;)" office:value-type="string" office:string-value="." calcext:value-type="string">
            <text:p>.</text:p>
          </table:table-cell>
          <table:table-cell table:formula="of:=IF([Sheet1.L68]&gt;0;IF(MOD([Sheet1.L68];7)=0;&quot;DDD&quot;;&quot;i&quot;);&quot;.&quot;)" office:value-type="string" office:string-value="." calcext:value-type="string">
            <text:p>.</text:p>
          </table:table-cell>
          <table:table-cell table:formula="of:=IF([Sheet1.M68]&gt;0;IF(MOD([Sheet1.M68];7)=0;&quot;DDD&quot;;&quot;i&quot;);&quot;.&quot;)" office:value-type="string" office:string-value="." calcext:value-type="string">
            <text:p>.</text:p>
          </table:table-cell>
          <table:table-cell table:formula="of:=IF([Sheet1.N68]&gt;0;IF(MOD([Sheet1.N68];7)=0;&quot;DDD&quot;;&quot;i&quot;);&quot;.&quot;)" office:value-type="string" office:string-value="." calcext:value-type="string">
            <text:p>.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3:00:48.099514785</meta:creation-date>
    <dc:date>2018-01-02T18:15:58.313987017</dc:date>
    <meta:editing-duration>PT5H5M</meta:editing-duration>
    <meta:editing-cycles>1</meta:editing-cycles>
    <meta:document-statistic meta:table-count="2" meta:cell-count="2404" meta:object-count="0"/>
    <meta:generator>LibreOffice/5.1.6.2$Linux_X86_64 LibreOffice_project/10m0$Build-2</meta:generator>
  </office:meta>
</office:document-meta>
</file>